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36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36"/>
    <style:style style:name="ce22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38"/>
    <style:style style:name="ce24" style:family="table-cell" style:parent-style-name="Default" style:data-style-name="N4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4">
      <style:table-cell-properties fo:background-color="transparen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4">
      <style:text-properties fo:color="#C9211E" fo:font-weight="bold" style:font-weight-asian="bold" style:font-weight-complex="bold"/>
    </style:style>
    <style:style style:name="ce29" style:family="table-cell" style:parent-style-name="Default" style:data-style-name="N4">
      <style:text-properties fo:color="#C9211E" fo:font-size="12pt" style:font-size-asian="12pt" style:font-size-complex="12pt" fo:font-weight="bold" style:font-weight-asian="bold" style:font-weight-complex="bold"/>
    </style:style>
    <style:style style:name="ce30" style:family="table-cell" style:parent-style-name="Normal_10928_12_3_05.11.2012" style:data-style-name="N1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10928_12_3_05.11.201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Default" style:data-style-name="N38"/>
    <style:style style:name="ce33" style:family="table-cell" style:parent-style-name="Normal_TUK94YEN_32_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Normal_10928_12_2_05.11.2012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Normal_10928_12_3_05.11.2012" style:data-style-name="N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Normal_10928_12_2_05.11.2012" style:data-style-name="N4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Normal_10928_12_3_05.11.2012" style:data-style-name="N0">
      <style:table-cell-properties fo:border-top="none" fo:border-bottom="none" fo:border-left="none" fo:border-right="thin solid #FCFCFC"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10928_12_3_05.11.2012" style:data-style-name="N2">
      <style:table-cell-properties fo:border-top="none" fo:border-bottom="none" fo:border-left="none" fo:border-right="thin solid #FCFCFC" style:vertical-align="automatic" fo:wrap-option="wrap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Normal_10928_12_3_05.11.2012" style:data-style-name="N2">
      <style:table-cell-properties fo:border-top="none" fo:border-bottom="none" fo:border-left="none" fo:border-right="thin solid #FCFCFC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43" style:family="table-cell" style:parent-style-name="Default" style:data-style-name="N39">
      <style:text-properties fo:font-weight="bold" style:font-weight-asian="bold" style:font-weight-complex="bold"/>
    </style:style>
    <style:style style:name="ce44" style:family="table-cell" style:parent-style-name="Default" style:data-style-name="N38">
      <style:text-properties fo:font-weight="bold" style:font-weight-asian="bold" style:font-weight-complex="bold"/>
    </style:style>
    <style:style style:name="ce45" style:family="table-cell" style:parent-style-name="Default" style:data-style-name="N3"/>
    <style:style style:name="ce46" style:family="table-cell" style:parent-style-name="Default" style:data-style-name="N3"/>
    <style:style style:name="ce47" style:family="table-cell" style:parent-style-name="Default" style:data-style-name="N3"/>
    <style:style style:name="ce48" style:family="table-cell" style:parent-style-name="Default" style:data-style-name="N3"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3"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59" style:family="table-cell" style:parent-style-name="Default" style:data-style-name="N4">
      <style:table-cell-properties fo:background-color="transparent"/>
    </style:style>
    <style:style style:name="ce60" style:family="table-cell" style:parent-style-name="Default" style:data-style-name="N40">
      <style:table-cell-properties fo:background-color="transparent"/>
    </style:style>
    <style:style style:name="ce61" style:family="table-cell" style:parent-style-name="Default" style:data-style-name="N40"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transparent"/>
    </style:style>
    <style:style style:name="ce6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40"/>
    <style:style style:name="ce66" style:family="table-cell" style:parent-style-name="Default" style:data-style-name="N37">
      <style:table-cell-properties fo:background-color="#81D41A"/>
    </style:style>
    <style:style style:name="ce67" style:family="table-cell" style:parent-style-name="Default" style:data-style-name="N37">
      <style:table-cell-properties fo:background-color="#D4EA6B"/>
    </style:style>
    <style:style style:name="ce68" style:family="table-cell" style:parent-style-name="Default" style:data-style-name="N41"/>
    <style:style style:name="ce69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8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7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2" style:family="table-cell" style:parent-style-name="Default" style:data-style-name="N4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6" style:family="table-cell" style:parent-style-name="Default" style:data-style-name="N40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0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93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94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96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99" style:family="table-cell" style:parent-style-name="Excel_32_Built-in_32_Normal" style:data-style-name="N45">
      <style:table-cell-properties style:vertical-align="middle" fo:background-color="transparent" style:cell-protect="protected"/>
      <style:text-properties fo:color="#000000" style:font-name="Abyssinica SIL" style:font-name-asian="Abyssinica SIL" style:font-name-complex="Abyssinica SIL" fo:font-size="10pt" style:font-size-asian="10pt" style:font-size-complex="10pt"/>
    </style:style>
    <style:style style:name="ce100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0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3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/>
    </style:style>
    <style:style style:name="ce106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9" style:family="table-cell" style:parent-style-name="Default" style:data-style-name="N4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12" style:family="table-cell" style:parent-style-name="Default" style:data-style-name="N42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6" style:family="table-cell" style:parent-style-name="Default" style:data-style-name="N38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7" style:family="table-cell" style:parent-style-name="Default" style:data-style-name="N46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43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42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3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42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38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43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40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40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9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1" style:family="table-cell" style:parent-style-name="Default" style:data-style-name="N46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43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4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46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0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6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7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4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1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2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4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4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67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6">
      <style:table-cell-properties style:vertical-align="middle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7" style:family="table-cell" style:parent-style-name="Default" style:data-style-name="N4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47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5" style:family="table-cell" style:parent-style-name="Default" style:data-style-name="N4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8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0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4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5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45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7" style:family="table-cell" style:parent-style-name="Default" style:data-style-name="N37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98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4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2" style:family="table-cell" style:parent-style-name="Default" style:data-style-name="N4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3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4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0">
      <style:table-cell-properties fo:background-color="transparent"/>
    </style:style>
    <style:style style:name="ce206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207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08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209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11" style:family="table-cell" style:parent-style-name="Default" style:data-style-name="N46"/>
    <style:style style:name="ce212" style:family="table-cell" style:parent-style-name="Excel_32_Built-in_32_Normal" style:data-style-name="N37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3" style:family="table-cell" style:parent-style-name="Excel_32_Built-in_32_Normal" style:data-style-name="N4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4" style:family="table-cell" style:parent-style-name="Default" style:data-style-name="N40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5" style:family="table-cell" style:parent-style-name="Default" style:data-style-name="N37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6.77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6.1383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4.39208333333333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5.476875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0.846666666666667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3.86291666666667cm"/>
    </style:style>
    <style:style style:name="co35" style:family="table-column">
      <style:table-column-properties fo:break-before="auto" style:column-width="2.61937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0.211666666666667cm"/>
    </style:style>
    <style:style style:name="co40" style:family="table-column">
      <style:table-column-properties fo:break-before="auto" style:column-width="1.16416666666667cm"/>
    </style:style>
    <style:style style:name="co41" style:family="table-column">
      <style:table-column-properties fo:break-before="auto" style:column-width="2.27541666666667cm"/>
    </style:style>
    <style:style style:name="co42" style:family="table-column">
      <style:table-column-properties fo:break-before="auto" style:column-width="1.48166666666667cm"/>
    </style:style>
    <style:style style:name="co43" style:family="table-column">
      <style:table-column-properties fo:break-before="auto" style:column-width="1.11125cm"/>
    </style:style>
    <style:style style:name="co44" style:family="table-column">
      <style:table-column-properties fo:break-before="auto" style:column-width="1.349375cm"/>
    </style:style>
    <style:style style:name="co45" style:family="table-column">
      <style:table-column-properties fo:break-before="auto" style:column-width="0.899583333333333cm"/>
    </style:style>
    <style:style style:name="co46" style:family="table-column">
      <style:table-column-properties fo:break-before="auto" style:column-width="1.825625cm"/>
    </style:style>
    <style:style style:name="co47" style:family="table-column">
      <style:table-column-properties fo:break-before="auto" style:column-width="2.67229166666667cm"/>
    </style:style>
    <style:style style:name="co48" style:family="table-column">
      <style:table-column-properties fo:break-before="auto" style:column-width="2.75166666666667cm"/>
    </style:style>
    <style:style style:name="co49" style:family="table-column">
      <style:table-column-properties fo:break-before="auto" style:column-width="2.936875cm"/>
    </style:style>
    <style:style style:name="co50" style:family="table-column">
      <style:table-column-properties fo:break-before="auto" style:column-width="0.3175cm"/>
    </style:style>
    <style:style style:name="co51" style:family="table-column">
      <style:table-column-properties fo:break-before="auto" style:column-width="1.428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0]-[.D10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1]-[.D11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2]-[.D12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5]-[.D15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6]-[.D16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18]-[.D18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0]-[.D20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1]-[.D21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0:.C24])" table:style-name="ce7">
            <text:p>₺440.210,00</text:p>
          </table:table-cell>
          <table:table-cell office:value-type="currency" office:value="377070" table:formula="of:=SUM([.D10:.D24])" table:style-name="ce7">
            <text:p>₺377.070,00</text:p>
          </table:table-cell>
          <table:table-cell office:value-type="currency" office:value="63140" table:formula="of:=SUM([.E10:.E24])" table:style-name="ce7">
            <text:p>₺63.140,00</text:p>
          </table:table-cell>
          <table:table-cell office:value-type="currency" office:value="2750" table:formula="of:=SUM([.F10:.F24])" table:style-name="ce7">
            <text:p>₺2.750,00</text:p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2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nyA105-22</text:p>
          </table:table-cell>
          <table:table-cell office:value-type="string" table:style-name="ce11">
            <text:p>Boya kira</text:p>
          </table:table-cell>
          <table:table-cell table:number-columns-repeated="4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1"/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Bakiye</text:p>
          </table:table-cell>
          <table:table-cell office:value-type="float" office:value="0" table:formula="of:=[.E29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Masraf</text:p>
          </table:table-cell>
          <table:table-cell office:value-type="float" office:value="0" table:formula="of:=[.D35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0" table:formula="of:=[.C6]-[.C8]" table:style-name="ce11">
            <text:p>0,00</text:p>
          </table:table-cell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4"/>
          <table:table-cell table:style-name="ce8"/>
          <table:table-cell table:number-columns-repeated="3" table:style-name="ce13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Yıkamacı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Ahmet İlter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1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20-11-2022 – 19-11-2023 Kira Bedeli</text:p>
          </table:table-cell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11-20T00:00:00" table:style-name="ce16">
            <text:p>20.11.2021</text:p>
          </table:table-cell>
          <table:table-cell office:value-type="string" table:style-name="ce8">
            <text:p>Kira Bedeli 42000</text:p>
          </table:table-cell>
          <table:table-cell table:number-columns-repeated="2" table:style-name="ce12"/>
          <table:table-cell office:value-type="float" office:value="0" table:formula="of:=[.E15]+[.C19]-[.D19]" table:style-name="ce15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2" table:style-name="ce12"/>
          <table:table-cell office:value-type="float" office:value="0" table:formula="of:=[.E19]+[.C20]-[.D20]" table:style-name="ce15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1"/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42000 TL OLAN KİRA BEDELİNİN</text:p>
          </table:table-cell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00 TL Sİ ÖDENMEDİĞİ İÇİN</text:p>
          </table:table-cell>
          <table:table-cell table:number-columns-repeated="2" table:style-name="ce12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ARİH</text:p>
          </table:table-cell>
          <table:table-cell table:style-name="ce12"/>
          <table:table-cell table:style-name="ce10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30-10-2022 – 29-10-2023</text:p>
          </table:table-cell>
          <table:table-cell table:style-name="ce12"/>
          <table:table-cell table:style-name="ce10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BEDEL</text:p>
          </table:table-cell>
          <table:table-cell table:style-name="ce1"/>
          <table:table-cell table:style-name="ce12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office:value-type="string" table:style-name="ce1">
            <text:p>42000 TL</text:p>
          </table:table-cell>
          <table:table-cell table:style-name="ce1"/>
          <table:table-cell table:style-name="ce12"/>
          <table:table-cell table:style-name="ce17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arih 20 gün geri çekildi</text:p>
          </table:table-cell>
          <table:table-cell table:number-columns-repeated="2" table:style-name="ce1"/>
          <table:table-cell table:style-name="ce17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9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20"/>
          <table:table-cell table:style-name="ce15"/>
          <table:table-cell table:number-columns-repeated="16379" table:style-name="ce1"/>
        </table:table-row>
        <table:table-row table:number-rows-repeated="3" table:style-name="ro1">
          <table:table-cell table:style-name="ce21"/>
          <table:table-cell table:style-name="ce8"/>
          <table:table-cell table:number-columns-repeated="2" table:style-name="ce10"/>
          <table:table-cell table:style-name="ce15"/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36:.D52])" table:style-name="ce11">
            <text:p>0,00</text:p>
          </table:table-cell>
          <table:table-cell table:style-name="ce10"/>
          <table:table-cell table:number-columns-repeated="16379" table:style-name="ce1"/>
        </table:table-row>
        <table:table-row table:style-name="ro1">
          <table:table-cell table:style-name="ce21"/>
          <table:table-cell table:style-name="ce9"/>
          <table:table-cell table:number-columns-repeated="3" table:style-name="ce1"/>
          <table:table-cell table:style-name="ce10"/>
          <table:table-cell table:number-columns-repeated="16378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2"/>
          <table:table-cell table:style-name="ce22"/>
          <table:table-cell table:number-columns-repeated="16379" table:style-name="ce1"/>
        </table:table-row>
        <table:table-row table:number-rows-repeated="2" table:style-name="ro1">
          <table:table-cell table:style-name="ce8"/>
          <table:table-cell table:style-name="ce10"/>
          <table:table-cell table:style-name="ce9"/>
          <table:table-cell table:style-name="ce10"/>
          <table:table-cell table:style-name="ce11"/>
          <table:table-cell table:number-columns-repeated="16379" table:style-name="ce1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44" table:style-name="ro1">
          <table:table-cell table:style-name="ce8"/>
          <table:table-cell table:number-columns-repeated="6" table:style-name="ce10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2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nyB203-22<text:s text:c="2"/></text:p>
          </table:table-cell>
          <table:table-cell office:value-type="string" table:style-name="ce11">
            <text:p>200 m2 Karo kira</text:p>
          </table:table-cell>
          <table:table-cell table:number-columns-repeated="4" table:style-name="ce10"/>
          <table:table-cell table:number-columns-repeated="16377"/>
        </table:table-row>
        <table:table-row table:number-rows-repeated="2" table:style-name="ro1">
          <table:table-cell table:style-name="ce8"/>
          <table:table-cell table:style-name="ce1"/>
          <table:table-cell table:style-name="ce11"/>
          <table:table-cell table:number-columns-repeated="4" table:style-name="ce10"/>
          <table:table-cell table:number-columns-repeated="16377"/>
        </table:table-row>
        <table:table-row table:number-rows-repeated="2" table:style-name="ro1">
          <table:table-cell table:style-name="ce8"/>
          <table:table-cell table:style-name="ce9"/>
          <table:table-cell table:style-name="ce11"/>
          <table:table-cell table:number-columns-repeated="4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1"/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Bakiye</text:p>
          </table:table-cell>
          <table:table-cell office:value-type="float" office:value="1099.7" table:formula="of:=[.E37]" table:style-name="ce11">
            <text:p>1.099,7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Masraf</text:p>
          </table:table-cell>
          <table:table-cell office:value-type="float" office:value="0" table:formula="of:=[.D40]" table:style-name="ce11">
            <text:p>0,00</text:p>
          </table:table-cell>
          <table:table-cell table:number-columns-repeated="2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0" table:formula="of:=[.C10]-[.C12]" table:style-name="ce11">
            <text:p>0,00</text:p>
          </table:table-cell>
          <table:table-cell table:style-name="ce12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table:style-name="ce1"/>
          <table:table-cell table:number-columns-repeated="2" table:style-name="ce10"/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10"/>
          <table:table-cell table:number-columns-repeated="2" table:style-name="ce1"/>
          <table:table-cell office:value-type="float" office:value="0" table:formula="of:=[.C19]-[.D19]+[.E18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8"/>
          <table:table-cell office:value-type="string" table:style-name="ce9">
            <text:p>7-11-22 de anlaşma yapıldı</text:p>
          </table:table-cell>
          <table:table-cell table:style-name="ce10"/>
          <table:table-cell table:style-name="ce20"/>
          <table:table-cell office:value-type="float" office:value="0" table:formula="of:=[.C20]-[.D20]+[.E19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21">
            <text:p>07.11.2022</text:p>
          </table:table-cell>
          <table:table-cell office:value-type="string" table:style-name="ce9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21">
            <text:p>30.11.2022</text:p>
          </table:table-cell>
          <table:table-cell office:value-type="string" table:style-name="ce8">
            <text:p>ödeme nakit</text:p>
          </table:table-cell>
          <table:table-cell table:style-name="ce10"/>
          <table:table-cell table:style-name="ce18"/>
          <table:table-cell office:value-type="float" office:value="0" table:formula="of:=[.C22]-[.D22]+[.E21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3]-[.D23]+[.E22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4]-[.D24]+[.E23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5]-[.D25]+[.E24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6]-[.D26]+[.E25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7]-[.D27]+[.E26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8]-[.D28]+[.E27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29]-[.D29]+[.E28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0]-[.D30]+[.E29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1]-[.D31]+[.E30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0" table:formula="of:=[.C32]-[.D32]+[.E31]" table:style-name="ce17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8">
            <text:p>ELEKTRİK TEMİNAT BEDELİ</text:p>
          </table:table-cell>
          <table:table-cell office:value-type="float" office:value="1200" table:style-name="ce10">
            <text:p>1.200,00</text:p>
          </table:table-cell>
          <table:table-cell table:style-name="ce10"/>
          <table:table-cell office:value-type="float" office:value="1200" table:formula="of:=[.C33]-[.D33]+[.E32]" table:style-name="ce17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05T00:00:00" table:style-name="ce21">
            <text:p>05.05.2023</text:p>
          </table:table-cell>
          <table:table-cell office:value-type="string" table:style-name="ce8">
            <text:p>2023-04 tmnt</text:p>
          </table:table-cell>
          <table:table-cell table:style-name="ce10"/>
          <table:table-cell office:value-type="float" office:value="100.3" table:style-name="ce10">
            <text:p>100,30</text:p>
          </table:table-cell>
          <table:table-cell office:value-type="float" office:value="1099.7" table:formula="of:=[.C34]-[.D34]+[.E33]" table:style-name="ce17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7" table:formula="of:=[.C35]-[.D35]+[.E34]" table:style-name="ce17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7" table:formula="of:=[.C36]-[.D36]+[.E35]" table:style-name="ce17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office:value-type="float" office:value="1099.7" table:formula="of:=[.C37]-[.D37]+[.E36]" table:style-name="ce17">
            <text:p>1.099,70</text:p>
          </table:table-cell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2" table:style-name="ce10"/>
          <table:table-cell table:style-name="ce17"/>
          <table:table-cell table:number-columns-repeated="16379" table:style-name="ce1"/>
        </table:table-row>
        <table:table-row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41:.D57])" table:style-name="ce11">
            <text:p>0,00</text:p>
          </table:table-cell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21"/>
          <table:table-cell table:style-name="ce8"/>
          <table:table-cell table:number-columns-repeated="3"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2"/>
          <table:table-cell table:style-name="ce22"/>
          <table:table-cell table:number-columns-repeated="16379" table:style-name="ce1"/>
        </table:table-row>
        <table:table-row table:number-rows-repeated="2" table:style-name="ro1">
          <table:table-cell table:style-name="ce8"/>
          <table:table-cell table:style-name="ce10"/>
          <table:table-cell table:style-name="ce9"/>
          <table:table-cell table:style-name="ce10"/>
          <table:table-cell table:style-name="ce11"/>
          <table:table-cell table:number-columns-repeated="16379" table:style-name="ce1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44" table:style-name="ro1">
          <table:table-cell table:style-name="ce8"/>
          <table:table-cell table:number-columns-repeated="6" table:style-name="ce10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8"/>
        <table:table-column table:style-name="co8" table:default-cell-style-name="ce10"/>
        <table:table-column table:style-name="co3" table:default-cell-style-name="ce10"/>
        <table:table-column table:style-name="co9" table:default-cell-style-name="ce10"/>
        <table:table-column table:style-name="co1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5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nayi Vinç</text:p>
          </table:table-cell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number-columns-repeated="2" table:style-name="ce1"/>
          <table:table-cell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Toplam Ödenecek</text:p>
          </table:table-cell>
          <table:table-cell office:value-type="float" office:value="0" table:formula="of:=[.E18]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6">
            <text:p>2020 Masraf</text:p>
          </table:table-cell>
          <table:table-cell office:value-type="float" office:value="0" table:formula="of:=[.D77]" table:style-name="ce11">
            <text:p>0,00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table:style-name="ce8"/>
          <table:table-cell office:value-type="string" table:style-name="ce13">
            <text:p>2019-2020 Net Kira</text:p>
          </table:table-cell>
          <table:table-cell office:value-type="float" office:value="0" table:formula="of:=[.C6]-[.C8]" table:style-name="ce11">
            <text:p>0,00</text:p>
          </table:table-cell>
          <table:table-cell table:style-name="ce1"/>
          <table:table-cell table:style-name="ce11"/>
          <table:table-cell table:number-columns-repeated="16379"/>
        </table:table-row>
        <table:table-row table:style-name="ro1">
          <table:table-cell table:style-name="ce8"/>
          <table:table-cell table:style-name="ce9"/>
          <table:table-cell table:number-columns-repeated="3" table:style-name="ce11"/>
          <table:table-cell table:number-columns-repeated="16379"/>
        </table:table-row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9"/>
        </table:table-row>
        <table:table-row table:style-name="ro1">
          <table:table-cell table:style-name="ce8"/>
          <table:table-cell office:value-type="string" table:style-name="ce9">
            <text:p>Hurdacı</text:p>
          </table:table-cell>
          <table:table-cell table:number-columns-repeated="2" table:style-name="ce10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office:value-type="string" table:style-name="ce8">
            <text:p>Ali Demirel</text:p>
          </table:table-cell>
          <table:table-cell table:number-columns-repeated="2" table:style-name="ce10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office:value-type="string" table:style-name="ce8">
            <text:p>29-11-2022 – 30-11-2023 Kira Bedeli</text:p>
          </table:table-cell>
          <table:table-cell table:number-columns-repeated="2" table:style-name="ce10"/>
          <table:table-cell office:value-type="float" office:value="0" table:formula="of:=[.E14]+[.C15]-[.D15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inattan</text:p>
          </table:table-cell>
          <table:table-cell table:style-name="ce12"/>
          <table:table-cell table:style-name="ce1"/>
          <table:table-cell office:value-type="float" office:value="0" table:formula="of:=[.E15]+[.C16]-[.D16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teminattan</text:p>
          </table:table-cell>
          <table:table-cell table:style-name="ce12"/>
          <table:table-cell table:style-name="ce1"/>
          <table:table-cell office:value-type="float" office:value="0" table:formula="of:=[.E16]+[.C17]-[.D17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table:style-name="ce8"/>
          <table:table-cell table:style-name="ce12"/>
          <table:table-cell table:style-name="ce1"/>
          <table:table-cell office:value-type="float" office:value="0" table:formula="of:=[.E17]+[.C18]-[.D18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1-22 kira bedeli 43160 TL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number-columns-repeated="2" table:style-name="ce16"/>
          <table:table-cell table:style-name="ce12"/>
          <table:table-cell table:style-name="ce1"/>
          <table:table-cell office:value-type="float" office:value="0" table:formula="of:=[.E19]+[.C20]-[.D20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Ocak 2021- elektrik teminat için</text:p>
          </table:table-cell>
          <table:table-cell office:value-type="float" office:value="1200" table:style-name="ce12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15">
            <text:p>1.157,9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şubat</text:p>
          </table:table-cell>
          <table:table-cell table:style-name="ce12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15">
            <text:p>1.123,4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mart</text:p>
          </table:table-cell>
          <table:table-cell table:style-name="ce12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15">
            <text:p>1.103,4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nisan</text:p>
          </table:table-cell>
          <table:table-cell table:style-name="ce12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15">
            <text:p>1.068,7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ayıs</text:p>
          </table:table-cell>
          <table:table-cell table:style-name="ce12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15">
            <text:p>1.034,3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haziran</text:p>
          </table:table-cell>
          <table:table-cell table:style-name="ce12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15">
            <text:p>1.100,3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muz</text:p>
          </table:table-cell>
          <table:table-cell table:style-name="ce12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15">
            <text:p>1.068,7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ağustos</text:p>
          </table:table-cell>
          <table:table-cell table:style-name="ce12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15">
            <text:p>1.068,7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ylül</text:p>
          </table:table-cell>
          <table:table-cell table:style-name="ce12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15">
            <text:p>1.022,7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kim</text:p>
          </table:table-cell>
          <table:table-cell table:style-name="ce12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15">
            <text:p>979,8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asım</text:p>
          </table:table-cell>
          <table:table-cell table:style-name="ce12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15">
            <text:p>944,9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aralık</text:p>
          </table:table-cell>
          <table:table-cell table:style-name="ce12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15">
            <text:p>944,9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Ocak 2022- elektrik teminat için</text:p>
          </table:table-cell>
          <table:table-cell table:style-name="ce12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15">
            <text:p>914,86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şubat</text:p>
          </table:table-cell>
          <table:table-cell table:style-name="ce12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15">
            <text:p>779,5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mart</text:p>
          </table:table-cell>
          <table:table-cell table:style-name="ce12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15">
            <text:p>680,6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nisan</text:p>
          </table:table-cell>
          <table:table-cell table:style-name="ce12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15">
            <text:p>545,04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ayıs <text:s text:c="10"/>50 su</text:p>
          </table:table-cell>
          <table:table-cell table:style-name="ce12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15">
            <text:p>330,6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Haziran <text:s text:c="7"/>200 su</text:p>
          </table:table-cell>
          <table:table-cell table:style-name="ce12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15">
            <text:p>-96,98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Temmuz <text:s text:c="6"/>200 su</text:p>
          </table:table-cell>
          <table:table-cell table:style-name="ce12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15">
            <text:p>-543,53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1">
            <text:p>Ağustos <text:s text:c="9"/>50 su</text:p>
          </table:table-cell>
          <table:table-cell table:style-name="ce12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15">
            <text:p>-877,4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ylül <text:s text:c="14"/>50 su</text:p>
          </table:table-cell>
          <table:table-cell table:style-name="ce12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15">
            <text:p>-1.202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Ekim <text:s text:c="14"/>50 su</text:p>
          </table:table-cell>
          <table:table-cell table:style-name="ce12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15">
            <text:p>-1.533,2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su</text:p>
          </table:table-cell>
          <table:table-cell office:value-type="float" office:value="50" table:style-name="ce12">
            <text:p>50,00</text:p>
          </table:table-cell>
          <table:table-cell table:style-name="ce1"/>
          <table:table-cell office:value-type="float" office:value="-1483.2699999999998" table:formula="of:=[.E42]+[.C43]-[.D43]" table:style-name="ce15">
            <text:p>-1.483,27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asım</text:p>
          </table:table-cell>
          <table:table-cell table:style-name="ce12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15">
            <text:p>-1.895,6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aralık</text:p>
          </table:table-cell>
          <table:table-cell table:style-name="ce12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15">
            <text:p>-2.321,81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kiradan kalan</text:p>
          </table:table-cell>
          <table:table-cell office:value-type="float" office:value="2000" table:style-name="ce12">
            <text:p>2.000,00</text:p>
          </table:table-cell>
          <table:table-cell table:style-name="ce1"/>
          <table:table-cell office:value-type="float" office:value="-321.80999999999995" table:formula="of:=[.E45]+[.C46]-[.D46]" table:style-name="ce15">
            <text:p>-321,81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motorcu tavanı alçıpan hasarı</text:p>
          </table:table-cell>
          <table:table-cell office:value-type="float" office:value="500" table:style-name="ce12">
            <text:p>500,00</text:p>
          </table:table-cell>
          <table:table-cell table:style-name="ce1"/>
          <table:table-cell office:value-type="float" office:value="178.19000000000005" table:formula="of:=[.E46]+[.C47]-[.D47]" table:style-name="ce15">
            <text:p>178,19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1 tmnt</text:p>
          </table:table-cell>
          <table:table-cell table:style-name="ce12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15">
            <text:p>0,00</text:p>
          </table:table-cell>
          <table:table-cell table:number-columns-repeated="16379"/>
        </table:table-row>
        <table:table-row table:style-name="ro1">
          <table:table-cell table:style-name="ce16"/>
          <table:table-cell table:style-name="ce1"/>
          <table:table-cell table:style-name="ce12"/>
          <table:table-cell table:style-name="ce1"/>
          <table:table-cell office:value-type="float" office:value="0" table:formula="of:=[.E48]+[.C49]-[.D49]" table:style-name="ce15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6">
            <text:p>10.03.2023</text:p>
          </table:table-cell>
          <table:table-cell office:value-type="string" table:style-name="ce8">
            <text:p>2023-02 tmnt</text:p>
          </table:table-cell>
          <table:table-cell table:style-name="ce12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15">
            <text:p>-270,52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3 tmnt</text:p>
          </table:table-cell>
          <table:table-cell table:style-name="ce12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15">
            <text:p>-500,00</text:p>
          </table:table-cell>
          <table:table-cell table:number-columns-repeated="16379"/>
        </table:table-row>
        <table:table-row table:style-name="ro1">
          <table:table-cell table:style-name="ce16"/>
          <table:table-cell office:value-type="string" table:style-name="ce8">
            <text:p>2023-04 tmnt</text:p>
          </table:table-cell>
          <table:table-cell table:style-name="ce12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15">
            <text:p>-750,02</text:p>
          </table:table-cell>
          <table:table-cell table:number-columns-repeated="16379"/>
        </table:table-row>
        <table:table-row table:number-rows-repeated="3" table:style-name="ro1">
          <table:table-cell table:style-name="ce16"/>
          <table:table-cell table:style-name="ce8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5-05T00:00:00" table:style-name="ce16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6-20T00:00:00" table:style-name="ce16">
            <text:p>20.06.2021</text:p>
          </table:table-cell>
          <table:table-cell office:value-type="string" table:style-name="ce8">
            <text:p>büyük binanın saçağında hasar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20T00:00:00" table:style-name="ce16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20T00:00:00" table:style-name="ce16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8-25T00:00:00" table:style-name="ce16">
            <text:p>25.08.2021</text:p>
          </table:table-cell>
          <table:table-cell office:value-type="string" table:style-name="ce8">
            <text:p>mutfak tezgahı kırık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9-10T00:00:00" table:style-name="ce16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16"/>
          <table:table-cell table:style-name="ce1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16"/>
          <table:table-cell table:style-name="ce8"/>
          <table:table-cell table:style-name="ce12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office:value-type="date" office:date-value="2021-01-05T00:00:00" table:style-name="ce16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12"/>
          <table:table-cell office:value-type="float" office:value="500" table:style-name="ce1">
            <text:p>500</text:p>
          </table:table-cell>
          <table:table-cell table:style-name="ce15"/>
          <table:table-cell table:number-columns-repeated="16379"/>
        </table:table-row>
        <table:table-row table:style-name="ro1">
          <table:table-cell office:value-type="date" office:date-value="2021-01-05T00:00:00" table:style-name="ce16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12"/>
          <table:table-cell office:value-type="float" office:value="200" table:style-name="ce1">
            <text:p>200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2-25T00:00:00" table:style-name="ce16">
            <text:p>25.02.2021</text:p>
          </table:table-cell>
          <table:table-cell office:value-type="string" table:style-name="ce8">
            <text:p>tuvalet için izinsiz kapı açtı</text:p>
          </table:table-cell>
          <table:table-cell table:style-name="ce12"/>
          <table:table-cell office:value-type="string" table:style-name="ce1">
            <text:p>yapıldı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3-30T00:00:00" table:style-name="ce16">
            <text:p>30.03.2021</text:p>
          </table:table-cell>
          <table:table-cell office:value-type="string" table:style-name="ce8">
            <text:p>2021 de 2022 için ödemesi gereken kiraları ödemedi</text:p>
          </table:table-cell>
          <table:table-cell table:style-name="ce12"/>
          <table:table-cell office:value-type="string" table:style-name="ce1">
            <text:p>*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8-05T00:00:00" table:style-name="ce16">
            <text:p>05.08.2021</text:p>
          </table:table-cell>
          <table:table-cell office:value-type="string" table:style-name="ce8">
            <text:p>arsa önüne malzeme yığıntısı var OKKK</text:p>
          </table:table-cell>
          <table:table-cell table:style-name="ce12"/>
          <table:table-cell office:value-type="string" table:style-name="ce1">
            <text:p>*</text:p>
          </table:table-cell>
          <table:table-cell table:style-name="ce15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10"/>
          <table:table-cell table:number-columns-repeated="16377"/>
        </table:table-row>
        <table:table-row table:number-rows-repeated="5" table:style-name="ro1">
          <table:table-cell table:number-columns-repeated="4" table:style-name="ce1"/>
          <table:table-cell table:number-columns-repeated="3" table:style-name="ce10"/>
          <table:table-cell table:number-columns-repeated="16377"/>
        </table:table-row>
        <table:table-row table:number-rows-repeated="2" table:style-name="ro1">
          <table:table-cell table:number-columns-repeated="2" table:style-name="ce8"/>
          <table:table-cell table:number-columns-repeated="2" table:style-name="ce1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79:.D98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5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10"/>
          <table:table-cell table:style-name="ce20"/>
          <table:table-cell table:style-name="ce15"/>
          <table:table-cell table:number-columns-repeated="2" table:style-name="ce1"/>
          <table:table-cell table:number-columns-repeated="16377"/>
        </table:table-row>
        <table:table-row table:number-rows-repeated="3" table:style-name="ro1">
          <table:table-cell table:style-name="ce21"/>
          <table:table-cell table:style-name="ce8"/>
          <table:table-cell table:number-columns-repeated="2" table:style-name="ce10"/>
          <table:table-cell table:style-name="ce15"/>
          <table:table-cell table:number-columns-repeated="2" table:style-name="ce1"/>
          <table:table-cell table:number-columns-repeated="16377"/>
        </table:table-row>
        <table:table-row table:number-rows-repeated="4" table:style-name="ro1">
          <table:table-cell table:style-name="ce21"/>
          <table:table-cell table:style-name="ce8"/>
          <table:table-cell table:number-columns-repeated="3" table:style-name="ce10"/>
          <table:table-cell table:number-columns-repeated="2" table:style-name="ce1"/>
          <table:table-cell table:number-columns-repeated="16377"/>
        </table:table-row>
        <table:table-row table:style-name="ro1">
          <table:table-cell table:style-name="ce1"/>
          <table:table-cell table:number-columns-repeated="4" table:style-name="ce10"/>
          <table:table-cell table:number-columns-repeated="2" table:style-name="ce1"/>
          <table:table-cell table:number-columns-repeated="16377"/>
        </table:table-row>
        <table:table-row table:number-rows-repeated="5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style-name="ce11"/>
          <table:table-cell table:number-columns-repeated="16377"/>
        </table:table-row>
        <table:table-row table:number-rows-repeated="1048484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8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4" table:default-cell-style-name="ce1"/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SnE este</text:p>
          </table:table-cell>
          <table:table-cell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9"/>
          <table:table-cell table:number-columns-repeated="2" table:style-name="ce1"/>
          <table:table-cell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1">
            <text:p>12,2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1">
            <text:p>0,0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8"/>
          <table:table-cell table:style-name="ce1"/>
          <table:table-cell office:value-type="string" table:style-name="ce13">
            <text:p><text:s/>Net Kira</text:p>
          </table:table-cell>
          <table:table-cell office:value-type="float" office:value="0" table:formula="of:=[.D6]-[.D8]" table:style-name="ce11">
            <text:p>0,00</text:p>
          </table:table-cell>
          <table:table-cell table:style-name="ce1"/>
          <table:table-cell table:style-name="ce11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5" table:style-name="ce10"/>
          <table:table-cell table:number-columns-repeated="16376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table:style-name="ce14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4"/>
          <table:table-cell table:number-columns-repeated="3" table:style-name="ce13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otorcu</text:p>
          </table:table-cell>
          <table:table-cell table:style-name="ce9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Cihan Çam</text:p>
          </table:table-cell>
          <table:table-cell table:style-name="ce8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2-23 kira bedeli 45000 TL</text:p>
          </table:table-cell>
          <table:table-cell table:style-name="ce8"/>
          <table:table-cell table:number-columns-repeated="2" table:style-name="ce10"/>
          <table:table-cell table:style-name="ce15"/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Anlaşma yapıldı</text:p>
          </table:table-cell>
          <table:table-cell table:style-name="ce8"/>
          <table:table-cell table:number-columns-repeated="2" table:style-name="ce10"/>
          <table:table-cell office:value-type="float" office:value="0" table:formula="of:=[.F16]+[.D17]-[.E17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Elektrik Teminat Bedeli</text:p>
          </table:table-cell>
          <table:table-cell table:style-name="ce8"/>
          <table:table-cell table:number-columns-repeated="2" table:style-name="ce10"/>
          <table:table-cell office:value-type="float" office:value="0" table:formula="of:=[.F17]+[.D18]-[.E18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6">
            <text:p>30.08.2022</text:p>
          </table:table-cell>
          <table:table-cell office:value-type="string" table:style-name="ce8">
            <text:p>Kira Başlangıç Tarihi</text:p>
          </table:table-cell>
          <table:table-cell table:style-name="ce8"/>
          <table:table-cell table:number-columns-repeated="2" table:style-name="ce10"/>
          <table:table-cell office:value-type="float" office:value="0" table:formula="of:=[.F18]+[.D19]-[.E19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6">
            <text:p>29.08.2023</text:p>
          </table:table-cell>
          <table:table-cell office:value-type="string" table:style-name="ce8">
            <text:p>Kira Bitiş Tarihi</text:p>
          </table:table-cell>
          <table:table-cell table:style-name="ce8"/>
          <table:table-cell table:style-name="ce12"/>
          <table:table-cell table:style-name="ce1"/>
          <table:table-cell office:value-type="float" office:value="0" table:formula="of:=[.F19]+[.D20]-[.E20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8">
            <text:p>22-23 günlük kira bedeli TL</text:p>
          </table:table-cell>
          <table:table-cell office:value-type="float" office:value="0" table:formula="of:=[.D17]/[.C21]" table:style-name="ce8">
            <text:p>0</text:p>
          </table:table-cell>
          <table:table-cell table:style-name="ce12"/>
          <table:table-cell table:style-name="ce1"/>
          <table:table-cell office:value-type="float" office:value="0" table:formula="of:=[.F21]+[.D22]-[.E22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6">
            <text:p>01.08.2022</text:p>
          </table:table-cell>
          <table:table-cell office:value-type="string" table:style-name="ce8">
            <text:p>Nakit Ödeme</text:p>
          </table:table-cell>
          <table:table-cell table:style-name="ce8"/>
          <table:table-cell table:number-columns-repeated="2" table:style-name="ce12"/>
          <table:table-cell office:value-type="float" office:value="0" table:formula="of:=[.F22]+[.D23]-[.E23]" table:style-name="ce15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6">
            <text:p>05.08.2022</text:p>
          </table:table-cell>
          <table:table-cell office:value-type="string" table:style-name="ce8">
            <text:p>Nakit Ödeme</text:p>
          </table:table-cell>
          <table:table-cell table:style-name="ce8"/>
          <table:table-cell table:number-columns-repeated="2" table:style-name="ce12"/>
          <table:table-cell office:value-type="float" office:value="0" table:formula="of:=[.F23]+[.D24]-[.E24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0" table:formula="of:=[.F24]+[.D25]-[.E25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0" table:formula="of:=[.F25]+[.D26]-[.E26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4" table:style-name="ce1"/>
          <table:table-cell office:value-type="float" office:value="0" table:formula="of:=[.F26]+[.D27]-[.E27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4" table:style-name="ce1"/>
          <table:table-cell office:value-type="float" office:value="0" table:formula="of:=[.F27]+[.D28]-[.E28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table:number-columns-repeated="2" table:style-name="ce9"/>
          <table:table-cell table:number-columns-repeated="2" table:style-name="ce1"/>
          <table:table-cell office:value-type="float" office:value="0" table:formula="of:=[.F28]+[.D29]-[.E29]" table:style-name="ce15">
            <text:p>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Elektrik Teminat Bedeli</text:p>
          </table:table-cell>
          <table:table-cell table:style-name="ce9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15">
            <text:p>800,00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8 elektrik tmnt</text:p>
          </table:table-cell>
          <table:table-cell table:style-name="ce8"/>
          <table:table-cell table:style-name="ce12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15">
            <text:p>767,65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9 elektrik tmnt</text:p>
          </table:table-cell>
          <table:table-cell table:style-name="ce8"/>
          <table:table-cell table:style-name="ce12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15">
            <text:p>727,74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2022-10 elektrik tmnt</text:p>
          </table:table-cell>
          <table:table-cell table:style-name="ce8"/>
          <table:table-cell table:style-name="ce12"/>
          <table:table-cell office:value-type="float" office:value="8.99" table:style-name="ce10">
            <text:p>8,99</text:p>
          </table:table-cell>
          <table:table-cell office:value-type="float" office:value="718.75" table:formula="of:=[.F32]+[.D33]-[.E33]" table:style-name="ce15">
            <text:p>718,75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table:style-name="ce8"/>
          <table:table-cell office:value-type="string" table:style-name="ce8">
            <text:p>2022-11 elektrik tmnt</text:p>
          </table:table-cell>
          <table:table-cell table:style-name="ce8"/>
          <table:table-cell table:style-name="ce12"/>
          <table:table-cell office:value-type="float" office:value="60.27" table:style-name="ce10">
            <text:p>60,27</text:p>
          </table:table-cell>
          <table:table-cell office:value-type="float" office:value="658.48" table:formula="of:=[.F33]+[.D34]-[.E34]" table:style-name="ce15">
            <text:p>6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15">
            <text:p>158,48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8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15">
            <text:p>10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15">
            <text:p>5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15">
            <text:p>12,24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office:value-type="string" table:style-name="ce8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15">
            <text:p>0,00</text:p>
          </table:table-cell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16"/>
          <table:table-cell table:style-name="ce8"/>
          <table:table-cell table:number-columns-repeated="3" table:style-name="ce1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8"/>
          <table:table-cell table:number-columns-repeated="3" table:style-name="ce10"/>
          <table:table-cell table:style-name="ce20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table:number-columns-repeated="4" table:style-name="ce1"/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office:value-type="string" table:style-name="ce9">
            <text:p>Masraflar</text:p>
          </table:table-cell>
          <table:table-cell table:style-name="ce9"/>
          <table:table-cell table:style-name="ce1"/>
          <table:table-cell office:value-type="float" office:value="0" table:formula="of:=SUM([.E44:.E63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16376"/>
        </table:table-row>
        <table:table-row table:style-name="ro1">
          <table:table-cell table:style-name="ce21"/>
          <table:table-cell table:number-columns-repeated="2" table:style-name="ce8"/>
          <table:table-cell table:number-columns-repeated="2" table:style-name="ce10"/>
          <table:table-cell table:style-name="ce15"/>
          <table:table-cell table:number-columns-repeated="2" table:style-name="ce1"/>
          <table:table-cell table:number-columns-repeated="16376"/>
        </table:table-row>
        <table:table-row table:number-rows-repeated="4" table:style-name="ro1">
          <table:table-cell table:style-name="ce21"/>
          <table:table-cell table:number-columns-repeated="2" table:style-name="ce8"/>
          <table:table-cell table:number-columns-repeated="3" table:style-name="ce10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5"/>
          <table:table-cell table:style-name="ce10"/>
          <table:table-cell table:number-columns-repeated="2" table:style-name="ce1"/>
          <table:table-cell table:number-columns-repeated="16376"/>
        </table:table-row>
        <table:table-row table:number-rows-repeated="5" table:style-name="ro1">
          <table:table-cell table:number-columns-repeated="5"/>
          <table:table-cell table:style-name="ce9"/>
          <table:table-cell table:style-name="ce23"/>
          <table:table-cell table:style-name="ce11"/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SnyF601-22" table:style-name="ta1">
        <table:table-column table:style-name="co3" table:default-cell-style-name="ce8"/>
        <table:table-column table:style-name="co15" table:default-cell-style-name="ce10"/>
        <table:table-column table:style-name="co16" table:default-cell-style-name="ce10"/>
        <table:table-column table:style-name="co14" table:default-cell-style-name="ce10"/>
        <table:table-column table:style-name="co17" table:default-cell-style-name="ce10"/>
        <table:table-column table:style-name="co9" table:default-cell-style-name="ce10"/>
        <table:table-column table:style-name="co1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3" table:default-cell-style-name="ce1"/>
        <table:table-row table:style-name="ro1">
          <table:table-cell table:style-name="ce8"/>
          <table:table-cell office:value-type="string" table:style-name="ce9">
            <text:p>Sanayi pano</text:p>
          </table:table-cell>
          <table:table-cell table:style-name="ce9"/>
          <table:table-cell table:style-name="ce11"/>
          <table:table-cell table:number-columns-repeated="5" table:style-name="ce10"/>
          <table:table-cell table:number-columns-repeated="16375"/>
        </table:table-row>
        <table:table-row table:style-name="ro1">
          <table:table-cell table:style-name="ce8"/>
          <table:table-cell table:number-columns-repeated="2" table:style-name="ce1"/>
          <table:table-cell table:style-name="ce12"/>
          <table:table-cell table:number-columns-repeated="5" table:style-name="ce10"/>
          <table:table-cell table:number-columns-repeated="16375"/>
        </table:table-row>
        <table:table-row table:style-name="ro1">
          <table:table-cell table:style-name="ce8"/>
          <table:table-cell office:value-type="string" table:style-name="ce9">
            <text:p>MERDAL KİPEL 2022-2023</text:p>
          </table:table-cell>
          <table:table-cell table:style-name="ce9"/>
          <table:table-cell table:style-name="ce11"/>
          <table:table-cell table:number-columns-repeated="5" table:style-name="ce10"/>
          <table:table-cell table:number-columns-repeated="16375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style-name="ce9"/>
          <table:table-cell table:style-name="ce11"/>
          <table:table-cell table:number-columns-repeated="2" table:style-name="ce1"/>
          <table:table-cell table:style-name="ce11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Kira Bedeli</text:p>
          </table:table-cell>
          <table:table-cell table:style-name="ce6"/>
          <table:table-cell table:style-name="ce18"/>
          <table:table-cell office:value-type="float" office:value="0" table:formula="of:=SUM([.E12:.E15])" table:style-name="ce11">
            <text:p>0,00</text:p>
          </table:table-cell>
          <table:table-cell table:number-columns-repeated="2" table:style-name="ce11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Toplam Ödeme</text:p>
          </table:table-cell>
          <table:table-cell table:style-name="ce6"/>
          <table:table-cell table:style-name="ce18"/>
          <table:table-cell office:value-type="float" office:value="0" table:formula="of:=SUM([.F12:.F15])" table:style-name="ce11">
            <text:p>0,00</text:p>
          </table:table-cell>
          <table:table-cell table:number-columns-repeated="2" table:style-name="ce11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Toplam Ödenecek</text:p>
          </table:table-cell>
          <table:table-cell table:style-name="ce6"/>
          <table:table-cell table:style-name="ce18"/>
          <table:table-cell office:value-type="float" office:value="17466.959741999999" table:formula="of:=[.G74]" table:style-name="ce11">
            <text:p>17.466,96</text:p>
          </table:table-cell>
          <table:table-cell table:number-columns-repeated="2" table:style-name="ce11"/>
          <table:table-cell table:number-columns-repeated="16377"/>
        </table:table-row>
        <table:table-row table:style-name="ro1">
          <table:table-cell table:style-name="ce8"/>
          <table:table-cell office:value-type="string" table:style-name="ce6">
            <text:p><text:s/>Masraf</text:p>
          </table:table-cell>
          <table:table-cell table:style-name="ce6"/>
          <table:table-cell table:style-name="ce18"/>
          <table:table-cell office:value-type="float" office:value="0" table:formula="of:=[.F93]" table:style-name="ce11">
            <text:p>0,00</text:p>
          </table:table-cell>
          <table:table-cell table:number-columns-repeated="2" table:style-name="ce11"/>
          <table:table-cell table:number-columns-repeated="16377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table:number-columns-repeated="2" table:style-name="ce13"/>
          <table:table-cell office:value-type="float" office:value="0" table:formula="of:=[.E6]-[.E8]" table:style-name="ce11">
            <text:p>0,00</text:p>
          </table:table-cell>
          <table:table-cell table:style-name="ce1"/>
          <table:table-cell table:style-name="ce11"/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1"/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table:style-name="ce14"/>
          <table:table-cell table:style-name="ce24"/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1"/>
          <table:table-cell table:number-columns-repeated="2" table:style-name="ce10"/>
          <table:table-cell table:style-name="ce15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31-03-2022 – 30-03-2023 kira bedeli 48000</text:p>
          </table:table-cell>
          <table:table-cell table:style-name="ce8"/>
          <table:table-cell table:number-columns-repeated="3" table:style-name="ce10"/>
          <table:table-cell table:style-name="ce15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ödene kiraya göre tarih belirlendi</text:p>
          </table:table-cell>
          <table:table-cell table:style-name="ce8"/>
          <table:table-cell table:number-columns-repeated="3" table:style-name="ce10"/>
          <table:table-cell table:style-name="ce15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31-3 31-12-2022 9 aylık kira bedeli 36000</text:p>
          </table:table-cell>
          <table:table-cell table:style-name="ce8"/>
          <table:table-cell table:number-columns-repeated="3" table:style-name="ce10"/>
          <table:table-cell office:value-type="float" office:value="0" table:formula="of:=[.G14]+[.E15]-[.F15]" table:style-name="ce15">
            <text:p>0,00</text:p>
          </table:table-cell>
          <table:table-cell table:number-columns-repeated="16377"/>
        </table:table-row>
        <table:table-row table:style-name="ro1">
          <table:table-cell table:number-columns-repeated="2" table:style-name="ce8"/>
          <table:table-cell office:value-type="float" office:value="48000" table:style-name="ce8">
            <text:p>48000</text:p>
          </table:table-cell>
          <table:table-cell table:style-name="ce12"/>
          <table:table-cell table:number-columns-repeated="2" table:style-name="ce10"/>
          <table:table-cell office:value-type="float" office:value="0" table:formula="of:=[.G15]+[.E16]-[.F16]" table:style-name="ce15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2023 şubat tüfe</text:p>
          </table:table-cell>
          <table:table-cell office:value-type="float" office:value="73.2" table:style-name="ce8">
            <text:p>73,2</text:p>
          </table:table-cell>
          <table:table-cell table:style-name="ce12"/>
          <table:table-cell table:number-columns-repeated="2" table:style-name="ce10"/>
          <table:table-cell office:value-type="float" office:value="0" table:formula="of:=[.G16]+[.E17]-[.F17]" table:style-name="ce15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22-23 tüfe farkı</text:p>
          </table:table-cell>
          <table:table-cell office:value-type="float" office:value="35136" table:formula="of:=[.C16]*[.C17]/100" table:style-name="ce8">
            <text:p>35136</text:p>
          </table:table-cell>
          <table:table-cell table:style-name="ce12"/>
          <table:table-cell table:number-columns-repeated="2" table:style-name="ce10"/>
          <table:table-cell office:value-type="float" office:value="0" table:formula="of:=[.G17]+[.E18]-[.F18]" table:style-name="ce15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30-3-23 * 31-3-24 kira bedeli</text:p>
          </table:table-cell>
          <table:table-cell office:value-type="float" office:value="83136" table:formula="of:=[.C18]+[.C16]" table:style-name="ce8">
            <text:p>83136</text:p>
          </table:table-cell>
          <table:table-cell table:style-name="ce12"/>
          <table:table-cell office:value-type="float" office:value="83136" table:formula="of:=[.C19]" table:style-name="ce10">
            <text:p>83.136,00</text:p>
          </table:table-cell>
          <table:table-cell table:style-name="ce10"/>
          <table:table-cell office:value-type="float" office:value="83136" table:formula="of:=[.G18]+[.E19]-[.F19]" table:style-name="ce15">
            <text:p>83.136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30-3-23 * 31-3-24 kira bedeli aylık</text:p>
          </table:table-cell>
          <table:table-cell office:value-type="float" office:value="6928" table:formula="of:=[.C19]/12" table:style-name="ce8">
            <text:p>6928</text:p>
          </table:table-cell>
          <table:table-cell table:style-name="ce12"/>
          <table:table-cell table:number-columns-repeated="2" table:style-name="ce10"/>
          <table:table-cell table:style-name="ce15"/>
          <table:table-cell table:number-columns-repeated="16377"/>
        </table:table-row>
        <table:table-row table:style-name="ro1">
          <table:table-cell table:style-name="ce8"/>
          <table:table-cell office:value-type="string" table:style-name="ce8">
            <text:p>2022-23 kalan kira TL</text:p>
          </table:table-cell>
          <table:table-cell office:value-type="float" office:value="5913.9597419999991" table:formula="of:=[.G78]" table:style-name="ce8">
            <text:p>5913,959742</text:p>
          </table:table-cell>
          <table:table-cell table:style-name="ce12"/>
          <table:table-cell table:number-columns-repeated="2" table:style-name="ce10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3-31T00:00:00" table:style-name="ce16">
            <text:p>31.03.2023</text:p>
          </table:table-cell>
          <table:table-cell office:value-type="string" table:style-name="ce8">
            <text:p>2022-23 kalan kira ay</text:p>
          </table:table-cell>
          <table:table-cell office:value-type="float" office:value="0.85363160248267889" table:formula="of:=[.D82]" table:style-name="ce8">
            <text:p>0,853631602</text:p>
          </table:table-cell>
          <table:table-cell office:value-type="float" office:value="5913.9597419999991" table:formula="of:=[.C20]*[.C22]" table:style-name="ce12">
            <text:p>5.913,96</text:p>
          </table:table-cell>
          <table:table-cell table:style-name="ce11"/>
          <table:table-cell table:style-name="ce10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8"/>
          <table:table-cell table:style-name="ce12"/>
          <table:table-cell table:style-name="ce11"/>
          <table:table-cell table:style-name="ce10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3-31T00:00:00" table:style-name="ce16">
            <text:p>31.03.2023</text:p>
          </table:table-cell>
          <table:table-cell office:value-type="string" table:style-name="ce8">
            <text:p>2023-24 nisan kirası</text:p>
          </table:table-cell>
          <table:table-cell office:value-type="float" office:value="1" table:style-name="ce8">
            <text:p>1</text:p>
          </table:table-cell>
          <table:table-cell office:value-type="float" office:value="6928" table:formula="of:=[.$C$20]*[.C24]" table:style-name="ce11">
            <text:p>6.928,00</text:p>
          </table:table-cell>
          <table:table-cell table:number-columns-repeated="2" table:style-name="ce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3-31T00:00:00" table:style-name="ce16">
            <text:p>31.03.2023</text:p>
          </table:table-cell>
          <table:table-cell office:value-type="string" table:style-name="ce8">
            <text:p>önceki aylar kira borcu</text:p>
          </table:table-cell>
          <table:table-cell office:value-type="float" office:value="1.8536316024826789" table:formula="of:=[.C24]+[.C22]" table:style-name="ce8">
            <text:p>1,853631602</text:p>
          </table:table-cell>
          <table:table-cell office:value-type="float" office:value="12841.959741999999" table:formula="of:=[.D24]*[.C25]" table:style-name="ce12">
            <text:p>12.841,96</text:p>
          </table:table-cell>
          <table:table-cell office:value-type="string" table:style-name="ce11">
            <text:p>mart sonu ödenirse borç NİSAN AYI DAHİL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8"/>
          <table:table-cell table:style-name="ce12"/>
          <table:table-cell table:number-columns-repeated="2" table:style-name="ce1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8"/>
          <table:table-cell table:style-name="ce12"/>
          <table:table-cell table:style-name="ce10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8">
            <text:p>nisan tüfe</text:p>
          </table:table-cell>
          <table:table-cell office:value-type="float" office:value="2.29" table:style-name="ce8">
            <text:p>2,29</text:p>
          </table:table-cell>
          <table:table-cell office:value-type="float" office:value="158.65120000000002" table:formula="of:=[.D24]*[.C28]/100" table:style-name="ce12">
            <text:p>158,65</text:p>
          </table:table-cell>
          <table:table-cell table:style-name="ce10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8">
            <text:p>mayıs ayı kirası</text:p>
          </table:table-cell>
          <table:table-cell office:value-type="float" office:value="1" table:style-name="ce8">
            <text:p>1</text:p>
          </table:table-cell>
          <table:table-cell office:value-type="float" office:value="7086.6512000000002" table:formula="of:=[.D24]+[.D28]" table:style-name="ce11">
            <text:p>7.086,65</text:p>
          </table:table-cell>
          <table:table-cell table:style-name="ce10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8">
            <text:p>önceki aylar kira borcu</text:p>
          </table:table-cell>
          <table:table-cell office:value-type="float" office:value="1.8536316024826789" table:formula="of:=[.C24]+[.C22]" table:style-name="ce8">
            <text:p>1,853631602</text:p>
          </table:table-cell>
          <table:table-cell office:value-type="float" office:value="13136.040620091801" table:formula="of:=[.D29]*[.C30]" table:style-name="ce12">
            <text:p>13.136,04</text:p>
          </table:table-cell>
          <table:table-cell office:value-type="string" table:style-name="ce11">
            <text:p>nisan sonu ödenirse borç MAYIS AYI HARİÇ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4-30T00:00:00" table:style-name="ce16">
            <text:p>30.04.2023</text:p>
          </table:table-cell>
          <table:table-cell office:value-type="string" table:style-name="ce8">
            <text:p>nisan ayı sonu toplam borç</text:p>
          </table:table-cell>
          <table:table-cell office:value-type="float" office:value="2.8536316024826789" table:formula="of:=[.C29]+[.C30]" table:style-name="ce8">
            <text:p>2,853631602</text:p>
          </table:table-cell>
          <table:table-cell office:value-type="float" office:value="20222.691820091801" table:formula="of:=[.D29]*[.C31]" table:style-name="ce12">
            <text:p>20.222,69</text:p>
          </table:table-cell>
          <table:table-cell office:value-type="string" table:style-name="ce11">
            <text:p>nisan sonu ödenirse borç MAYIS AYI DAHİL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4" table:style-name="ce1"/>
          <table:table-cell table:style-name="ce10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mayıs tüfe</text:p>
          </table:table-cell>
          <table:table-cell office:value-type="float" office:value="2.29" table:style-name="ce8">
            <text:p>2,29</text:p>
          </table:table-cell>
          <table:table-cell office:value-type="float" office:value="162.28431248000001" table:formula="of:=[.D29]*[.C33]/100" table:style-name="ce12">
            <text:p>162,28</text:p>
          </table:table-cell>
          <table:table-cell table:style-name="ce10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haziran ayı kirası</text:p>
          </table:table-cell>
          <table:table-cell office:value-type="float" office:value="1" table:style-name="ce8">
            <text:p>1</text:p>
          </table:table-cell>
          <table:table-cell office:value-type="float" office:value="7248.9355124800004" table:formula="of:=[.D29]+[.D33]" table:style-name="ce11">
            <text:p>7.248,94</text:p>
          </table:table-cell>
          <table:table-cell table:style-name="ce10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önceki aylar kira borcu</text:p>
          </table:table-cell>
          <table:table-cell office:value-type="float" office:value="2.8536316024826789" table:formula="of:=[.C31]" table:style-name="ce8">
            <text:p>2,853631602</text:p>
          </table:table-cell>
          <table:table-cell office:value-type="float" office:value="20685.791462771904" table:formula="of:=[.D34]*[.C35]" table:style-name="ce12">
            <text:p>20.685,79</text:p>
          </table:table-cell>
          <table:table-cell office:value-type="string" table:style-name="ce11">
            <text:p>mayıs sonu ödenirse borç HAZİRAN AYI HARİÇ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office:value-type="date" office:date-value="2023-05-30T00:00:00" table:style-name="ce16">
            <text:p>30.05.2023</text:p>
          </table:table-cell>
          <table:table-cell office:value-type="string" table:style-name="ce8">
            <text:p>haziran ayı sonu toplam borç</text:p>
          </table:table-cell>
          <table:table-cell office:value-type="float" office:value="3.8536316024826789" table:formula="of:=[.C34]+[.C35]" table:style-name="ce8">
            <text:p>3,853631602</text:p>
          </table:table-cell>
          <table:table-cell office:value-type="float" office:value="27934.726975251902" table:formula="of:=[.D34]*[.C36]" table:style-name="ce12">
            <text:p>27.934,73</text:p>
          </table:table-cell>
          <table:table-cell office:value-type="string" table:style-name="ce11">
            <text:p>mayıs sonu ödenirse borç HAZİRAN AYI DAHİL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style-name="ce21"/>
          <table:table-cell table:number-columns-repeated="2" table:style-name="ce1"/>
          <table:table-cell table:style-name="ce12"/>
          <table:table-cell table:style-name="ce10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3" table:style-name="ce1"/>
          <table:table-cell table:style-name="ce10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8"/>
          <table:table-cell table:style-name="ce10"/>
          <table:table-cell table:style-name="ce12"/>
          <table:table-cell table:style-name="ce9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8"/>
          <table:table-cell table:style-name="ce10"/>
          <table:table-cell table:style-name="ce12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kırık cam + boya</text:p>
          </table:table-cell>
          <table:table-cell table:style-name="ce9"/>
          <table:table-cell table:style-name="ce10"/>
          <table:table-cell table:style-name="ce12"/>
          <table:table-cell table:style-name="ce1"/>
          <table:table-cell table:style-name="ce15"/>
          <table:table-cell table:number-columns-repeated="16377"/>
        </table:table-row>
        <table:table-row table:number-rows-repeated="2" table:style-name="ro1">
          <table:table-cell table:style-name="ce16"/>
          <table:table-cell table:number-columns-repeated="2" table:style-name="ce8"/>
          <table:table-cell table:style-name="ce10"/>
          <table:table-cell table:style-name="ce12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Elektrik Teminat</text:p>
          </table:table-cell>
          <table:table-cell table:number-columns-repeated="2" table:style-name="ce10"/>
          <table:table-cell office:value-type="float" office:value="1200" table:style-name="ce10">
            <text:p>1.200,00</text:p>
          </table:table-cell>
          <table:table-cell table:style-name="ce1"/>
          <table:table-cell office:value-type="float" office:value="1200" table:formula="of:=[.G43]+[.E44]-[.F44]" table:style-name="ce15">
            <text:p>1.200,00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4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20.95" table:style-name="ce10">
            <text:p>20,95</text:p>
          </table:table-cell>
          <table:table-cell office:value-type="float" office:value="1179.05" table:formula="of:=[.G44]+[.E45]-[.F45]" table:style-name="ce15">
            <text:p>1.179,05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5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11.93" table:style-name="ce10">
            <text:p>11,93</text:p>
          </table:table-cell>
          <table:table-cell office:value-type="float" office:value="1167.1199999999999" table:formula="of:=[.G45]+[.E46]-[.F46]" table:style-name="ce15">
            <text:p>1.167,12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6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0" table:style-name="ce10">
            <text:p>0,00</text:p>
          </table:table-cell>
          <table:table-cell office:value-type="float" office:value="1167.1199999999999" table:formula="of:=[.G46]+[.E47]-[.F47]" table:style-name="ce15">
            <text:p>1.167,12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7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23.25" table:style-name="ce10">
            <text:p>23,25</text:p>
          </table:table-cell>
          <table:table-cell office:value-type="float" office:value="1143.8699999999999" table:formula="of:=[.G47]+[.E48]-[.F48]" table:style-name="ce15">
            <text:p>1.143,87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8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42.14" table:style-name="ce10">
            <text:p>42,14</text:p>
          </table:table-cell>
          <table:table-cell office:value-type="float" office:value="1101.7299999999998" table:formula="of:=[.G48]+[.E49]-[.F49]" table:style-name="ce15">
            <text:p>1.101,73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9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39.369999999999997" table:style-name="ce10">
            <text:p>39,37</text:p>
          </table:table-cell>
          <table:table-cell office:value-type="float" office:value="1062.3599999999999" table:formula="of:=[.G49]+[.E50]-[.F50]" table:style-name="ce15">
            <text:p>1.062,36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10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150.16" table:style-name="ce10">
            <text:p>150,16</text:p>
          </table:table-cell>
          <table:table-cell office:value-type="float" office:value="912.19999999999993" table:formula="of:=[.G50]+[.E51]-[.F51]" table:style-name="ce15">
            <text:p>912,20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2022-11 elektrik tmnt</text:p>
          </table:table-cell>
          <table:table-cell table:style-name="ce8"/>
          <table:table-cell table:style-name="ce10"/>
          <table:table-cell table:style-name="ce12"/>
          <table:table-cell office:value-type="float" office:value="216.76" table:style-name="ce10">
            <text:p>216,76</text:p>
          </table:table-cell>
          <table:table-cell office:value-type="float" office:value="695.43999999999994" table:formula="of:=[.G51]+[.E52]-[.F52]" table:style-name="ce15">
            <text:p>695,44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1">
            <text:p>2022-12 elkrrik tmnt</text:p>
          </table:table-cell>
          <table:table-cell table:style-name="ce1"/>
          <table:table-cell table:style-name="ce12"/>
          <table:table-cell table:style-name="ce1"/>
          <table:table-cell office:value-type="float" office:value="132.72" table:style-name="ce1">
            <text:p>132,72</text:p>
          </table:table-cell>
          <table:table-cell office:value-type="float" office:value="562.71999999999991" table:formula="of:=[.G52]+[.E53]-[.F53]" table:style-name="ce15">
            <text:p>562,72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1">
            <text:p>23-01 tmnt</text:p>
          </table:table-cell>
          <table:table-cell table:style-name="ce1"/>
          <table:table-cell table:style-name="ce12"/>
          <table:table-cell table:style-name="ce1"/>
          <table:table-cell office:value-type="float" office:value="142.47999999999999" table:style-name="ce1">
            <text:p>142,48</text:p>
          </table:table-cell>
          <table:table-cell office:value-type="float" office:value="420.2399999999999" table:formula="of:=[.G53]+[.E54]-[.F54]" table:style-name="ce15">
            <text:p>420,24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Duvar Sıva-alçıpan tamiri cihan tarafı</text:p>
          </table:table-cell>
          <table:table-cell table:style-name="ce9"/>
          <table:table-cell table:style-name="ce11"/>
          <table:table-cell office:value-type="float" office:value="404.76" table:style-name="ce1">
            <text:p>404,76</text:p>
          </table:table-cell>
          <table:table-cell table:style-name="ce1"/>
          <table:table-cell office:value-type="float" office:value="824.99999999999989" table:formula="of:=[.G54]+[.E55]-[.F55]" table:style-name="ce15">
            <text:p>825,00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23-02 tmnt</text:p>
          </table:table-cell>
          <table:table-cell table:style-name="ce9"/>
          <table:table-cell table:style-name="ce11"/>
          <table:table-cell table:style-name="ce1"/>
          <table:table-cell office:value-type="float" office:value="100.78" table:style-name="ce1">
            <text:p>100,78</text:p>
          </table:table-cell>
          <table:table-cell office:value-type="float" office:value="724.21999999999991" table:formula="of:=[.G55]+[.E56]-[.F56]" table:style-name="ce15">
            <text:p>724,22</text:p>
          </table:table-cell>
          <table:table-cell table:number-columns-repeated="16377"/>
        </table:table-row>
        <table:table-row table:style-name="ro1">
          <table:table-cell office:value-type="date" office:date-value="2023-04-04T00:00:00" table:style-name="ce16">
            <text:p>04.04.2023</text:p>
          </table:table-cell>
          <table:table-cell office:value-type="string" table:style-name="ce9">
            <text:p>23-03 tmnt</text:p>
          </table:table-cell>
          <table:table-cell table:style-name="ce9"/>
          <table:table-cell table:style-name="ce11"/>
          <table:table-cell table:style-name="ce1"/>
          <table:table-cell office:value-type="float" office:value="124.22" table:style-name="ce1">
            <text:p>124,22</text:p>
          </table:table-cell>
          <table:table-cell office:value-type="float" office:value="599.99999999999989" table:formula="of:=[.G56]+[.E57]-[.F57]" table:style-name="ce25">
            <text:p>600,00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9">
            <text:p>23-04 tmnt</text:p>
          </table:table-cell>
          <table:table-cell table:style-name="ce9"/>
          <table:table-cell table:style-name="ce11"/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49.99999999999989" table:formula="of:=[.G57]+[.E58]-[.F58]" table:style-name="ce25">
            <text:p>350,00</text:p>
          </table:table-cell>
          <table:table-cell table:number-columns-repeated="16377"/>
        </table:table-row>
        <table:table-row table:number-rows-repeated="6" table:style-name="ro1">
          <table:table-cell table:style-name="ce16"/>
          <table:table-cell table:number-columns-repeated="2" table:style-name="ce9"/>
          <table:table-cell table:style-name="ce11"/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1">
          <table:table-cell table:style-name="ce16"/>
          <table:table-cell office:value-type="float" office:value="4000" table:style-name="ce1">
            <text:p>4000</text:p>
          </table:table-cell>
          <table:table-cell table:style-name="ce1"/>
          <table:table-cell office:value-type="string" table:style-name="ce18">
            <text:p>tüfe</text:p>
          </table:table-cell>
          <table:table-cell table:number-columns-repeated="2" table:style-name="ce1"/>
          <table:table-cell table:style-name="ce15"/>
          <table:table-cell table:number-columns-repeated="16377"/>
        </table:table-row>
        <table:table-row table:style-name="ro1">
          <table:table-cell office:value-type="date" office:date-value="2022-12-31T00:00:00" table:style-name="ce16">
            <text:p>31.12.2022</text:p>
          </table:table-cell>
          <table:table-cell office:value-type="string" table:style-name="ce1">
            <text:p>10/12 ay kira ocak 4000*85,51 %</text:p>
          </table:table-cell>
          <table:table-cell table:style-name="ce1"/>
          <table:table-cell office:value-type="float" office:value="72.31" table:style-name="ce12">
            <text:p>72,31</text:p>
          </table:table-cell>
          <table:table-cell office:value-type="float" office:value="6920" table:style-name="ce1">
            <text:p>6920</text:p>
          </table:table-cell>
          <table:table-cell office:value-type="float" office:value="6920" table:style-name="ce1">
            <text:p>6920</text:p>
          </table:table-cell>
          <table:table-cell office:value-type="float" office:value="0" table:formula="of:=[.G65]+[.E66]-[.F66]" table:style-name="ce15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1-31T00:00:00" table:style-name="ce16">
            <text:p>31.01.2023</text:p>
          </table:table-cell>
          <table:table-cell office:value-type="string" table:style-name="ce1">
            <text:p>11/12 ay kira şubat aralık kira+ocak tüfe</text:p>
          </table:table-cell>
          <table:table-cell table:style-name="ce1"/>
          <table:table-cell office:value-type="float" office:value="3.15" table:style-name="ce11">
            <text:p>3,15</text:p>
          </table:table-cell>
          <table:table-cell office:value-type="float" office:value="7137.98" table:formula="of:=[.E66]*([.D67]+100)/100" table:style-name="ce12">
            <text:p>7.137,98</text:p>
          </table:table-cell>
          <table:table-cell table:style-name="ce1"/>
          <table:table-cell office:value-type="float" office:value="7137.98" table:formula="of:=[.G66]+[.E67]-[.F67]" table:style-name="ce15">
            <text:p>7.137,98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6">
            <text:p>28.02.2023</text:p>
          </table:table-cell>
          <table:table-cell office:value-type="string" table:style-name="ce1">
            <text:p>12/12 ay kira mart <text:s/>ocak kira + şubat tüfe</text:p>
          </table:table-cell>
          <table:table-cell table:style-name="ce1"/>
          <table:table-cell office:value-type="float" office:value="2.29" table:style-name="ce11">
            <text:p>2,29</text:p>
          </table:table-cell>
          <table:table-cell office:value-type="float" office:value="7301.4397420000005" table:formula="of:=[.E67]*([.D68]+100)/100" table:style-name="ce12">
            <text:p>7.301,44</text:p>
          </table:table-cell>
          <table:table-cell table:style-name="ce1"/>
          <table:table-cell office:value-type="float" office:value="14439.419742" table:formula="of:=[.G67]+[.E68]-[.F68]" table:style-name="ce15">
            <text:p>14.439,42</text:p>
          </table:table-cell>
          <table:table-cell table:number-columns-repeated="16377"/>
        </table:table-row>
        <table:table-row table:style-name="ro1">
          <table:table-cell office:value-type="date" office:date-value="2023-03-31T00:00:00" table:style-name="ce16">
            <text:p>31.03.2023</text:p>
          </table:table-cell>
          <table:table-cell office:value-type="string" table:style-name="ce1">
            <text:p>Kira Nisan</text:p>
          </table:table-cell>
          <table:table-cell table:style-name="ce1"/>
          <table:table-cell office:value-type="float" office:value="2.29" table:style-name="ce11">
            <text:p>2,29</text:p>
          </table:table-cell>
          <table:table-cell table:style-name="ce12"/>
          <table:table-cell table:style-name="ce1"/>
          <table:table-cell office:value-type="float" office:value="14439.419742" table:formula="of:=[.G68]+[.E69]-[.F69]" table:style-name="ce15">
            <text:p>14.439,42</text:p>
          </table:table-cell>
          <table:table-cell table:number-columns-repeated="16377"/>
        </table:table-row>
        <table:table-row table:style-name="ro1">
          <table:table-cell table:style-name="ce16"/>
          <table:table-cell table:number-columns-repeated="2" table:style-name="ce1"/>
          <table:table-cell table:style-name="ce11"/>
          <table:table-cell table:number-columns-repeated="2" table:style-name="ce1"/>
          <table:table-cell office:value-type="float" office:value="14439.419742" table:formula="of:=[.G69]+[.E70]-[.F70]" table:style-name="ce15">
            <text:p>14.439,42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5 boy 40x40 profil</text:p>
          </table:table-cell>
          <table:table-cell table:style-name="ce9"/>
          <table:table-cell table:style-name="ce11"/>
          <table:table-cell office:value-type="float" office:value="1400" table:style-name="ce1">
            <text:p>1400</text:p>
          </table:table-cell>
          <table:table-cell table:style-name="ce1"/>
          <table:table-cell office:value-type="float" office:value="15839.419742" table:formula="of:=[.G70]+[.E71]-[.F71]" table:style-name="ce15">
            <text:p>15.839,42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mermer</text:p>
          </table:table-cell>
          <table:table-cell table:style-name="ce9"/>
          <table:table-cell table:style-name="ce11"/>
          <table:table-cell office:value-type="float" office:value="375" table:style-name="ce1">
            <text:p>375</text:p>
          </table:table-cell>
          <table:table-cell table:style-name="ce1"/>
          <table:table-cell office:value-type="float" office:value="16214.419742" table:formula="of:=[.G71]+[.E72]-[.F72]" table:style-name="ce15">
            <text:p>16.214,42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İCRA MASRAFI</text:p>
          </table:table-cell>
          <table:table-cell table:style-name="ce9"/>
          <table:table-cell table:style-name="ce11"/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16714.419741999998" table:formula="of:=[.G72]+[.E73]-[.F73]" table:style-name="ce15">
            <text:p>16.714,42</text:p>
          </table:table-cell>
          <table:table-cell table:number-columns-repeated="16377"/>
        </table:table-row>
        <table:table-row table:style-name="ro1">
          <table:table-cell office:value-type="date" office:date-value="2023-03-14T00:00:00" table:style-name="ce21">
            <text:p>14.03.2023</text:p>
          </table:table-cell>
          <table:table-cell office:value-type="string" table:style-name="ce1">
            <text:p>noter tahliye ihtarname</text:p>
          </table:table-cell>
          <table:table-cell table:style-name="ce1"/>
          <table:table-cell table:style-name="ce12"/>
          <table:table-cell office:value-type="float" office:value="752.54" table:style-name="ce1">
            <text:p>752,54</text:p>
          </table:table-cell>
          <table:table-cell table:style-name="ce1"/>
          <table:table-cell office:value-type="float" office:value="17466.959741999999" table:formula="of:=[.G73]+[.E74]-[.F74]" table:style-name="ce15">
            <text:p>17.466,96</text:p>
          </table:table-cell>
          <table:table-cell table:number-columns-repeated="16377"/>
        </table:table-row>
        <table:table-row table:style-name="ro1">
          <table:table-cell office:value-type="date" office:date-value="2023-04-12T00:00:00" table:style-name="ce16">
            <text:p>12.04.2023</text:p>
          </table:table-cell>
          <table:table-cell office:value-type="string" table:style-name="ce9">
            <text:p>emrullah özer- aliumutbalcı vakıfbank icradan havale</text:p>
          </table:table-cell>
          <table:table-cell table:style-name="ce9"/>
          <table:table-cell table:style-name="ce11"/>
          <table:table-cell table:style-name="ce1"/>
          <table:table-cell office:value-type="float" office:value="13000" table:style-name="ce1">
            <text:p>13000</text:p>
          </table:table-cell>
          <table:table-cell office:value-type="float" office:value="4466.9597419999991" table:formula="of:=[.G74]+[.E75]-[.F75]" table:style-name="ce15">
            <text:p>4.466,96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Havale 13000 = 11550 kira 1450 mart ayı elektrik</text:p>
          </table:table-cell>
          <table:table-cell table:style-name="ce1"/>
          <table:table-cell table:style-name="ce11"/>
          <table:table-cell table:number-columns-repeated="2" table:style-name="ce1"/>
          <table:table-cell office:value-type="float" office:value="4466.9597419999991" table:formula="of:=[.G75]+[.E76]-[.F76]" table:style-name="ce15">
            <text:p>4.466,96</text:p>
          </table:table-cell>
          <table:table-cell table:number-columns-repeated="16377"/>
        </table:table-row>
        <table:table-row table:style-name="ro1">
          <table:table-cell table:style-name="ce8"/>
          <table:table-cell table:number-columns-repeated="2" table:style-name="ce9"/>
          <table:table-cell table:style-name="ce11"/>
          <table:table-cell table:style-name="ce27"/>
          <table:table-cell table:style-name="ce1"/>
          <table:table-cell office:value-type="float" office:value="4466.9597419999991" table:formula="of:=[.G76]+[.E77]-[.F77]" table:style-name="ce28">
            <text:p>4.466,96</text:p>
          </table:table-cell>
          <table:table-cell table:number-columns-repeated="16377"/>
        </table:table-row>
        <table:table-row table:style-name="ro2">
          <table:table-cell office:value-type="date" office:date-value="2023-03-31T00:00:00" table:style-name="ce16">
            <text:p>31.03.2023</text:p>
          </table:table-cell>
          <table:table-cell office:value-type="string" table:style-name="ce9">
            <text:p>mart elektrik</text:p>
          </table:table-cell>
          <table:table-cell table:style-name="ce9"/>
          <table:table-cell table:style-name="ce11"/>
          <table:table-cell office:value-type="float" office:value="1447" table:style-name="ce1">
            <text:p>1447</text:p>
          </table:table-cell>
          <table:table-cell table:style-name="ce1"/>
          <table:table-cell office:value-type="float" office:value="5913.9597419999991" table:formula="of:=[.G77]+[.E78]-[.F78]" table:style-name="ce29">
            <text:p>5.913,96</text:p>
          </table:table-cell>
          <table:table-cell table:number-columns-repeated="16377"/>
        </table:table-row>
        <table:table-row table:style-name="ro2">
          <table:table-cell office:value-type="date" office:date-value="2023-03-31T00:00:00" table:style-name="ce16">
            <text:p>31.03.2023</text:p>
          </table:table-cell>
          <table:table-cell office:value-type="string" table:style-name="ce9">
            <text:p>nisan kira 83136/12=6928</text:p>
          </table:table-cell>
          <table:table-cell table:style-name="ce9"/>
          <table:table-cell table:style-name="ce12"/>
          <table:table-cell table:number-columns-repeated="2" table:style-name="ce1"/>
          <table:table-cell table:style-name="ce29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2023-24 1 aylık kira bedeli</text:p>
          </table:table-cell>
          <table:table-cell table:style-name="ce9"/>
          <table:table-cell office:value-type="float" office:value="6928" table:style-name="ce11">
            <text:p>6.928,00</text:p>
          </table:table-cell>
          <table:table-cell table:number-columns-repeated="2" table:style-name="ce1"/>
          <table:table-cell table:style-name="ce15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2022-23 den kalan 5913,96 TL ye</text:p>
          </table:table-cell>
          <table:table-cell table:style-name="ce9"/>
          <table:table-cell table:style-name="ce12"/>
          <table:table-cell table:number-columns-repeated="2" table:style-name="ce1"/>
          <table:table-cell table:style-name="ce15"/>
          <table:table-cell table:number-columns-repeated="2" table:style-name="ce10"/>
          <table:table-cell table:number-columns-repeated="52" table:style-name="ce8"/>
          <table:table-cell table:number-columns-repeated="16323"/>
        </table:table-row>
        <table:table-row table:style-name="ro1">
          <table:table-cell table:style-name="ce8"/>
          <table:table-cell office:value-type="string" table:style-name="ce9">
            <text:p>karşılık gelen kira bedeli</text:p>
          </table:table-cell>
          <table:table-cell table:style-name="ce9"/>
          <table:table-cell office:value-type="float" office:value="0.85363160248267889" table:formula="of:=[.G78]/[.D80]" table:style-name="ce11">
            <text:p>0,85</text:p>
          </table:table-cell>
          <table:table-cell table:number-columns-repeated="2" table:style-name="ce1"/>
          <table:table-cell table:style-name="ce15"/>
          <table:table-cell table:number-columns-repeated="2" table:style-name="ce10"/>
          <table:table-cell table:number-columns-repeated="52" table:style-name="ce8"/>
          <table:table-cell table:number-columns-repeated="16323"/>
        </table:table-row>
        <table:table-row table:number-rows-repeated="10" table:style-name="ro1">
          <table:table-cell table:style-name="ce8"/>
          <table:table-cell table:number-columns-repeated="2" table:style-name="ce9"/>
          <table:table-cell table:style-name="ce11"/>
          <table:table-cell table:number-columns-repeated="2" table:style-name="ce1"/>
          <table:table-cell table:style-name="ce15"/>
          <table:table-cell table:number-columns-repeated="2" table:style-name="ce10"/>
          <table:table-cell table:number-columns-repeated="52" table:style-name="ce8"/>
          <table:table-cell table:number-columns-repeated="16323"/>
        </table:table-row>
        <table:table-row table:style-name="ro1">
          <table:table-cell table:style-name="ce8"/>
          <table:table-cell office:value-type="string" table:style-name="ce9">
            <text:p>Masraflar</text:p>
          </table:table-cell>
          <table:table-cell table:style-name="ce9"/>
          <table:table-cell table:style-name="ce11"/>
          <table:table-cell table:style-name="ce1"/>
          <table:table-cell office:value-type="float" office:value="0" table:formula="of:=SUM([.F94:.F96])" table:style-name="ce11">
            <text:p>0,00</text:p>
          </table:table-cell>
          <table:table-cell table:style-name="ce15"/>
          <table:table-cell table:number-columns-repeated="2" table:style-name="ce1"/>
          <table:table-cell table:number-columns-repeated="52" table:style-name="ce8"/>
          <table:table-cell table:number-columns-repeated="16323"/>
        </table:table-row>
        <table:table-row table:style-name="ro1">
          <table:table-cell table:style-name="ce8"/>
          <table:table-cell table:number-columns-repeated="4" table:style-name="ce10"/>
          <table:table-cell table:style-name="ce18"/>
          <table:table-cell table:style-name="ce15"/>
          <table:table-cell table:number-columns-repeated="2" table:style-name="ce1"/>
          <table:table-cell table:number-columns-repeated="52" table:style-name="ce8"/>
          <table:table-cell table:number-columns-repeated="16323"/>
        </table:table-row>
        <table:table-row table:style-name="ro1">
          <table:table-cell table:style-name="ce16"/>
          <table:table-cell table:number-columns-repeated="4" table:style-name="ce10"/>
          <table:table-cell table:style-name="ce1"/>
          <table:table-cell table:style-name="ce5"/>
          <table:table-cell table:number-columns-repeated="3" table:style-name="ce1"/>
          <table:table-cell table:number-columns-repeated="51" table:style-name="ce8"/>
          <table:table-cell table:number-columns-repeated="16323"/>
        </table:table-row>
        <table:table-row table:style-name="ro1">
          <table:table-cell table:style-name="ce16"/>
          <table:table-cell table:number-columns-repeated="3" table:style-name="ce10"/>
          <table:table-cell table:number-columns-repeated="5" table:style-name="ce1"/>
          <table:table-cell table:style-name="ce8"/>
          <table:table-cell table:style-name="ce1"/>
          <table:table-cell table:number-columns-repeated="16373"/>
        </table:table-row>
        <table:table-row table:style-name="ro1">
          <table:table-cell table:style-name="ce16"/>
          <table:table-cell table:number-columns-repeated="2" table:style-name="ce10"/>
          <table:table-cell table:style-name="ce12"/>
          <table:table-cell table:number-columns-repeated="2" table:style-name="ce1"/>
          <table:table-cell table:style-name="ce5"/>
          <table:table-cell table:style-name="ce15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office:value-type="float" office:value="2022" table:style-name="ce30">
            <text:p>2022</text:p>
          </table:table-cell>
          <table:table-cell office:value-type="string" table:style-name="ce10">
            <text:p>Ocak</text:p>
          </table:table-cell>
          <table:table-cell table:style-name="ce10"/>
          <table:table-cell office:value-type="float" office:value="11.1" table:style-name="ce10">
            <text:p>11,10</text:p>
          </table:table-cell>
          <table:table-cell office:value-type="float" office:value="0" table:formula="of:=[.F98]" table:style-name="ce1">
            <text:p>0</text:p>
          </table:table-cell>
          <table:table-cell office:value-type="float" office:value="0" table:formula="of:=[.E97]+([.E97]*[.D98]/100)" table:style-name="ce1">
            <text:p>0</text:p>
          </table:table-cell>
          <table:table-cell table:number-columns-repeated="9" table:style-name="ce1"/>
          <table:table-cell table:number-columns-repeated="16369"/>
        </table:table-row>
        <table:table-row table:style-name="ro1">
          <table:table-cell table:style-name="ce16"/>
          <table:table-cell office:value-type="string" table:style-name="ce10">
            <text:p>Şubat</text:p>
          </table:table-cell>
          <table:table-cell table:style-name="ce10"/>
          <table:table-cell office:value-type="float" office:value="4.8099999999999996" table:style-name="ce31">
            <text:p>4,81</text:p>
          </table:table-cell>
          <table:table-cell office:value-type="float" office:value="0" table:formula="of:=[.F99]" table:style-name="ce1">
            <text:p>0</text:p>
          </table:table-cell>
          <table:table-cell office:value-type="float" office:value="0" table:formula="of:=[.E98]+([.E98]*[.D99]/100)" table:style-name="ce1">
            <text:p>0</text:p>
          </table:table-cell>
          <table:table-cell table:number-columns-repeated="2" table:style-name="ce10"/>
          <table:table-cell table:style-name="ce1"/>
          <table:table-cell table:number-columns-repeated="5" table:style-name="ce10"/>
          <table:table-cell table:number-columns-repeated="47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Mart</text:p>
          </table:table-cell>
          <table:table-cell table:style-name="ce10"/>
          <table:table-cell office:value-type="float" office:value="5.46" table:style-name="ce31">
            <text:p>5,46</text:p>
          </table:table-cell>
          <table:table-cell office:value-type="float" office:value="4000" table:style-name="ce1">
            <text:p>4000</text:p>
          </table:table-cell>
          <table:table-cell office:value-type="float" office:value="0" table:formula="of:=[.E99]+([.E99]*[.D100]/100)" table:style-name="ce1">
            <text:p>0</text:p>
          </table:table-cell>
          <table:table-cell table:style-name="ce5"/>
          <table:table-cell table:style-name="ce10"/>
          <table:table-cell table:style-name="ce1"/>
          <table:table-cell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Nisan</text:p>
          </table:table-cell>
          <table:table-cell table:style-name="ce10"/>
          <table:table-cell office:value-type="float" office:value="7.25" table:style-name="ce31">
            <text:p>7,25</text:p>
          </table:table-cell>
          <table:table-cell office:value-type="float" office:value="4290" table:formula="of:=[.F101]" table:style-name="ce1">
            <text:p>4290</text:p>
          </table:table-cell>
          <table:table-cell office:value-type="float" office:value="4290" table:formula="of:=[.E100]+([.E100]*[.D101]/100)" table:style-name="ce1">
            <text:p>4290</text:p>
          </table:table-cell>
          <table:table-cell office:value-type="percentage" office:value="6.7599067599067642E-2" table:formula="of:=1-([.$E$100]/[.F101])" table:style-name="ce32">
            <text:p>%6,76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Mayıs</text:p>
          </table:table-cell>
          <table:table-cell table:style-name="ce10"/>
          <table:table-cell office:value-type="float" office:value="2.98" table:style-name="ce31">
            <text:p>2,98</text:p>
          </table:table-cell>
          <table:table-cell office:value-type="float" office:value="4417.8419999999996" table:formula="of:=[.F102]" table:style-name="ce1">
            <text:p>4417,842</text:p>
          </table:table-cell>
          <table:table-cell office:value-type="float" office:value="4417.8419999999996" table:formula="of:=[.E101]+([.E101]*[.D102]/100)" table:style-name="ce1">
            <text:p>4417,842</text:p>
          </table:table-cell>
          <table:table-cell office:value-type="percentage" office:value="9.4580566711077396E-2" table:formula="of:=1-([.$E$100]/[.F102])" table:style-name="ce32">
            <text:p>%9,46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Haziran</text:p>
          </table:table-cell>
          <table:table-cell table:style-name="ce10"/>
          <table:table-cell office:value-type="float" office:value="4.95" table:style-name="ce31">
            <text:p>4,95</text:p>
          </table:table-cell>
          <table:table-cell office:value-type="float" office:value="4636.5251789999993" table:formula="of:=[.F103]" table:style-name="ce1">
            <text:p>4636,525179</text:p>
          </table:table-cell>
          <table:table-cell office:value-type="float" office:value="4636.5251789999993" table:formula="of:=[.E102]+([.E102]*[.D103]/100)" table:style-name="ce1">
            <text:p>4636,525179</text:p>
          </table:table-cell>
          <table:table-cell office:value-type="percentage" office:value="0.13728496113489985" table:formula="of:=1-([.$E$100]/[.F103])" table:style-name="ce32">
            <text:p>%13,73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Temmuz</text:p>
          </table:table-cell>
          <table:table-cell table:style-name="ce10"/>
          <table:table-cell office:value-type="float" office:value="2.37" table:style-name="ce31">
            <text:p>2,37</text:p>
          </table:table-cell>
          <table:table-cell office:value-type="float" office:value="4746.4108257422995" table:formula="of:=[.F104]" table:style-name="ce1">
            <text:p>4746,410826</text:p>
          </table:table-cell>
          <table:table-cell office:value-type="float" office:value="4746.4108257422995" table:formula="of:=[.E103]+([.E103]*[.D104]/100)" table:style-name="ce1">
            <text:p>4746,410826</text:p>
          </table:table-cell>
          <table:table-cell office:value-type="percentage" office:value="0.1572579477726872" table:formula="of:=1-([.$E$100]/[.F104])" table:style-name="ce32">
            <text:p>%15,73</text:p>
          </table:table-cell>
          <table:table-cell table:style-name="ce1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Ağustos</text:p>
          </table:table-cell>
          <table:table-cell table:style-name="ce10"/>
          <table:table-cell office:value-type="float" office:value="1.46" table:style-name="ce31">
            <text:p>1,46</text:p>
          </table:table-cell>
          <table:table-cell office:value-type="float" office:value="4815.7084237981371" table:formula="of:=[.F105]" table:style-name="ce1">
            <text:p>4815,708424</text:p>
          </table:table-cell>
          <table:table-cell office:value-type="float" office:value="4815.7084237981371" table:formula="of:=[.E104]+([.E104]*[.D105]/100)" table:style-name="ce1">
            <text:p>4815,708424</text:p>
          </table:table-cell>
          <table:table-cell office:value-type="percentage" office:value="0.16938492782642145" table:formula="of:=1-([.$E$100]/[.F105])" table:style-name="ce32">
            <text:p>%16,94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Eylül</text:p>
          </table:table-cell>
          <table:table-cell table:style-name="ce10"/>
          <table:table-cell office:value-type="float" office:value="3.08" table:style-name="ce33">
            <text:p>3,08</text:p>
          </table:table-cell>
          <table:table-cell office:value-type="float" office:value="4964.0322432511193" table:formula="of:=[.F106]" table:style-name="ce1">
            <text:p>4964,032243</text:p>
          </table:table-cell>
          <table:table-cell office:value-type="float" office:value="4964.0322432511193" table:formula="of:=[.E105]+([.E105]*[.D106]/100)" table:style-name="ce1">
            <text:p>4964,032243</text:p>
          </table:table-cell>
          <table:table-cell office:value-type="percentage" office:value="0.19420346122082011" table:formula="of:=1-([.$E$100]/[.F106])" table:style-name="ce32">
            <text:p>%19,42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16"/>
          <table:table-cell office:value-type="string" table:style-name="ce10">
            <text:p>Ekim</text:p>
          </table:table-cell>
          <table:table-cell table:style-name="ce10"/>
          <table:table-cell office:value-type="float" office:value="3.54" table:style-name="ce33">
            <text:p>3,54</text:p>
          </table:table-cell>
          <table:table-cell office:value-type="float" office:value="5139.7589846622086" table:formula="of:=[.F107]" table:style-name="ce1">
            <text:p>5139,758985</text:p>
          </table:table-cell>
          <table:table-cell office:value-type="float" office:value="5139.7589846622086" table:formula="of:=[.E106]+([.E106]*[.D107]/100)" table:style-name="ce1">
            <text:p>5139,758985</text:p>
          </table:table-cell>
          <table:table-cell office:value-type="percentage" office:value="0.22175339117328574" table:formula="of:=1-([.$E$100]/[.F107])" table:style-name="ce32">
            <text:p>%22,18</text:p>
          </table:table-cell>
          <table:table-cell table:style-name="ce10"/>
          <table:table-cell table:number-columns-repeated="2" table:style-name="ce5"/>
          <table:table-cell table:style-name="ce1"/>
          <table:table-cell table:number-columns-repeated="50" table:style-name="ce8"/>
          <table:table-cell table:number-columns-repeated="16323"/>
        </table:table-row>
        <table:table-row table:style-name="ro1">
          <table:table-cell table:style-name="ce8"/>
          <table:table-cell office:value-type="string" table:style-name="ce10">
            <text:p>Kasım</text:p>
          </table:table-cell>
          <table:table-cell table:style-name="ce10"/>
          <table:table-cell office:value-type="float" office:value="2.88" table:style-name="ce34">
            <text:p>2,88</text:p>
          </table:table-cell>
          <table:table-cell office:value-type="float" office:value="5287.78404342048" table:formula="of:=[.F108]" table:style-name="ce1">
            <text:p>5287,784043</text:p>
          </table:table-cell>
          <table:table-cell office:value-type="float" office:value="5287.78404342048" table:formula="of:=[.E107]+([.E107]*[.D108]/100)" table:style-name="ce1">
            <text:p>5287,784043</text:p>
          </table:table-cell>
          <table:table-cell office:value-type="percentage" office:value="0.24353945487294493" table:formula="of:=1-([.$E$100]/[.F108])" table:style-name="ce32">
            <text:p>%24,35</text:p>
          </table:table-cell>
          <table:table-cell table:style-name="ce23"/>
          <table:table-cell table:style-name="ce1"/>
          <table:table-cell table:number-columns-repeated="52" table:style-name="ce8"/>
          <table:table-cell table:number-columns-repeated="16323"/>
        </table:table-row>
        <table:table-row table:style-name="ro1">
          <table:table-cell table:style-name="ce8"/>
          <table:table-cell table:number-columns-repeated="2" table:style-name="ce1"/>
          <table:table-cell office:value-type="float" office:value="1.18" table:style-name="ce34">
            <text:p>1,18</text:p>
          </table:table-cell>
          <table:table-cell office:value-type="float" office:value="5350.1798951328419" table:formula="of:=[.F109]" table:style-name="ce1">
            <text:p>5350,179895</text:p>
          </table:table-cell>
          <table:table-cell office:value-type="float" office:value="5350.1798951328419" table:formula="of:=[.E108]+([.E108]*[.D109]/100)" table:style-name="ce1">
            <text:p>5350,179895</text:p>
          </table:table-cell>
          <table:table-cell office:value-type="percentage" office:value="0.25236158813297582" table:formula="of:=1-([.$E$100]/[.F109])" table:style-name="ce32">
            <text:p>%25,24</text:p>
          </table:table-cell>
          <table:table-cell table:number-columns-repeated="2" table:style-name="ce10"/>
          <table:table-cell table:number-columns-repeated="52" table:style-name="ce8"/>
          <table:table-cell table:number-columns-repeated="1632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0"/>
          <table:table-cell table:style-name="ce31"/>
          <table:table-cell table:number-columns-repeated="5" table:style-name="ce35"/>
          <table:table-cell table:number-columns-repeated="6" table:style-name="ce36"/>
          <table:table-cell table:number-columns-repeated="16369"/>
        </table:table-row>
        <table:table-row table:style-name="ro1">
          <table:table-cell/>
          <table:table-cell office:value-type="float" office:value="2022" table:style-name="ce30">
            <text:p>2022</text:p>
          </table:table-cell>
          <table:table-cell table:style-name="ce30"/>
          <table:table-cell table:number-columns-repeated="6" table:style-name="ce10"/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table:number-columns-repeated="2" table:style-name="ce10"/>
          <table:table-cell office:value-type="string" table:style-name="ce37">
            <text:p>endex</text:p>
          </table:table-cell>
          <table:table-cell office:value-type="string" table:style-name="ce20">
            <text:p>tüfe</text:p>
          </table:table-cell>
          <table:table-cell office:value-type="string" table:style-name="ce20">
            <text:p>aylık</text:p>
          </table:table-cell>
          <table:table-cell office:value-type="string" table:style-name="ce20">
            <text:p>aralığa göre</text:p>
          </table:table-cell>
          <table:table-cell office:value-type="string" table:style-name="ce20">
            <text:p>aynı aya göre</text:p>
          </table:table-cell>
          <table:table-cell office:value-type="string" table:style-name="ce20">
            <text:p>ortalama</text:p>
          </table:table-cell>
          <table:table-cell table:style-name="ce38"/>
          <table:table-cell table:number-columns-repeated="51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Aralık</text:p>
          </table:table-cell>
          <table:table-cell table:style-name="ce10"/>
          <table:table-cell office:value-type="float" office:value="686.95" table:style-name="ce12">
            <text:p>686,95</text:p>
          </table:table-cell>
          <table:table-cell table:style-name="ce1"/>
          <table:table-cell table:number-columns-repeated="4" table:style-name="ce10"/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Ocak</text:p>
          </table:table-cell>
          <table:table-cell table:style-name="ce10"/>
          <table:table-cell office:value-type="float" office:value="763.23" table:style-name="ce31">
            <text:p>763,23</text:p>
          </table:table-cell>
          <table:table-cell office:value-type="percentage" office:value="0.11104156052114414" table:formula="of:=([.D117]-[.D116])/[.D116]" table:style-name="ce23">
            <text:p>%11,10</text:p>
          </table:table-cell>
          <table:table-cell office:value-type="float" office:value="11.1" table:style-name="ce35">
            <text:p>11,10</text:p>
          </table:table-cell>
          <table:table-cell office:value-type="float" office:value="11.1" table:style-name="ce35">
            <text:p>11,10</text:p>
          </table:table-cell>
          <table:table-cell office:value-type="float" office:value="48.69" table:style-name="ce35">
            <text:p>48,69</text:p>
          </table:table-cell>
          <table:table-cell office:value-type="float" office:value="22.58" table:style-name="ce39">
            <text:p>22,58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Şubat</text:p>
          </table:table-cell>
          <table:table-cell table:style-name="ce10"/>
          <table:table-cell office:value-type="float" office:value="799.93" table:style-name="ce31">
            <text:p>799,93</text:p>
          </table:table-cell>
          <table:table-cell office:value-type="percentage" office:value="4.8085111958387286E-2" table:formula="of:=([.D118]-[.D117])/[.D117]" table:style-name="ce23">
            <text:p>%4,81</text:p>
          </table:table-cell>
          <table:table-cell office:value-type="float" office:value="4.8099999999999996" table:style-name="ce35">
            <text:p>4,81</text:p>
          </table:table-cell>
          <table:table-cell office:value-type="float" office:value="16.45" table:style-name="ce35">
            <text:p>16,45</text:p>
          </table:table-cell>
          <table:table-cell office:value-type="float" office:value="54.44" table:style-name="ce35">
            <text:p>54,44</text:p>
          </table:table-cell>
          <table:table-cell office:value-type="float" office:value="25.98" table:style-name="ce39">
            <text:p>25,98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Mart</text:p>
          </table:table-cell>
          <table:table-cell table:style-name="ce10"/>
          <table:table-cell office:value-type="float" office:value="843.64" table:style-name="ce31">
            <text:p>843,64</text:p>
          </table:table-cell>
          <table:table-cell office:value-type="percentage" office:value="5.4642281199605014E-2" table:formula="of:=([.D119]-[.D118])/[.D118]" table:style-name="ce23">
            <text:p>%5,46</text:p>
          </table:table-cell>
          <table:table-cell office:value-type="float" office:value="5.46" table:style-name="ce35">
            <text:p>5,46</text:p>
          </table:table-cell>
          <table:table-cell office:value-type="float" office:value="22.81" table:style-name="ce35">
            <text:p>22,81</text:p>
          </table:table-cell>
          <table:table-cell office:value-type="float" office:value="61.14" table:style-name="ce35">
            <text:p>61,14</text:p>
          </table:table-cell>
          <table:table-cell office:value-type="float" office:value="29.88" table:style-name="ce40">
            <text:p>29,88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Nisan</text:p>
          </table:table-cell>
          <table:table-cell table:style-name="ce10"/>
          <table:table-cell office:value-type="float" office:value="904.79" table:style-name="ce31">
            <text:p>904,79</text:p>
          </table:table-cell>
          <table:table-cell office:value-type="percentage" office:value="7.2483523777914727E-2" table:formula="of:=([.D120]-[.D119])/[.D119]" table:style-name="ce23">
            <text:p>%7,25</text:p>
          </table:table-cell>
          <table:table-cell office:value-type="float" office:value="7.25" table:style-name="ce35">
            <text:p>7,25</text:p>
          </table:table-cell>
          <table:table-cell office:value-type="float" office:value="31.71" table:style-name="ce35">
            <text:p>31,71</text:p>
          </table:table-cell>
          <table:table-cell office:value-type="float" office:value="69.97" table:style-name="ce35">
            <text:p>69,97</text:p>
          </table:table-cell>
          <table:table-cell office:value-type="float" office:value="34.46" table:style-name="ce40">
            <text:p>34,46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Mayıs</text:p>
          </table:table-cell>
          <table:table-cell table:style-name="ce10"/>
          <table:table-cell office:value-type="float" office:value="931.76" table:style-name="ce31">
            <text:p>931,76</text:p>
          </table:table-cell>
          <table:table-cell office:value-type="percentage" office:value="2.9808021750903555E-2" table:formula="of:=([.D121]-[.D120])/[.D120]" table:style-name="ce23">
            <text:p>%2,98</text:p>
          </table:table-cell>
          <table:table-cell office:value-type="float" office:value="2.98" table:style-name="ce35">
            <text:p>2,98</text:p>
          </table:table-cell>
          <table:table-cell office:value-type="float" office:value="35.64" table:style-name="ce35">
            <text:p>35,64</text:p>
          </table:table-cell>
          <table:table-cell office:value-type="float" office:value="73.5" table:style-name="ce35">
            <text:p>73,50</text:p>
          </table:table-cell>
          <table:table-cell office:value-type="float" office:value="39.33" table:style-name="ce40">
            <text:p>39,33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Haziran</text:p>
          </table:table-cell>
          <table:table-cell table:style-name="ce10"/>
          <table:table-cell office:value-type="float" office:value="977.9" table:style-name="ce31">
            <text:p>977,90</text:p>
          </table:table-cell>
          <table:table-cell office:value-type="percentage" office:value="4.9519189490856E-2" table:formula="of:=([.D122]-[.D121])/[.D121]" table:style-name="ce23">
            <text:p>%4,95</text:p>
          </table:table-cell>
          <table:table-cell office:value-type="float" office:value="4.95" table:style-name="ce35">
            <text:p>4,95</text:p>
          </table:table-cell>
          <table:table-cell office:value-type="float" office:value="42.35" table:style-name="ce35">
            <text:p>42,35</text:p>
          </table:table-cell>
          <table:table-cell office:value-type="float" office:value="78.62" table:style-name="ce35">
            <text:p>78,62</text:p>
          </table:table-cell>
          <table:table-cell office:value-type="float" office:value="44.54" table:style-name="ce40">
            <text:p>44,54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Temmuz</text:p>
          </table:table-cell>
          <table:table-cell table:style-name="ce10"/>
          <table:table-cell office:value-type="float" office:value="1001.03" table:style-name="ce34">
            <text:p>1.001,03</text:p>
          </table:table-cell>
          <table:table-cell office:value-type="percentage" office:value="2.3652725227528374E-2" table:formula="of:=([.D123]-[.D122])/[.D122]" table:style-name="ce23">
            <text:p>%2,37</text:p>
          </table:table-cell>
          <table:table-cell office:value-type="float" office:value="2.37" table:style-name="ce35">
            <text:p>2,37</text:p>
          </table:table-cell>
          <table:table-cell office:value-type="float" office:value="45.72" table:style-name="ce35">
            <text:p>45,72</text:p>
          </table:table-cell>
          <table:table-cell office:value-type="float" office:value="79.599999999999994" table:style-name="ce35">
            <text:p>79,60</text:p>
          </table:table-cell>
          <table:table-cell office:value-type="float" office:value="49.65" table:style-name="ce41">
            <text:p>49,65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Ağustos</text:p>
          </table:table-cell>
          <table:table-cell table:style-name="ce10"/>
          <table:table-cell office:value-type="float" office:value="1015.65" table:style-name="ce34">
            <text:p>1.015,65</text:p>
          </table:table-cell>
          <table:table-cell office:value-type="percentage" office:value="1.4604956894398774E-2" table:formula="of:=([.D124]-[.D123])/[.D123]" table:style-name="ce23">
            <text:p>%1,46</text:p>
          </table:table-cell>
          <table:table-cell office:value-type="float" office:value="1.46" table:style-name="ce35">
            <text:p>1,46</text:p>
          </table:table-cell>
          <table:table-cell office:value-type="float" office:value="47.85" table:style-name="ce35">
            <text:p>47,85</text:p>
          </table:table-cell>
          <table:table-cell office:value-type="float" office:value="80.209999999999994" table:style-name="ce35">
            <text:p>80,21</text:p>
          </table:table-cell>
          <table:table-cell office:value-type="float" office:value="54.69" table:style-name="ce39">
            <text:p>54,69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Eylül</text:p>
          </table:table-cell>
          <table:table-cell table:style-name="ce10"/>
          <table:table-cell office:value-type="float" office:value="1046.8900000000001" table:style-name="ce34">
            <text:p>1.046,89</text:p>
          </table:table-cell>
          <table:table-cell office:value-type="percentage" office:value="3.0758627479939078E-2" table:formula="of:=([.D125]-[.D124])/[.D124]" table:style-name="ce23">
            <text:p>%3,08</text:p>
          </table:table-cell>
          <table:table-cell office:value-type="float" office:value="3.08" table:style-name="ce33">
            <text:p>3,08</text:p>
          </table:table-cell>
          <table:table-cell office:value-type="float" office:value="52.4" table:style-name="ce33">
            <text:p>52,40</text:p>
          </table:table-cell>
          <table:table-cell office:value-type="float" office:value="83.45" table:style-name="ce33">
            <text:p>83,45</text:p>
          </table:table-cell>
          <table:table-cell office:value-type="float" office:value="59.91" table:style-name="ce39">
            <text:p>59,91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Ekim</text:p>
          </table:table-cell>
          <table:table-cell table:style-name="ce10"/>
          <table:table-cell office:value-type="float" office:value="1084" table:style-name="ce34">
            <text:p>1.084,00</text:p>
          </table:table-cell>
          <table:table-cell office:value-type="percentage" office:value="3.5447850299458294E-2" table:formula="of:=([.D126]-[.D125])/[.D125]" table:style-name="ce23">
            <text:p>%3,54</text:p>
          </table:table-cell>
          <table:table-cell office:value-type="float" office:value="3.54" table:style-name="ce33">
            <text:p>3,54</text:p>
          </table:table-cell>
          <table:table-cell office:value-type="float" office:value="57.8" table:style-name="ce33">
            <text:p>57,80</text:p>
          </table:table-cell>
          <table:table-cell office:value-type="float" office:value="85.51" table:style-name="ce33">
            <text:p>85,51</text:p>
          </table:table-cell>
          <table:table-cell office:value-type="float" office:value="65.260000000000005" table:style-name="ce40">
            <text:p>65,26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Kasım</text:p>
          </table:table-cell>
          <table:table-cell table:style-name="ce10"/>
          <table:table-cell office:value-type="float" office:value="1115.26" table:style-name="ce34">
            <text:p>1.115,26</text:p>
          </table:table-cell>
          <table:table-cell office:value-type="percentage" office:value="2.8837638376383756E-2" table:formula="of:=([.D127]-[.D126])/[.D126]" table:style-name="ce23">
            <text:p>%2,88</text:p>
          </table:table-cell>
          <table:table-cell office:value-type="float" office:value="2.88" table:style-name="ce36">
            <text:p><text:s/>2,88</text:p>
          </table:table-cell>
          <table:table-cell office:value-type="float" office:value="62.35" table:style-name="ce33">
            <text:p>62,35</text:p>
          </table:table-cell>
          <table:table-cell office:value-type="float" office:value="84.39" table:style-name="ce33">
            <text:p>84,39</text:p>
          </table:table-cell>
          <table:table-cell office:value-type="float" office:value="70.36" table:style-name="ce40">
            <text:p>70,36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/>
          <table:table-cell office:value-type="string" table:style-name="ce10">
            <text:p>Aralık</text:p>
          </table:table-cell>
          <table:table-cell table:style-name="ce10"/>
          <table:table-cell office:value-type="float" office:value="1128.45" table:style-name="ce34">
            <text:p>1.128,45</text:p>
          </table:table-cell>
          <table:table-cell office:value-type="percentage" office:value="1.1826838584724688E-2" table:formula="of:=([.D128]-[.D127])/[.D127]" table:style-name="ce23">
            <text:p>%1,18</text:p>
          </table:table-cell>
          <table:table-cell office:value-type="float" office:value="1.18" table:style-name="ce36">
            <text:p><text:s/>1,18</text:p>
          </table:table-cell>
          <table:table-cell office:value-type="float" office:value="64.27" table:style-name="ce33">
            <text:p>64,27</text:p>
          </table:table-cell>
          <table:table-cell office:value-type="float" office:value="64.27" table:style-name="ce33">
            <text:p>64,27</text:p>
          </table:table-cell>
          <table:table-cell office:value-type="float" office:value="72.31" table:style-name="ce40">
            <text:p>72,31</text:p>
          </table:table-cell>
          <table:table-cell table:number-columns-repeated="52" table:style-name="ce8"/>
          <table:table-cell table:number-columns-repeated="1632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4000" table:style-name="ce10">
            <text:p>4.000,00</text:p>
          </table:table-cell>
          <table:table-cell office:value-type="percentage" office:value="0.33759660518704671" table:formula="of:=([.D128]-[.D119])/[.D119]" table:style-name="ce23">
            <text:p>%33,76</text:p>
          </table:table-cell>
          <table:table-cell office:value-type="float" office:value="1350.3864207481868" table:formula="of:=[.F130]*[.G130]" table:style-name="ce10">
            <text:p>1.350,39</text:p>
          </table:table-cell>
          <table:table-cell office:value-type="float" office:value="5350.3864207481865" table:formula="of:=[.F130]+[.H130]" table:style-name="ce10">
            <text:p>5.350,39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float" office:value="4000" table:formula="of:=[.F130]" table:style-name="ce10">
            <text:p>4.000,00</text:p>
          </table:table-cell>
          <table:table-cell office:value-type="percentage" office:value="0.72310000000000008" table:formula="of:=[.I128]/100" table:style-name="ce23">
            <text:p>%72,31</text:p>
          </table:table-cell>
          <table:table-cell office:value-type="float" office:value="2892.4" table:formula="of:=[.F131]*[.G131]" table:style-name="ce10">
            <text:p>2.892,40</text:p>
          </table:table-cell>
          <table:table-cell office:value-type="float" office:value="6892.4" table:formula="of:=[.F131]+[.H131]" table:style-name="ce10">
            <text:p>6.892,40</text:p>
          </table:table-cell>
          <table:table-cell table:number-columns-repeated="16375"/>
        </table:table-row>
        <table:table-row table:number-rows-repeated="1048445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8">
            <text:p>SnyG702-22</text:p>
          </table:table-cell>
          <table:table-cell office:value-type="string" table:style-name="ce9">
            <text:p>Sanayi pano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42">
            <text:p>30 Eylül 2022 – 29 Eylül 202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etin Çelik 2022-2023</text:p>
          </table:table-cell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Toplamlar</text:p>
          </table:table-cell>
          <table:table-cell table:number-columns-repeated="2" table:style-name="ce1"/>
          <table:table-cell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1">
            <text:p>4.00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1">
            <text:p>4.40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Toplam Ödenecek</text:p>
          </table:table-cell>
          <table:table-cell office:value-type="float" office:value="0" table:formula="of:=[.E27]" table:style-name="ce11">
            <text:p>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6">
            <text:p><text:s/>Masraf</text:p>
          </table:table-cell>
          <table:table-cell office:value-type="float" office:value="0" table:formula="of:=[.D30]" table:style-name="ce11">
            <text:p>0,00</text:p>
          </table:table-cell>
          <table:table-cell table:number-columns-repeated="2"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13">
            <text:p>Net Kira</text:p>
          </table:table-cell>
          <table:table-cell office:value-type="float" office:value="4400" table:formula="of:=[.C6]-[.C8]" table:style-name="ce11">
            <text:p>4.400,00</text:p>
          </table:table-cell>
          <table:table-cell table:style-name="ce1"/>
          <table:table-cell table:style-name="ce11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table:style-name="ce9"/>
          <table:table-cell table:number-columns-repeated="4" table:style-name="ce10"/>
          <table:table-cell table:number-columns-repeated="16378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30-09-2022 – 29-09-2023</text:p>
          </table:table-cell>
          <table:table-cell table:number-columns-repeated="2" table:style-name="ce10"/>
          <table:table-cell table:style-name="ce15"/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1">
            <text:p>kira bedeli 48000 den kalan</text:p>
          </table:table-cell>
          <table:table-cell table:number-columns-repeated="2" table:style-name="ce10"/>
          <table:table-cell office:value-type="float" office:value="0" table:formula="of:=[.E12]+[.C13]-[.D13]" table:style-name="ce15">
            <text:p>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21"/>
          <table:table-cell table:style-name="ce8"/>
          <table:table-cell table:style-name="ce12"/>
          <table:table-cell table:style-name="ce1"/>
          <table:table-cell office:value-type="float" office:value="0" table:formula="of:=[.E13]+[.C14]-[.D14]" table:style-name="ce15">
            <text:p>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8">
            <text:p><text:s/>2022 kiradan kalan 1000 5/8</text:p>
          </table:table-cell>
          <table:table-cell office:value-type="float" office:value="1000" table:style-name="ce12">
            <text:p>1.000,00</text:p>
          </table:table-cell>
          <table:table-cell table:style-name="ce1"/>
          <table:table-cell office:value-type="float" office:value="1000" table:formula="of:=[.E14]+[.C15]-[.D15]" table:style-name="ce15">
            <text:p>1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8">
            <text:p><text:s/>2022 kiradan kalan 1000 6/8</text:p>
          </table:table-cell>
          <table:table-cell office:value-type="float" office:value="1000" table:style-name="ce12">
            <text:p>1.000,00</text:p>
          </table:table-cell>
          <table:table-cell table:style-name="ce1"/>
          <table:table-cell office:value-type="float" office:value="2000" table:formula="of:=[.E15]+[.C16]-[.D16]" table:style-name="ce15">
            <text:p>2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3-30T00:00:00" table:style-name="ce21">
            <text:p>30.03.2023</text:p>
          </table:table-cell>
          <table:table-cell office:value-type="string" table:style-name="ce8">
            <text:p><text:s/>2022 kiradan kalan 1000 7/8</text:p>
          </table:table-cell>
          <table:table-cell office:value-type="float" office:value="1000" table:style-name="ce12">
            <text:p>1.000,00</text:p>
          </table:table-cell>
          <table:table-cell table:style-name="ce10"/>
          <table:table-cell office:value-type="float" office:value="3000" table:formula="of:=[.E16]+[.C17]-[.D17]" table:style-name="ce15">
            <text:p>3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8">
            <text:p><text:s/>2022 kiradan kalan 1000 8/8</text:p>
          </table:table-cell>
          <table:table-cell office:value-type="float" office:value="1000" table:style-name="ce12">
            <text:p>1.000,00</text:p>
          </table:table-cell>
          <table:table-cell table:style-name="ce10"/>
          <table:table-cell office:value-type="float" office:value="4000" table:formula="of:=[.E17]+[.C18]-[.D18]" table:style-name="ce15">
            <text:p>4.0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16"/>
          <table:table-cell table:number-columns-repeated="3" table:style-name="ce1"/>
          <table:table-cell office:value-type="float" office:value="4000" table:formula="of:=[.E18]+[.C19]-[.D19]" table:style-name="ce15">
            <text:p>4.0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16"/>
          <table:table-cell office:value-type="string" table:style-name="ce9">
            <text:p>Elektrik Teminat Bedelinden kalan</text:p>
          </table:table-cell>
          <table:table-cell office:value-type="float" office:value="400" table:style-name="ce12">
            <text:p>400,00</text:p>
          </table:table-cell>
          <table:table-cell table:style-name="ce1"/>
          <table:table-cell office:value-type="float" office:value="4400" table:formula="of:=[.E19]+[.C20]-[.D20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8">
            <text:p>2023-01 elektrik tmnt 200 5/6</text:p>
          </table:table-cell>
          <table:table-cell table:number-columns-repeated="2" table:style-name="ce12"/>
          <table:table-cell office:value-type="float" office:value="4400" table:formula="of:=[.E20]+[.C21]-[.D21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office:value-type="string" table:style-name="ce8">
            <text:p>2023-02 elektrik tmnt 200 6/6</text:p>
          </table:table-cell>
          <table:table-cell table:number-columns-repeated="2" table:style-name="ce12"/>
          <table:table-cell office:value-type="float" office:value="4400" table:formula="of:=[.E21]+[.C22]-[.D22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6"/>
          <table:table-cell table:style-name="ce1"/>
          <table:table-cell table:style-name="ce12"/>
          <table:table-cell table:style-name="ce1"/>
          <table:table-cell office:value-type="float" office:value="4400" table:formula="of:=[.E22]+[.C23]-[.D23]" table:style-name="ce15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6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2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15">
            <text:p>2.000,00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date" office:date-value="2023-03-13T00:00:00" table:style-name="ce16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15">
            <text:p>-400,0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15">
            <text:p>-57,60</text:p>
          </table:table-cell>
          <table:table-cell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15">
            <text:p>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 table:style-name="ce8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8"/>
          <table:table-cell office:value-type="string" table:style-name="ce9">
            <text:p>Masraflar</text:p>
          </table:table-cell>
          <table:table-cell table:style-name="ce1"/>
          <table:table-cell office:value-type="float" office:value="0" table:formula="of:=SUM([.D32:.D51])" table:style-name="ce11">
            <text:p>0,00</text:p>
          </table:table-cell>
          <table:table-cell table:style-name="ce15"/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2" table:style-name="ce10"/>
          <table:table-cell table:style-name="ce18"/>
          <table:table-cell table:style-name="ce15"/>
          <table:table-cell table:number-columns-repeated="16379" table:style-name="ce1"/>
        </table:table-row>
        <table:table-row table:style-name="ro1">
          <table:table-cell table:style-name="ce16"/>
          <table:table-cell table:number-columns-repeated="2" table:style-name="ce10"/>
          <table:table-cell table:style-name="ce18"/>
          <table:table-cell table:style-name="ce15"/>
          <table:table-cell table:number-columns-repeated="16379" table:style-name="ce1"/>
        </table:table-row>
        <table:table-row table:style-name="ro1">
          <table:table-cell table:style-name="ce16"/>
          <table:table-cell table:number-columns-repeated="2" table:style-name="ce10"/>
          <table:table-cell table:style-name="ce20"/>
          <table:table-cell table:style-name="ce15"/>
          <table:table-cell table:number-columns-repeated="16379" table:style-name="ce1"/>
        </table:table-row>
        <table:table-row table:number-rows-repeated="2" table:style-name="ro1">
          <table:table-cell table:style-name="ce16"/>
          <table:table-cell table:number-columns-repeated="3" table:style-name="ce10"/>
          <table:table-cell table:style-name="ce15"/>
          <table:table-cell table:number-columns-repeated="16379" table:style-name="ce1"/>
        </table:table-row>
        <table:table-row table:number-rows-repeated="5" table:style-name="ro1">
          <table:table-cell table:style-name="ce16"/>
          <table:table-cell table:number-columns-repeated="4" table:style-name="ce10"/>
          <table:table-cell table:number-columns-repeated="16379" table:style-name="ce1"/>
        </table:table-row>
        <table:table-row table:number-rows-repeated="3" table:style-name="ro1">
          <table:table-cell table:style-name="ce16"/>
          <table:table-cell table:number-columns-repeated="3" table:style-name="ce10"/>
          <table:table-cell table:style-name="ce9"/>
          <table:table-cell table:style-name="ce23"/>
          <table:table-cell table:number-columns-repeated="16378"/>
        </table:table-row>
        <table:table-row table:number-rows-repeated="2" table:style-name="ro1">
          <table:table-cell table:style-name="ce8"/>
          <table:table-cell table:number-columns-repeated="3" table:style-name="ce10"/>
          <table:table-cell table:style-name="ce9"/>
          <table:table-cell table:style-name="ce23"/>
          <table:table-cell table:number-columns-repeated="16378"/>
        </table:table-row>
        <table:table-row table:number-rows-repeated="3" table:style-name="ro1">
          <table:table-cell table:style-name="ce8"/>
          <table:table-cell table:number-columns-repeated="5" table:style-name="ce10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19" table:default-cell-style-name="ce8"/>
        <table:table-column table:style-name="co20" table:default-cell-style-name="ce8"/>
        <table:table-column table:style-name="co4" table:default-cell-style-name="ce10"/>
        <table:table-column table:style-name="co5" table:default-cell-style-name="ce10"/>
        <table:table-column table:style-name="co21" table:default-cell-style-name="ce10"/>
        <table:table-column table:style-name="co5" table:default-cell-style-name="ce10"/>
        <table:table-column table:style-name="co10" table:default-cell-style-name="ce10"/>
        <table:table-column table:style-name="co1" table:number-columns-repeated="52" table:default-cell-style-name="ce8"/>
        <table:table-column table:style-name="co6" table:number-columns-repeated="16325" table:default-cell-style-name="ce1"/>
        <table:table-row table:style-name="ro1">
          <table:table-cell table:style-name="ce8"/>
          <table:table-cell table:style-name="ce9"/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string" table:style-name="ce9">
            <text:p>Sanayi 1 Yazıhane</text:p>
          </table:table-cell>
          <table:table-cell table:style-name="ce10"/>
          <table:table-cell office:value-type="string" table:style-name="ce10">
            <text:p>300 m2</text:p>
          </table:table-cell>
          <table:table-cell table:style-name="ce10"/>
          <table:table-cell office:value-type="float" office:value="2851.3" table:formula="of:=SUM([.F6:.F55])" table:style-name="ce11">
            <text:p>2.851,30</text:p>
          </table:table-cell>
          <table:table-cell office:value-type="float" office:value="-2851.3" table:formula="of:=[.G21]" table:style-name="ce11">
            <text:p>-2.851,3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Tarih</text:p>
          </table:table-cell>
          <table:table-cell office:value-type="string" table:style-name="ce14">
            <text:p>Açıklama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office:value-type="string" table:style-name="ce13">
            <text:p>Masraf</text:p>
          </table:table-cell>
          <table:table-cell office:value-type="string" table:style-name="ce13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3" table:style-name="ce10"/>
          <table:table-cell table:style-name="ce18"/>
          <table:table-cell table:style-name="ce11"/>
          <table:table-cell table:number-columns-repeated="16377"/>
        </table:table-row>
        <table:table-row table:style-name="ro1">
          <table:table-cell office:value-type="date" office:date-value="2022-01-30T00:00:00" table:style-name="ce16">
            <text:p>30.01.2022</text:p>
          </table:table-cell>
          <table:table-cell office:value-type="string" table:style-name="ce8">
            <text:p>Elektrik 1-2022</text:p>
          </table:table-cell>
          <table:table-cell table:number-columns-repeated="2" table:style-name="ce1"/>
          <table:table-cell table:style-name="ce10"/>
          <table:table-cell office:value-type="float" office:value="60.27" table:style-name="ce12">
            <text:p>60,27</text:p>
          </table:table-cell>
          <table:table-cell office:value-type="float" office:value="-60.27" table:formula="of:=[.G5]+[.E6]-[.F6]" table:style-name="ce12">
            <text:p>-60,27</text:p>
          </table:table-cell>
          <table:table-cell table:number-columns-repeated="16377"/>
        </table:table-row>
        <table:table-row table:style-name="ro1">
          <table:table-cell office:value-type="date" office:date-value="2022-02-28T00:00:00" table:style-name="ce16">
            <text:p>28.02.2022</text:p>
          </table:table-cell>
          <table:table-cell office:value-type="string" table:style-name="ce8">
            <text:p>Elektrik 2-2022</text:p>
          </table:table-cell>
          <table:table-cell table:number-columns-repeated="2" table:style-name="ce1"/>
          <table:table-cell table:style-name="ce10"/>
          <table:table-cell office:value-type="float" office:value="69.31" table:style-name="ce12">
            <text:p>69,31</text:p>
          </table:table-cell>
          <table:table-cell office:value-type="float" office:value="-129.58000000000001" table:formula="of:=[.G6]+[.E7]-[.F7]" table:style-name="ce12">
            <text:p>-129,58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6">
            <text:p>30.12.2022</text:p>
          </table:table-cell>
          <table:table-cell office:value-type="string" table:style-name="ce8">
            <text:p>Elektrik 3-2022</text:p>
          </table:table-cell>
          <table:table-cell table:number-columns-repeated="2" table:style-name="ce1"/>
          <table:table-cell table:style-name="ce10"/>
          <table:table-cell office:value-type="float" office:value="85.88" table:style-name="ce12">
            <text:p>85,88</text:p>
          </table:table-cell>
          <table:table-cell office:value-type="float" office:value="-215.46" table:formula="of:=[.G7]+[.E8]-[.F8]" table:style-name="ce12">
            <text:p>-215,46</text:p>
          </table:table-cell>
          <table:table-cell table:number-columns-repeated="16377"/>
        </table:table-row>
        <table:table-row table:style-name="ro1">
          <table:table-cell office:value-type="date" office:date-value="2022-03-11T00:00:00" table:style-name="ce16">
            <text:p>11.03.2022</text:p>
          </table:table-cell>
          <table:table-cell office:value-type="string" table:style-name="ce8">
            <text:p>Elektrik 4-2022</text:p>
          </table:table-cell>
          <table:table-cell table:number-columns-repeated="2" table:style-name="ce1"/>
          <table:table-cell table:style-name="ce10"/>
          <table:table-cell office:value-type="float" office:value="82.32" table:style-name="ce12">
            <text:p>82,32</text:p>
          </table:table-cell>
          <table:table-cell office:value-type="float" office:value="-297.77999999999997" table:formula="of:=[.G8]+[.E9]-[.F9]" table:style-name="ce12">
            <text:p>-297,78</text:p>
          </table:table-cell>
          <table:table-cell table:number-columns-repeated="16377"/>
        </table:table-row>
        <table:table-row table:style-name="ro1">
          <table:table-cell office:value-type="date" office:date-value="2022-04-30T00:00:00" table:style-name="ce16">
            <text:p>30.04.2022</text:p>
          </table:table-cell>
          <table:table-cell office:value-type="string" table:style-name="ce8">
            <text:p>Elektrik 5-2022</text:p>
          </table:table-cell>
          <table:table-cell table:number-columns-repeated="2" table:style-name="ce1"/>
          <table:table-cell table:style-name="ce10"/>
          <table:table-cell office:value-type="float" office:value="140.4" table:style-name="ce12">
            <text:p>140,40</text:p>
          </table:table-cell>
          <table:table-cell office:value-type="float" office:value="-438.17999999999995" table:formula="of:=[.G9]+[.E10]-[.F10]" table:style-name="ce12">
            <text:p>-438,18</text:p>
          </table:table-cell>
          <table:table-cell table:number-columns-repeated="16377"/>
        </table:table-row>
        <table:table-row table:style-name="ro1">
          <table:table-cell office:value-type="date" office:date-value="2022-05-30T00:00:00" table:style-name="ce16">
            <text:p>30.05.2022</text:p>
          </table:table-cell>
          <table:table-cell office:value-type="string" table:style-name="ce8">
            <text:p>Elektrik 6–2022</text:p>
          </table:table-cell>
          <table:table-cell table:number-columns-repeated="2" table:style-name="ce1"/>
          <table:table-cell table:style-name="ce10"/>
          <table:table-cell office:value-type="float" office:value="48.8" table:style-name="ce12">
            <text:p>48,80</text:p>
          </table:table-cell>
          <table:table-cell office:value-type="float" office:value="-486.97999999999996" table:formula="of:=[.G10]+[.E11]-[.F11]" table:style-name="ce12">
            <text:p>-486,98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6">
            <text:p>14.10.2022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10"/>
          <table:table-cell table:style-name="ce1"/>
          <table:table-cell office:value-type="float" office:value="-486.97999999999996" table:formula="of:=[.G11]+[.E12]-[.F12]" table:style-name="ce12">
            <text:p>-486,98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6">
            <text:p>14.10.2022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style-name="ce10"/>
          <table:table-cell table:style-name="ce12"/>
          <table:table-cell office:value-type="float" office:value="-486.97999999999996" table:formula="of:=[.G12]+[.E13]-[.F13]" table:style-name="ce12">
            <text:p>-486,98</text:p>
          </table:table-cell>
          <table:table-cell table:number-columns-repeated="16377"/>
        </table:table-row>
        <table:table-row table:style-name="ro1">
          <table:table-cell table:style-name="ce16"/>
          <table:table-cell office:value-type="string" table:style-name="ce8">
            <text:p>Elektrik 7–2022</text:p>
          </table:table-cell>
          <table:table-cell table:number-columns-repeated="2" table:style-name="ce1"/>
          <table:table-cell table:style-name="ce10"/>
          <table:table-cell office:value-type="float" office:value="69.38" table:style-name="ce12">
            <text:p>69,38</text:p>
          </table:table-cell>
          <table:table-cell office:value-type="float" office:value="-556.3599999999999" table:formula="of:=[.G13]+[.E14]-[.F14]" table:style-name="ce12">
            <text:p>-556,36</text:p>
          </table:table-cell>
          <table:table-cell table:number-columns-repeated="16377"/>
        </table:table-row>
        <table:table-row table:style-name="ro1">
          <table:table-cell office:value-type="date" office:date-value="2022-07-30T00:00:00" table:style-name="ce16">
            <text:p>30.07.2022</text:p>
          </table:table-cell>
          <table:table-cell office:value-type="string" table:style-name="ce8">
            <text:p>Elektrik 8-2022</text:p>
          </table:table-cell>
          <table:table-cell table:number-columns-repeated="2" table:style-name="ce1"/>
          <table:table-cell table:style-name="ce10"/>
          <table:table-cell office:value-type="float" office:value="51.08" table:style-name="ce12">
            <text:p>51,08</text:p>
          </table:table-cell>
          <table:table-cell office:value-type="float" office:value="-607.43999999999994" table:formula="of:=[.G14]+[.E15]-[.F15]" table:style-name="ce12">
            <text:p>-607,44</text:p>
          </table:table-cell>
          <table:table-cell table:number-columns-repeated="16377"/>
        </table:table-row>
        <table:table-row table:style-name="ro1">
          <table:table-cell office:value-type="date" office:date-value="2022-08-30T00:00:00" table:style-name="ce16">
            <text:p>30.08.2022</text:p>
          </table:table-cell>
          <table:table-cell office:value-type="string" table:style-name="ce8">
            <text:p>Elektrik 9-2022</text:p>
          </table:table-cell>
          <table:table-cell table:number-columns-repeated="2" table:style-name="ce1"/>
          <table:table-cell table:style-name="ce10"/>
          <table:table-cell office:value-type="float" office:value="202.91" table:style-name="ce12">
            <text:p>202,91</text:p>
          </table:table-cell>
          <table:table-cell office:value-type="float" office:value="-810.34999999999991" table:formula="of:=[.G15]+[.E16]-[.F16]" table:style-name="ce12">
            <text:p>-810,35</text:p>
          </table:table-cell>
          <table:table-cell table:number-columns-repeated="16377"/>
        </table:table-row>
        <table:table-row table:style-name="ro1">
          <table:table-cell office:value-type="date" office:date-value="2022-09-30T00:00:00" table:style-name="ce16">
            <text:p>30.09.2022</text:p>
          </table:table-cell>
          <table:table-cell office:value-type="string" table:style-name="ce8">
            <text:p>Elektrik 10-2022</text:p>
          </table:table-cell>
          <table:table-cell table:number-columns-repeated="2" table:style-name="ce1"/>
          <table:table-cell table:style-name="ce10"/>
          <table:table-cell office:value-type="float" office:value="49.95" table:style-name="ce12">
            <text:p>49,95</text:p>
          </table:table-cell>
          <table:table-cell office:value-type="float" office:value="-860.3" table:formula="of:=[.G16]+[.E17]-[.F17]" table:style-name="ce12">
            <text:p>-860,30</text:p>
          </table:table-cell>
          <table:table-cell table:number-columns-repeated="16377"/>
        </table:table-row>
        <table:table-row table:style-name="ro1">
          <table:table-cell office:value-type="date" office:date-value="2022-10-30T00:00:00" table:style-name="ce16">
            <text:p>30.10.2022</text:p>
          </table:table-cell>
          <table:table-cell office:value-type="string" table:style-name="ce8">
            <text:p>Elektrik 11-2022</text:p>
          </table:table-cell>
          <table:table-cell table:number-columns-repeated="2" table:style-name="ce1"/>
          <table:table-cell table:style-name="ce10"/>
          <table:table-cell office:value-type="float" office:value="217.89" table:style-name="ce12">
            <text:p>217,89</text:p>
          </table:table-cell>
          <table:table-cell office:value-type="float" office:value="-1078.19" table:formula="of:=[.G17]+[.E18]-[.F18]" table:style-name="ce12">
            <text:p>-1.078,19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6">
            <text:p>14.10.2022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10"/>
          <table:table-cell table:style-name="ce1"/>
          <table:table-cell office:value-type="float" office:value="-1078.19" table:formula="of:=[.G18]+[.E19]-[.F19]" table:style-name="ce12">
            <text:p>-1.078,19</text:p>
          </table:table-cell>
          <table:table-cell table:number-columns-repeated="16377"/>
        </table:table-row>
        <table:table-row table:style-name="ro1">
          <table:table-cell office:value-type="date" office:date-value="2022-10-14T00:00:00" table:style-name="ce16">
            <text:p>14.10.2022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10"/>
          <table:table-cell office:value-type="float" office:value="1589.85" table:style-name="ce1">
            <text:p>1589,85</text:p>
          </table:table-cell>
          <table:table-cell office:value-type="float" office:value="-2668.04" table:formula="of:=[.G19]+[.E20]-[.F20]" table:style-name="ce12">
            <text:p>-2.668,04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16">
            <text:p>30.12.2022</text:p>
          </table:table-cell>
          <table:table-cell office:value-type="string" table:style-name="ce8">
            <text:p>Elektrik 12-2022</text:p>
          </table:table-cell>
          <table:table-cell table:style-name="ce1"/>
          <table:table-cell table:style-name="ce12"/>
          <table:table-cell table:style-name="ce10"/>
          <table:table-cell office:value-type="float" office:value="183.26" table:style-name="ce10">
            <text:p>183,26</text:p>
          </table:table-cell>
          <table:table-cell office:value-type="float" office:value="-2851.3" table:formula="of:=[.G20]+[.E21]-[.F21]" table:style-name="ce12">
            <text:p>-2.851,30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12"/>
          <table:table-cell table:number-columns-repeated="16377"/>
        </table:table-row>
        <table:table-row table:style-name="ro1">
          <table:table-cell table:number-columns-repeated="2" table:style-name="ce8"/>
          <table:table-cell table:style-name="ce10"/>
          <table:table-cell table:style-name="ce1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5" table:style-name="ce10"/>
          <table:table-cell table:number-columns-repeated="16377"/>
        </table:table-row>
        <table:table-row table:number-rows-repeated="2" table:style-name="ro1">
          <table:table-cell table:style-name="ce16"/>
          <table:table-cell table:number-columns-repeated="2" table:style-name="ce10"/>
          <table:table-cell table:style-name="ce1"/>
          <table:table-cell table:number-columns-repeated="3" table:style-name="ce10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number-rows-repeated="2" table:style-name="ro1">
          <table:table-cell table:style-name="ce16"/>
          <table:table-cell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style-name="ro1">
          <table:table-cell table:number-columns-repeated="2"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style-name="ro1">
          <table:table-cell table:style-name="ce16"/>
          <table:table-cell table:style-name="ce8"/>
          <table:table-cell table:number-columns-repeated="2" table:style-name="ce10"/>
          <table:table-cell table:style-name="ce9"/>
          <table:table-cell table:number-columns-repeated="2" table:style-name="ce10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table:number-columns-repeated="4" table:style-name="ce10"/>
          <table:table-cell table:style-name="ce11"/>
          <table:table-cell table:number-columns-repeated="16377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number-rows-repeated="1048520" table:style-name="ro1">
          <table:table-cell table:number-columns-repeated="16384"/>
        </table:table-row>
      </table:table>
      <table:table table:name="02-10-TPLM" table:style-name="ta1">
        <table:table-column table:style-name="co22" table:default-cell-style-name="ce1"/>
        <table:table-column table:style-name="co21" table:number-columns-repeated="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21" table:default-cell-style-name="ce1"/>
        <table:table-column table:style-name="co26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9">
            <text:p>Sanayi 1200 m2 kira</text:p>
          </table:table-cell>
          <table:table-cell table:number-columns-repeated="2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14">
            <text:p>Açıklama</text:p>
          </table:table-cell>
          <table:table-cell office:value-type="string" table:style-name="ce14">
            <text:p>Başl.</text:p>
          </table:table-cell>
          <table:table-cell office:value-type="string" table:style-name="ce14">
            <text:p>bitiş</text:p>
          </table:table-cell>
          <table:table-cell office:value-type="string" table:style-name="ce13">
            <text:p>Kira bedeli</text:p>
          </table:table-cell>
          <table:table-cell office:value-type="string" table:style-name="ce13">
            <text:p>Ödeme</text:p>
          </table:table-cell>
          <table:table-cell office:value-type="string" table:style-name="ce13">
            <text:p>Bakiye</text:p>
          </table:table-cell>
          <table:table-cell office:value-type="string" table:style-name="ce13">
            <text:p>Masraf</text:p>
          </table:table-cell>
          <table:table-cell office:value-type="string" table:style-name="ce13">
            <text:p>Net Kira</text:p>
          </table:table-cell>
          <table:table-cell table:number-columns-repeated="2" table:style-name="ce8"/>
          <table:table-cell table:style-name="ce10"/>
          <table:table-cell table:style-name="ce20"/>
          <table:table-cell table:number-columns-repeated="16372"/>
        </table:table-row>
        <table:table-row table:style-name="ro1">
          <table:table-cell office:value-type="string" table:style-name="ce9">
            <text:p>2022 Kira</text:p>
          </table:table-cell>
          <table:table-cell table:number-columns-repeated="2" table:style-name="ce9"/>
          <table:table-cell table:number-columns-repeated="5" table:style-name="ce10"/>
          <table:table-cell table:number-columns-repeated="2"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9"/>
          <table:table-cell table:number-columns-repeated="2" table:style-name="ce43"/>
          <table:table-cell table:number-columns-repeated="5" table:style-name="ce10"/>
          <table:table-cell table:number-columns-repeated="2" table:style-name="ce44"/>
          <table:table-cell table:number-columns-repeated="2" table:style-name="ce10"/>
          <table:table-cell table:number-columns-repeated="16372"/>
        </table:table-row>
        <table:table-row table:style-name="ro1">
          <table:table-cell office:value-type="string" table:style-name="ce9">
            <text:p>SnA_Boya</text:p>
          </table:table-cell>
          <table:table-cell office:value-type="date" office:date-value="2022-11-20T00:00:00" table:style-name="ce43">
            <text:p>20.11.22</text:p>
          </table:table-cell>
          <table:table-cell office:value-type="date" office:date-value="2023-11-01T00:00:00" table:style-name="ce43">
            <text:p>1.11.23</text:p>
          </table:table-cell>
          <table:table-cell office:value-type="float" office:value="0" table:formula="of:=['SnyA105-22'.C5]" table:style-name="ce45">
            <text:p>0</text:p>
          </table:table-cell>
          <table:table-cell office:value-type="float" office:value="0" table:formula="of:=['SnyA105-22'.C6]" table:style-name="ce45">
            <text:p>0</text:p>
          </table:table-cell>
          <table:table-cell office:value-type="float" office:value="0" table:formula="of:=['SnyA105-22'.C7]" table:style-name="ce45">
            <text:p>0</text:p>
          </table:table-cell>
          <table:table-cell office:value-type="float" office:value="0" table:formula="of:=['SnyA105-22'.C8]" table:style-name="ce45">
            <text:p>0</text:p>
          </table:table-cell>
          <table:table-cell office:value-type="float" office:value="0" table:formula="of:=[.E6]-[.G6]" table:style-name="ce46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B_Karo</text:p>
          </table:table-cell>
          <table:table-cell office:value-type="date" office:date-value="2023-01-01T00:00:00" table:style-name="ce43">
            <text:p>1.1.23</text:p>
          </table:table-cell>
          <table:table-cell office:value-type="date" office:date-value="2023-12-31T00:00:00" table:style-name="ce43">
            <text:p>31.12.23</text:p>
          </table:table-cell>
          <table:table-cell office:value-type="float" office:value="0" table:formula="of:=['SnyB202-22'.C9]" table:style-name="ce45">
            <text:p>0</text:p>
          </table:table-cell>
          <table:table-cell office:value-type="float" office:value="0" table:formula="of:=['SnyB202-22'.C10]" table:style-name="ce45">
            <text:p>0</text:p>
          </table:table-cell>
          <table:table-cell office:value-type="float" office:value="1099.7" table:formula="of:=['SnyB202-22'.C11]" table:style-name="ce45">
            <text:p>1.100</text:p>
          </table:table-cell>
          <table:table-cell office:value-type="float" office:value="0" table:formula="of:=['SnyB202-22'.C12]" table:style-name="ce45">
            <text:p>0</text:p>
          </table:table-cell>
          <table:table-cell office:value-type="float" office:value="0" table:formula="of:=[.E7]-[.G7]" table:style-name="ce46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CD_Vinç</text:p>
          </table:table-cell>
          <table:table-cell office:value-type="date" office:date-value="2022-11-30T00:00:00" table:style-name="ce43">
            <text:p>30.11.22</text:p>
          </table:table-cell>
          <table:table-cell office:value-type="date" office:date-value="2023-11-29T00:00:00" table:style-name="ce43">
            <text:p>29.11.23</text:p>
          </table:table-cell>
          <table:table-cell office:value-type="float" office:value="0" table:formula="of:=['SnyC301-22'.C5]" table:style-name="ce45">
            <text:p>0</text:p>
          </table:table-cell>
          <table:table-cell office:value-type="float" office:value="0" table:formula="of:=['SnyC301-22'.C6]" table:style-name="ce45">
            <text:p>0</text:p>
          </table:table-cell>
          <table:table-cell office:value-type="float" office:value="0" table:formula="of:=['SnyC301-22'.C7]" table:style-name="ce45">
            <text:p>0</text:p>
          </table:table-cell>
          <table:table-cell office:value-type="float" office:value="0" table:formula="of:=['SnyC301-22'.C8]" table:style-name="ce45">
            <text:p>0</text:p>
          </table:table-cell>
          <table:table-cell office:value-type="float" office:value="0" table:formula="of:=[.E8]-[.G8]" table:style-name="ce46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E_Este</text:p>
          </table:table-cell>
          <table:table-cell office:value-type="date" office:date-value="2022-08-30T00:00:00" table:style-name="ce43">
            <text:p>30.8.22</text:p>
          </table:table-cell>
          <table:table-cell office:value-type="date" office:date-value="2023-08-29T00:00:00" table:style-name="ce43">
            <text:p>29.8.23</text:p>
          </table:table-cell>
          <table:table-cell office:value-type="float" office:value="0" table:formula="of:=['SnyE502-22'.D5]" table:style-name="ce45">
            <text:p>0</text:p>
          </table:table-cell>
          <table:table-cell office:value-type="float" office:value="0" table:formula="of:=['SnyE502-22'.D6]" table:style-name="ce45">
            <text:p>0</text:p>
          </table:table-cell>
          <table:table-cell office:value-type="float" office:value="12.24000000000003" table:formula="of:=['SnyE502-22'.D7]" table:style-name="ce45">
            <text:p>12</text:p>
          </table:table-cell>
          <table:table-cell office:value-type="float" office:value="0" table:formula="of:=['SnyE502-22'.D8]" table:style-name="ce45">
            <text:p>0</text:p>
          </table:table-cell>
          <table:table-cell office:value-type="float" office:value="0" table:formula="of:=[.E9]-[.G9]" table:style-name="ce46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F_Pano</text:p>
          </table:table-cell>
          <table:table-cell office:value-type="date" office:date-value="2022-03-31T00:00:00" table:style-name="ce43">
            <text:p>31.3.22</text:p>
          </table:table-cell>
          <table:table-cell office:value-type="date" office:date-value="2023-03-30T00:00:00" table:style-name="ce43">
            <text:p>30.3.23</text:p>
          </table:table-cell>
          <table:table-cell office:value-type="float" office:value="0" table:formula="of:=['SnyF601-22'.E5]" table:style-name="ce45">
            <text:p>0</text:p>
          </table:table-cell>
          <table:table-cell office:value-type="float" office:value="0" table:formula="of:=['SnyF601-22'.E6]" table:style-name="ce45">
            <text:p>0</text:p>
          </table:table-cell>
          <table:table-cell office:value-type="float" office:value="17466.959741999999" table:formula="of:=['SnyF601-22'.E7]" table:style-name="ce45">
            <text:p>17.467</text:p>
          </table:table-cell>
          <table:table-cell office:value-type="float" office:value="0" table:formula="of:=['SnyF601-22'.E8]" table:style-name="ce45">
            <text:p>0</text:p>
          </table:table-cell>
          <table:table-cell office:value-type="float" office:value="0" table:formula="of:=[.E10]-[.G10]" table:style-name="ce46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G_Silim</text:p>
          </table:table-cell>
          <table:table-cell office:value-type="date" office:date-value="2022-09-30T00:00:00" table:style-name="ce43">
            <text:p>30.9.22</text:p>
          </table:table-cell>
          <table:table-cell office:value-type="date" office:date-value="2023-09-29T00:00:00" table:style-name="ce43">
            <text:p>29.9.23</text:p>
          </table:table-cell>
          <table:table-cell office:value-type="float" office:value="4000" table:formula="of:=['SnyG702-22'.C5]" table:style-name="ce45">
            <text:p>4.000</text:p>
          </table:table-cell>
          <table:table-cell office:value-type="float" office:value="4400" table:formula="of:=['SnyG702-22'.C6]" table:style-name="ce45">
            <text:p>4.400</text:p>
          </table:table-cell>
          <table:table-cell office:value-type="float" office:value="0" table:formula="of:=['SnyG702-22'.C7]" table:style-name="ce45">
            <text:p>0</text:p>
          </table:table-cell>
          <table:table-cell office:value-type="float" office:value="0" table:formula="of:=['SnyG702-22'.C8]" table:style-name="ce45">
            <text:p>0</text:p>
          </table:table-cell>
          <table:table-cell office:value-type="float" office:value="4400" table:formula="of:=[.E11]-[.G11]" table:style-name="ce46">
            <text:p>4.400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9"/>
          <table:table-cell table:number-columns-repeated="2" table:style-name="ce43"/>
          <table:table-cell table:number-columns-repeated="4" table:style-name="ce45"/>
          <table:table-cell table:style-name="ce46"/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9">
            <text:p>SnH_Yazıhane</text:p>
          </table:table-cell>
          <table:table-cell table:number-columns-repeated="2" table:style-name="ce43"/>
          <table:table-cell table:style-name="ce45"/>
          <table:table-cell office:value-type="float" office:value="0" table:style-name="ce45">
            <text:p>0</text:p>
          </table:table-cell>
          <table:table-cell table:style-name="ce45"/>
          <table:table-cell office:value-type="float" office:value="-2851.3" table:formula="of:=[SnH_yazıhane.F2]*-1" table:style-name="ce45">
            <text:p>-2.851</text:p>
          </table:table-cell>
          <table:table-cell office:value-type="float" office:value="2851.3" table:formula="of:=[.E13]-[.G13]" table:style-name="ce46">
            <text:p>2.851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style-name="ce47"/>
          <table:table-cell table:style-name="ce45"/>
          <table:table-cell table:style-name="ce46"/>
          <table:table-cell table:style-name="ce45"/>
          <table:table-cell table:style-name="ce46"/>
          <table:table-cell table:number-columns-repeated="3" table:style-name="ce10"/>
          <table:table-cell table:style-name="ce18"/>
          <table:table-cell table:number-columns-repeated="16372"/>
        </table:table-row>
        <table:table-row table:style-name="ro1">
          <table:table-cell office:value-type="string" table:style-name="ce9">
            <text:p>Toplamlar</text:p>
          </table:table-cell>
          <table:table-cell table:number-columns-repeated="2" table:style-name="ce9"/>
          <table:table-cell office:value-type="float" office:value="4000" table:formula="of:=SUM([.D4:.D14])" table:style-name="ce48">
            <text:p>4.000</text:p>
          </table:table-cell>
          <table:table-cell office:value-type="float" office:value="4400" table:formula="of:=SUM([.E4:.E14])" table:style-name="ce48">
            <text:p>4.400</text:p>
          </table:table-cell>
          <table:table-cell office:value-type="float" office:value="18578.899741999998" table:formula="of:=SUM([.F4:.F14])" table:style-name="ce49">
            <text:p>18.579</text:p>
          </table:table-cell>
          <table:table-cell office:value-type="float" office:value="-2851.3" table:formula="of:=SUM([.G4:.G14])" table:style-name="ce48">
            <text:p>-2.851</text:p>
          </table:table-cell>
          <table:table-cell office:value-type="float" office:value="7251.3" table:formula="of:=SUM([.H4:.H14])" table:style-name="ce48">
            <text:p>7.251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9"/>
          <table:table-cell table:number-columns-repeated="2" table:style-name="ce48"/>
          <table:table-cell table:style-name="ce50"/>
          <table:table-cell table:style-name="ce48"/>
          <table:table-cell table:style-name="ce51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45"/>
          <table:table-cell table:style-name="ce47"/>
          <table:table-cell office:value-type="string" table:style-name="ce52">
            <text:p>Sanayi 2022 Toplam Kira Geliri</text:p>
          </table:table-cell>
          <table:table-cell office:value-type="float" office:value="7251.3" table:formula="of:=[.H15]" table:style-name="ce48">
            <text:p>7.251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3" table:style-name="ce45"/>
          <table:table-cell table:style-name="ce52"/>
          <table:table-cell table:style-name="ce48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47"/>
          <table:table-cell table:style-name="ce45"/>
          <table:table-cell table:style-name="ce44"/>
          <table:table-cell table:style-name="ce45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47"/>
          <table:table-cell table:style-name="ce45"/>
          <table:table-cell table:style-name="ce23"/>
          <table:table-cell table:style-name="ce45"/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1"/>
          <table:table-cell table:number-columns-repeated="7" table:style-name="ce10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7" table:default-cell-style-name="ce1"/>
        <table:table-column table:style-name="co28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28" table:default-cell-style-name="ce5"/>
        <table:table-column table:style-name="co31" table:default-cell-style-name="ce5"/>
        <table:table-column table:style-name="co5" table:default-cell-style-name="ce1"/>
        <table:table-column table:style-name="co32" table:default-cell-style-name="ce1"/>
        <table:table-column table:style-name="co33" table:default-cell-style-name="ce12"/>
        <table:table-column table:style-name="co26" table:default-cell-style-name="ce1"/>
        <table:table-column table:style-name="co13" table:default-cell-style-name="ce12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53">
            <text:p>kira bedeli</text:p>
          </table:table-cell>
          <table:table-cell office:value-type="string" table:style-name="ce53">
            <text:p>tahsilat</text:p>
          </table:table-cell>
          <table:table-cell office:value-type="string" table:style-name="ce54">
            <text:p>alacak bakiye</text:p>
          </table:table-cell>
          <table:table-cell table:style-name="ce6"/>
          <table:table-cell table:style-name="ce55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56">
            <text:p>2018</text:p>
          </table:table-cell>
          <table:table-cell table:number-columns-repeated="2" table:style-name="ce1"/>
          <table:table-cell office:value-type="string" table:style-name="ce57">
            <text:p>TL</text:p>
          </table:table-cell>
          <table:table-cell office:value-type="string" table:style-name="ce57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5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21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12">
            <text:p>25.000,00</text:p>
          </table:table-cell>
          <table:table-cell table:style-name="ce1"/>
          <table:table-cell table:style-name="ce5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21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12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0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21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12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0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8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1"/>
          <table:table-cell table:style-name="ce9"/>
          <table:table-cell office:value-type="currency" office:value="3915.513833992095" table:formula="of:=SUM([.J4:.J5])" table:style-name="ce61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table:style-name="ce18"/>
          <table:table-cell table:style-name="ce1"/>
          <table:table-cell table:number-columns-repeated="2" table:style-name="ce7"/>
          <table:table-cell table:style-name="ce11"/>
          <table:table-cell table:style-name="ce9"/>
          <table:table-cell table:style-name="ce61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56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12"/>
          <table:table-cell table:style-name="ce1"/>
          <table:table-cell table:style-name="ce6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21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12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0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SnyG701-18</text:p>
          </table:table-cell>
          <table:table-cell office:value-type="date" office:date-value="2019-09-10T00:00:00" table:style-name="ce21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12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0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7">
            <text:p>SnyG701-19</text:p>
          </table:table-cell>
          <table:table-cell office:value-type="date" office:date-value="2019-10-30T00:00:00" table:style-name="ce21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62">
            <text:p>₺30.645,00</text:p>
          </table:table-cell>
          <table:table-cell table:style-name="ce62"/>
          <table:table-cell office:value-type="float" office:value="30645" table:formula="of:=[.H10]+[.F11]-[.G11]" table:style-name="ce12">
            <text:p>30.645,00</text:p>
          </table:table-cell>
          <table:table-cell table:style-name="ce1"/>
          <table:table-cell table:style-name="ce60"/>
          <table:table-cell table:number-columns-repeated="16374"/>
        </table:table-row>
        <table:table-row table:style-name="ro1">
          <table:table-cell/>
          <table:table-cell office:value-type="string" table:style-name="ce27">
            <text:p>SnyA101-19</text:p>
          </table:table-cell>
          <table:table-cell office:value-type="date" office:date-value="2019-11-30T00:00:00" table:style-name="ce16">
            <text:p>30.11.2019</text:p>
          </table:table-cell>
          <table:table-cell office:value-type="string" table:style-name="ce8">
            <text:p><text:s/>Fatih Uzun Parçacı</text:p>
          </table:table-cell>
          <table:table-cell office:value-type="string" table:style-name="ce12">
            <text:p>4ay</text:p>
          </table:table-cell>
          <table:table-cell office:value-type="currency" office:value="4000" table:style-name="ce62">
            <text:p>₺4.000,00</text:p>
          </table:table-cell>
          <table:table-cell table:style-name="ce62"/>
          <table:table-cell office:value-type="float" office:value="34645" table:formula="of:=[.H11]+[.F12]-[.G12]" table:style-name="ce12">
            <text:p>34.645,00</text:p>
          </table:table-cell>
          <table:table-cell table:style-name="ce1"/>
          <table:table-cell table:style-name="ce6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6">
            <text:p>30.11.2019</text:p>
          </table:table-cell>
          <table:table-cell office:value-type="string" table:style-name="ce8">
            <text:p><text:s/>ödeme 19</text:p>
          </table:table-cell>
          <table:table-cell table:style-name="ce12"/>
          <table:table-cell table:style-name="ce62"/>
          <table:table-cell office:value-type="currency" office:value="4000" table:style-name="ce62">
            <text:p>₺4.000,00</text:p>
          </table:table-cell>
          <table:table-cell office:value-type="float" office:value="30645" table:formula="of:=[.H12]+[.F13]-[.G13]" table:style-name="ce12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0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21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62"/>
          <table:table-cell office:value-type="currency" office:value="18500" table:style-name="ce62">
            <text:p>₺18.500,00</text:p>
          </table:table-cell>
          <table:table-cell office:value-type="float" office:value="12145" table:formula="of:=[.H13]+[.F14]-[.G14]" table:style-name="ce12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0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8">
            <text:p>TOPLAM</text:p>
          </table:table-cell>
          <table:table-cell table:style-name="ce1"/>
          <table:table-cell office:value-type="currency" office:value="34645" table:formula="of:=SUM([.F9:.F14])" table:style-name="ce63">
            <text:p>₺34.645,00</text:p>
          </table:table-cell>
          <table:table-cell office:value-type="currency" office:value="26500" table:formula="of:=SUM([.G9:.G14])" table:style-name="ce63">
            <text:p>₺26.500,00</text:p>
          </table:table-cell>
          <table:table-cell table:style-name="ce11"/>
          <table:table-cell table:style-name="ce9"/>
          <table:table-cell office:value-type="currency" office:value="4564.2192091349116" table:formula="of:=SUM([.J9:.J14])" table:style-name="ce61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56">
            <text:p>2020</text:p>
          </table:table-cell>
          <table:table-cell table:style-name="ce12"/>
          <table:table-cell table:style-name="ce18"/>
          <table:table-cell table:style-name="ce64"/>
          <table:table-cell table:style-name="ce62"/>
          <table:table-cell table:style-name="ce12"/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office:value-type="string" table:style-name="ce12">
            <text:p>2019 dan devreden alacak</text:p>
          </table:table-cell>
          <table:table-cell table:style-name="ce18"/>
          <table:table-cell table:style-name="ce64"/>
          <table:table-cell table:style-name="ce62"/>
          <table:table-cell office:value-type="float" office:value="12145" table:formula="of:=[.H14]+[.F17]-[.G17]" table:style-name="ce12">
            <text:p>12.145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21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62">
            <text:p>₺6.200,00</text:p>
          </table:table-cell>
          <table:table-cell table:style-name="ce62"/>
          <table:table-cell office:value-type="float" office:value="18345" table:formula="of:=[.H17]+[.F18]-[.G18]" table:style-name="ce12">
            <text:p>18.345,00</text:p>
          </table:table-cell>
          <table:table-cell table:style-name="ce1"/>
          <table:table-cell table:style-name="ce60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21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62"/>
          <table:table-cell office:value-type="currency" office:value="6200" table:style-name="ce62">
            <text:p>₺6.200,00</text:p>
          </table:table-cell>
          <table:table-cell office:value-type="float" office:value="12145" table:formula="of:=[.H18]+[.F19]-[.G19]" table:style-name="ce12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0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21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62"/>
          <table:table-cell office:value-type="currency" office:value="5000" table:style-name="ce62">
            <text:p>₺5.000,00</text:p>
          </table:table-cell>
          <table:table-cell office:value-type="float" office:value="7145" table:formula="of:=[.H19]+[.F20]-[.G20]" table:style-name="ce59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0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21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62">
            <text:p>₺30.000,00</text:p>
          </table:table-cell>
          <table:table-cell table:style-name="ce62"/>
          <table:table-cell office:value-type="float" office:value="37145" table:formula="of:=[.H20]+[.F21]-[.G21]" table:style-name="ce12">
            <text:p>37.145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6">
            <text:p>20.08.2020</text:p>
          </table:table-cell>
          <table:table-cell office:value-type="string" table:style-name="ce8">
            <text:p>nakit ödeme 20-3-7/12</text:p>
          </table:table-cell>
          <table:table-cell table:style-name="ce12"/>
          <table:table-cell table:style-name="ce62"/>
          <table:table-cell office:value-type="currency" office:value="15000" table:style-name="ce62">
            <text:p>₺15.000,00</text:p>
          </table:table-cell>
          <table:table-cell office:value-type="float" office:value="22145" table:formula="of:=[.H21]+[.F22]-[.G22]" table:style-name="ce12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0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6">
            <text:p>30.09.2020</text:p>
          </table:table-cell>
          <table:table-cell office:value-type="string" table:style-name="ce8">
            <text:p>Kira Ödemesii 20-8/12</text:p>
          </table:table-cell>
          <table:table-cell table:style-name="ce12"/>
          <table:table-cell table:style-name="ce62"/>
          <table:table-cell office:value-type="currency" office:value="3000" table:style-name="ce62">
            <text:p>₺3.000,00</text:p>
          </table:table-cell>
          <table:table-cell office:value-type="float" office:value="19145" table:formula="of:=[.H22]+[.F23]-[.G23]" table:style-name="ce12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0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21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62">
            <text:p>₺7.800,00</text:p>
          </table:table-cell>
          <table:table-cell table:style-name="ce62"/>
          <table:table-cell office:value-type="float" office:value="26945" table:formula="of:=[.H23]+[.F24]-[.G24]" table:style-name="ce12">
            <text:p>26.945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21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62"/>
          <table:table-cell office:value-type="currency" office:value="7800" table:style-name="ce62">
            <text:p>₺7.800,00</text:p>
          </table:table-cell>
          <table:table-cell office:value-type="float" office:value="19145" table:formula="of:=[.H24]+[.F25]-[.G25]" table:style-name="ce12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0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6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62">
            <text:p>₺3.014,00</text:p>
          </table:table-cell>
          <table:table-cell table:style-name="ce62"/>
          <table:table-cell office:value-type="float" office:value="22159" table:formula="of:=[.H25]+[.F26]-[.G26]" table:style-name="ce12">
            <text:p>22.15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6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62">
            <text:p>₺1.610,00</text:p>
          </table:table-cell>
          <table:table-cell table:style-name="ce62"/>
          <table:table-cell office:value-type="float" office:value="23769" table:formula="of:=[.H26]+[.F27]-[.G27]" table:style-name="ce12">
            <text:p>23.7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21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62">
            <text:p>₺35.000,00</text:p>
          </table:table-cell>
          <table:table-cell table:style-name="ce62"/>
          <table:table-cell office:value-type="float" office:value="58769" table:formula="of:=[.H27]+[.F28]-[.G28]" table:style-name="ce12">
            <text:p>58.7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6">
            <text:p>20.10.2020</text:p>
          </table:table-cell>
          <table:table-cell office:value-type="string" table:style-name="ce8">
            <text:p>20-21 Kira Bedeli 20-1-7/12</text:p>
          </table:table-cell>
          <table:table-cell table:style-name="ce1"/>
          <table:table-cell table:style-name="ce62"/>
          <table:table-cell office:value-type="currency" office:value="20000" table:style-name="ce62">
            <text:p>₺20.000,00</text:p>
          </table:table-cell>
          <table:table-cell office:value-type="float" office:value="38769" table:formula="of:=[.H28]+[.F29]-[.G29]" table:style-name="ce12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0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6">
            <text:p>30.11.2020</text:p>
          </table:table-cell>
          <table:table-cell office:value-type="string" table:style-name="ce8">
            <text:p>20-21 Kira Bedeli 20-8/12</text:p>
          </table:table-cell>
          <table:table-cell table:style-name="ce1"/>
          <table:table-cell table:style-name="ce62"/>
          <table:table-cell office:value-type="currency" office:value="3000" table:style-name="ce62">
            <text:p>₺3.000,00</text:p>
          </table:table-cell>
          <table:table-cell office:value-type="float" office:value="35769" table:formula="of:=[.H29]+[.F30]-[.G30]" table:style-name="ce12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0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6">
            <text:p>12.11.2020</text:p>
          </table:table-cell>
          <table:table-cell office:value-type="string" table:style-name="ce8">
            <text:p>Kira Ödemesi 20-9/12</text:p>
          </table:table-cell>
          <table:table-cell table:style-name="ce12"/>
          <table:table-cell table:style-name="ce62"/>
          <table:table-cell office:value-type="currency" office:value="3000" table:style-name="ce62">
            <text:p>₺3.000,00</text:p>
          </table:table-cell>
          <table:table-cell office:value-type="float" office:value="32769" table:formula="of:=[.H30]+[.F31]-[.G31]" table:style-name="ce12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0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6">
            <text:p>12.12.2020</text:p>
          </table:table-cell>
          <table:table-cell office:value-type="string" table:style-name="ce8">
            <text:p>Kira Ödemesi 20-10/12</text:p>
          </table:table-cell>
          <table:table-cell table:style-name="ce12"/>
          <table:table-cell table:style-name="ce62"/>
          <table:table-cell office:value-type="currency" office:value="1500" table:style-name="ce62">
            <text:p>₺1.500,00</text:p>
          </table:table-cell>
          <table:table-cell office:value-type="float" office:value="31269" table:formula="of:=[.H31]+[.F32]-[.G32]" table:style-name="ce12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0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TOPLAM</text:p>
          </table:table-cell>
          <table:table-cell table:style-name="ce1"/>
          <table:table-cell office:value-type="currency" office:value="83624" table:formula="of:=SUM([.F18:.F32])" table:style-name="ce63">
            <text:p>₺83.624,00</text:p>
          </table:table-cell>
          <table:table-cell office:value-type="currency" office:value="64500" table:formula="of:=SUM([.G18:.G32])" table:style-name="ce63">
            <text:p>₺64.500,00</text:p>
          </table:table-cell>
          <table:table-cell table:style-name="ce12"/>
          <table:table-cell table:style-name="ce1"/>
          <table:table-cell office:value-type="currency" office:value="8634.3595093666245" table:formula="of:=SUM([.J17:.J32])" table:style-name="ce61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12"/>
          <table:table-cell table:style-name="ce18"/>
          <table:table-cell table:style-name="ce11"/>
          <table:table-cell table:number-columns-repeated="2" table:style-name="ce62"/>
          <table:table-cell table:style-name="ce1"/>
          <table:table-cell table:style-name="ce59"/>
          <table:table-cell table:style-name="ce65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56">
            <text:p>2021</text:p>
          </table:table-cell>
          <table:table-cell table:style-name="ce8"/>
          <table:table-cell table:style-name="ce1"/>
          <table:table-cell table:number-columns-repeated="2" table:style-name="ce62"/>
          <table:table-cell table:style-name="ce12"/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6">
            <text:p>30.01.2021</text:p>
          </table:table-cell>
          <table:table-cell office:value-type="string" table:style-name="ce8">
            <text:p>2020-21 Kira Bedeli 9-10/12 senetli</text:p>
          </table:table-cell>
          <table:table-cell table:style-name="ce1"/>
          <table:table-cell table:style-name="ce62"/>
          <table:table-cell office:value-type="currency" office:value="6000" table:style-name="ce62">
            <text:p>₺6.000,00</text:p>
          </table:table-cell>
          <table:table-cell office:value-type="float" office:value="25269" table:formula="of:=[.H32]+[.F36]-[.G36]" table:style-name="ce12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6">
            <text:p>30.03.2021</text:p>
          </table:table-cell>
          <table:table-cell office:value-type="string" table:style-name="ce8">
            <text:p>2020-21 Kira Bedeli 11-12/12 senetli</text:p>
          </table:table-cell>
          <table:table-cell table:style-name="ce1"/>
          <table:table-cell table:style-name="ce62"/>
          <table:table-cell office:value-type="currency" office:value="6000" table:style-name="ce62">
            <text:p>₺6.000,00</text:p>
          </table:table-cell>
          <table:table-cell office:value-type="float" office:value="19269" table:formula="of:=[.H36]+[.F37]-[.G37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0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21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62">
            <text:p>₺6.800,00</text:p>
          </table:table-cell>
          <table:table-cell table:style-name="ce62"/>
          <table:table-cell office:value-type="float" office:value="26069" table:formula="of:=[.H37]+[.F38]-[.G38]" table:style-name="ce12">
            <text:p>26.0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21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62"/>
          <table:table-cell office:value-type="currency" office:value="6800" table:style-name="ce62">
            <text:p>₺6.800,00</text:p>
          </table:table-cell>
          <table:table-cell office:value-type="float" office:value="19269" table:formula="of:=[.H38]+[.F39]-[.G39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0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2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62">
            <text:p>₺24.000,00</text:p>
          </table:table-cell>
          <table:table-cell table:style-name="ce62"/>
          <table:table-cell office:value-type="float" office:value="43269" table:formula="of:=[.H39]+[.F40]-[.G40]" table:style-name="ce12">
            <text:p>43.2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21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62"/>
          <table:table-cell office:value-type="currency" office:value="24000" table:style-name="ce62">
            <text:p>₺24.000,00</text:p>
          </table:table-cell>
          <table:table-cell office:value-type="float" office:value="19269" table:formula="of:=[.H40]+[.F41]-[.G41]" table:style-name="ce12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0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21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62"/>
          <table:table-cell office:value-type="currency" office:value="1750" table:style-name="ce62">
            <text:p>₺1.750,00</text:p>
          </table:table-cell>
          <table:table-cell office:value-type="float" office:value="17519" table:formula="of:=[.H41]+[.F42]-[.G42]" table:style-name="ce12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0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21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2"/>
          <table:table-cell office:value-type="currency" office:value="3000" table:style-name="ce62">
            <text:p>₺3.000,00</text:p>
          </table:table-cell>
          <table:table-cell office:value-type="float" office:value="14519" table:formula="of:=[.H42]+[.F43]-[.G43]" table:style-name="ce12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0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21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62"/>
          <table:table-cell office:value-type="currency" office:value="2750" table:style-name="ce62">
            <text:p>₺2.750,00</text:p>
          </table:table-cell>
          <table:table-cell office:value-type="float" office:value="11769" table:formula="of:=[.H43]+[.F44]-[.G44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0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2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62">
            <text:p>₺28.800,00</text:p>
          </table:table-cell>
          <table:table-cell table:style-name="ce62"/>
          <table:table-cell office:value-type="float" office:value="40569" table:formula="of:=[.H44]+[.F45]-[.G45]" table:style-name="ce12">
            <text:p>40.5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21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62"/>
          <table:table-cell office:value-type="currency" office:value="28800" table:style-name="ce62">
            <text:p>₺28.800,00</text:p>
          </table:table-cell>
          <table:table-cell office:value-type="float" office:value="11769" table:formula="of:=[.H45]+[.F46]-[.G46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0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2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62">
            <text:p>₺43.160,00</text:p>
          </table:table-cell>
          <table:table-cell table:style-name="ce62"/>
          <table:table-cell office:value-type="float" office:value="54929" table:formula="of:=[.H46]+[.F47]-[.G47]" table:style-name="ce12">
            <text:p>54.92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21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62"/>
          <table:table-cell office:value-type="currency" office:value="43160" table:style-name="ce62">
            <text:p>₺43.160,00</text:p>
          </table:table-cell>
          <table:table-cell office:value-type="float" office:value="11769" table:formula="of:=[.H47]+[.F48]-[.G48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0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2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62">
            <text:p>₺30.000,00</text:p>
          </table:table-cell>
          <table:table-cell table:style-name="ce62"/>
          <table:table-cell office:value-type="float" office:value="41769" table:formula="of:=[.H48]+[.F49]-[.G49]" table:style-name="ce12">
            <text:p>41.7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21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62"/>
          <table:table-cell office:value-type="currency" office:value="30000" table:style-name="ce62">
            <text:p>₺30.000,00</text:p>
          </table:table-cell>
          <table:table-cell office:value-type="float" office:value="11769" table:formula="of:=[.H49]+[.F50]-[.G50]" table:style-name="ce12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0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21"/>
          <table:table-cell table:number-columns-repeated="2" table:style-name="ce1"/>
          <table:table-cell table:number-columns-repeated="2" table:style-name="ce62"/>
          <table:table-cell table:style-name="ce12"/>
          <table:table-cell table:style-name="ce1"/>
          <table:table-cell table:style-name="ce6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1 YIL KİRA TUTARI</text:p>
          </table:table-cell>
          <table:table-cell table:style-name="ce1"/>
          <table:table-cell office:value-type="currency" office:value="132760" table:formula="of:=SUM([.F36:.F50])" table:style-name="ce63">
            <text:p>₺132.760,00</text:p>
          </table:table-cell>
          <table:table-cell table:style-name="ce62"/>
          <table:table-cell table:style-name="ce12"/>
          <table:table-cell table:style-name="ce1"/>
          <table:table-cell office:value-type="currency" office:value="17912.941176470587" table:formula="of:=SUM([.J36:.J51])" table:style-name="ce61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1 YILI TOPLAM GELİR</text:p>
          </table:table-cell>
          <table:table-cell table:style-name="ce1"/>
          <table:table-cell table:style-name="ce62"/>
          <table:table-cell office:value-type="currency" office:value="152260" table:formula="of:=SUM([.G36:.G50])" table:style-name="ce63">
            <text:p>₺152.260,00</text:p>
          </table:table-cell>
          <table:table-cell table:number-columns-repeated="2" table:style-name="ce1"/>
          <table:table-cell table:style-name="ce65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62"/>
          <table:table-cell table:number-columns-repeated="2" table:style-name="ce1"/>
          <table:table-cell table:style-name="ce65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56">
            <text:p>2022</text:p>
          </table:table-cell>
          <table:table-cell table:number-columns-repeated="2" table:style-name="ce1"/>
          <table:table-cell table:number-columns-repeated="2" table:style-name="ce62"/>
          <table:table-cell table:number-columns-repeated="2"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2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66">
            <text:p>₺36.000,00</text:p>
          </table:table-cell>
          <table:table-cell table:style-name="ce62"/>
          <table:table-cell office:value-type="float" office:value="47769" table:formula="of:=[.H50]+[.F60]-[.G60]" table:style-name="ce12">
            <text:p>47.7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21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2"/>
          <table:table-cell office:value-type="currency" office:value="28000" table:style-name="ce66">
            <text:p>₺28.000,00</text:p>
          </table:table-cell>
          <table:table-cell office:value-type="float" office:value="19769" table:formula="of:=[.H60]+[.F61]-[.G61]" table:style-name="ce12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0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21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2"/>
          <table:table-cell office:value-type="currency" office:value="4000" table:style-name="ce66">
            <text:p>₺4.000,00</text:p>
          </table:table-cell>
          <table:table-cell office:value-type="float" office:value="15769" table:formula="of:=[.H61]+[.F62]-[.G62]" table:style-name="ce12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0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21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62"/>
          <table:table-cell office:value-type="currency" office:value="4000" table:style-name="ce66">
            <text:p>₺4.000,00</text:p>
          </table:table-cell>
          <table:table-cell office:value-type="float" office:value="11769" table:formula="of:=[.H62]+[.F63]-[.G63]" table:style-name="ce12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0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2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62">
            <text:p>₺45.000,00</text:p>
          </table:table-cell>
          <table:table-cell table:style-name="ce62"/>
          <table:table-cell office:value-type="float" office:value="56769" table:formula="of:=[.H63]+[.F64]-[.G64]" table:style-name="ce12">
            <text:p>56.769,00</text:p>
          </table:table-cell>
          <table:table-cell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21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2"/>
          <table:table-cell office:value-type="currency" office:value="20000" table:style-name="ce62">
            <text:p>₺20.000,00</text:p>
          </table:table-cell>
          <table:table-cell office:value-type="float" office:value="36769" table:formula="of:=[.H64]+[.F65]-[.G65]" table:style-name="ce12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0">
            <text:p>$1.081,08</text:p>
          </table:table-cell>
          <table:table-cell table:style-name="ce1"/>
          <table:table-cell table:style-name="ce1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21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62"/>
          <table:table-cell office:value-type="currency" office:value="25000" table:style-name="ce62">
            <text:p>₺25.000,00</text:p>
          </table:table-cell>
          <table:table-cell office:value-type="float" office:value="11769" table:formula="of:=[.H65]+[.F66]-[.G66]" table:style-name="ce12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0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2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67">
            <text:p>₺48.000,00</text:p>
          </table:table-cell>
          <table:table-cell table:style-name="ce62"/>
          <table:table-cell office:value-type="float" office:value="59769" table:formula="of:=[.H66]+[.F67]-[.G67]" table:style-name="ce12">
            <text:p>59.769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21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2"/>
          <table:table-cell office:value-type="currency" office:value="40000" table:style-name="ce67">
            <text:p>₺40.000,00</text:p>
          </table:table-cell>
          <table:table-cell office:value-type="float" office:value="19769" table:formula="of:=[.H67]+[.F68]-[.G68]" table:style-name="ce12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0">
            <text:p>$2.162,16</text:p>
          </table:table-cell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21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2"/>
          <table:table-cell office:value-type="currency" office:value="1000" table:style-name="ce67">
            <text:p>₺1.000,00</text:p>
          </table:table-cell>
          <table:table-cell office:value-type="float" office:value="18769" table:formula="of:=[.H68]+[.F69]-[.G69]" table:style-name="ce12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0">
            <text:p>$54,05</text:p>
          </table:table-cell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21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2"/>
          <table:table-cell office:value-type="currency" office:value="1000" table:style-name="ce67">
            <text:p>₺1.000,00</text:p>
          </table:table-cell>
          <table:table-cell office:value-type="float" office:value="17769" table:formula="of:=[.H69]+[.F70]-[.G70]" table:style-name="ce12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0">
            <text:p>$54,05</text:p>
          </table:table-cell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2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62">
            <text:p>₺40.000,00</text:p>
          </table:table-cell>
          <table:table-cell table:style-name="ce62"/>
          <table:table-cell office:value-type="float" office:value="57769" table:formula="of:=[.H70]+[.F71]-[.G71]" table:style-name="ce12">
            <text:p>57.769,00</text:p>
          </table:table-cell>
          <table:table-cell table:style-name="ce1"/>
          <table:table-cell table:style-name="ce65"/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21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62"/>
          <table:table-cell office:value-type="currency" office:value="40000" table:style-name="ce62">
            <text:p>₺40.000,00</text:p>
          </table:table-cell>
          <table:table-cell office:value-type="float" office:value="17769" table:formula="of:=[.H71]+[.F72]-[.G72]" table:style-name="ce12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0">
            <text:p>$2.162,16</text:p>
          </table:table-cell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62"/>
          <table:table-cell office:value-type="currency" office:value="1000" table:style-name="ce67">
            <text:p>₺1.000,00</text:p>
          </table:table-cell>
          <table:table-cell office:value-type="float" office:value="16769" table:formula="of:=[.H72]+[.F73]-[.G73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0">
            <text:p>$54,05</text:p>
          </table:table-cell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12">
            <text:p>98.769,00</text:p>
          </table:table-cell>
          <table:table-cell table:style-name="ce1"/>
          <table:table-cell table:style-name="ce65"/>
          <table:table-cell table:style-name="ce1"/>
          <table:table-cell table:style-name="ce2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12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0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0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12">
            <text:p>100.769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21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12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0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21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12">
            <text:p>15.769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12">
            <text:p>15.769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0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12">
            <text:p>7.892,36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21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0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12">
            <text:p>15.181,35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12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0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12">
            <text:p>4.000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12">
            <text:p>0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12">
            <text:p>0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65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8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12"/>
          <table:table-cell table:style-name="ce1"/>
          <table:table-cell office:value-type="currency" office:value="19288.795135135137" table:formula="of:=SUM([.J60:.J89])" table:style-name="ce61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65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8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65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65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61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65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65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69"/>
        <table:table-column table:style-name="co1" table:default-cell-style-name="ce69"/>
        <table:table-column table:style-name="co5" table:default-cell-style-name="ce69"/>
        <table:table-column table:style-name="co31" table:default-cell-style-name="ce69"/>
        <table:table-column table:style-name="co34" table:default-cell-style-name="ce69"/>
        <table:table-column table:style-name="co35" table:default-cell-style-name="ce70"/>
        <table:table-column table:style-name="co36" table:default-cell-style-name="ce71"/>
        <table:table-column table:style-name="co13" table:default-cell-style-name="ce71"/>
        <table:table-column table:style-name="co31" table:number-columns-repeated="1016" table:default-cell-style-name="ce69"/>
        <table:table-column table:style-name="co6" table:number-columns-repeated="15360" table:default-cell-style-name="ce1"/>
        <table:table-row table:style-name="ro5">
          <table:table-cell table:number-columns-repeated="2" table:style-name="ce69"/>
          <table:table-cell office:value-type="string" table:style-name="ce69">
            <text:p>MASRAF LİSTESİ</text:p>
          </table:table-cell>
          <table:table-cell table:style-name="ce69"/>
          <table:table-cell office:value-type="string" table:style-name="ce69">
            <text:p>2014-2022</text:p>
          </table:table-cell>
          <table:table-cell table:style-name="ce70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5" table:style-name="ce69"/>
          <table:table-cell office:value-type="string" table:style-name="ce72">
            <text:p>TL</text:p>
          </table:table-cell>
          <table:table-cell office:value-type="string" table:style-name="ce73">
            <text:p>USDTRY</text:p>
          </table:table-cell>
          <table:table-cell office:value-type="string" table:style-name="ce73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74">
            <text:p>2014</text:p>
          </table:table-cell>
          <table:table-cell office:value-type="string" table:style-name="ce69">
            <text:p>SnyH000-14</text:p>
          </table:table-cell>
          <table:table-cell table:style-name="ce69"/>
          <table:table-cell office:value-type="string" table:style-name="ce69">
            <text:p>Bina Vergisi 1</text:p>
          </table:table-cell>
          <table:table-cell office:value-type="string" table:style-name="ce69">
            <text:p>2014-1</text:p>
          </table:table-cell>
          <table:table-cell office:value-type="currency" office:value="-16.91" table:style-name="ce70">
            <text:p>-₺16,91</text:p>
          </table:table-cell>
          <table:table-cell office:value-type="float" office:value="2.19" table:style-name="ce71">
            <text:p>2,19</text:p>
          </table:table-cell>
          <table:table-cell office:value-type="currency" office:value="-7.7214611872146124" table:formula="of:=[.F3]/[.G3]" table:style-name="ce75">
            <text:p>-$7,72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4</text:p>
          </table:table-cell>
          <table:table-cell table:style-name="ce69"/>
          <table:table-cell office:value-type="string" table:style-name="ce69">
            <text:p>Bina Vergisi 2</text:p>
          </table:table-cell>
          <table:table-cell office:value-type="string" table:style-name="ce69">
            <text:p>2014-2</text:p>
          </table:table-cell>
          <table:table-cell office:value-type="currency" office:value="-3.31" table:style-name="ce70">
            <text:p>-₺3,31</text:p>
          </table:table-cell>
          <table:table-cell office:value-type="float" office:value="2.19" table:style-name="ce71">
            <text:p>2,19</text:p>
          </table:table-cell>
          <table:table-cell office:value-type="currency" office:value="-1.5114155251141552" table:formula="of:=[.F4]/[.G4]" table:style-name="ce75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69"/>
          <table:table-cell table:style-name="ce1"/>
          <table:table-cell table:number-columns-repeated="2" table:style-name="ce69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office:value-type="float" office:value="2018" table:style-name="ce74">
            <text:p>2018</text:p>
          </table:table-cell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Emlak Vergisi</text:p>
          </table:table-cell>
          <table:table-cell office:value-type="string" table:style-name="ce69">
            <text:p>2018-1</text:p>
          </table:table-cell>
          <table:table-cell office:value-type="currency" office:value="-257.25" table:style-name="ce70">
            <text:p>-₺257,25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53.482328482328484" table:formula="of:=[.F6]/[.G6]" table:style-name="ce75">
            <text:p>-$53,48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Emlak Vergisi Ypl</text:p>
          </table:table-cell>
          <table:table-cell office:value-type="string" table:style-name="ce76">
            <text:p><text:s/>1 / 6</text:p>
          </table:table-cell>
          <table:table-cell office:value-type="currency" office:value="-142.18" table:style-name="ce70">
            <text:p>-₺142,18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29.559251559251564" table:formula="of:=[.F7]/[.G7]" table:style-name="ce75">
            <text:p>-$29,56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Emlak Vergisi Ypl</text:p>
          </table:table-cell>
          <table:table-cell office:value-type="string" table:style-name="ce76">
            <text:p><text:s/>2 / 6</text:p>
          </table:table-cell>
          <table:table-cell office:value-type="currency" office:value="-142.18" table:style-name="ce70">
            <text:p>-₺142,18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29.559251559251564" table:formula="of:=[.F8]/[.G8]" table:style-name="ce75">
            <text:p>-$29,56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Emlak Vergisi</text:p>
          </table:table-cell>
          <table:table-cell office:value-type="string" table:style-name="ce71">
            <text:p>2018-2</text:p>
          </table:table-cell>
          <table:table-cell office:value-type="currency" office:value="-250.8" table:style-name="ce70">
            <text:p>-₺250,80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52.141372141372145" table:formula="of:=[.F9]/[.G9]" table:style-name="ce75">
            <text:p>-$52,1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Su</text:p>
          </table:table-cell>
          <table:table-cell office:value-type="string" table:style-name="ce71">
            <text:p>2017-18</text:p>
          </table:table-cell>
          <table:table-cell office:value-type="currency" office:value="-197.61" table:style-name="ce70">
            <text:p>-₺197,61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41.083160083160088" table:formula="of:=[.F10]/[.G10]" table:style-name="ce75">
            <text:p>-$41,08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Elektrik</text:p>
          </table:table-cell>
          <table:table-cell table:style-name="ce71"/>
          <table:table-cell office:value-type="currency" office:value="-265" table:style-name="ce70">
            <text:p>-₺265,00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55.093555093555096" table:formula="of:=[.F11]/[.G11]" table:style-name="ce75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69"/>
          <table:table-cell office:value-type="string" table:style-name="ce69">
            <text:p>Elektrik 1-2018</text:p>
          </table:table-cell>
          <table:table-cell table:style-name="ce71"/>
          <table:table-cell office:value-type="currency" office:value="-95.3" table:style-name="ce70">
            <text:p>-₺95,3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table:number-columns-repeated="3" table:style-name="ce69"/>
          <table:table-cell office:value-type="string" table:style-name="ce69">
            <text:p>Elektrik 2-2018</text:p>
          </table:table-cell>
          <table:table-cell table:style-name="ce71"/>
          <table:table-cell office:value-type="currency" office:value="-128.88" table:style-name="ce70">
            <text:p>-₺128,88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8</text:p>
          </table:table-cell>
          <table:table-cell office:value-type="float" office:value="2018" table:style-name="ce69">
            <text:p>2018</text:p>
          </table:table-cell>
          <table:table-cell office:value-type="string" table:style-name="ce69">
            <text:p>Çedaş Teminat</text:p>
          </table:table-cell>
          <table:table-cell table:style-name="ce71"/>
          <table:table-cell office:value-type="currency" office:value="-900" table:style-name="ce70">
            <text:p>-₺900,00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187.11018711018713" table:formula="of:=[.F14]/[.G14]" table:style-name="ce75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69"/>
          <table:table-cell office:value-type="string" table:style-name="ce69">
            <text:p>karo tadilat (memer alçıpan)</text:p>
          </table:table-cell>
          <table:table-cell table:style-name="ce71"/>
          <table:table-cell office:value-type="currency" office:value="-20000" table:style-name="ce70">
            <text:p>-₺20.000,00</text:p>
          </table:table-cell>
          <table:table-cell office:value-type="float" office:value="4.8099999999999996" table:style-name="ce71">
            <text:p>4,81</text:p>
          </table:table-cell>
          <table:table-cell office:value-type="currency" office:value="-4158.0041580041579" table:formula="of:=[.F15]/[.G15]" table:style-name="ce75">
            <text:p>-$4.158,00</text:p>
          </table:table-cell>
          <table:table-cell table:number-columns-repeated="16376"/>
        </table:table-row>
        <table:table-row table:style-name="ro5">
          <table:table-cell table:style-name="ce69"/>
          <table:table-cell table:style-name="ce77"/>
          <table:table-cell table:style-name="ce78"/>
          <table:table-cell table:style-name="ce77"/>
          <table:table-cell office:value-type="string" table:style-name="ce79">
            <text:p>2014-18 Toplam</text:p>
          </table:table-cell>
          <table:table-cell office:value-type="currency" office:value="-22399.42" table:formula="of:=SUM([.F3:.F15])" table:style-name="ce80">
            <text:p>-₺22.399,42</text:p>
          </table:table-cell>
          <table:table-cell table:style-name="ce81"/>
          <table:table-cell office:value-type="currency" office:value="-4615.2661407455926" table:formula="of:=SUM([.H3:.H15])" table:style-name="ce82">
            <text:p>-$4.615,27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office:value-type="string" table:style-name="ce83">
            <text:p>Genel Toplam</text:p>
          </table:table-cell>
          <table:table-cell office:value-type="currency" office:value="-22399.42" table:formula="of:=[.F16]" table:style-name="ce84">
            <text:p>-₺22.399,42</text:p>
          </table:table-cell>
          <table:table-cell table:style-name="ce85"/>
          <table:table-cell office:value-type="currency" office:value="-4615.2661407455926" table:formula="of:=[.H16]" table:style-name="ce86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69"/>
          <table:table-cell table:style-name="ce1"/>
          <table:table-cell table:style-name="ce69"/>
          <table:table-cell table:style-name="ce71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office:value-type="float" office:value="2019" table:style-name="ce74">
            <text:p>2019</text:p>
          </table:table-cell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 1</text:span>-2019</text:p>
          </table:table-cell>
          <table:table-cell table:style-name="ce71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2-2019</text:p>
          </table:table-cell>
          <table:table-cell table:style-name="ce69"/>
          <table:table-cell office:value-type="currency" office:value="-179.2" table:style-name="ce70">
            <text:p>-₺179,20</text:p>
          </table:table-cell>
          <table:table-cell office:value-type="float" office:value="5.67" table:style-name="ce71">
            <text:p>5,67</text:p>
          </table:table-cell>
          <table:table-cell office:value-type="currency" office:value="-31.604938271604937" table:formula="of:=[.F20]/[.G20]" table:style-name="ce75">
            <text:p>-$31,6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3-2019</text:p>
          </table:table-cell>
          <table:table-cell table:style-name="ce69"/>
          <table:table-cell office:value-type="currency" office:value="-55.9" table:style-name="ce70">
            <text:p>-₺55,90</text:p>
          </table:table-cell>
          <table:table-cell office:value-type="float" office:value="5.67" table:style-name="ce71">
            <text:p>5,67</text:p>
          </table:table-cell>
          <table:table-cell office:value-type="currency" office:value="-9.8589065255731914" table:formula="of:=[.F21]/[.G21]" table:style-name="ce75">
            <text:p>-$9,86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69">
            <text:p>Emlak Vergisi Ypl</text:p>
          </table:table-cell>
          <table:table-cell office:value-type="string" table:style-name="ce76">
            <text:p><text:s/>3 / 6</text:p>
          </table:table-cell>
          <table:table-cell office:value-type="currency" office:value="-142.13" table:style-name="ce70">
            <text:p>-₺142,13</text:p>
          </table:table-cell>
          <table:table-cell office:value-type="float" office:value="5.67" table:style-name="ce71">
            <text:p>5,67</text:p>
          </table:table-cell>
          <table:table-cell office:value-type="currency" office:value="-25.067019400352734" table:formula="of:=[.F22]/[.G22]" table:style-name="ce75">
            <text:p>-$25,07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69">
            <text:p>Emlak Vergisi Ypl</text:p>
          </table:table-cell>
          <table:table-cell office:value-type="string" table:style-name="ce76">
            <text:p><text:s/>4-5-6 / 6</text:p>
          </table:table-cell>
          <table:table-cell office:value-type="currency" office:value="-429.54" table:style-name="ce70">
            <text:p>-₺429,54</text:p>
          </table:table-cell>
          <table:table-cell office:value-type="float" office:value="5.67" table:style-name="ce71">
            <text:p>5,67</text:p>
          </table:table-cell>
          <table:table-cell office:value-type="currency" office:value="-75.75661375661376" table:formula="of:=[.F23]/[.G23]" table:style-name="ce75">
            <text:p>-$75,76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4-2019</text:p>
          </table:table-cell>
          <table:table-cell table:style-name="ce69"/>
          <table:table-cell office:value-type="currency" office:value="-65.8" table:style-name="ce70">
            <text:p>-₺65,80</text:p>
          </table:table-cell>
          <table:table-cell office:value-type="float" office:value="5.67" table:style-name="ce71">
            <text:p>5,67</text:p>
          </table:table-cell>
          <table:table-cell office:value-type="currency" office:value="-11.604938271604938" table:formula="of:=[.F24]/[.G24]" table:style-name="ce75">
            <text:p>-$11,6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5-2019</text:p>
          </table:table-cell>
          <table:table-cell table:style-name="ce69"/>
          <table:table-cell office:value-type="currency" office:value="-82.94" table:style-name="ce70">
            <text:p>-₺82,94</text:p>
          </table:table-cell>
          <table:table-cell office:value-type="float" office:value="5.67" table:style-name="ce71">
            <text:p>5,67</text:p>
          </table:table-cell>
          <table:table-cell office:value-type="currency" office:value="-14.627865961199294" table:formula="of:=[.F25]/[.G25]" table:style-name="ce75">
            <text:p>-$14,63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6-2019</text:p>
          </table:table-cell>
          <table:table-cell table:style-name="ce69"/>
          <table:table-cell office:value-type="currency" office:value="-78.790000000000006" table:style-name="ce70">
            <text:p>-₺78,79</text:p>
          </table:table-cell>
          <table:table-cell office:value-type="float" office:value="5.67" table:style-name="ce71">
            <text:p>5,67</text:p>
          </table:table-cell>
          <table:table-cell office:value-type="currency" office:value="-13.895943562610231" table:formula="of:=[.F26]/[.G26]" table:style-name="ce75">
            <text:p>-$13,9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9-2019</text:p>
          </table:table-cell>
          <table:table-cell table:style-name="ce69"/>
          <table:table-cell office:value-type="currency" office:value="-39.35" table:style-name="ce70">
            <text:p>-₺39,35</text:p>
          </table:table-cell>
          <table:table-cell office:value-type="float" office:value="5.67" table:style-name="ce71">
            <text:p>5,67</text:p>
          </table:table-cell>
          <table:table-cell office:value-type="currency" office:value="-6.9400352733686068" table:formula="of:=[.F27]/[.G27]" table:style-name="ce75">
            <text:p>-$6,9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69">
            <text:p>Emlak Vergisi</text:p>
          </table:table-cell>
          <table:table-cell office:value-type="string" table:style-name="ce71">
            <text:p>2019/ 1-2</text:p>
          </table:table-cell>
          <table:table-cell office:value-type="currency" office:value="-598.75" table:style-name="ce70">
            <text:p>-₺598,75</text:p>
          </table:table-cell>
          <table:table-cell office:value-type="float" office:value="5.67" table:style-name="ce71">
            <text:p>5,67</text:p>
          </table:table-cell>
          <table:table-cell office:value-type="currency" office:value="-105.59964726631394" table:formula="of:=[.F28]/[.G28]" table:style-name="ce75">
            <text:p>-$105,6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11/2019</text:p>
          </table:table-cell>
          <table:table-cell table:style-name="ce69"/>
          <table:table-cell office:value-type="currency" office:value="-100.02" table:style-name="ce70">
            <text:p>-₺100,02</text:p>
          </table:table-cell>
          <table:table-cell office:value-type="float" office:value="5.67" table:style-name="ce71">
            <text:p>5,67</text:p>
          </table:table-cell>
          <table:table-cell office:value-type="currency" office:value="-17.640211640211639" table:formula="of:=[.F29]/[.G29]" table:style-name="ce75">
            <text:p>-$17,6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71">
            <text:p><text:span text:style-name="T1">Elektrik<text:s/></text:span>12/2019</text:p>
          </table:table-cell>
          <table:table-cell table:style-name="ce69"/>
          <table:table-cell office:value-type="currency" office:value="-232.4" table:style-name="ce70">
            <text:p>-₺232,40</text:p>
          </table:table-cell>
          <table:table-cell office:value-type="float" office:value="5.67" table:style-name="ce71">
            <text:p>5,67</text:p>
          </table:table-cell>
          <table:table-cell office:value-type="currency" office:value="-40.987654320987659" table:formula="of:=[.F30]/[.G30]" table:style-name="ce75">
            <text:p>-$40,99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19</text:p>
          </table:table-cell>
          <table:table-cell office:value-type="float" office:value="2019" table:style-name="ce69">
            <text:p>2019</text:p>
          </table:table-cell>
          <table:table-cell office:value-type="string" table:style-name="ce69">
            <text:p>Çedaş Teminat</text:p>
          </table:table-cell>
          <table:table-cell table:style-name="ce71"/>
          <table:table-cell office:value-type="currency" office:value="-1100" table:style-name="ce70">
            <text:p>-₺1.100,00</text:p>
          </table:table-cell>
          <table:table-cell office:value-type="float" office:value="5.67" table:style-name="ce71">
            <text:p>5,67</text:p>
          </table:table-cell>
          <table:table-cell office:value-type="currency" office:value="-194.00352733686069" table:formula="of:=[.F31]/[.G31]" table:style-name="ce75">
            <text:p>-$194,00</text:p>
          </table:table-cell>
          <table:table-cell table:number-columns-repeated="16376"/>
        </table:table-row>
        <table:table-row table:style-name="ro5">
          <table:table-cell table:style-name="ce69"/>
          <table:table-cell table:style-name="ce77"/>
          <table:table-cell table:style-name="ce78"/>
          <table:table-cell table:style-name="ce77"/>
          <table:table-cell office:value-type="string" table:style-name="ce79">
            <text:p>2019 Toplam</text:p>
          </table:table-cell>
          <table:table-cell office:value-type="currency" office:value="-3104.8199999999997" table:formula="of:=SUM([.F19:.F31])" table:style-name="ce80">
            <text:p>-₺3.104,82</text:p>
          </table:table-cell>
          <table:table-cell table:style-name="ce81"/>
          <table:table-cell office:value-type="currency" office:value="-547.58730158730157" table:formula="of:=SUM([.H19:.H31])" table:style-name="ce82">
            <text:p>-$547,59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office:value-type="string" table:style-name="ce83">
            <text:p>Genel Toplam</text:p>
          </table:table-cell>
          <table:table-cell office:value-type="currency" office:value="-25504.239999999998" table:formula="of:=[.F32]+[.F16]" table:style-name="ce84">
            <text:p>-₺25.504,24</text:p>
          </table:table-cell>
          <table:table-cell table:style-name="ce85"/>
          <table:table-cell office:value-type="currency" office:value="-5162.8534423328938" table:formula="of:=[.H32]+[.H16]" table:style-name="ce86">
            <text:p>-$5.162,85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table:style-name="ce71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office:value-type="float" office:value="2020" table:style-name="ce74">
            <text:p>2020</text:p>
          </table:table-cell>
          <table:table-cell office:value-type="string" table:style-name="ce69">
            <text:p>SnyH000-20</text:p>
          </table:table-cell>
          <table:table-cell office:value-type="date" office:date-value="2020-10-06T00:00:00" table:style-name="ce76">
            <text:p>06.10.2020</text:p>
          </table:table-cell>
          <table:table-cell office:value-type="string" table:style-name="ce69">
            <text:p>Belediye Emlak Vergisi 2020</text:p>
          </table:table-cell>
          <table:table-cell table:style-name="ce71"/>
          <table:table-cell office:value-type="currency" office:value="-645.85" table:style-name="ce70">
            <text:p>-₺645,85</text:p>
          </table:table-cell>
          <table:table-cell office:value-type="float" office:value="7.01" table:style-name="ce71">
            <text:p>7,01</text:p>
          </table:table-cell>
          <table:table-cell office:value-type="currency" office:value="-92.132667617689023" table:formula="of:=[.F35]/[.G35]" table:style-name="ce75">
            <text:p>-$92,13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office:value-type="date" office:date-value="2020-11-25T00:00:00" table:style-name="ce76">
            <text:p>25.11.2020</text:p>
          </table:table-cell>
          <table:table-cell office:value-type="string" table:style-name="ce71">
            <text:p>tuğla sıva işçilik pire memet</text:p>
          </table:table-cell>
          <table:table-cell table:style-name="ce71"/>
          <table:table-cell office:value-type="currency" office:value="-1050" table:style-name="ce70">
            <text:p>-₺1.05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49.78601997146933" table:formula="of:=[.F36]/[.G36]" table:style-name="ce75">
            <text:p>-$149,79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office:value-type="date" office:date-value="2020-11-25T00:00:00" table:style-name="ce76">
            <text:p>25.11.2020</text:p>
          </table:table-cell>
          <table:table-cell office:value-type="string" table:style-name="ce71">
            <text:p>tuğla sıva işçilik muhammed</text:p>
          </table:table-cell>
          <table:table-cell table:style-name="ce71"/>
          <table:table-cell office:value-type="currency" office:value="-600" table:style-name="ce70">
            <text:p>-₺6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85.592011412268192" table:formula="of:=[.F37]/[.G37]" table:style-name="ce75">
            <text:p>-$85,59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kum</text:p>
          </table:table-cell>
          <table:table-cell table:style-name="ce71"/>
          <table:table-cell office:value-type="currency" office:value="-200" table:style-name="ce70">
            <text:p>-₺2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28.530670470756064" table:formula="of:=[.F38]/[.G38]" table:style-name="ce75">
            <text:p>-$28,53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8,5 tuğla 145 ad</text:p>
          </table:table-cell>
          <table:table-cell table:style-name="ce71"/>
          <table:table-cell office:value-type="currency" office:value="-90" table:style-name="ce70">
            <text:p>-₺9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2.838801711840228" table:formula="of:=[.F39]/[.G39]" table:style-name="ce75">
            <text:p>-$12,8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yığma tuğla 720 ad * 0,90 tl</text:p>
          </table:table-cell>
          <table:table-cell table:style-name="ce71"/>
          <table:table-cell office:value-type="currency" office:value="-648" table:style-name="ce70">
            <text:p>-₺648,00</text:p>
          </table:table-cell>
          <table:table-cell office:value-type="float" office:value="7.01" table:style-name="ce71">
            <text:p>7,01</text:p>
          </table:table-cell>
          <table:table-cell office:value-type="currency" office:value="-92.43937232524965" table:formula="of:=[.F40]/[.G40]" table:style-name="ce75">
            <text:p>-$92,4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20 tr çimento</text:p>
          </table:table-cell>
          <table:table-cell table:style-name="ce71"/>
          <table:table-cell office:value-type="currency" office:value="-300" table:style-name="ce70">
            <text:p>-₺3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42.796005706134096" table:formula="of:=[.F41]/[.G41]" table:style-name="ce75">
            <text:p>-$42,8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15 tr kireç</text:p>
          </table:table-cell>
          <table:table-cell table:style-name="ce71"/>
          <table:table-cell office:value-type="currency" office:value="-90" table:style-name="ce70">
            <text:p>-₺9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2.838801711840228" table:formula="of:=[.F42]/[.G42]" table:style-name="ce75">
            <text:p>-$12,84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kesme taşı – menteşe – elektrot</text:p>
          </table:table-cell>
          <table:table-cell table:style-name="ce71"/>
          <table:table-cell office:value-type="currency" office:value="-68" table:style-name="ce70">
            <text:p>-₺68,00</text:p>
          </table:table-cell>
          <table:table-cell office:value-type="float" office:value="7.01" table:style-name="ce71">
            <text:p>7,01</text:p>
          </table:table-cell>
          <table:table-cell office:value-type="currency" office:value="-9.7004279600570609" table:formula="of:=[.F43]/[.G43]" table:style-name="ce75">
            <text:p>-$9,70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office:value-type="date" office:date-value="2020-04-20T00:00:00" table:style-name="ce76">
            <text:p>20.04.2020</text:p>
          </table:table-cell>
          <table:table-cell office:value-type="string" table:style-name="ce69">
            <text:p>Elektrik 04-2020</text:p>
          </table:table-cell>
          <table:table-cell table:style-name="ce71"/>
          <table:table-cell office:value-type="currency" office:value="-44.1" table:style-name="ce70">
            <text:p>-₺44,10</text:p>
          </table:table-cell>
          <table:table-cell office:value-type="float" office:value="7.01" table:style-name="ce71">
            <text:p>7,01</text:p>
          </table:table-cell>
          <table:table-cell office:value-type="currency" office:value="-6.2910128388017119" table:formula="of:=[.F44]/[.G44]" table:style-name="ce75">
            <text:p>-$6,29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71">
            <text:p><text:span text:style-name="T1">Elektrik<text:s/></text:span>05-2020</text:p>
          </table:table-cell>
          <table:table-cell table:style-name="ce69"/>
          <table:table-cell office:value-type="currency" office:value="-9.9" table:style-name="ce70">
            <text:p>-₺9,90</text:p>
          </table:table-cell>
          <table:table-cell office:value-type="float" office:value="7.01" table:style-name="ce71">
            <text:p>7,01</text:p>
          </table:table-cell>
          <table:table-cell office:value-type="currency" office:value="-1.4122681883024253" table:formula="of:=[.F45]/[.G45]" table:style-name="ce75">
            <text:p>-$1,41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71">
            <text:p><text:span text:style-name="T1">Elektrik<text:s/></text:span>06-2020</text:p>
          </table:table-cell>
          <table:table-cell table:style-name="ce69"/>
          <table:table-cell office:value-type="currency" office:value="-5.46" table:style-name="ce70">
            <text:p>-₺5,46</text:p>
          </table:table-cell>
          <table:table-cell office:value-type="float" office:value="7.01" table:style-name="ce71">
            <text:p>7,01</text:p>
          </table:table-cell>
          <table:table-cell office:value-type="currency" office:value="-0.77888730385164051" table:formula="of:=[.F46]/[.G46]" table:style-name="ce75">
            <text:p>-$0,78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71">
            <text:p><text:span text:style-name="T1">Elektrik<text:s/></text:span>07-2020</text:p>
          </table:table-cell>
          <table:table-cell table:style-name="ce69"/>
          <table:table-cell office:value-type="currency" office:value="-13.65" table:style-name="ce70">
            <text:p>-₺13,65</text:p>
          </table:table-cell>
          <table:table-cell office:value-type="float" office:value="7.01" table:style-name="ce71">
            <text:p>7,01</text:p>
          </table:table-cell>
          <table:table-cell office:value-type="currency" office:value="-1.9472182596291014" table:formula="of:=[.F47]/[.G47]" table:style-name="ce75">
            <text:p>-$1,95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71">
            <text:p><text:span text:style-name="T1">Elektrik<text:s/></text:span>10-2020</text:p>
          </table:table-cell>
          <table:table-cell table:style-name="ce69"/>
          <table:table-cell office:value-type="currency" office:value="-13" table:style-name="ce70">
            <text:p>-₺13,00</text:p>
          </table:table-cell>
          <table:table-cell office:value-type="float" office:value="7.01" table:style-name="ce71">
            <text:p>7,01</text:p>
          </table:table-cell>
          <table:table-cell office:value-type="currency" office:value="-1.854493580599144" table:formula="of:=[.F48]/[.G48]" table:style-name="ce75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0</text:p>
          </table:table-cell>
          <table:table-cell office:value-type="date" office:date-value="2020-11-30T00:00:00" table:style-name="ce76">
            <text:p>30.11.2020</text:p>
          </table:table-cell>
          <table:table-cell office:value-type="string" table:style-name="ce71">
            <text:p><text:span text:style-name="T1">Elektrik<text:s/></text:span>11-2020</text:p>
          </table:table-cell>
          <table:table-cell table:style-name="ce69"/>
          <table:table-cell office:value-type="currency" office:value="-170" table:style-name="ce70">
            <text:p>-₺170,00</text:p>
          </table:table-cell>
          <table:table-cell office:value-type="float" office:value="7.01" table:style-name="ce71">
            <text:p>7,01</text:p>
          </table:table-cell>
          <table:table-cell office:value-type="currency" office:value="-24.251069900142653" table:formula="of:=[.F49]/[.G49]" table:style-name="ce75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0</text:p>
          </table:table-cell>
          <table:table-cell table:style-name="ce76"/>
          <table:table-cell office:value-type="string" table:style-name="ce71">
            <text:p><text:span text:style-name="T1">Elektrik<text:s/></text:span>12-2020</text:p>
          </table:table-cell>
          <table:table-cell table:style-name="ce69"/>
          <table:table-cell office:value-type="currency" office:value="-226.11" table:style-name="ce70">
            <text:p>-₺226,11</text:p>
          </table:table-cell>
          <table:table-cell office:value-type="float" office:value="7.01" table:style-name="ce71">
            <text:p>7,01</text:p>
          </table:table-cell>
          <table:table-cell office:value-type="currency" office:value="-32.255349500713272" table:formula="of:=[.F50]/[.G50]" table:style-name="ce75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0</text:p>
          </table:table-cell>
          <table:table-cell office:value-type="date" office:date-value="2020-11-30T00:00:00" table:style-name="ce76">
            <text:p>30.11.2020</text:p>
          </table:table-cell>
          <table:table-cell office:value-type="string" table:style-name="ce69">
            <text:p>su</text:p>
          </table:table-cell>
          <table:table-cell table:style-name="ce71"/>
          <table:table-cell office:value-type="currency" office:value="-100" table:style-name="ce70">
            <text:p>-₺1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4.265335235378032" table:formula="of:=[.F51]/[.G51]" table:style-name="ce75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0</text:p>
          </table:table-cell>
          <table:table-cell table:style-name="ce69"/>
          <table:table-cell office:value-type="string" table:style-name="ce69">
            <text:p>Yazıhane önü kırma işçiliği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52]/[.G52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0</text:p>
          </table:table-cell>
          <table:table-cell office:value-type="date" office:date-value="2020-12-09T00:00:00" table:style-name="ce76">
            <text:p>09.12.2020</text:p>
          </table:table-cell>
          <table:table-cell office:value-type="string" table:style-name="ce69">
            <text:p>Alçıpan vida</text:p>
          </table:table-cell>
          <table:table-cell table:style-name="ce71"/>
          <table:table-cell office:value-type="currency" office:value="-323" table:style-name="ce70">
            <text:p>-₺323,00</text:p>
          </table:table-cell>
          <table:table-cell office:value-type="float" office:value="7.01" table:style-name="ce71">
            <text:p>7,01</text:p>
          </table:table-cell>
          <table:table-cell office:value-type="currency" office:value="-46.077032810271042" table:formula="of:=[.F53]/[.G53]" table:style-name="ce75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7">
            <text:p>SnyH000-20</text:p>
          </table:table-cell>
          <table:table-cell table:style-name="ce88"/>
          <table:table-cell table:style-name="ce87"/>
          <table:table-cell table:style-name="ce89"/>
          <table:table-cell office:value-type="currency" office:value="-5097.07" table:formula="of:=SUM([.F35:.F53])" table:style-name="ce90">
            <text:p>-₺5.097,07</text:p>
          </table:table-cell>
          <table:table-cell table:style-name="ce89"/>
          <table:table-cell office:value-type="currency" office:value="-727.11412268188315" table:formula="of:=SUM([.H35:.H53])" table:style-name="ce91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A000-20</text:p>
          </table:table-cell>
          <table:table-cell table:style-name="ce69"/>
          <table:table-cell office:value-type="string" table:style-name="ce69">
            <text:p>Boya-Çatı- Kapı</text:p>
          </table:table-cell>
          <table:table-cell table:style-name="ce71"/>
          <table:table-cell office:value-type="currency" office:value="-1500" table:style-name="ce70">
            <text:p>-₺1.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213.98002853067047" table:formula="of:=[.F55]/[.G55]" table:style-name="ce75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A000-20</text:p>
          </table:table-cell>
          <table:table-cell table:style-name="ce69"/>
          <table:table-cell office:value-type="string" table:style-name="ce69">
            <text:p>yıkama hela yapımı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56]/[.G56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2000" table:formula="of:=SUM([.F55:.F56])" table:style-name="ce90">
            <text:p>-₺2.000,00</text:p>
          </table:table-cell>
          <table:table-cell table:style-name="ce89"/>
          <table:table-cell office:value-type="currency" office:value="-285.30670470756064" table:formula="of:=SUM([.H55:.H56])" table:style-name="ce91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8-20T00:00:00" table:style-name="ce76">
            <text:p>20.08.2020</text:p>
          </table:table-cell>
          <table:table-cell office:value-type="string" table:style-name="ce69">
            <text:p>motorcu boya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58]/[.G58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8-22T00:00:00" table:style-name="ce76">
            <text:p>22.08.2020</text:p>
          </table:table-cell>
          <table:table-cell office:value-type="string" table:style-name="ce69">
            <text:p>motorcu hela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59]/[.G59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8-24T00:00:00" table:style-name="ce76">
            <text:p>24.08.2020</text:p>
          </table:table-cell>
          <table:table-cell office:value-type="string" table:style-name="ce69">
            <text:p>motorcu kapı</text:p>
          </table:table-cell>
          <table:table-cell table:style-name="ce71"/>
          <table:table-cell office:value-type="currency" office:value="-2000" table:style-name="ce70">
            <text:p>-₺2.0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285.30670470756064" table:formula="of:=[.F60]/[.G60]" table:style-name="ce75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9-02T00:00:00" table:style-name="ce76">
            <text:p>02.09.2020</text:p>
          </table:table-cell>
          <table:table-cell office:value-type="string" table:style-name="ce69">
            <text:p>Alçıpan demir işleri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61]/[.G61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9-02T00:00:00" table:style-name="ce76">
            <text:p>02.09.2020</text:p>
          </table:table-cell>
          <table:table-cell office:value-type="string" table:style-name="ce69">
            <text:p>camcı</text:p>
          </table:table-cell>
          <table:table-cell table:style-name="ce71"/>
          <table:table-cell office:value-type="currency" office:value="-750" table:style-name="ce70">
            <text:p>-₺75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06.99001426533523" table:formula="of:=[.F62]/[.G62]" table:style-name="ce75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9-02T00:00:00" table:style-name="ce76">
            <text:p>02.09.2020</text:p>
          </table:table-cell>
          <table:table-cell office:value-type="string" table:style-name="ce69">
            <text:p>motorcu arka duvar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.32667617689016" table:formula="of:=[.F63]/[.G63]" table:style-name="ce75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B000-20</text:p>
          </table:table-cell>
          <table:table-cell office:value-type="date" office:date-value="2020-09-02T00:00:00" table:style-name="ce76">
            <text:p>02.09.2020</text:p>
          </table:table-cell>
          <table:table-cell office:value-type="string" table:style-name="ce69">
            <text:p>motorcu elektrik</text:p>
          </table:table-cell>
          <table:table-cell table:style-name="ce71"/>
          <table:table-cell office:value-type="currency" office:value="-750" table:style-name="ce70">
            <text:p>-₺75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06.99001426533523" table:formula="of:=[.F64]/[.G64]" table:style-name="ce75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5500" table:formula="of:=SUM([.F58:.F64])" table:style-name="ce90">
            <text:p>-₺5.500,00</text:p>
          </table:table-cell>
          <table:table-cell table:style-name="ce89"/>
          <table:table-cell office:value-type="currency" office:value="-784.59343794579183" table:formula="of:=SUM([.H58:.H64])" table:style-name="ce91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office:value-type="string" table:style-name="ce69">
            <text:p>ağustos</text:p>
          </table:table-cell>
          <table:table-cell office:value-type="string" table:style-name="ce69">
            <text:p>Toz Dolgu</text:p>
          </table:table-cell>
          <table:table-cell table:style-name="ce71"/>
          <table:table-cell office:value-type="currency" office:value="-250" table:style-name="ce70">
            <text:p>-₺250,00</text:p>
          </table:table-cell>
          <table:table-cell office:value-type="float" office:value="7.01" table:style-name="ce71">
            <text:p>7,01</text:p>
          </table:table-cell>
          <table:table-cell office:value-type="currency" office:value="-35.66333808844508" table:formula="of:=[.F66]/[.G66]" table:style-name="ce75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vinç nakliye</text:p>
          </table:table-cell>
          <table:table-cell table:style-name="ce71"/>
          <table:table-cell office:value-type="currency" office:value="-600" table:style-name="ce70">
            <text:p>-₺6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85.592011412268192" table:formula="of:=[.F67]/[.G67]" table:style-name="ce75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69"/>
          <table:table-cell table:style-name="ce71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vinç demontaj özer vinç</text:p>
          </table:table-cell>
          <table:table-cell table:style-name="ce71"/>
          <table:table-cell office:value-type="currency" office:value="-1300" table:style-name="ce70">
            <text:p>-₺1.3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85.4493580599144" table:formula="of:=[.F71]/[.G71]" table:style-name="ce75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hela altyapı</text:p>
          </table:table-cell>
          <table:table-cell table:style-name="ce71"/>
          <table:table-cell office:value-type="currency" office:value="-1000" table:style-name="ce70">
            <text:p>-₺1.0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42.65335235378032" table:formula="of:=[.F72]/[.G72]" table:style-name="ce75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vinç ayakları kırım <text:s/>kepçeci</text:p>
          </table:table-cell>
          <table:table-cell table:style-name="ce71"/>
          <table:table-cell office:value-type="currency" office:value="-4100" table:style-name="ce70">
            <text:p>-₺4.1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584.87874465049936" table:formula="of:=[.F73]/[.G73]" table:style-name="ce75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vinç demontaj işçilik</text:p>
          </table:table-cell>
          <table:table-cell table:style-name="ce71"/>
          <table:table-cell office:value-type="currency" office:value="-750" table:style-name="ce70">
            <text:p>-₺750,00</text:p>
          </table:table-cell>
          <table:table-cell office:value-type="float" office:value="7.01" table:style-name="ce71">
            <text:p>7,01</text:p>
          </table:table-cell>
          <table:table-cell office:value-type="currency" office:value="-106.99001426533523" table:formula="of:=[.F74]/[.G74]" table:style-name="ce75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69">
            <text:p>yemek</text:p>
          </table:table-cell>
          <table:table-cell table:style-name="ce71"/>
          <table:table-cell office:value-type="currency" office:value="-300" table:style-name="ce70">
            <text:p>-₺3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42.796005706134096" table:formula="of:=[.F75]/[.G75]" table:style-name="ce75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71">
            <text:p>helikopter beton işçiliği 6*300</text:p>
          </table:table-cell>
          <table:table-cell table:style-name="ce71"/>
          <table:table-cell office:value-type="currency" office:value="-1800" table:style-name="ce70">
            <text:p>-₺1.8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256.77603423680455" table:formula="of:=[.F76]/[.G76]" table:style-name="ce75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71">
            <text:p>beton santralı 36 m3*170</text:p>
          </table:table-cell>
          <table:table-cell table:style-name="ce71"/>
          <table:table-cell office:value-type="currency" office:value="-6120" table:style-name="ce70">
            <text:p>-₺6.120,00</text:p>
          </table:table-cell>
          <table:table-cell office:value-type="float" office:value="7.01" table:style-name="ce71">
            <text:p>7,01</text:p>
          </table:table-cell>
          <table:table-cell office:value-type="currency" office:value="-873.03851640513551" table:formula="of:=[.F77]/[.G77]" table:style-name="ce75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C000-20</text:p>
          </table:table-cell>
          <table:table-cell table:style-name="ce69"/>
          <table:table-cell office:value-type="string" table:style-name="ce71">
            <text:p>ön beton (işçilik + beton)</text:p>
          </table:table-cell>
          <table:table-cell table:style-name="ce71"/>
          <table:table-cell office:value-type="currency" office:value="-5000" table:style-name="ce70">
            <text:p>-₺5.0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713.26676176890157" table:formula="of:=[.F78]/[.G78]" table:style-name="ce75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21220" table:formula="of:=SUM([.F66:.F78])" table:style-name="ce90">
            <text:p>-₺21.220,00</text:p>
          </table:table-cell>
          <table:table-cell table:style-name="ce89"/>
          <table:table-cell office:value-type="currency" office:value="-3027.1041369472182" table:formula="of:=SUM([.H66:.H78])" table:style-name="ce91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G000-20</text:p>
          </table:table-cell>
          <table:table-cell table:style-name="ce69"/>
          <table:table-cell office:value-type="string" table:style-name="ce69">
            <text:p>600 m2 Taban kırım beton</text:p>
          </table:table-cell>
          <table:table-cell table:style-name="ce69"/>
          <table:table-cell office:value-type="currency" office:value="-35000" table:style-name="ce70">
            <text:p>-₺35.000,00</text:p>
          </table:table-cell>
          <table:table-cell office:value-type="float" office:value="7.01" table:style-name="ce71">
            <text:p>7,01</text:p>
          </table:table-cell>
          <table:table-cell office:value-type="currency" office:value="-4992.8673323823114" table:formula="of:=[.F80]/[.G80]" table:style-name="ce75">
            <text:p>-$4.992,87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G000-20</text:p>
          </table:table-cell>
          <table:table-cell table:style-name="ce69"/>
          <table:table-cell office:value-type="string" table:style-name="ce69">
            <text:p>İcra</text:p>
          </table:table-cell>
          <table:table-cell office:value-type="string" table:style-name="ce69">
            <text:p>dursun durmş</text:p>
          </table:table-cell>
          <table:table-cell office:value-type="currency" office:value="-3885" table:style-name="ce70">
            <text:p>-₺3.885,00</text:p>
          </table:table-cell>
          <table:table-cell office:value-type="float" office:value="7.01" table:style-name="ce71">
            <text:p>7,01</text:p>
          </table:table-cell>
          <table:table-cell office:value-type="currency" office:value="-554.2082738944365" table:formula="of:=[.F81]/[.G81]" table:style-name="ce75">
            <text:p>-$554,21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G000-20</text:p>
          </table:table-cell>
          <table:table-cell table:style-name="ce69"/>
          <table:table-cell office:value-type="string" table:style-name="ce69">
            <text:p>tedaş<text:s text:c="4"/></text:p>
          </table:table-cell>
          <table:table-cell office:value-type="string" table:style-name="ce69">
            <text:p>dursun durmş</text:p>
          </table:table-cell>
          <table:table-cell office:value-type="currency" office:value="-4194.2240000000002" table:style-name="ce70">
            <text:p>-₺4.194,22</text:p>
          </table:table-cell>
          <table:table-cell office:value-type="float" office:value="7.01" table:style-name="ce71">
            <text:p>7,01</text:p>
          </table:table-cell>
          <table:table-cell office:value-type="currency" office:value="-598.32011412268196" table:formula="of:=[.F82]/[.G82]" table:style-name="ce75">
            <text:p>-$598,32</text:p>
          </table:table-cell>
          <table:table-cell table:number-columns-repeated="16376"/>
        </table:table-row>
        <table:table-row table:style-name="ro5">
          <table:table-cell table:style-name="ce69"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43079.224000000002" table:formula="of:=SUM([.F80:.F82])" table:style-name="ce90">
            <text:p>-₺43.079,22</text:p>
          </table:table-cell>
          <table:table-cell table:style-name="ce89"/>
          <table:table-cell office:value-type="currency" office:value="-6145.3957203994296" table:formula="of:=SUM([.H80:.H82])" table:style-name="ce91">
            <text:p>-$6.145,40</text:p>
          </table:table-cell>
          <table:table-cell table:number-columns-repeated="16376"/>
        </table:table-row>
        <table:table-row table:style-name="ro5">
          <table:table-cell table:style-name="ce69"/>
          <table:table-cell table:style-name="ce77"/>
          <table:table-cell table:style-name="ce78"/>
          <table:table-cell table:style-name="ce77"/>
          <table:table-cell office:value-type="string" table:style-name="ce79">
            <text:p>2020 TOPLAM</text:p>
          </table:table-cell>
          <table:table-cell office:value-type="currency" office:value="-76896.293999999994" table:formula="of:=[.F83]+[.F79]+[.F65]+[.F57]+[.F54]" table:style-name="ce80">
            <text:p>-₺76.896,29</text:p>
          </table:table-cell>
          <table:table-cell table:style-name="ce81"/>
          <table:table-cell office:value-type="currency" office:value="-10242.4" table:formula="of:=[.H83]+[.H79]+[.H65]+[.H57]" table:style-name="ce82">
            <text:p>-$10.242,40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office:value-type="string" table:style-name="ce83">
            <text:p>Genel Toplam</text:p>
          </table:table-cell>
          <table:table-cell office:value-type="currency" office:value="-102400.53399999999" table:formula="of:=[.F84]+[.F33]" table:style-name="ce84">
            <text:p>-₺102.400,53</text:p>
          </table:table-cell>
          <table:table-cell table:style-name="ce85"/>
          <table:table-cell office:value-type="currency" office:value="-15405.253442332894" table:formula="of:=[.H84]+[.H33]" table:style-name="ce86">
            <text:p>-$15.405,25</text:p>
          </table:table-cell>
          <table:table-cell table:number-columns-repeated="16376"/>
        </table:table-row>
        <table:table-row table:style-name="ro5">
          <table:table-cell table:number-columns-repeated="5" table:style-name="ce69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office:value-type="float" office:value="2021" table:style-name="ce74">
            <text:p>2021</text:p>
          </table:table-cell>
          <table:table-cell office:value-type="string" table:style-name="ce69">
            <text:p>snyH000-21</text:p>
          </table:table-cell>
          <table:table-cell office:value-type="date" office:date-value="2021-01-30T00:00:00" table:style-name="ce76">
            <text:p>30.01.2021</text:p>
          </table:table-cell>
          <table:table-cell office:value-type="string" table:style-name="ce69">
            <text:p>Elektrik 1-2021</text:p>
          </table:table-cell>
          <table:table-cell table:style-name="ce69"/>
          <table:table-cell office:value-type="currency" office:value="-143.08000000000001" table:style-name="ce70">
            <text:p>-₺143,08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2-28T00:00:00" table:style-name="ce76">
            <text:p>28.02.2021</text:p>
          </table:table-cell>
          <table:table-cell office:value-type="string" table:style-name="ce69">
            <text:p>Elektrik 2-2021</text:p>
          </table:table-cell>
          <table:table-cell table:style-name="ce69"/>
          <table:table-cell office:value-type="currency" office:value="-69" table:style-name="ce70">
            <text:p>-₺69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3-30T00:00:00" table:style-name="ce76">
            <text:p>30.03.2021</text:p>
          </table:table-cell>
          <table:table-cell office:value-type="string" table:style-name="ce69">
            <text:p>Elektrik 4-2021</text:p>
          </table:table-cell>
          <table:table-cell table:style-name="ce69"/>
          <table:table-cell office:value-type="currency" office:value="-15.52" table:style-name="ce70">
            <text:p>-₺15,52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4-30T00:00:00" table:style-name="ce76">
            <text:p>30.04.2021</text:p>
          </table:table-cell>
          <table:table-cell office:value-type="string" table:style-name="ce69">
            <text:p>Elektrik 5-2021</text:p>
          </table:table-cell>
          <table:table-cell table:style-name="ce69"/>
          <table:table-cell office:value-type="currency" office:value="-43.51" table:style-name="ce70">
            <text:p>-₺43,51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5-30T00:00:00" table:style-name="ce76">
            <text:p>30.05.2021</text:p>
          </table:table-cell>
          <table:table-cell office:value-type="string" table:style-name="ce69">
            <text:p>Elektrik 6–2021</text:p>
          </table:table-cell>
          <table:table-cell table:style-name="ce71"/>
          <table:table-cell office:value-type="currency" office:value="-8.5500000000000007" table:style-name="ce70">
            <text:p>-₺8,55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10-14T00:00:00" table:style-name="ce76">
            <text:p>14.10.2021</text:p>
          </table:table-cell>
          <table:table-cell office:value-type="string" table:style-name="ce69">
            <text:p>Bina Vergisi 1</text:p>
          </table:table-cell>
          <table:table-cell table:style-name="ce71"/>
          <table:table-cell office:value-type="currency" office:value="-297" table:style-name="ce70">
            <text:p>-₺297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10-14T00:00:00" table:style-name="ce76">
            <text:p>14.10.2021</text:p>
          </table:table-cell>
          <table:table-cell office:value-type="string" table:style-name="ce69">
            <text:p>Kültür Vergisi 1</text:p>
          </table:table-cell>
          <table:table-cell table:style-name="ce69"/>
          <table:table-cell office:value-type="currency" office:value="-29.7" table:style-name="ce70">
            <text:p>-₺29,7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6-30T00:00:00" table:style-name="ce76">
            <text:p>30.06.2021</text:p>
          </table:table-cell>
          <table:table-cell office:value-type="string" table:style-name="ce69">
            <text:p>Elektrik 7–2021</text:p>
          </table:table-cell>
          <table:table-cell table:style-name="ce76"/>
          <table:table-cell office:value-type="currency" office:value="-21.85" table:style-name="ce70">
            <text:p>-₺21,85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7-30T00:00:00" table:style-name="ce76">
            <text:p>30.07.2021</text:p>
          </table:table-cell>
          <table:table-cell office:value-type="string" table:style-name="ce69">
            <text:p>Elektrik 8-2021</text:p>
          </table:table-cell>
          <table:table-cell table:style-name="ce76"/>
          <table:table-cell office:value-type="currency" office:value="-5" table:style-name="ce70">
            <text:p>-₺5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H000-21</text:p>
          </table:table-cell>
          <table:table-cell office:value-type="date" office:date-value="2021-08-30T00:00:00" table:style-name="ce76">
            <text:p>30.08.2021</text:p>
          </table:table-cell>
          <table:table-cell office:value-type="string" table:style-name="ce69">
            <text:p>Elektrik 9-2021</text:p>
          </table:table-cell>
          <table:table-cell table:style-name="ce71"/>
          <table:table-cell office:value-type="currency" office:value="-8" table:style-name="ce70">
            <text:p>-₺8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09-30T00:00:00" table:style-name="ce76">
            <text:p>30.09.2021</text:p>
          </table:table-cell>
          <table:table-cell office:value-type="string" table:style-name="ce69">
            <text:p>Elektrik 10-2021</text:p>
          </table:table-cell>
          <table:table-cell table:style-name="ce71"/>
          <table:table-cell office:value-type="currency" office:value="-20" table:style-name="ce70">
            <text:p>-₺20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10-30T00:00:00" table:style-name="ce76">
            <text:p>30.10.2021</text:p>
          </table:table-cell>
          <table:table-cell office:value-type="string" table:style-name="ce69">
            <text:p>Elektrik 11-2021</text:p>
          </table:table-cell>
          <table:table-cell table:style-name="ce71"/>
          <table:table-cell office:value-type="currency" office:value="-26" table:style-name="ce70">
            <text:p>-₺26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10-14T00:00:00" table:style-name="ce76">
            <text:p>14.10.2021</text:p>
          </table:table-cell>
          <table:table-cell office:value-type="string" table:style-name="ce69">
            <text:p>vergi fark</text:p>
          </table:table-cell>
          <table:table-cell table:style-name="ce71"/>
          <table:table-cell office:value-type="currency" office:value="-23.4" table:style-name="ce70">
            <text:p>-₺23,4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10-14T00:00:00" table:style-name="ce76">
            <text:p>14.10.2021</text:p>
          </table:table-cell>
          <table:table-cell office:value-type="string" table:style-name="ce69">
            <text:p>Bina Vergisi 2</text:p>
          </table:table-cell>
          <table:table-cell table:style-name="ce69"/>
          <table:table-cell office:value-type="currency" office:value="-297" table:style-name="ce70">
            <text:p>-₺297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10-14T00:00:00" table:style-name="ce76">
            <text:p>14.10.2021</text:p>
          </table:table-cell>
          <table:table-cell office:value-type="string" table:style-name="ce69">
            <text:p>Kültür Vergisi 2</text:p>
          </table:table-cell>
          <table:table-cell table:style-name="ce69"/>
          <table:table-cell office:value-type="currency" office:value="-29.7" table:style-name="ce70">
            <text:p>-₺29,7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office:value-type="date" office:date-value="2021-12-30T00:00:00" table:style-name="ce76">
            <text:p>30.12.2021</text:p>
          </table:table-cell>
          <table:table-cell office:value-type="string" table:style-name="ce69">
            <text:p>Elektrik 12-2021</text:p>
          </table:table-cell>
          <table:table-cell table:style-name="ce71"/>
          <table:table-cell office:value-type="currency" office:value="-142" table:style-name="ce70">
            <text:p>-₺142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H000-21</text:p>
          </table:table-cell>
          <table:table-cell table:style-name="ce76"/>
          <table:table-cell office:value-type="string" table:style-name="ce69">
            <text:p>yıkama elektrik abone bedeli</text:p>
          </table:table-cell>
          <table:table-cell table:style-name="ce71"/>
          <table:table-cell office:value-type="currency" office:value="-3000" table:style-name="ce70">
            <text:p>-₺3.000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4179.3100000000004" table:formula="of:=SUM([.F87:.F103])" table:style-name="ce90">
            <text:p>-₺4.179,31</text:p>
          </table:table-cell>
          <table:table-cell office:value-type="float" office:value="8.5" table:style-name="ce89">
            <text:p>8,50</text:p>
          </table:table-cell>
          <table:table-cell office:value-type="currency" office:value="-491.68352941176477" table:formula="of:=[.F104]/[.G104]" table:style-name="ce91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office:value-type="date" office:date-value="2021-08-15T00:00:00" table:style-name="ce76">
            <text:p>15.08.2021</text:p>
          </table:table-cell>
          <table:table-cell office:value-type="string" table:style-name="ce71">
            <text:p>Alçıpan 26*2,5=65 m2 * 35 TL işçilik</text:p>
          </table:table-cell>
          <table:table-cell table:style-name="ce71"/>
          <table:table-cell office:value-type="currency" office:value="-2275" table:style-name="ce72">
            <text:p>-₺2.275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69"/>
          <table:table-cell office:value-type="string" table:style-name="ce71">
            <text:p>Alçıpan 22 ad*29 tl</text:p>
          </table:table-cell>
          <table:table-cell table:style-name="ce71"/>
          <table:table-cell office:value-type="currency" office:value="-638" table:style-name="ce72">
            <text:p>-₺638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vida</text:p>
          </table:table-cell>
          <table:table-cell table:style-name="ce71"/>
          <table:table-cell office:value-type="currency" office:value="-50" table:style-name="ce70">
            <text:p>-₺5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Cam 6 mm 10 m2*360 tl</text:p>
          </table:table-cell>
          <table:table-cell table:style-name="ce71"/>
          <table:table-cell office:value-type="currency" office:value="-3600" table:style-name="ce70">
            <text:p>-₺3.6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cam işçiliği silikon</text:p>
          </table:table-cell>
          <table:table-cell table:style-name="ce71"/>
          <table:table-cell office:value-type="currency" office:value="-400" table:style-name="ce70">
            <text:p>-₺4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tuğla işçilik 24m * 2,25 =54 m2 * 15 tl</text:p>
          </table:table-cell>
          <table:table-cell table:style-name="ce71"/>
          <table:table-cell office:value-type="currency" office:value="-810" table:style-name="ce70">
            <text:p>-₺81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tuğla</text:p>
          </table:table-cell>
          <table:table-cell table:style-name="ce71"/>
          <table:table-cell office:value-type="currency" office:value="-1512" table:style-name="ce70">
            <text:p>-₺1.512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76"/>
          <table:table-cell office:value-type="string" table:style-name="ce69">
            <text:p>sıva işçilik</text:p>
          </table:table-cell>
          <table:table-cell table:style-name="ce71"/>
          <table:table-cell office:value-type="currency" office:value="-900" table:style-name="ce70">
            <text:p>-₺9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69"/>
          <table:table-cell office:value-type="string" table:style-name="ce71">
            <text:p>kum çimento kireç</text:p>
          </table:table-cell>
          <table:table-cell table:style-name="ce71"/>
          <table:table-cell office:value-type="currency" office:value="-900" table:style-name="ce70">
            <text:p>-₺9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69"/>
          <table:table-cell office:value-type="string" table:style-name="ce71">
            <text:p>kapı demir malzeme</text:p>
          </table:table-cell>
          <table:table-cell table:style-name="ce71"/>
          <table:table-cell office:value-type="currency" office:value="-3000" table:style-name="ce70">
            <text:p>-₺3.0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E-21-000</text:p>
          </table:table-cell>
          <table:table-cell table:style-name="ce69"/>
          <table:table-cell office:value-type="string" table:style-name="ce71">
            <text:p>kapı işçilik</text:p>
          </table:table-cell>
          <table:table-cell table:style-name="ce71"/>
          <table:table-cell office:value-type="currency" office:value="-1500" table:style-name="ce70">
            <text:p>-₺1.5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15585" table:formula="of:=SUM([.F105:.F115])" table:style-name="ce90">
            <text:p>-₺15.585,00</text:p>
          </table:table-cell>
          <table:table-cell office:value-type="float" office:value="8.5" table:style-name="ce89">
            <text:p>8,50</text:p>
          </table:table-cell>
          <table:table-cell office:value-type="currency" office:value="-1833.5294117647059" table:formula="of:=[.F116]/[.G116]" table:style-name="ce91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office:value-type="date" office:date-value="2021-08-15T00:00:00" table:style-name="ce76">
            <text:p>15.08.2021</text:p>
          </table:table-cell>
          <table:table-cell office:value-type="string" table:style-name="ce71">
            <text:p>Alçıpan 26*2,5=65 m2 * 35 TL işçilik</text:p>
          </table:table-cell>
          <table:table-cell table:style-name="ce71"/>
          <table:table-cell office:value-type="currency" office:value="-2275" table:style-name="ce72">
            <text:p>-₺2.275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69"/>
          <table:table-cell office:value-type="string" table:style-name="ce71">
            <text:p>Alçıpan 22 ad*29 tl</text:p>
          </table:table-cell>
          <table:table-cell table:style-name="ce71"/>
          <table:table-cell office:value-type="currency" office:value="-638" table:style-name="ce72">
            <text:p>-₺638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vida</text:p>
          </table:table-cell>
          <table:table-cell table:style-name="ce71"/>
          <table:table-cell office:value-type="currency" office:value="-50" table:style-name="ce70">
            <text:p>-₺5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Cam 6 mm 12 m2*360 tl</text:p>
          </table:table-cell>
          <table:table-cell table:style-name="ce71"/>
          <table:table-cell office:value-type="currency" office:value="-4320" table:style-name="ce70">
            <text:p>-₺4.32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cam işçiliği silikon</text:p>
          </table:table-cell>
          <table:table-cell table:style-name="ce71"/>
          <table:table-cell office:value-type="currency" office:value="-400" table:style-name="ce70">
            <text:p>-₺4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tuğla işçilik 24m * 2,25 =54 m2 * 15 tl</text:p>
          </table:table-cell>
          <table:table-cell table:style-name="ce71"/>
          <table:table-cell office:value-type="currency" office:value="-810" table:style-name="ce70">
            <text:p>-₺81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tuğla</text:p>
          </table:table-cell>
          <table:table-cell table:style-name="ce71"/>
          <table:table-cell office:value-type="currency" office:value="-1512" table:style-name="ce70">
            <text:p>-₺1.512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76"/>
          <table:table-cell office:value-type="string" table:style-name="ce69">
            <text:p>sıva işçilik</text:p>
          </table:table-cell>
          <table:table-cell table:style-name="ce71"/>
          <table:table-cell office:value-type="currency" office:value="-900" table:style-name="ce70">
            <text:p>-₺9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69"/>
          <table:table-cell office:value-type="string" table:style-name="ce71">
            <text:p>kum çimento kireç</text:p>
          </table:table-cell>
          <table:table-cell table:style-name="ce71"/>
          <table:table-cell office:value-type="currency" office:value="-900" table:style-name="ce70">
            <text:p>-₺9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office:value-type="string" table:style-name="ce69">
            <text:p>snyF-21-000</text:p>
          </table:table-cell>
          <table:table-cell table:style-name="ce69"/>
          <table:table-cell office:value-type="string" table:style-name="ce71">
            <text:p>kapı işçilik</text:p>
          </table:table-cell>
          <table:table-cell table:style-name="ce71"/>
          <table:table-cell office:value-type="currency" office:value="-500" table:style-name="ce70">
            <text:p>-₺5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/>
          <table:table-cell table:style-name="ce87"/>
          <table:table-cell table:style-name="ce88"/>
          <table:table-cell table:style-name="ce87"/>
          <table:table-cell table:style-name="ce89"/>
          <table:table-cell office:value-type="currency" office:value="-12305" table:formula="of:=SUM([.F117:.F126])" table:style-name="ce90">
            <text:p>-₺12.305,00</text:p>
          </table:table-cell>
          <table:table-cell office:value-type="float" office:value="8.5" table:style-name="ce89">
            <text:p>8,50</text:p>
          </table:table-cell>
          <table:table-cell office:value-type="currency" office:value="-1447.6470588235295" table:formula="of:=[.F127]/[.G127]" table:style-name="ce91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77"/>
          <table:table-cell table:style-name="ce78"/>
          <table:table-cell table:style-name="ce77"/>
          <table:table-cell office:value-type="string" table:style-name="ce79">
            <text:p>2021 TOPLAM</text:p>
          </table:table-cell>
          <table:table-cell office:value-type="currency" office:value="-32069.31" table:formula="of:=[.F127]+[.F116]+[.F104]" table:style-name="ce80">
            <text:p>-₺32.069,31</text:p>
          </table:table-cell>
          <table:table-cell table:style-name="ce81"/>
          <table:table-cell office:value-type="currency" office:value="-3772.8599999999997" table:formula="of:=[.H127]+[.H116]+[.H104]" table:style-name="ce82">
            <text:p>-$3.772,86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office:value-type="string" table:style-name="ce83">
            <text:p>Genel Toplam</text:p>
          </table:table-cell>
          <table:table-cell office:value-type="currency" office:value="-134469.84399999998" table:formula="of:=[.F128]+[.F85]" table:style-name="ce84">
            <text:p>-₺134.469,84</text:p>
          </table:table-cell>
          <table:table-cell table:style-name="ce85"/>
          <table:table-cell office:value-type="currency" office:value="-19178.113442332895" table:formula="of:=[.H128]+[.H85]" table:style-name="ce86">
            <text:p>-$19.178,11</text:p>
          </table:table-cell>
          <table:table-cell table:number-columns-repeated="16376"/>
        </table:table-row>
        <table:table-row table:style-name="ro5">
          <table:table-cell table:number-columns-repeated="5" table:style-name="ce69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office:value-type="float" office:value="2022" table:style-name="ce74">
            <text:p>2022</text:p>
          </table:table-cell>
          <table:table-cell office:value-type="string" table:style-name="ce69">
            <text:p>snyH000-22</text:p>
          </table:table-cell>
          <table:table-cell office:value-type="date" office:date-value="2022-12-31T00:00:00" table:style-name="ce76">
            <text:p>31.12.2022</text:p>
          </table:table-cell>
          <table:table-cell office:value-type="string" table:style-name="ce69">
            <text:p>Genel Masraf</text:p>
          </table:table-cell>
          <table:table-cell table:style-name="ce69"/>
          <table:table-cell office:value-type="currency" office:value="-2851.3" table:formula="of:=[SnH_yazıhane.G2]" table:style-name="ce70">
            <text:p>-₺2.851,3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G701-22</text:p>
          </table:table-cell>
          <table:table-cell office:value-type="date" office:date-value="2022-10-30T00:00:00" table:style-name="ce76">
            <text:p>30.10.2022</text:p>
          </table:table-cell>
          <table:table-cell office:value-type="string" table:style-name="ce69">
            <text:p>Duvar-hela elektrik</text:p>
          </table:table-cell>
          <table:table-cell table:style-name="ce69"/>
          <table:table-cell office:value-type="currency" office:value="0" table:formula="of:=['SnyG702-22'.C8]*-1" table:style-name="ce70">
            <text:p>₺0,00</text:p>
          </table:table-cell>
          <table:table-cell table:style-name="ce69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SnyB202-22</text:p>
          </table:table-cell>
          <table:table-cell office:value-type="date" office:date-value="2022-10-30T00:00:00" table:style-name="ce76">
            <text:p>30.10.2022</text:p>
          </table:table-cell>
          <table:table-cell office:value-type="string" table:style-name="ce69">
            <text:p>tavan-duvaralçıpan</text:p>
          </table:table-cell>
          <table:table-cell table:style-name="ce69"/>
          <table:table-cell office:value-type="currency" office:value="-8000" table:style-name="ce70">
            <text:p>-₺8.000,00</text:p>
          </table:table-cell>
          <table:table-cell table:style-name="ce71"/>
          <table:table-cell table:style-name="ce75"/>
          <table:table-cell table:number-columns-repeated="16376"/>
        </table:table-row>
        <table:table-row table:style-name="ro5">
          <table:table-cell table:style-name="ce69"/>
          <table:table-cell table:style-name="ce77"/>
          <table:table-cell table:style-name="ce78"/>
          <table:table-cell table:style-name="ce77"/>
          <table:table-cell office:value-type="string" table:style-name="ce79">
            <text:p>2022 TOPLAM</text:p>
          </table:table-cell>
          <table:table-cell office:value-type="currency" office:value="-10851.3" table:formula="of:=SUM([.F131:.F133])" table:style-name="ce80">
            <text:p>-₺10.851,30</text:p>
          </table:table-cell>
          <table:table-cell office:value-type="float" office:value="18" table:style-name="ce81">
            <text:p>18,00</text:p>
          </table:table-cell>
          <table:table-cell office:value-type="currency" office:value="-602.84999999999991" table:formula="of:=[.F134]/[.G134]" table:style-name="ce82">
            <text:p>-$602,85</text:p>
          </table:table-cell>
          <table:table-cell table:number-columns-repeated="16376"/>
        </table:table-row>
        <table:table-row table:style-name="ro5">
          <table:table-cell table:number-columns-repeated="4" table:style-name="ce69"/>
          <table:table-cell office:value-type="string" table:style-name="ce83">
            <text:p>Genel Toplam</text:p>
          </table:table-cell>
          <table:table-cell office:value-type="currency" office:value="-145321.14399999997" table:formula="of:=[.F134]+[.F129]" table:style-name="ce84">
            <text:p>-₺145.321,14</text:p>
          </table:table-cell>
          <table:table-cell table:style-name="ce85"/>
          <table:table-cell office:value-type="currency" office:value="-19780.963442332893" table:formula="of:=[.H134]+[.H129]" table:style-name="ce86">
            <text:p>-$19.780,96</text:p>
          </table:table-cell>
          <table:table-cell table:number-columns-repeated="16376"/>
        </table:table-row>
        <table:table-row table:number-rows-repeated="7" table:style-name="ro5">
          <table:table-cell table:number-columns-repeated="5" table:style-name="ce69"/>
          <table:table-cell table:style-name="ce70"/>
          <table:table-cell table:style-name="ce71"/>
          <table:table-cell table:style-name="ce75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4" table:default-cell-style-name="ce92"/>
        <table:table-column table:style-name="co37" table:default-cell-style-name="ce93"/>
        <table:table-column table:style-name="co38" table:default-cell-style-name="ce93"/>
        <table:table-column table:style-name="co27" table:default-cell-style-name="ce92"/>
        <table:table-column table:style-name="co10" table:default-cell-style-name="ce92"/>
        <table:table-column table:style-name="co39" table:default-cell-style-name="ce92"/>
        <table:table-column table:style-name="co40" table:default-cell-style-name="ce194"/>
        <table:table-column table:style-name="co41" table:default-cell-style-name="ce92"/>
        <table:table-column table:style-name="co42" table:default-cell-style-name="ce92"/>
        <table:table-column table:style-name="co28" table:default-cell-style-name="ce92"/>
        <table:table-column table:style-name="co28" table:default-cell-style-name="ce139"/>
        <table:table-column table:style-name="co39" table:default-cell-style-name="ce92"/>
        <table:table-column table:style-name="co43" table:default-cell-style-name="ce194"/>
        <table:table-column table:style-name="co9" table:default-cell-style-name="ce92"/>
        <table:table-column table:style-name="co44" table:default-cell-style-name="ce136"/>
        <table:table-column table:style-name="co41" table:default-cell-style-name="ce92"/>
        <table:table-column table:style-name="co28" table:default-cell-style-name="ce158"/>
        <table:table-column table:style-name="co39" table:default-cell-style-name="ce92"/>
        <table:table-column table:style-name="co45" table:default-cell-style-name="ce92"/>
        <table:table-column table:style-name="co5" table:default-cell-style-name="ce92"/>
        <table:table-column table:style-name="co28" table:default-cell-style-name="ce92"/>
        <table:table-column table:style-name="co46" table:default-cell-style-name="ce92"/>
        <table:table-column table:style-name="co1" table:number-columns-repeated="1002" table:default-cell-style-name="ce92"/>
        <table:table-column table:style-name="co6" table:number-columns-repeated="15360" table:default-cell-style-name="ce1"/>
        <table:table-row table:style-name="ro6">
          <table:table-cell table:style-name="ce92"/>
          <table:table-cell table:number-columns-repeated="2" table:style-name="ce93"/>
          <table:table-cell table:number-columns-repeated="2" table:style-name="ce92"/>
          <table:table-cell table:style-name="ce94"/>
          <table:table-cell table:style-name="ce95"/>
          <table:table-cell table:number-columns-repeated="2" table:style-name="ce92"/>
          <table:table-cell table:style-name="ce96"/>
          <table:table-cell table:style-name="ce97"/>
          <table:table-cell table:style-name="ce96"/>
          <table:table-cell table:style-name="ce98"/>
          <table:table-cell table:style-name="ce99"/>
          <table:table-cell table:style-name="ce100"/>
          <table:table-cell table:number-columns-repeated="2" table:style-name="ce96"/>
          <table:table-cell table:style-name="ce92"/>
          <table:table-cell table:style-name="ce94"/>
          <table:table-cell table:number-columns-repeated="16365"/>
        </table:table-row>
        <table:table-row table:style-name="ro5">
          <table:table-cell table:style-name="ce92"/>
          <table:table-cell office:value-type="string" table:style-name="ce101">
            <text:p>1203m2 arsa</text:p>
          </table:table-cell>
          <table:table-cell table:style-name="ce93"/>
          <table:table-cell table:style-name="ce92"/>
          <table:table-cell table:style-name="ce102"/>
          <table:table-cell table:style-name="ce92"/>
          <table:table-cell office:value-type="string" table:number-columns-spanned="5" table:number-rows-spanned="1" table:style-name="ce198">
            <text:p>HACI</text:p>
          </table:table-cell>
          <table:covered-table-cell table:number-columns-repeated="4"/>
          <table:table-cell table:style-name="ce92"/>
          <table:table-cell office:value-type="string" table:number-columns-spanned="5" table:number-rows-spanned="1" table:style-name="ce198">
            <text:p>NAZAN</text:p>
          </table:table-cell>
          <table:covered-table-cell table:number-columns-repeated="4"/>
          <table:table-cell table:number-columns-repeated="1007" table:style-name="ce92"/>
          <table:table-cell table:number-columns-repeated="15360"/>
        </table:table-row>
        <table:table-row table:style-name="ro5">
          <table:table-cell table:style-name="ce92"/>
          <table:table-cell office:value-type="string" table:style-name="ce104">
            <text:p>S A N A Y İ</text:p>
          </table:table-cell>
          <table:table-cell table:style-name="ce93"/>
          <table:table-cell table:style-name="ce92"/>
          <table:table-cell office:value-type="string" table:style-name="ce104">
            <text:p>GELİR</text:p>
          </table:table-cell>
          <table:table-cell table:style-name="ce92"/>
          <table:table-cell office:value-type="string" table:number-columns-spanned="2" table:number-rows-spanned="1" table:style-name="ce198">
            <text:p>PAY</text:p>
          </table:table-cell>
          <table:covered-table-cell/>
          <table:table-cell table:style-name="ce92"/>
          <table:table-cell office:value-type="string" table:number-columns-spanned="2" table:number-rows-spanned="1" table:style-name="ce199">
            <text:p>BAKİYE</text:p>
          </table:table-cell>
          <table:covered-table-cell/>
          <table:table-cell table:style-name="ce92"/>
          <table:table-cell office:value-type="string" table:number-columns-spanned="3" table:number-rows-spanned="1" table:style-name="ce198">
            <text:p>PAY</text:p>
          </table:table-cell>
          <table:covered-table-cell table:number-columns-repeated="2"/>
          <table:table-cell office:value-type="string" table:number-columns-spanned="2" table:number-rows-spanned="1" table:style-name="ce199">
            <text:p>BAKİYE</text:p>
          </table:table-cell>
          <table:covered-table-cell/>
          <table:table-cell table:style-name="ce92"/>
          <table:table-cell office:value-type="string" table:style-name="ce104">
            <text:p>USD</text:p>
          </table:table-cell>
          <table:table-cell table:number-columns-repeated="16365"/>
        </table:table-row>
        <table:table-row table:style-name="ro5">
          <table:table-cell table:style-name="ce96"/>
          <table:table-cell table:style-name="ce105"/>
          <table:table-cell table:style-name="ce106"/>
          <table:table-cell table:style-name="ce96"/>
          <table:table-cell office:value-type="string" table:style-name="ce107">
            <text:p>TL</text:p>
          </table:table-cell>
          <table:table-cell table:style-name="ce108"/>
          <table:table-cell office:value-type="string" table:style-name="ce103">
            <text:p>%</text:p>
          </table:table-cell>
          <table:table-cell office:value-type="string" table:style-name="ce107">
            <text:p>TL</text:p>
          </table:table-cell>
          <table:table-cell office:value-type="string" table:style-name="ce109">
            <text:p>USD</text:p>
          </table:table-cell>
          <table:table-cell office:value-type="string" table:style-name="ce107">
            <text:p>TL</text:p>
          </table:table-cell>
          <table:table-cell office:value-type="string" table:style-name="ce109">
            <text:p>USD</text:p>
          </table:table-cell>
          <table:table-cell table:style-name="ce107"/>
          <table:table-cell office:value-type="string" table:style-name="ce103">
            <text:p>%</text:p>
          </table:table-cell>
          <table:table-cell office:value-type="string" table:style-name="ce107">
            <text:p>TL</text:p>
          </table:table-cell>
          <table:table-cell office:value-type="string" table:style-name="ce110">
            <text:p>USD</text:p>
          </table:table-cell>
          <table:table-cell office:value-type="string" table:style-name="ce107">
            <text:p>TL</text:p>
          </table:table-cell>
          <table:table-cell office:value-type="string" table:style-name="ce107">
            <text:p>USD</text:p>
          </table:table-cell>
          <table:table-cell table:style-name="ce108"/>
          <table:table-cell office:value-type="string" table:style-name="ce107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11">
            <text:p>2007</text:p>
          </table:table-cell>
          <table:table-cell table:number-columns-repeated="2" table:style-name="ce112"/>
          <table:table-cell office:value-type="string" table:style-name="ce113">
            <text:p>1203 m2 2007 değeri</text:p>
          </table:table-cell>
          <table:table-cell office:value-type="currency" office:value="450000" table:style-name="ce114">
            <text:p>$450.000,00</text:p>
          </table:table-cell>
          <table:table-cell table:style-name="ce115"/>
          <table:table-cell office:value-type="percentage" office:value="0.5" table:formula="of:=[.K5]/[.$E$5]" table:style-name="ce116">
            <text:p>%50,00</text:p>
          </table:table-cell>
          <table:table-cell table:number-columns-repeated="3" table:style-name="ce117"/>
          <table:table-cell office:value-type="currency" office:value="225000" table:style-name="ce114">
            <text:p>$225.000,00</text:p>
          </table:table-cell>
          <table:table-cell table:style-name="ce118"/>
          <table:table-cell office:value-type="percentage" office:value="0.5" table:formula="of:=[.Q5]/[.$E$5]" table:style-name="ce116">
            <text:p>%50,00</text:p>
          </table:table-cell>
          <table:table-cell table:style-name="ce117"/>
          <table:table-cell table:style-name="ce119"/>
          <table:table-cell table:style-name="ce117"/>
          <table:table-cell office:value-type="currency" office:value="225000" table:style-name="ce114">
            <text:p>$225.000,00</text:p>
          </table:table-cell>
          <table:table-cell table:style-name="ce115"/>
          <table:table-cell table:style-name="ce120"/>
          <table:table-cell table:number-columns-repeated="16365"/>
        </table:table-row>
        <table:table-row table:style-name="ro5">
          <table:table-cell office:value-type="float" office:value="2017" table:style-name="ce121">
            <text:p>2017</text:p>
          </table:table-cell>
          <table:table-cell table:style-name="ce122"/>
          <table:table-cell office:value-type="string" table:style-name="ce123">
            <text:p>usd</text:p>
          </table:table-cell>
          <table:table-cell table:style-name="ce123"/>
          <table:table-cell office:value-type="string" table:style-name="ce124">
            <text:p>doğuş hesabı</text:p>
          </table:table-cell>
          <table:table-cell table:style-name="ce125"/>
          <table:table-cell office:value-type="percentage" office:value="0.78158713333333341" table:formula="of:=[.K6]/[.$E$5]" table:style-name="ce126">
            <text:p>%78,16</text:p>
          </table:table-cell>
          <table:table-cell office:value-type="string" table:style-name="ce127">
            <text:p>+ + +</text:p>
          </table:table-cell>
          <table:table-cell table:style-name="ce127"/>
          <table:table-cell office:value-type="currency" office:value="126714.21" table:style-name="ce128">
            <text:p>$126.714,21</text:p>
          </table:table-cell>
          <table:table-cell office:value-type="currency" office:value="351714.21" table:formula="of:=[.K5]+[.J6]" table:style-name="ce129">
            <text:p>$351.714,21</text:p>
          </table:table-cell>
          <table:table-cell table:style-name="ce125"/>
          <table:table-cell office:value-type="percentage" office:value="0.21841286666666665" table:formula="of:=[.Q6]/[.$E$5]" table:style-name="ce126">
            <text:p>%21,84</text:p>
          </table:table-cell>
          <table:table-cell table:style-name="ce123"/>
          <table:table-cell office:value-type="string" table:style-name="ce130">
            <text:p>- - -</text:p>
          </table:table-cell>
          <table:table-cell office:value-type="currency" office:value="126714.21" table:style-name="ce131">
            <text:p>$126.714,21</text:p>
          </table:table-cell>
          <table:table-cell office:value-type="currency" office:value="98285.79" table:formula="of:=[.Q5]-[.P6]" table:style-name="ce132">
            <text:p>$98.285,79</text:p>
          </table:table-cell>
          <table:table-cell table:style-name="ce125"/>
          <table:table-cell table:style-name="ce133"/>
          <table:table-cell table:number-columns-repeated="16365"/>
        </table:table-row>
        <table:table-row table:style-name="ro5">
          <table:table-cell office:value-type="float" office:value="2018" table:style-name="ce102">
            <text:p>2018</text:p>
          </table:table-cell>
          <table:table-cell table:number-columns-repeated="2" table:style-name="ce93"/>
          <table:table-cell table:number-columns-repeated="2" table:style-name="ce92"/>
          <table:table-cell table:style-name="ce134"/>
          <table:table-cell table:style-name="ce95"/>
          <table:table-cell table:number-columns-repeated="3" table:style-name="ce92"/>
          <table:table-cell table:style-name="ce135"/>
          <table:table-cell table:style-name="ce134"/>
          <table:table-cell table:style-name="ce95"/>
          <table:table-cell table:style-name="ce92"/>
          <table:table-cell table:style-name="ce136"/>
          <table:table-cell table:style-name="ce92"/>
          <table:table-cell table:style-name="ce135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string" table:style-name="ce92">
            <text:p>SnyG701-18</text:p>
          </table:table-cell>
          <table:table-cell office:value-type="date" office:date-value="2018-10-30T00:00:00" table:style-name="ce93">
            <text:p>Eki.18</text:p>
          </table:table-cell>
          <table:table-cell office:value-type="string" table:style-name="ce93">
            <text:p>cymz</text:p>
          </table:table-cell>
          <table:table-cell office:value-type="float" office:value="25000" table:style-name="ce92">
            <text:p>25000</text:p>
          </table:table-cell>
          <table:table-cell office:value-type="currency" office:value="21000" table:formula="of:=['02-11-GLR'.G6]" table:style-name="ce137">
            <text:p>₺21.000,00</text:p>
          </table:table-cell>
          <table:table-cell table:style-name="ce134"/>
          <table:table-cell office:value-type="percentage" office:value="0.77974064774557172" table:formula="of:=[.K8]/[.$E$5]" table:style-name="ce138">
            <text:p>%77,97</text:p>
          </table:table-cell>
          <table:table-cell office:value-type="currency" office:value="16413.329800000003" table:formula="of:=[.G6]*[.E8]" table:style-name="ce94">
            <text:p>₺16.413,33</text:p>
          </table:table-cell>
          <table:table-cell office:value-type="currency" office:value="2973.4293115942037" table:formula="of:=[.H8]/[.S8]" table:style-name="ce136">
            <text:p>$2.973</text:p>
          </table:table-cell>
          <table:table-cell office:value-type="currency" office:value="16413.329800000003" table:formula="of:=[.J7]+[.H8]" table:style-name="ce94">
            <text:p>₺16.413,33</text:p>
          </table:table-cell>
          <table:table-cell office:value-type="currency" office:value="350883.29148550727" table:formula="of:=[.K6]-[.O8]" table:style-name="ce139">
            <text:p>$350.883,29</text:p>
          </table:table-cell>
          <table:table-cell table:style-name="ce134"/>
          <table:table-cell office:value-type="percentage" office:value="0.2202593522544283" table:formula="of:=[.Q8]/[.$E$5]" table:style-name="ce140">
            <text:p>%22,03</text:p>
          </table:table-cell>
          <table:table-cell office:value-type="currency" office:value="4586.6701999999996" table:formula="of:=[.M6]*[.E8]" table:style-name="ce94">
            <text:p>₺4.586,67</text:p>
          </table:table-cell>
          <table:table-cell office:value-type="currency" office:value="830.91851449275362" table:formula="of:=[.N8]/[.S8]" table:style-name="ce136">
            <text:p>$831</text:p>
          </table:table-cell>
          <table:table-cell office:value-type="currency" office:value="4586.6701999999996" table:formula="of:=[.P7]+[.N8]" table:style-name="ce94">
            <text:p>₺4.586,67</text:p>
          </table:table-cell>
          <table:table-cell office:value-type="currency" office:value="99116.708514492741" table:formula="of:=[.Q6]+[.O8]" table:style-name="ce139">
            <text:p>$99.116,71</text:p>
          </table:table-cell>
          <table:table-cell table:style-name="ce141"/>
          <table:table-cell office:value-type="float" office:value="5.52" table:style-name="ce92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H000-18</text:p>
          </table:table-cell>
          <table:table-cell office:value-type="date" office:date-value="2018-10-30T00:00:00" table:style-name="ce93">
            <text:p>Eki.18</text:p>
          </table:table-cell>
          <table:table-cell table:style-name="ce142"/>
          <table:table-cell table:style-name="ce92"/>
          <table:table-cell office:value-type="currency" office:value="-22399.42" table:formula="of:=['02-12-GDR'.F16]" table:style-name="ce137">
            <text:p>-₺22.399,42</text:p>
          </table:table-cell>
          <table:table-cell table:style-name="ce141"/>
          <table:table-cell office:value-type="percentage" office:value="0.78172683202096416" table:formula="of:=[.K9]/[.$E$5]" table:style-name="ce138">
            <text:p>%78,17</text:p>
          </table:table-cell>
          <table:table-cell office:value-type="currency" office:value="-17465.738259925114" table:formula="of:=[.G8]*[.E9]" table:style-name="ce94">
            <text:p>-₺17.465,74</text:p>
          </table:table-cell>
          <table:table-cell office:value-type="currency" office:value="-3164.0830181023762" table:formula="of:=[.H9]/[.S9]" table:style-name="ce136">
            <text:p>-$3.164</text:p>
          </table:table-cell>
          <table:table-cell office:value-type="currency" office:value="-1052.4084599251109" table:formula="of:=[.J8]+[.H9]" table:style-name="ce143">
            <text:p>-₺1.052,41</text:p>
          </table:table-cell>
          <table:table-cell office:value-type="currency" office:value="351777.07440943387" table:formula="of:=[.K8]-[.O9]" table:style-name="ce97">
            <text:p>$351.777,07</text:p>
          </table:table-cell>
          <table:table-cell table:style-name="ce141"/>
          <table:table-cell office:value-type="percentage" office:value="0.21827316797903584" table:formula="of:=[.Q9]/[.$E$5]" table:style-name="ce138">
            <text:p>%21,83</text:p>
          </table:table-cell>
          <table:table-cell office:value-type="currency" office:value="-4933.681740074886" table:formula="of:=[.M8]*[.E9]" table:style-name="ce94">
            <text:p>-₺4.933,68</text:p>
          </table:table-cell>
          <table:table-cell office:value-type="currency" office:value="-893.7829239266099" table:formula="of:=[.N9]/[.S9]" table:style-name="ce136">
            <text:p>-$894</text:p>
          </table:table-cell>
          <table:table-cell office:value-type="currency" office:value="-347.0115400748864" table:formula="of:=[.P8]+[.N9]" table:style-name="ce143">
            <text:p>-₺347,01</text:p>
          </table:table-cell>
          <table:table-cell office:value-type="currency" office:value="98222.925590566127" table:formula="of:=[.Q8]+[.O9]" table:style-name="ce139">
            <text:p>$98.222,93</text:p>
          </table:table-cell>
          <table:table-cell table:style-name="ce141"/>
          <table:table-cell office:value-type="float" office:value="5.52" table:style-name="ce92">
            <text:p>5,52</text:p>
          </table:table-cell>
          <table:table-cell table:number-columns-repeated="16365"/>
        </table:table-row>
        <table:table-row table:style-name="ro5">
          <table:table-cell table:style-name="ce144"/>
          <table:table-cell office:value-type="string" table:style-name="ce145">
            <text:p>Yıllık Toplam 2018</text:p>
          </table:table-cell>
          <table:table-cell table:style-name="ce145"/>
          <table:table-cell office:value-type="float" office:value="25000" table:formula="of:=SUM([.D8:.D9])" table:style-name="ce146">
            <text:p>25000</text:p>
          </table:table-cell>
          <table:table-cell office:value-type="currency" office:value="-1399.4199999999983" table:formula="of:=SUM([.E8:.E9])" table:style-name="ce147">
            <text:p>-₺1.399,42</text:p>
          </table:table-cell>
          <table:table-cell table:style-name="ce148"/>
          <table:table-cell table:style-name="ce149"/>
          <table:table-cell office:value-type="currency" office:value="-1052.4084599251109" table:formula="of:=SUM([.H8:.H9])" table:style-name="ce147">
            <text:p>-₺1.052,41</text:p>
          </table:table-cell>
          <table:table-cell office:value-type="currency" office:value="-190.65370650817249" table:formula="of:=SUM([.I8:.I9])" table:style-name="ce150">
            <text:p>-$191</text:p>
          </table:table-cell>
          <table:table-cell table:style-name="ce151"/>
          <table:table-cell table:style-name="ce152"/>
          <table:table-cell table:style-name="ce153"/>
          <table:table-cell table:style-name="ce154"/>
          <table:table-cell office:value-type="currency" office:value="-347.0115400748864" table:formula="of:=SUM([.N8:.N9])" table:style-name="ce147">
            <text:p>-₺347,01</text:p>
          </table:table-cell>
          <table:table-cell office:value-type="currency" office:value="-62.864409433856281" table:formula="of:=SUM([.O8:.O9])" table:style-name="ce150">
            <text:p>-$63</text:p>
          </table:table-cell>
          <table:table-cell table:style-name="ce151"/>
          <table:table-cell table:style-name="ce155"/>
          <table:table-cell table:style-name="ce156"/>
          <table:table-cell table:style-name="ce155"/>
          <table:table-cell table:number-columns-repeated="16365"/>
        </table:table-row>
        <table:table-row table:style-name="ro5">
          <table:table-cell office:value-type="float" office:value="2019" table:style-name="ce102">
            <text:p>2019</text:p>
          </table:table-cell>
          <table:table-cell table:number-columns-repeated="2" table:style-name="ce157"/>
          <table:table-cell table:style-name="ce102"/>
          <table:table-cell table:style-name="ce92"/>
          <table:table-cell table:style-name="ce134"/>
          <table:table-cell table:style-name="ce138"/>
          <table:table-cell table:number-columns-repeated="3" table:style-name="ce94"/>
          <table:table-cell table:style-name="ce139"/>
          <table:table-cell table:style-name="ce134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string" table:style-name="ce92">
            <text:p>SnyG701-19</text:p>
          </table:table-cell>
          <table:table-cell office:value-type="date" office:date-value="2019-11-12T00:00:00" table:style-name="ce93">
            <text:p>Kas.19</text:p>
          </table:table-cell>
          <table:table-cell office:value-type="string" table:style-name="ce93">
            <text:p>cymz</text:p>
          </table:table-cell>
          <table:table-cell office:value-type="float" office:value="30645" table:style-name="ce92">
            <text:p>30645</text:p>
          </table:table-cell>
          <table:table-cell office:value-type="currency" office:value="22500" table:formula="of:=['02-11-GLR'.G9]+['02-11-GLR'.G10]+['02-11-GLR'.G14]" table:style-name="ce137">
            <text:p>₺22.500,00</text:p>
          </table:table-cell>
          <table:table-cell table:style-name="ce134"/>
          <table:table-cell office:value-type="percentage" office:value="0.77982217959531819" table:formula="of:=[.K12]/[.$E$5]" table:style-name="ce138">
            <text:p>%77,98</text:p>
          </table:table-cell>
          <table:table-cell office:value-type="currency" office:value="17588.853720471692" table:formula="of:=[.G9]*[.E12]" table:style-name="ce94">
            <text:p>₺17.588,85</text:p>
          </table:table-cell>
          <table:table-cell office:value-type="currency" office:value="3069.6079791399111" table:formula="of:=[.H12]/[.S12]" table:style-name="ce136">
            <text:p>$3.070</text:p>
          </table:table-cell>
          <table:table-cell office:value-type="currency" office:value="16536.445260546581" table:formula="of:=[.J9]+[.H12]" table:style-name="ce94">
            <text:p>₺16.536,45</text:p>
          </table:table-cell>
          <table:table-cell office:value-type="currency" office:value="350919.98081789317" table:formula="of:=[.K9]-[.O12]" table:style-name="ce139">
            <text:p>$350.919,98</text:p>
          </table:table-cell>
          <table:table-cell table:style-name="ce134"/>
          <table:table-cell office:value-type="percentage" office:value="0.22017782040468187" table:formula="of:=[.Q12]/[.$E$5]" table:style-name="ce138">
            <text:p>%22,02</text:p>
          </table:table-cell>
          <table:table-cell office:value-type="currency" office:value="4911.1462795283069" table:formula="of:=[.M9]*[.E12]" table:style-name="ce94">
            <text:p>₺4.911,15</text:p>
          </table:table-cell>
          <table:table-cell office:value-type="currency" office:value="857.09359154071672" table:formula="of:=[.N12]/[.S12]" table:style-name="ce136">
            <text:p>$857</text:p>
          </table:table-cell>
          <table:table-cell office:value-type="currency" office:value="4564.1347394534205" table:formula="of:=[.P9]+[.N12]" table:style-name="ce94">
            <text:p>₺4.564,13</text:p>
          </table:table-cell>
          <table:table-cell office:value-type="currency" office:value="99080.019182106844" table:formula="of:=[.Q9]+[.O12]" table:style-name="ce139">
            <text:p>$99.080,02</text:p>
          </table:table-cell>
          <table:table-cell table:style-name="ce141"/>
          <table:table-cell office:value-type="float" office:value="5.73" table:style-name="ce92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A101-19</text:p>
          </table:table-cell>
          <table:table-cell office:value-type="date" office:date-value="2019-11-30T00:00:00" table:style-name="ce93">
            <text:p>Kas.19</text:p>
          </table:table-cell>
          <table:table-cell office:value-type="string" table:style-name="ce93">
            <text:p>prçcı</text:p>
          </table:table-cell>
          <table:table-cell office:value-type="float" office:value="4000" table:style-name="ce92">
            <text:p>4000</text:p>
          </table:table-cell>
          <table:table-cell office:value-type="currency" office:value="4000" table:formula="of:=['02-11-GLR'.G13]" table:style-name="ce137">
            <text:p>₺4.000,00</text:p>
          </table:table-cell>
          <table:table-cell table:style-name="ce134"/>
          <table:table-cell office:value-type="percentage" office:value="0.77948062005232077" table:formula="of:=[.K13]/[.$E$5]" table:style-name="ce138">
            <text:p>%77,95</text:p>
          </table:table-cell>
          <table:table-cell office:value-type="currency" office:value="3119.2887183812727" table:formula="of:=[.G12]*[.E13]" table:style-name="ce94">
            <text:p>₺3.119,29</text:p>
          </table:table-cell>
          <table:table-cell office:value-type="currency" office:value="544.37848488329359" table:formula="of:=[.H13]/[.S13]" table:style-name="ce136">
            <text:p>$544</text:p>
          </table:table-cell>
          <table:table-cell office:value-type="currency" office:value="19655.733978927856" table:formula="of:=[.J12]+[.H13]" table:style-name="ce94">
            <text:p>₺19.655,73</text:p>
          </table:table-cell>
          <table:table-cell office:value-type="currency" office:value="350766.27902354434" table:formula="of:=[.K12]-[.O13]" table:style-name="ce139">
            <text:p>$350.766,28</text:p>
          </table:table-cell>
          <table:table-cell table:style-name="ce134"/>
          <table:table-cell office:value-type="percentage" office:value="0.22051937994767926" table:formula="of:=[.Q13]/[.$E$5]" table:style-name="ce138">
            <text:p>%22,05</text:p>
          </table:table-cell>
          <table:table-cell office:value-type="currency" office:value="880.71128161872753" table:formula="of:=[.M12]*[.E13]" table:style-name="ce94">
            <text:p>₺880,71</text:p>
          </table:table-cell>
          <table:table-cell office:value-type="currency" office:value="153.70179434881805" table:formula="of:=[.N13]/[.S13]" table:style-name="ce136">
            <text:p>$154</text:p>
          </table:table-cell>
          <table:table-cell office:value-type="currency" office:value="5444.8460210721478" table:formula="of:=[.P12]+[.N13]" table:style-name="ce94">
            <text:p>₺5.444,85</text:p>
          </table:table-cell>
          <table:table-cell office:value-type="currency" office:value="99233.720976455661" table:formula="of:=[.Q12]+[.O13]" table:style-name="ce139">
            <text:p>$99.233,72</text:p>
          </table:table-cell>
          <table:table-cell table:style-name="ce141"/>
          <table:table-cell office:value-type="float" office:value="5.73" table:style-name="ce92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H000-19</text:p>
          </table:table-cell>
          <table:table-cell office:value-type="date" office:date-value="2019-11-30T00:00:00" table:style-name="ce93">
            <text:p>Kas.19</text:p>
          </table:table-cell>
          <table:table-cell table:style-name="ce142"/>
          <table:table-cell table:style-name="ce92"/>
          <table:table-cell office:value-type="currency" office:value="-3104.8199999999997" table:formula="of:=['02-12-GDR'.F32]" table:style-name="ce137">
            <text:p>-₺3.104,82</text:p>
          </table:table-cell>
          <table:table-cell table:style-name="ce141"/>
          <table:table-cell office:value-type="percentage" office:value="0.779746151555617" table:formula="of:=[.K14]/[.$E$5]" table:style-name="ce138">
            <text:p>%77,97</text:p>
          </table:table-cell>
          <table:table-cell office:value-type="currency" office:value="-2420.1470187508462" table:formula="of:=[.G13]*[.E14]" table:style-name="ce94">
            <text:p>-₺2.420,15</text:p>
          </table:table-cell>
          <table:table-cell office:value-type="currency" office:value="-422.36422665808828" table:formula="of:=[.H14]/[.S14]" table:style-name="ce136">
            <text:p>-$422</text:p>
          </table:table-cell>
          <table:table-cell office:value-type="currency" office:value="17235.58696017701" table:formula="of:=[.J13]+[.H14]" table:style-name="ce94">
            <text:p>₺17.235,59</text:p>
          </table:table-cell>
          <table:table-cell office:value-type="currency" office:value="350885.76820002764" table:formula="of:=[.K13]-[.O14]" table:style-name="ce139">
            <text:p>$350.885,77</text:p>
          </table:table-cell>
          <table:table-cell table:style-name="ce141"/>
          <table:table-cell office:value-type="percentage" office:value="0.22025384844438309" table:formula="of:=[.Q14]/[.$E$5]" table:style-name="ce138">
            <text:p>%22,03</text:p>
          </table:table-cell>
          <table:table-cell office:value-type="currency" office:value="-684.67298124915339" table:formula="of:=[.M13]*[.E14]" table:style-name="ce94">
            <text:p>-₺684,67</text:p>
          </table:table-cell>
          <table:table-cell office:value-type="currency" office:value="-119.48917648327283" table:formula="of:=[.N14]/[.S14]" table:style-name="ce136">
            <text:p>-$119</text:p>
          </table:table-cell>
          <table:table-cell office:value-type="currency" office:value="4760.1730398229947" table:formula="of:=[.P13]+[.N14]" table:style-name="ce94">
            <text:p>₺4.760,17</text:p>
          </table:table-cell>
          <table:table-cell office:value-type="currency" office:value="99114.231799972389" table:formula="of:=[.Q13]+[.O14]" table:style-name="ce139">
            <text:p>$99.114,23</text:p>
          </table:table-cell>
          <table:table-cell table:style-name="ce141"/>
          <table:table-cell office:value-type="float" office:value="5.73" table:style-name="ce92">
            <text:p>5,73</text:p>
          </table:table-cell>
          <table:table-cell table:number-columns-repeated="16365"/>
        </table:table-row>
        <table:table-row table:style-name="ro5">
          <table:table-cell table:style-name="ce144"/>
          <table:table-cell office:value-type="string" table:style-name="ce145">
            <text:p><text:s/>Toplam 2019</text:p>
          </table:table-cell>
          <table:table-cell table:style-name="ce145"/>
          <table:table-cell office:value-type="float" office:value="34645" table:formula="of:=SUM([.D12:.D14])" table:style-name="ce146">
            <text:p>34645</text:p>
          </table:table-cell>
          <table:table-cell office:value-type="currency" office:value="23395.18" table:formula="of:=SUM([.E12:.E14])" table:style-name="ce147">
            <text:p>₺23.395,18</text:p>
          </table:table-cell>
          <table:table-cell table:style-name="ce148"/>
          <table:table-cell table:style-name="ce149"/>
          <table:table-cell office:value-type="currency" office:value="18287.995420102117" table:formula="of:=SUM([.H12:.H14])" table:style-name="ce147">
            <text:p>₺18.288,00</text:p>
          </table:table-cell>
          <table:table-cell office:value-type="currency" office:value="3191.6222373651162" table:formula="of:=SUM([.I12:.I14])" table:style-name="ce150">
            <text:p>$3.192</text:p>
          </table:table-cell>
          <table:table-cell table:style-name="ce151"/>
          <table:table-cell table:style-name="ce159"/>
          <table:table-cell table:style-name="ce151"/>
          <table:table-cell table:style-name="ce149"/>
          <table:table-cell office:value-type="currency" office:value="5107.1845798978811" table:formula="of:=SUM([.N12:.N14])" table:style-name="ce147">
            <text:p>₺5.107,18</text:p>
          </table:table-cell>
          <table:table-cell office:value-type="currency" office:value="891.30620940626204" table:formula="of:=SUM([.O12:.O14])" table:style-name="ce150">
            <text:p>$891</text:p>
          </table:table-cell>
          <table:table-cell table:style-name="ce160"/>
          <table:table-cell table:style-name="ce159"/>
          <table:table-cell table:style-name="ce156"/>
          <table:table-cell table:style-name="ce155"/>
          <table:table-cell table:number-columns-repeated="16365"/>
        </table:table-row>
        <table:table-row table:style-name="ro5">
          <table:table-cell table:style-name="ce105"/>
          <table:table-cell table:style-name="ce102"/>
          <table:table-cell office:value-type="string" table:style-name="ce161">
            <text:p>Toplam – Net 2018-19</text:p>
          </table:table-cell>
          <table:table-cell office:value-type="float" office:value="59645" table:formula="of:=[.D15]+[.D10]" table:style-name="ce102">
            <text:p>59645</text:p>
          </table:table-cell>
          <table:table-cell office:value-type="currency" office:value="21995.760000000002" table:formula="of:=[.E15]+[.E10]" table:style-name="ce162">
            <text:p>₺21.995,76</text:p>
          </table:table-cell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float" office:value="2020" table:style-name="ce102">
            <text:p>2020</text:p>
          </table:table-cell>
          <table:table-cell table:number-columns-repeated="2" table:style-name="ce157"/>
          <table:table-cell table:style-name="ce102"/>
          <table:table-cell table:style-name="ce92"/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string" table:style-name="ce92">
            <text:p>SnyA102-20</text:p>
          </table:table-cell>
          <table:table-cell office:value-type="date" office:date-value="2020-03-30T00:00:00" table:style-name="ce93">
            <text:p>Mar.20</text:p>
          </table:table-cell>
          <table:table-cell office:value-type="string" table:style-name="ce93">
            <text:p>sefa</text:p>
          </table:table-cell>
          <table:table-cell office:value-type="float" office:value="6200" table:style-name="ce92">
            <text:p>6200</text:p>
          </table:table-cell>
          <table:table-cell office:value-type="currency" office:value="6200" table:formula="of:=['02-11-GLR'.G19]" table:style-name="ce137">
            <text:p>₺6.200,00</text:p>
          </table:table-cell>
          <table:table-cell table:style-name="ce134"/>
          <table:table-cell office:value-type="percentage" office:value="0.77927420620902799" table:formula="of:=[.K18]/[.$E$5]" table:style-name="ce138">
            <text:p>%77,93</text:p>
          </table:table-cell>
          <table:table-cell office:value-type="currency" office:value="4834.4261396448255" table:formula="of:=[.G14]*[.E18]" table:style-name="ce94">
            <text:p>₺4.834,43</text:p>
          </table:table-cell>
          <table:table-cell office:value-type="currency" office:value="751.85476510805995" table:formula="of:=[.H18]/[.S18]" table:style-name="ce136">
            <text:p>$752</text:p>
          </table:table-cell>
          <table:table-cell office:value-type="currency" office:value="22070.013099821837" table:formula="of:=[.J14]+[.H18]" table:style-name="ce94">
            <text:p>₺22.070,01</text:p>
          </table:table-cell>
          <table:table-cell office:value-type="currency" office:value="350673.39279406262" table:formula="of:=[.K14]-[.O18]" table:style-name="ce139">
            <text:p>$350.673,39</text:p>
          </table:table-cell>
          <table:table-cell table:style-name="ce92"/>
          <table:table-cell office:value-type="percentage" office:value="0.22072579379097207" table:formula="of:=[.Q18]/[.$E$5]" table:style-name="ce138">
            <text:p>%22,07</text:p>
          </table:table-cell>
          <table:table-cell office:value-type="currency" office:value="1365.5738603551752" table:formula="of:=[.M14]*[.E18]" table:style-name="ce94">
            <text:p>₺1.365,57</text:p>
          </table:table-cell>
          <table:table-cell office:value-type="currency" office:value="212.37540596503501" table:formula="of:=[.N18]/[.S18]" table:style-name="ce136">
            <text:p>$212</text:p>
          </table:table-cell>
          <table:table-cell office:value-type="currency" office:value="6125.7469001781701" table:formula="of:=[.P14]+[.N18]" table:style-name="ce94">
            <text:p>₺6.125,75</text:p>
          </table:table-cell>
          <table:table-cell office:value-type="currency" office:value="99326.607205937427" table:formula="of:=[.Q14]+[.O18]" table:style-name="ce139">
            <text:p>$99.326,61</text:p>
          </table:table-cell>
          <table:table-cell table:style-name="ce141"/>
          <table:table-cell office:value-type="float" office:value="6.43" table:style-name="ce92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A103-20</text:p>
          </table:table-cell>
          <table:table-cell office:value-type="date" office:date-value="2020-10-30T00:00:00" table:style-name="ce93">
            <text:p>Eki.20</text:p>
          </table:table-cell>
          <table:table-cell office:value-type="string" table:style-name="ce93">
            <text:p>kemal</text:p>
          </table:table-cell>
          <table:table-cell office:value-type="float" office:value="7800" table:style-name="ce92">
            <text:p>7800</text:p>
          </table:table-cell>
          <table:table-cell office:value-type="currency" office:value="7800" table:formula="of:=['02-11-GLR'.G25]" table:style-name="ce137">
            <text:p>₺7.800,00</text:p>
          </table:table-cell>
          <table:table-cell table:style-name="ce134"/>
          <table:table-cell office:value-type="percentage" office:value="0.77880303456382571" table:formula="of:=[.K19]/[.$E$5]" table:style-name="ce138">
            <text:p>%77,88</text:p>
          </table:table-cell>
          <table:table-cell office:value-type="currency" office:value="6078.3388084304179" table:formula="of:=[.G18]*[.E19]" table:style-name="ce94">
            <text:p>₺6.078,34</text:p>
          </table:table-cell>
          <table:table-cell office:value-type="currency" office:value="748.56389266384463" table:formula="of:=[.H19]/[.S19]" table:style-name="ce136">
            <text:p>$749</text:p>
          </table:table-cell>
          <table:table-cell office:value-type="currency" office:value="28148.351908252254" table:formula="of:=[.J18]+[.H19]" table:style-name="ce94">
            <text:p>₺28.148,35</text:p>
          </table:table-cell>
          <table:table-cell office:value-type="currency" office:value="350461.36555372155" table:formula="of:=[.K18]-[.O19]" table:style-name="ce139">
            <text:p>$350.461,37</text:p>
          </table:table-cell>
          <table:table-cell table:style-name="ce92"/>
          <table:table-cell office:value-type="percentage" office:value="0.22119696543617445" table:formula="of:=[.Q19]/[.$E$5]" table:style-name="ce138">
            <text:p>%22,12</text:p>
          </table:table-cell>
          <table:table-cell office:value-type="currency" office:value="1721.6611915695821" table:formula="of:=[.M18]*[.E19]" table:style-name="ce94">
            <text:p>₺1.721,66</text:p>
          </table:table-cell>
          <table:table-cell office:value-type="currency" office:value="212.02724034108155" table:formula="of:=[.N19]/[.S19]" table:style-name="ce136">
            <text:p>$212</text:p>
          </table:table-cell>
          <table:table-cell office:value-type="currency" office:value="7847.4080917477522" table:formula="of:=[.P18]+[.N19]" table:style-name="ce94">
            <text:p>₺7.847,41</text:p>
          </table:table-cell>
          <table:table-cell office:value-type="currency" office:value="99538.634446278505" table:formula="of:=[.Q18]+[.O19]" table:style-name="ce139">
            <text:p>$99.538,63</text:p>
          </table:table-cell>
          <table:table-cell table:style-name="ce141"/>
          <table:table-cell office:value-type="float" office:value="8.1199999999999992" table:style-name="ce92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A103-20</text:p>
          </table:table-cell>
          <table:table-cell office:value-type="date" office:date-value="2020-10-30T00:00:00" table:style-name="ce93">
            <text:p>Eki.20</text:p>
          </table:table-cell>
          <table:table-cell table:style-name="ce142"/>
          <table:table-cell table:style-name="ce92"/>
          <table:table-cell office:value-type="currency" office:value="-2000" table:formula="of:=['02-12-GDR'.F57]" table:style-name="ce137">
            <text:p>-₺2.000,00</text:p>
          </table:table-cell>
          <table:table-cell table:style-name="ce141"/>
          <table:table-cell office:value-type="percentage" office:value="0.77892410569980608" table:formula="of:=[.K20]/[.$E$5]" table:style-name="ce138">
            <text:p>%77,89</text:p>
          </table:table-cell>
          <table:table-cell office:value-type="currency" office:value="-1557.6060691276514" table:formula="of:=[.G19]*[.E20]" table:style-name="ce94">
            <text:p>-₺1.557,61</text:p>
          </table:table-cell>
          <table:table-cell office:value-type="currency" office:value="-191.82340752803591" table:formula="of:=[.H20]/[.S20]" table:style-name="ce136">
            <text:p>-$192</text:p>
          </table:table-cell>
          <table:table-cell office:value-type="currency" office:value="26590.745839124604" table:formula="of:=[.J19]+[.H20]" table:style-name="ce94">
            <text:p>₺26.590,75</text:p>
          </table:table-cell>
          <table:table-cell office:value-type="currency" office:value="350515.84756491275" table:formula="of:=[.K19]-[.O20]" table:style-name="ce139">
            <text:p>$350.515,85</text:p>
          </table:table-cell>
          <table:table-cell table:style-name="ce92"/>
          <table:table-cell office:value-type="percentage" office:value="0.22107589430019406" table:formula="of:=[.Q20]/[.$E$5]" table:style-name="ce138">
            <text:p>%22,11</text:p>
          </table:table-cell>
          <table:table-cell office:value-type="currency" office:value="-442.3939308723489" table:formula="of:=[.M19]*[.E20]" table:style-name="ce94">
            <text:p>-₺442,39</text:p>
          </table:table-cell>
          <table:table-cell office:value-type="currency" office:value="-54.482011191175978" table:formula="of:=[.N20]/[.S20]" table:style-name="ce136">
            <text:p>-$54</text:p>
          </table:table-cell>
          <table:table-cell office:value-type="currency" office:value="7405.0141608754029" table:formula="of:=[.P19]+[.N20]" table:style-name="ce94">
            <text:p>₺7.405,01</text:p>
          </table:table-cell>
          <table:table-cell office:value-type="currency" office:value="99484.152435087322" table:formula="of:=[.Q19]+[.O20]" table:style-name="ce139">
            <text:p>$99.484,15</text:p>
          </table:table-cell>
          <table:table-cell table:style-name="ce141"/>
          <table:table-cell office:value-type="float" office:value="8.1199999999999992" table:style-name="ce92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B201-20</text:p>
          </table:table-cell>
          <table:table-cell office:value-type="date" office:date-value="2020-12-12T00:00:00" table:style-name="ce93">
            <text:p>Ara.20</text:p>
          </table:table-cell>
          <table:table-cell office:value-type="string" table:style-name="ce93">
            <text:p>mesut</text:p>
          </table:table-cell>
          <table:table-cell office:value-type="float" office:value="30000" table:style-name="ce92">
            <text:p>30000</text:p>
          </table:table-cell>
          <table:table-cell office:value-type="currency" office:value="22500" table:formula="of:=['02-11-GLR'.G22]+['02-11-GLR'.G23]+['02-11-GLR'.G31]+['02-11-GLR'.G32]" table:style-name="ce137">
            <text:p>₺22.500,00</text:p>
          </table:table-cell>
          <table:table-cell table:style-name="ce134"/>
          <table:table-cell office:value-type="percentage" office:value="0.77753018455037237" table:formula="of:=[.K21]/[.$E$5]" table:style-name="ce138">
            <text:p>%77,75</text:p>
          </table:table-cell>
          <table:table-cell office:value-type="currency" office:value="17525.792378245638" table:formula="of:=[.G20]*[.E21]" table:style-name="ce94">
            <text:p>₺17.525,79</text:p>
          </table:table-cell>
          <table:table-cell office:value-type="currency" office:value="2210.0620905732208" table:formula="of:=[.H21]/[.S21]" table:style-name="ce136">
            <text:p>$2.210</text:p>
          </table:table-cell>
          <table:table-cell office:value-type="currency" office:value="44116.538217370238" table:formula="of:=[.J20]+[.H21]" table:style-name="ce94">
            <text:p>₺44.116,54</text:p>
          </table:table-cell>
          <table:table-cell office:value-type="currency" office:value="349888.58304766758" table:formula="of:=[.K20]-[.O21]" table:style-name="ce139">
            <text:p>$349.888,58</text:p>
          </table:table-cell>
          <table:table-cell table:style-name="ce92"/>
          <table:table-cell office:value-type="percentage" office:value="0.22246981544962779" table:formula="of:=[.Q21]/[.$E$5]" table:style-name="ce138">
            <text:p>%22,25</text:p>
          </table:table-cell>
          <table:table-cell office:value-type="currency" office:value="4974.2076217543663" table:formula="of:=[.M20]*[.E21]" table:style-name="ce94">
            <text:p>₺4.974,21</text:p>
          </table:table-cell>
          <table:table-cell office:value-type="currency" office:value="627.2645172451912" table:formula="of:=[.N21]/[.S21]" table:style-name="ce136">
            <text:p>$627</text:p>
          </table:table-cell>
          <table:table-cell office:value-type="currency" office:value="12379.221782629769" table:formula="of:=[.P20]+[.N21]" table:style-name="ce94">
            <text:p>₺12.379,22</text:p>
          </table:table-cell>
          <table:table-cell office:value-type="currency" office:value="100111.41695233251" table:formula="of:=[.Q20]+[.O21]" table:style-name="ce139">
            <text:p>$100.111,42</text:p>
          </table:table-cell>
          <table:table-cell table:style-name="ce141"/>
          <table:table-cell office:value-type="float" office:value="7.93" table:style-name="ce92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B201-20</text:p>
          </table:table-cell>
          <table:table-cell office:value-type="date" office:date-value="2020-12-12T00:00:00" table:style-name="ce93">
            <text:p>Ara.20</text:p>
          </table:table-cell>
          <table:table-cell table:style-name="ce142"/>
          <table:table-cell table:style-name="ce92"/>
          <table:table-cell office:value-type="currency" office:value="-5500" table:formula="of:=['02-12-GDR'.F65]" table:style-name="ce137">
            <text:p>-₺5.500,00</text:p>
          </table:table-cell>
          <table:table-cell table:style-name="ce141"/>
          <table:table-cell office:value-type="percentage" office:value="0.77787306923160338" table:formula="of:=[.K22]/[.$E$5]" table:style-name="ce138">
            <text:p>%77,79</text:p>
          </table:table-cell>
          <table:table-cell office:value-type="currency" office:value="-4276.4160150270482" table:formula="of:=[.G21]*[.E22]" table:style-name="ce94">
            <text:p>-₺4.276,42</text:p>
          </table:table-cell>
          <table:table-cell office:value-type="currency" office:value="-539.27061980164547" table:formula="of:=[.H22]/[.S22]" table:style-name="ce136">
            <text:p>-$539</text:p>
          </table:table-cell>
          <table:table-cell office:value-type="currency" office:value="39840.122202343191" table:formula="of:=[.J21]+[.H22]" table:style-name="ce94">
            <text:p>₺39.840,12</text:p>
          </table:table-cell>
          <table:table-cell office:value-type="currency" office:value="350042.88115422154" table:formula="of:=[.K21]-[.O22]" table:style-name="ce139">
            <text:p>$350.042,88</text:p>
          </table:table-cell>
          <table:table-cell table:style-name="ce92"/>
          <table:table-cell office:value-type="percentage" office:value="0.22212693076839676" table:formula="of:=[.Q22]/[.$E$5]" table:style-name="ce138">
            <text:p>%22,21</text:p>
          </table:table-cell>
          <table:table-cell office:value-type="currency" office:value="-1223.583984972953" table:formula="of:=[.M21]*[.E22]" table:style-name="ce94">
            <text:p>-₺1.223,58</text:p>
          </table:table-cell>
          <table:table-cell office:value-type="currency" office:value="-154.29810655396633" table:formula="of:=[.N22]/[.S22]" table:style-name="ce136">
            <text:p>-$154</text:p>
          </table:table-cell>
          <table:table-cell office:value-type="currency" office:value="11155.637797656816" table:formula="of:=[.P21]+[.N22]" table:style-name="ce94">
            <text:p>₺11.155,64</text:p>
          </table:table-cell>
          <table:table-cell office:value-type="currency" office:value="99957.118845778547" table:formula="of:=[.Q21]+[.O22]" table:style-name="ce139">
            <text:p>$99.957,12</text:p>
          </table:table-cell>
          <table:table-cell table:style-name="ce141"/>
          <table:table-cell office:value-type="float" office:value="7.93" table:style-name="ce92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C301-20</text:p>
          </table:table-cell>
          <table:table-cell office:value-type="date" office:date-value="2020-11-30T00:00:00" table:style-name="ce93">
            <text:p>Kas.20</text:p>
          </table:table-cell>
          <table:table-cell office:value-type="string" table:style-name="ce93">
            <text:p>hurdc</text:p>
          </table:table-cell>
          <table:table-cell office:value-type="float" office:value="35000" table:style-name="ce92">
            <text:p>35000</text:p>
          </table:table-cell>
          <table:table-cell office:value-type="currency" office:value="23000" table:formula="of:=['02-11-GLR'.G29]+['02-11-GLR'.G30]" table:style-name="ce137">
            <text:p>₺23.000,00</text:p>
          </table:table-cell>
          <table:table-cell table:style-name="ce134"/>
          <table:table-cell office:value-type="percentage" office:value="0.77641566817393037" table:formula="of:=[.K23]/[.$E$5]" table:style-name="ce138">
            <text:p>%77,64</text:p>
          </table:table-cell>
          <table:table-cell office:value-type="currency" office:value="17891.080592326878" table:formula="of:=[.G22]*[.E23]" table:style-name="ce94">
            <text:p>₺17.891,08</text:p>
          </table:table-cell>
          <table:table-cell office:value-type="currency" office:value="2296.6727332897149" table:formula="of:=[.H23]/[.S23]" table:style-name="ce136">
            <text:p>$2.297</text:p>
          </table:table-cell>
          <table:table-cell office:value-type="currency" office:value="57731.202794670069" table:formula="of:=[.J22]+[.H23]" table:style-name="ce94">
            <text:p>₺57.731,2</text:p>
          </table:table-cell>
          <table:table-cell office:value-type="currency" office:value="349387.05067826866" table:formula="of:=[.K22]-[.O23]" table:style-name="ce139">
            <text:p>$349.387,05</text:p>
          </table:table-cell>
          <table:table-cell table:style-name="ce92"/>
          <table:table-cell office:value-type="percentage" office:value="0.22358433182606988" table:formula="of:=[.Q23]/[.$E$5]" table:style-name="ce138">
            <text:p>%22,36</text:p>
          </table:table-cell>
          <table:table-cell office:value-type="currency" office:value="5108.9194076731255" table:formula="of:=[.M22]*[.E23]" table:style-name="ce94">
            <text:p>₺5.108,92</text:p>
          </table:table-cell>
          <table:table-cell office:value-type="currency" office:value="655.83047595290441" table:formula="of:=[.N23]/[.S23]" table:style-name="ce136">
            <text:p>$656</text:p>
          </table:table-cell>
          <table:table-cell office:value-type="currency" office:value="16264.557205329942" table:formula="of:=[.P22]+[.N23]" table:style-name="ce94">
            <text:p>₺16.264,56</text:p>
          </table:table-cell>
          <table:table-cell office:value-type="currency" office:value="100612.94932173144" table:formula="of:=[.Q22]+[.O23]" table:style-name="ce139">
            <text:p>$100.612,95</text:p>
          </table:table-cell>
          <table:table-cell table:style-name="ce141"/>
          <table:table-cell office:value-type="float" office:value="7.79" table:style-name="ce92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C301-20</text:p>
          </table:table-cell>
          <table:table-cell office:value-type="date" office:date-value="2020-11-30T00:00:00" table:style-name="ce93">
            <text:p>Kas.20</text:p>
          </table:table-cell>
          <table:table-cell table:style-name="ce142"/>
          <table:table-cell table:style-name="ce92"/>
          <table:table-cell office:value-type="currency" office:value="-21220" table:formula="of:=['02-12-GDR'.F79]" table:style-name="ce137">
            <text:p>-₺21.220,00</text:p>
          </table:table-cell>
          <table:table-cell table:style-name="ce141"/>
          <table:table-cell office:value-type="percentage" office:value="0.77776910121382459" table:formula="of:=[.K24]/[.$E$5]" table:style-name="ce138">
            <text:p>%77,78</text:p>
          </table:table-cell>
          <table:table-cell office:value-type="currency" office:value="-16475.540478650804" table:formula="of:=[.G23]*[.E24]" table:style-name="ce94">
            <text:p>-₺16.475,54</text:p>
          </table:table-cell>
          <table:table-cell office:value-type="currency" office:value="-2114.9602668357902" table:formula="of:=[.H24]/[.S24]" table:style-name="ce136">
            <text:p>-$2.115</text:p>
          </table:table-cell>
          <table:table-cell office:value-type="currency" office:value="41255.662316019268" table:formula="of:=[.J23]+[.H24]" table:style-name="ce94">
            <text:p>₺41.255,66</text:p>
          </table:table-cell>
          <table:table-cell office:value-type="currency" office:value="349996.09554622107" table:formula="of:=[.K23]-[.O24]" table:style-name="ce139">
            <text:p>$349.996,10</text:p>
          </table:table-cell>
          <table:table-cell table:style-name="ce92"/>
          <table:table-cell office:value-type="percentage" office:value="0.22223089878617566" table:formula="of:=[.Q24]/[.$E$5]" table:style-name="ce138">
            <text:p>%22,22</text:p>
          </table:table-cell>
          <table:table-cell office:value-type="currency" office:value="-4744.459521349203" table:formula="of:=[.M23]*[.E24]" table:style-name="ce94">
            <text:p>-₺4.744,46</text:p>
          </table:table-cell>
          <table:table-cell office:value-type="currency" office:value="-609.04486795240086" table:formula="of:=[.N24]/[.S24]" table:style-name="ce136">
            <text:p>-$609</text:p>
          </table:table-cell>
          <table:table-cell office:value-type="currency" office:value="11520.097683980739" table:formula="of:=[.P23]+[.N24]" table:style-name="ce94">
            <text:p>₺11.520,1</text:p>
          </table:table-cell>
          <table:table-cell office:value-type="currency" office:value="100003.90445377905" table:formula="of:=[.Q23]+[.O24]" table:style-name="ce139">
            <text:p>$100.003,90</text:p>
          </table:table-cell>
          <table:table-cell table:style-name="ce141"/>
          <table:table-cell office:value-type="float" office:value="7.79" table:style-name="ce92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H000-20</text:p>
          </table:table-cell>
          <table:table-cell office:value-type="date" office:date-value="2020-11-30T00:00:00" table:style-name="ce93">
            <text:p>Kas.20</text:p>
          </table:table-cell>
          <table:table-cell table:style-name="ce142"/>
          <table:table-cell table:style-name="ce92"/>
          <table:table-cell office:value-type="currency" office:value="-5097.07" table:formula="of:=['02-12-GDR'.F54]" table:style-name="ce137">
            <text:p>-₺5.097,07</text:p>
          </table:table-cell>
          <table:table-cell table:style-name="ce141"/>
          <table:table-cell office:value-type="percentage" office:value="0.77805546866352149" table:formula="of:=[.K25]/[.$E$5]" table:style-name="ce138">
            <text:p>%77,81</text:p>
          </table:table-cell>
          <table:table-cell office:value-type="currency" office:value="-3964.3435527239485" table:formula="of:=[.G24]*[.E25]" table:style-name="ce94">
            <text:p>-₺3.964,34</text:p>
          </table:table-cell>
          <table:table-cell office:value-type="currency" office:value="-451.00609246006246" table:formula="of:=[.H25]/[.S25]" table:style-name="ce136">
            <text:p>-$451</text:p>
          </table:table-cell>
          <table:table-cell office:value-type="currency" office:value="37291.31876329532" table:formula="of:=[.J24]+[.H25]" table:style-name="ce94">
            <text:p>₺37.291,32</text:p>
          </table:table-cell>
          <table:table-cell office:value-type="currency" office:value="350124.96089858469" table:formula="of:=[.K24]-[.O25]" table:style-name="ce139">
            <text:p>$350.124,96</text:p>
          </table:table-cell>
          <table:table-cell table:style-name="ce92"/>
          <table:table-cell office:value-type="percentage" office:value="0.22194453133647876" table:formula="of:=[.Q25]/[.$E$5]" table:style-name="ce138">
            <text:p>%22,19</text:p>
          </table:table-cell>
          <table:table-cell office:value-type="currency" office:value="-1132.7264472760523" table:formula="of:=[.M24]*[.E25]" table:style-name="ce94">
            <text:p>-₺1.132,73</text:p>
          </table:table-cell>
          <table:table-cell office:value-type="currency" office:value="-128.86535236360095" table:formula="of:=[.N25]/[.S25]" table:style-name="ce136">
            <text:p>-$129</text:p>
          </table:table-cell>
          <table:table-cell office:value-type="currency" office:value="10387.371236704686" table:formula="of:=[.P24]+[.N25]" table:style-name="ce94">
            <text:p>₺10.387,37</text:p>
          </table:table-cell>
          <table:table-cell office:value-type="currency" office:value="99875.039101415445" table:formula="of:=[.Q24]+[.O25]" table:style-name="ce139">
            <text:p>$99.875,04</text:p>
          </table:table-cell>
          <table:table-cell table:style-name="ce141"/>
          <table:table-cell office:value-type="float" office:value="8.7899999999999991" table:style-name="ce92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0</text:p>
          </table:table-cell>
          <table:table-cell office:value-type="date" office:date-value="2020-04-01T00:00:00" table:style-name="ce93">
            <text:p>Nis.20</text:p>
          </table:table-cell>
          <table:table-cell office:value-type="string" table:style-name="ce93">
            <text:p>cymz</text:p>
          </table:table-cell>
          <table:table-cell office:value-type="float" office:value="3014" table:style-name="ce92">
            <text:p>3014</text:p>
          </table:table-cell>
          <table:table-cell office:value-type="currency" office:value="5000" table:formula="of:=['02-11-GLR'.G20]" table:style-name="ce137">
            <text:p>₺5.000,00</text:p>
          </table:table-cell>
          <table:table-cell table:style-name="ce134"/>
          <table:table-cell office:value-type="percentage" office:value="0.77780357383735377" table:formula="of:=[.K26]/[.$E$5]" table:style-name="ce138">
            <text:p>%77,78</text:p>
          </table:table-cell>
          <table:table-cell office:value-type="currency" office:value="3890.2773433176076" table:formula="of:=[.G25]*[.E26]" table:style-name="ce94">
            <text:p>₺3.890,28</text:p>
          </table:table-cell>
          <table:table-cell office:value-type="currency" office:value="397.37255805082816" table:formula="of:=[.H26]/[.S26]" table:style-name="ce136">
            <text:p>$397</text:p>
          </table:table-cell>
          <table:table-cell office:value-type="currency" office:value="41181.596106612924" table:formula="of:=[.J25]+[.H26]" table:style-name="ce94">
            <text:p>₺41.181,6</text:p>
          </table:table-cell>
          <table:table-cell office:value-type="currency" office:value="350011.60822680918" table:formula="of:=[.K25]-[.O26]" table:style-name="ce139">
            <text:p>$350.011,61</text:p>
          </table:table-cell>
          <table:table-cell table:style-name="ce92"/>
          <table:table-cell office:value-type="percentage" office:value="0.22219642616264662" table:formula="of:=[.Q26]/[.$E$5]" table:style-name="ce138">
            <text:p>%22,22</text:p>
          </table:table-cell>
          <table:table-cell office:value-type="currency" office:value="1109.7226566823938" table:formula="of:=[.M25]*[.E26]" table:style-name="ce94">
            <text:p>₺1.109,72</text:p>
          </table:table-cell>
          <table:table-cell office:value-type="currency" office:value="113.35267177552542" table:formula="of:=[.N26]/[.S26]" table:style-name="ce136">
            <text:p>$113</text:p>
          </table:table-cell>
          <table:table-cell office:value-type="currency" office:value="11497.09389338708" table:formula="of:=[.P25]+[.N26]" table:style-name="ce94">
            <text:p>₺11.497,09</text:p>
          </table:table-cell>
          <table:table-cell office:value-type="currency" office:value="99988.391773190975" table:formula="of:=[.Q25]+[.O26]" table:style-name="ce139">
            <text:p>$99.988,39</text:p>
          </table:table-cell>
          <table:table-cell table:style-name="ce141"/>
          <table:table-cell office:value-type="float" office:value="9.7899999999999991" table:style-name="ce92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0</text:p>
          </table:table-cell>
          <table:table-cell office:value-type="date" office:date-value="2020-04-01T00:00:00" table:style-name="ce93">
            <text:p>Nis.20</text:p>
          </table:table-cell>
          <table:table-cell table:style-name="ce142"/>
          <table:table-cell office:value-type="float" office:value="1610" table:style-name="ce92">
            <text:p>1610</text:p>
          </table:table-cell>
          <table:table-cell office:value-type="currency" office:value="-43079.224000000002" table:formula="of:=['02-12-GDR'.F83]" table:style-name="ce137">
            <text:p>-₺43.079,22</text:p>
          </table:table-cell>
          <table:table-cell table:style-name="ce141"/>
          <table:table-cell office:value-type="percentage" office:value="0.78104613806996226" table:formula="of:=[.K27]/[.$E$5]" table:style-name="ce138">
            <text:p>%78,10</text:p>
          </table:table-cell>
          <table:table-cell office:value-type="currency" office:value="-33507.174385339902" table:formula="of:=[.G26]*[.E27]" table:style-name="ce94">
            <text:p>-₺33.507,17</text:p>
          </table:table-cell>
          <table:table-cell office:value-type="currency" office:value="-5107.800973374985" table:formula="of:=[.H27]/[.S27]" table:style-name="ce136">
            <text:p>-$5.108</text:p>
          </table:table-cell>
          <table:table-cell office:value-type="currency" office:value="7674.4217212730218" table:formula="of:=[.J26]+[.H27]" table:style-name="ce94">
            <text:p>₺7.674,42</text:p>
          </table:table-cell>
          <table:table-cell office:value-type="currency" office:value="351470.762131483" table:formula="of:=[.K26]-[.O27]" table:style-name="ce139">
            <text:p>$351.470,76</text:p>
          </table:table-cell>
          <table:table-cell table:style-name="ce92"/>
          <table:table-cell office:value-type="percentage" office:value="0.21895386193003816" table:formula="of:=[.Q27]/[.$E$5]" table:style-name="ce138">
            <text:p>%21,90</text:p>
          </table:table-cell>
          <table:table-cell office:value-type="currency" office:value="-9572.0496146601145" table:formula="of:=[.M26]*[.E27]" table:style-name="ce94">
            <text:p>-₺9.572,05</text:p>
          </table:table-cell>
          <table:table-cell office:value-type="currency" office:value="-1459.153904673798" table:formula="of:=[.N27]/[.S27]" table:style-name="ce136">
            <text:p>-$1.459</text:p>
          </table:table-cell>
          <table:table-cell office:value-type="currency" office:value="1925.0442787269658" table:formula="of:=[.P26]+[.N27]" table:style-name="ce94">
            <text:p>₺1.925,04</text:p>
          </table:table-cell>
          <table:table-cell office:value-type="currency" office:value="98529.237868517172" table:formula="of:=[.Q26]+[.O27]" table:style-name="ce139">
            <text:p>$98.529,24</text:p>
          </table:table-cell>
          <table:table-cell table:style-name="ce141"/>
          <table:table-cell office:value-type="float" office:value="6.56" table:style-name="ce92">
            <text:p>6,56</text:p>
          </table:table-cell>
          <table:table-cell table:number-columns-repeated="16365"/>
        </table:table-row>
        <table:table-row table:style-name="ro5">
          <table:table-cell table:style-name="ce144"/>
          <table:table-cell office:value-type="string" table:style-name="ce145">
            <text:p>Yıllık Toplam 2020</text:p>
          </table:table-cell>
          <table:table-cell table:style-name="ce145"/>
          <table:table-cell office:value-type="float" office:value="83624" table:formula="of:=SUM([.D18:.D27])" table:style-name="ce146">
            <text:p>83624</text:p>
          </table:table-cell>
          <table:table-cell office:value-type="currency" office:value="-12396.294000000002" table:formula="of:=SUM([.E18:.E27])" table:style-name="ce147">
            <text:p>-₺12.396,29</text:p>
          </table:table-cell>
          <table:table-cell table:style-name="ce153"/>
          <table:table-cell table:style-name="ce149"/>
          <table:table-cell office:value-type="currency" office:value="-9561.1652389039882" table:formula="of:=SUM([.H18:.H27])" table:style-name="ce147">
            <text:p>-₺9.561,17</text:p>
          </table:table-cell>
          <table:table-cell office:value-type="currency" office:value="-2000.3353203148504" table:formula="of:=SUM([.I18:.I27])" table:style-name="ce150">
            <text:p>-$2.000</text:p>
          </table:table-cell>
          <table:table-cell table:style-name="ce151"/>
          <table:table-cell table:style-name="ce159"/>
          <table:table-cell table:style-name="ce151"/>
          <table:table-cell table:style-name="ce149"/>
          <table:table-cell office:value-type="currency" office:value="-2835.128761096028" table:formula="of:=SUM([.N18:.N27])" table:style-name="ce147">
            <text:p>-₺2.835,13</text:p>
          </table:table-cell>
          <table:table-cell office:value-type="currency" office:value="-584.99393145520469" table:formula="of:=SUM([.O18:.O27])" table:style-name="ce150">
            <text:p>-$585</text:p>
          </table:table-cell>
          <table:table-cell table:style-name="ce160"/>
          <table:table-cell table:style-name="ce155"/>
          <table:table-cell table:style-name="ce156"/>
          <table:table-cell table:style-name="ce155"/>
          <table:table-cell table:number-columns-repeated="16365"/>
        </table:table-row>
        <table:table-row table:style-name="ro5">
          <table:table-cell table:style-name="ce102"/>
          <table:table-cell table:style-name="ce157"/>
          <table:table-cell office:value-type="string" table:style-name="ce161">
            <text:p>Toplam – Net 2018-20</text:p>
          </table:table-cell>
          <table:table-cell office:value-type="float" office:value="143269" table:formula="of:=[.D28]+[.D16]" table:style-name="ce102">
            <text:p>143269</text:p>
          </table:table-cell>
          <table:table-cell office:value-type="float" office:value="9599.4660000000003" table:formula="of:=[.E28]+[.E16]" table:style-name="ce102">
            <text:p>9599,466</text:p>
          </table:table-cell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float" office:value="2021" table:style-name="ce102">
            <text:p>2021</text:p>
          </table:table-cell>
          <table:table-cell table:number-columns-repeated="2" table:style-name="ce157"/>
          <table:table-cell table:style-name="ce102"/>
          <table:table-cell table:style-name="ce92"/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string" table:style-name="ce92">
            <text:p>SnyA104-21</text:p>
          </table:table-cell>
          <table:table-cell office:value-type="date" office:date-value="2021-04-30T00:00:00" table:style-name="ce93">
            <text:p>Nis.21</text:p>
          </table:table-cell>
          <table:table-cell office:value-type="string" table:style-name="ce93">
            <text:p>ali</text:p>
          </table:table-cell>
          <table:table-cell office:value-type="float" office:value="6800" table:style-name="ce92">
            <text:p>6800</text:p>
          </table:table-cell>
          <table:table-cell office:value-type="currency" office:value="6800" table:formula="of:=['02-11-GLR'.G39]" table:style-name="ce137">
            <text:p>₺6.800,00</text:p>
          </table:table-cell>
          <table:table-cell table:style-name="ce141"/>
          <table:table-cell office:value-type="percentage" office:value="0.78064116424672703" table:formula="of:=[.K31]/[.$E$5]" table:style-name="ce138">
            <text:p>%78,06</text:p>
          </table:table-cell>
          <table:table-cell office:value-type="currency" office:value="5311.1137388757434" table:formula="of:=[.G27]*[.E31]" table:style-name="ce94">
            <text:p>₺5.311,11</text:p>
          </table:table-cell>
          <table:table-cell office:value-type="currency" office:value="650.07512103742272" table:formula="of:=[.H31]/[.S31]" table:style-name="ce136">
            <text:p>$650</text:p>
          </table:table-cell>
          <table:table-cell office:value-type="currency" office:value="12985.535460148765" table:formula="of:=[.J27]+[.H31]" table:style-name="ce94">
            <text:p>₺12.985,54</text:p>
          </table:table-cell>
          <table:table-cell office:value-type="currency" office:value="351288.52391102718" table:formula="of:=[.K27]-[.O31]" table:style-name="ce139">
            <text:p>$351.288,52</text:p>
          </table:table-cell>
          <table:table-cell table:style-name="ce92"/>
          <table:table-cell office:value-type="percentage" office:value="0.21935883575327339" table:formula="of:=[.Q31]/[.$E$5]" table:style-name="ce138">
            <text:p>%21,94</text:p>
          </table:table-cell>
          <table:table-cell office:value-type="currency" office:value="1488.8862611242594" table:formula="of:=[.M27]*[.E31]" table:style-name="ce94">
            <text:p>₺1.488,89</text:p>
          </table:table-cell>
          <table:table-cell office:value-type="currency" office:value="182.23822045584569" table:formula="of:=[.N31]/[.S31]" table:style-name="ce136">
            <text:p>$182</text:p>
          </table:table-cell>
          <table:table-cell office:value-type="currency" office:value="3413.9305398512251" table:formula="of:=[.P27]+[.N31]" table:style-name="ce94">
            <text:p>₺3.413,93</text:p>
          </table:table-cell>
          <table:table-cell office:value-type="currency" office:value="98711.476088973024" table:formula="of:=[.Q27]+[.O31]" table:style-name="ce139">
            <text:p>$98.711,48</text:p>
          </table:table-cell>
          <table:table-cell table:style-name="ce141"/>
          <table:table-cell office:value-type="float" office:value="8.17" table:style-name="ce92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C301-21</text:p>
          </table:table-cell>
          <table:table-cell office:value-type="date" office:date-value="2021-03-30T00:00:00" table:style-name="ce93">
            <text:p>Mar.21</text:p>
          </table:table-cell>
          <table:table-cell table:style-name="ce93"/>
          <table:table-cell table:style-name="ce92"/>
          <table:table-cell office:value-type="currency" office:value="12000" table:formula="of:=['02-11-GLR'.G36]+['02-11-GLR'.G37]" table:style-name="ce137">
            <text:p>₺12.000,00</text:p>
          </table:table-cell>
          <table:table-cell table:style-name="ce141"/>
          <table:table-cell office:value-type="percentage" office:value="0.7799198857074644" table:formula="of:=[.K32]/[.$E$5]" table:style-name="ce138">
            <text:p>%77,99</text:p>
          </table:table-cell>
          <table:table-cell office:value-type="currency" office:value="9367.693970960725" table:formula="of:=[.G31]*[.E32]" table:style-name="ce94">
            <text:p>₺9.367,69</text:p>
          </table:table-cell>
          <table:table-cell office:value-type="currency" office:value="1155.0794045574262" table:formula="of:=[.H32]/[.S32]" table:style-name="ce136">
            <text:p>$1.155</text:p>
          </table:table-cell>
          <table:table-cell office:value-type="currency" office:value="22353.229431109488" table:formula="of:=[.J31]+[.H32]" table:style-name="ce94">
            <text:p>₺22.353,23</text:p>
          </table:table-cell>
          <table:table-cell office:value-type="currency" office:value="350963.94856835896" table:formula="of:=[.K31]-[.O32]" table:style-name="ce139">
            <text:p>$350.963,95</text:p>
          </table:table-cell>
          <table:table-cell table:style-name="ce92"/>
          <table:table-cell office:value-type="percentage" office:value="0.2200801142925361" table:formula="of:=[.Q32]/[.$E$5]" table:style-name="ce138">
            <text:p>%22,01</text:p>
          </table:table-cell>
          <table:table-cell office:value-type="currency" office:value="2632.3060290392805" table:formula="of:=[.M31]*[.E32]" table:style-name="ce94">
            <text:p>₺2.632,31</text:p>
          </table:table-cell>
          <table:table-cell office:value-type="currency" office:value="324.57534266822205" table:formula="of:=[.N32]/[.S32]" table:style-name="ce136">
            <text:p>$325</text:p>
          </table:table-cell>
          <table:table-cell office:value-type="currency" office:value="6046.2365688905056" table:formula="of:=[.P31]+[.N32]" table:style-name="ce94">
            <text:p>₺6.046,24</text:p>
          </table:table-cell>
          <table:table-cell office:value-type="currency" office:value="99036.051431641245" table:formula="of:=[.Q31]+[.O32]" table:style-name="ce139">
            <text:p>$99.036,05</text:p>
          </table:table-cell>
          <table:table-cell table:style-name="ce141"/>
          <table:table-cell office:value-type="float" office:value="8.11" table:style-name="ce92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A105-21</text:p>
          </table:table-cell>
          <table:table-cell office:value-type="date" office:date-value="2021-09-18T00:00:00" table:style-name="ce93">
            <text:p>Eyl.21</text:p>
          </table:table-cell>
          <table:table-cell office:value-type="string" table:style-name="ce93">
            <text:p>fehmi</text:p>
          </table:table-cell>
          <table:table-cell office:value-type="float" office:value="24000" table:style-name="ce92">
            <text:p>24000</text:p>
          </table:table-cell>
          <table:table-cell office:value-type="currency" office:value="24000" table:formula="of:=['02-11-GLR'.G41]" table:style-name="ce137">
            <text:p>₺24.000,00</text:p>
          </table:table-cell>
          <table:table-cell table:style-name="ce141"/>
          <table:table-cell office:value-type="percentage" office:value="0.77854867004209027" table:formula="of:=[.K33]/[.$E$5]" table:style-name="ce138">
            <text:p>%77,85</text:p>
          </table:table-cell>
          <table:table-cell office:value-type="currency" office:value="18718.077256979144" table:formula="of:=[.G32]*[.E33]" table:style-name="ce94">
            <text:p>₺18.718,08</text:p>
          </table:table-cell>
          <table:table-cell office:value-type="currency" office:value="2186.6912683386849" table:formula="of:=[.H33]/[.S33]" table:style-name="ce136">
            <text:p>$2.187</text:p>
          </table:table-cell>
          <table:table-cell office:value-type="currency" office:value="41071.306688088633" table:formula="of:=[.J32]+[.H33]" table:style-name="ce94">
            <text:p>₺41.071,31</text:p>
          </table:table-cell>
          <table:table-cell office:value-type="currency" office:value="350346.90151894063" table:formula="of:=[.K32]-[.O33]" table:style-name="ce139">
            <text:p>$350.346,90</text:p>
          </table:table-cell>
          <table:table-cell table:style-name="ce92"/>
          <table:table-cell office:value-type="percentage" office:value="0.22145132995791014" table:formula="of:=[.Q33]/[.$E$5]" table:style-name="ce138">
            <text:p>%22,15</text:p>
          </table:table-cell>
          <table:table-cell office:value-type="currency" office:value="5281.9227430208666" table:formula="of:=[.M32]*[.E33]" table:style-name="ce94">
            <text:p>₺5.281,92</text:p>
          </table:table-cell>
          <table:table-cell office:value-type="currency" office:value="617.04704941832551" table:formula="of:=[.N33]/[.S33]" table:style-name="ce136">
            <text:p>$617</text:p>
          </table:table-cell>
          <table:table-cell office:value-type="currency" office:value="11328.159311911371" table:formula="of:=[.P32]+[.N33]" table:style-name="ce94">
            <text:p>₺11.328,16</text:p>
          </table:table-cell>
          <table:table-cell office:value-type="currency" office:value="99653.098481059569" table:formula="of:=[.Q32]+[.O33]" table:style-name="ce139">
            <text:p>$99.653,10</text:p>
          </table:table-cell>
          <table:table-cell table:style-name="ce141"/>
          <table:table-cell office:value-type="float" office:value="8.56" table:style-name="ce92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B201-21</text:p>
          </table:table-cell>
          <table:table-cell office:value-type="date" office:date-value="2021-06-05T00:00:00" table:style-name="ce93">
            <text:p>Haz.21</text:p>
          </table:table-cell>
          <table:table-cell table:style-name="ce93"/>
          <table:table-cell table:style-name="ce92"/>
          <table:table-cell office:value-type="currency" office:value="7500" table:formula="of:=['02-11-GLR'.G42]+['02-11-GLR'.G43]+['02-11-GLR'.G44]" table:style-name="ce137">
            <text:p>₺7.500,00</text:p>
          </table:table-cell>
          <table:table-cell table:style-name="ce141"/>
          <table:table-cell office:value-type="percentage" office:value="0.77812049655029225" table:formula="of:=[.K34]/[.$E$5]" table:style-name="ce138">
            <text:p>%77,81</text:p>
          </table:table-cell>
          <table:table-cell office:value-type="currency" office:value="5839.1150253156775" table:formula="of:=[.G33]*[.E34]" table:style-name="ce94">
            <text:p>₺5.839,12</text:p>
          </table:table-cell>
          <table:table-cell office:value-type="currency" office:value="677.39153425935945" table:formula="of:=[.H34]/[.S34]" table:style-name="ce136">
            <text:p>$677</text:p>
          </table:table-cell>
          <table:table-cell office:value-type="currency" office:value="46910.421713404314" table:formula="of:=[.J33]+[.H34]" table:style-name="ce94">
            <text:p>₺46.910,42</text:p>
          </table:table-cell>
          <table:table-cell office:value-type="currency" office:value="350154.22344763152" table:formula="of:=[.K33]-[.O34]" table:style-name="ce139">
            <text:p>$350.154,22</text:p>
          </table:table-cell>
          <table:table-cell table:style-name="ce92"/>
          <table:table-cell office:value-type="percentage" office:value="0.22187950344970811" table:formula="of:=[.Q34]/[.$E$5]" table:style-name="ce138">
            <text:p>%22,19</text:p>
          </table:table-cell>
          <table:table-cell office:value-type="currency" office:value="1660.8849746843262" table:formula="of:=[.M33]*[.E34]" table:style-name="ce94">
            <text:p>₺1.660,88</text:p>
          </table:table-cell>
          <table:table-cell office:value-type="currency" office:value="192.67807130908659" table:formula="of:=[.N34]/[.S34]" table:style-name="ce136">
            <text:p>$193</text:p>
          </table:table-cell>
          <table:table-cell office:value-type="currency" office:value="12989.044286595697" table:formula="of:=[.P33]+[.N34]" table:style-name="ce94">
            <text:p>₺12.989,04</text:p>
          </table:table-cell>
          <table:table-cell office:value-type="currency" office:value="99845.776552368654" table:formula="of:=[.Q33]+[.O34]" table:style-name="ce139">
            <text:p>$99.845,78</text:p>
          </table:table-cell>
          <table:table-cell table:style-name="ce141"/>
          <table:table-cell office:value-type="float" office:value="8.6199999999999992" table:style-name="ce92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B202-21</text:p>
          </table:table-cell>
          <table:table-cell office:value-type="date" office:date-value="2021-08-30T00:00:00" table:style-name="ce93">
            <text:p>Ağu.21</text:p>
          </table:table-cell>
          <table:table-cell office:value-type="string" table:style-name="ce93">
            <text:p>mesut</text:p>
          </table:table-cell>
          <table:table-cell office:value-type="float" office:value="28800" table:style-name="ce92">
            <text:p>28800</text:p>
          </table:table-cell>
          <table:table-cell office:value-type="currency" office:value="28800" table:formula="of:=['02-11-GLR'.G46]" table:style-name="ce137">
            <text:p>₺28.800,00</text:p>
          </table:table-cell>
          <table:table-cell table:style-name="ce141"/>
          <table:table-cell office:value-type="percentage" office:value="0.77642392687039008" table:formula="of:=[.K35]/[.$E$5]" table:style-name="ce138">
            <text:p>%77,64</text:p>
          </table:table-cell>
          <table:table-cell office:value-type="currency" office:value="22409.870300648417" table:formula="of:=[.G34]*[.E35]" table:style-name="ce94">
            <text:p>₺22.409,87</text:p>
          </table:table-cell>
          <table:table-cell office:value-type="currency" office:value="2677.4038590977802" table:formula="of:=[.H35]/[.S35]" table:style-name="ce136">
            <text:p>$2.677</text:p>
          </table:table-cell>
          <table:table-cell office:value-type="currency" office:value="69320.292014052728" table:formula="of:=[.J34]+[.H35]" table:style-name="ce94">
            <text:p>₺69.320,29</text:p>
          </table:table-cell>
          <table:table-cell office:value-type="currency" office:value="349390.76709167555" table:formula="of:=[.K34]-[.O35]" table:style-name="ce139">
            <text:p>$349.390,77</text:p>
          </table:table-cell>
          <table:table-cell table:style-name="ce92"/>
          <table:table-cell office:value-type="percentage" office:value="0.22357607312961031" table:formula="of:=[.Q35]/[.$E$5]" table:style-name="ce138">
            <text:p>%22,36</text:p>
          </table:table-cell>
          <table:table-cell office:value-type="currency" office:value="6390.1296993515934" table:formula="of:=[.M34]*[.E35]" table:style-name="ce94">
            <text:p>₺6.390,13</text:p>
          </table:table-cell>
          <table:table-cell office:value-type="currency" office:value="763.45635595598492" table:formula="of:=[.N35]/[.S35]" table:style-name="ce136">
            <text:p>$763</text:p>
          </table:table-cell>
          <table:table-cell office:value-type="currency" office:value="19379.173985947291" table:formula="of:=[.P34]+[.N35]" table:style-name="ce94">
            <text:p>₺19.379,17</text:p>
          </table:table-cell>
          <table:table-cell office:value-type="currency" office:value="100609.23290832464" table:formula="of:=[.Q34]+[.O35]" table:style-name="ce139">
            <text:p>$100.609,23</text:p>
          </table:table-cell>
          <table:table-cell table:style-name="ce141"/>
          <table:table-cell office:value-type="float" office:value="8.3699999999999992" table:style-name="ce92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C301-21</text:p>
          </table:table-cell>
          <table:table-cell office:value-type="date" office:date-value="2021-11-29T00:00:00" table:style-name="ce93">
            <text:p>Kas.21</text:p>
          </table:table-cell>
          <table:table-cell office:value-type="string" table:style-name="ce93">
            <text:p>hurdc</text:p>
          </table:table-cell>
          <table:table-cell office:value-type="float" office:value="43160" table:style-name="ce92">
            <text:p>43160</text:p>
          </table:table-cell>
          <table:table-cell office:value-type="currency" office:value="43160" table:formula="of:=['02-11-GLR'.G48]" table:style-name="ce137">
            <text:p>₺43.160,00</text:p>
          </table:table-cell>
          <table:table-cell table:style-name="ce141"/>
          <table:table-cell office:value-type="percentage" office:value="0.77464733784042161" table:formula="of:=[.K36]/[.$E$5]" table:style-name="ce138">
            <text:p>%77,46</text:p>
          </table:table-cell>
          <table:table-cell office:value-type="currency" office:value="33510.456683726035" table:formula="of:=[.G35]*[.E36]" table:style-name="ce94">
            <text:p>₺33.510,46</text:p>
          </table:table-cell>
          <table:table-cell office:value-type="currency" office:value="2776.3427244180643" table:formula="of:=[.H36]/[.S36]" table:style-name="ce136">
            <text:p>$2.776</text:p>
          </table:table-cell>
          <table:table-cell office:value-type="currency" office:value="102830.74869777876" table:formula="of:=[.J35]+[.H36]" table:style-name="ce94">
            <text:p>₺102.830,75</text:p>
          </table:table-cell>
          <table:table-cell office:value-type="currency" office:value="348591.3020281897" table:formula="of:=[.K35]-[.O36]" table:style-name="ce139">
            <text:p>$348.591,30</text:p>
          </table:table-cell>
          <table:table-cell table:style-name="ce92"/>
          <table:table-cell office:value-type="percentage" office:value="0.22535266215957883" table:formula="of:=[.Q36]/[.$E$5]" table:style-name="ce138">
            <text:p>%22,54</text:p>
          </table:table-cell>
          <table:table-cell office:value-type="currency" office:value="9649.543316273981" table:formula="of:=[.M35]*[.E36]" table:style-name="ce94">
            <text:p>₺9.649,54</text:p>
          </table:table-cell>
          <table:table-cell office:value-type="currency" office:value="799.46506348583102" table:formula="of:=[.N36]/[.S36]" table:style-name="ce136">
            <text:p>$799</text:p>
          </table:table-cell>
          <table:table-cell office:value-type="currency" office:value="29028.717302221274" table:formula="of:=[.P35]+[.N36]" table:style-name="ce94">
            <text:p>₺29.028,72</text:p>
          </table:table-cell>
          <table:table-cell office:value-type="currency" office:value="101408.69797181047" table:formula="of:=[.Q35]+[.O36]" table:style-name="ce139">
            <text:p>$101.408,70</text:p>
          </table:table-cell>
          <table:table-cell table:style-name="ce141"/>
          <table:table-cell office:value-type="float" office:value="12.07" table:style-name="ce92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E501-21</text:p>
          </table:table-cell>
          <table:table-cell office:value-type="date" office:date-value="2021-08-05T00:00:00" table:style-name="ce93">
            <text:p>Ağu.21</text:p>
          </table:table-cell>
          <table:table-cell office:value-type="string" table:style-name="ce93">
            <text:p>emre</text:p>
          </table:table-cell>
          <table:table-cell office:value-type="float" office:value="30000" table:style-name="ce92">
            <text:p>30000</text:p>
          </table:table-cell>
          <table:table-cell office:value-type="currency" office:value="30000" table:formula="of:=['02-11-GLR'.G50]" table:style-name="ce137">
            <text:p>₺30.000,00</text:p>
          </table:table-cell>
          <table:table-cell table:style-name="ce141"/>
          <table:table-cell office:value-type="percentage" office:value="0.77286095129932297" table:formula="of:=[.K37]/[.$E$5]" table:style-name="ce138">
            <text:p>%77,29</text:p>
          </table:table-cell>
          <table:table-cell office:value-type="currency" office:value="23239.420135212647" table:formula="of:=[.G36]*[.E37]" table:style-name="ce94">
            <text:p>₺23.239,42</text:p>
          </table:table-cell>
          <table:table-cell office:value-type="currency" office:value="2763.3079827839056" table:formula="of:=[.H37]/[.S37]" table:style-name="ce136">
            <text:p>$2.763</text:p>
          </table:table-cell>
          <table:table-cell office:value-type="currency" office:value="126070.16883299142" table:formula="of:=[.J36]+[.H37]" table:style-name="ce94">
            <text:p>₺126.070,17</text:p>
          </table:table-cell>
          <table:table-cell office:value-type="currency" office:value="347787.42808469536" table:formula="of:=[.K36]-[.O37]" table:style-name="ce139">
            <text:p>$347.787,43</text:p>
          </table:table-cell>
          <table:table-cell table:style-name="ce92"/>
          <table:table-cell office:value-type="percentage" office:value="0.22713904870067736" table:formula="of:=[.Q37]/[.$E$5]" table:style-name="ce138">
            <text:p>%22,71</text:p>
          </table:table-cell>
          <table:table-cell office:value-type="currency" office:value="6760.5798647873653" table:formula="of:=[.M36]*[.E37]" table:style-name="ce94">
            <text:p>₺6.760,58</text:p>
          </table:table-cell>
          <table:table-cell office:value-type="currency" office:value="803.87394349433589" table:formula="of:=[.N37]/[.S37]" table:style-name="ce136">
            <text:p>$804</text:p>
          </table:table-cell>
          <table:table-cell office:value-type="currency" office:value="35789.297167008641" table:formula="of:=[.P36]+[.N37]" table:style-name="ce94">
            <text:p>₺35.789,3</text:p>
          </table:table-cell>
          <table:table-cell office:value-type="currency" office:value="102212.57191530481" table:formula="of:=[.Q36]+[.O37]" table:style-name="ce139">
            <text:p>$102.212,57</text:p>
          </table:table-cell>
          <table:table-cell table:style-name="ce141"/>
          <table:table-cell office:value-type="float" office:value="8.41" table:style-name="ce92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E501-21</text:p>
          </table:table-cell>
          <table:table-cell office:value-type="date" office:date-value="2021-08-15T00:00:00" table:style-name="ce93">
            <text:p>Ağu.21</text:p>
          </table:table-cell>
          <table:table-cell table:style-name="ce142"/>
          <table:table-cell table:style-name="ce92"/>
          <table:table-cell office:value-type="currency" office:value="-15585" table:formula="of:=['02-12-GDR'.F116]" table:style-name="ce137">
            <text:p>-₺15.585,00</text:p>
          </table:table-cell>
          <table:table-cell table:style-name="ce141"/>
          <table:table-cell office:value-type="percentage" office:value="0.77378317666704477" table:formula="of:=[.K38]/[.$E$5]" table:style-name="ce138">
            <text:p>%77,38</text:p>
          </table:table-cell>
          <table:table-cell office:value-type="currency" office:value="-12045.037925999948" table:formula="of:=[.G37]*[.E38]" table:style-name="ce94">
            <text:p>-₺12.045,04</text:p>
          </table:table-cell>
          <table:table-cell office:value-type="currency" office:value="-1412.0794754982355" table:formula="of:=[.H38]/[.S38]" table:style-name="ce136">
            <text:p>-$1.412</text:p>
          </table:table-cell>
          <table:table-cell office:value-type="currency" office:value="114025.13090699147" table:formula="of:=[.J37]+[.H38]" table:style-name="ce94">
            <text:p>₺114.025,13</text:p>
          </table:table-cell>
          <table:table-cell office:value-type="currency" office:value="348202.42950017017" table:formula="of:=[.K37]-[.O38]" table:style-name="ce139">
            <text:p>$348.202,43</text:p>
          </table:table-cell>
          <table:table-cell table:style-name="ce92"/>
          <table:table-cell office:value-type="percentage" office:value="0.22621682333295556" table:formula="of:=[.Q38]/[.$E$5]" table:style-name="ce138">
            <text:p>%22,62</text:p>
          </table:table-cell>
          <table:table-cell office:value-type="currency" office:value="-3539.9620740000569" table:formula="of:=[.M37]*[.E38]" table:style-name="ce94">
            <text:p>-₺3.539,96</text:p>
          </table:table-cell>
          <table:table-cell office:value-type="currency" office:value="-415.00141547480155" table:formula="of:=[.N38]/[.S38]" table:style-name="ce136">
            <text:p>-$415</text:p>
          </table:table-cell>
          <table:table-cell office:value-type="currency" office:value="32249.335093008583" table:formula="of:=[.P37]+[.N38]" table:style-name="ce94">
            <text:p>₺32.249,34</text:p>
          </table:table-cell>
          <table:table-cell office:value-type="currency" office:value="101797.57049983001" table:formula="of:=[.Q37]+[.O38]" table:style-name="ce139">
            <text:p>$101.797,57</text:p>
          </table:table-cell>
          <table:table-cell table:style-name="ce141"/>
          <table:table-cell office:value-type="float" office:value="8.5299999999999994" table:style-name="ce92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F601-21</text:p>
          </table:table-cell>
          <table:table-cell office:value-type="date" office:date-value="2021-08-15T00:00:00" table:style-name="ce93">
            <text:p>Ağu.21</text:p>
          </table:table-cell>
          <table:table-cell table:style-name="ce142"/>
          <table:table-cell table:style-name="ce92"/>
          <table:table-cell office:value-type="currency" office:value="-12305" table:formula="of:=['02-12-GDR'.F127]" table:style-name="ce137">
            <text:p>-₺12.305,00</text:p>
          </table:table-cell>
          <table:table-cell table:style-name="ce141"/>
          <table:table-cell office:value-type="percentage" office:value="0.77450835525532458" table:formula="of:=[.K39]/[.$E$5]" table:style-name="ce138">
            <text:p>%77,45</text:p>
          </table:table-cell>
          <table:table-cell office:value-type="currency" office:value="-9521.4019888879866" table:formula="of:=[.G38]*[.E39]" table:style-name="ce94">
            <text:p>-₺9.521,4</text:p>
          </table:table-cell>
          <table:table-cell office:value-type="currency" office:value="-1116.2253210888614" table:formula="of:=[.H39]/[.S39]" table:style-name="ce136">
            <text:p>-$1.116</text:p>
          </table:table-cell>
          <table:table-cell office:value-type="currency" office:value="104503.72891810349" table:formula="of:=[.J38]+[.H39]" table:style-name="ce94">
            <text:p>₺104.503,73</text:p>
          </table:table-cell>
          <table:table-cell office:value-type="currency" office:value="348528.75986489607" table:formula="of:=[.K38]-[.O39]" table:style-name="ce139">
            <text:p>$348.528,76</text:p>
          </table:table-cell>
          <table:table-cell table:style-name="ce92"/>
          <table:table-cell office:value-type="percentage" office:value="0.22549164474467576" table:formula="of:=[.Q39]/[.$E$5]" table:style-name="ce138">
            <text:p>%22,55</text:p>
          </table:table-cell>
          <table:table-cell office:value-type="currency" office:value="-2783.5980111120184" table:formula="of:=[.M38]*[.E39]" table:style-name="ce94">
            <text:p>-₺2.783,6</text:p>
          </table:table-cell>
          <table:table-cell office:value-type="currency" office:value="-326.33036472591073" table:formula="of:=[.N39]/[.S39]" table:style-name="ce136">
            <text:p>-$326</text:p>
          </table:table-cell>
          <table:table-cell office:value-type="currency" office:value="29465.737081896565" table:formula="of:=[.P38]+[.N39]" table:style-name="ce94">
            <text:p>₺29.465,74</text:p>
          </table:table-cell>
          <table:table-cell office:value-type="currency" office:value="101471.24013510409" table:formula="of:=[.Q38]+[.O39]" table:style-name="ce139">
            <text:p>$101.471,24</text:p>
          </table:table-cell>
          <table:table-cell table:style-name="ce141"/>
          <table:table-cell office:value-type="float" office:value="8.5299999999999994" table:style-name="ce92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H000-21</text:p>
          </table:table-cell>
          <table:table-cell office:value-type="date" office:date-value="2021-08-15T00:00:00" table:style-name="ce93">
            <text:p>Ağu.21</text:p>
          </table:table-cell>
          <table:table-cell table:style-name="ce142"/>
          <table:table-cell table:style-name="ce92"/>
          <table:table-cell office:value-type="currency" office:value="-4179.3100000000004" table:formula="of:=['02-12-GDR'.F104]" table:style-name="ce137">
            <text:p>-₺4.179,31</text:p>
          </table:table-cell>
          <table:table-cell table:style-name="ce141"/>
          <table:table-cell office:value-type="percentage" office:value="0.77475386769137977" table:formula="of:=[.K40]/[.$E$5]" table:style-name="ce138">
            <text:p>%77,48</text:p>
          </table:table-cell>
          <table:table-cell office:value-type="currency" office:value="-3236.9105142021308" table:formula="of:=[.G39]*[.E40]" table:style-name="ce94">
            <text:p>-₺3.236,91</text:p>
          </table:table-cell>
          <table:table-cell office:value-type="currency" office:value="-379.47368279040222" table:formula="of:=[.H40]/[.S40]" table:style-name="ce136">
            <text:p>-$379</text:p>
          </table:table-cell>
          <table:table-cell office:value-type="currency" office:value="101266.81840390136" table:formula="of:=[.J39]+[.H40]" table:style-name="ce94">
            <text:p>₺101.266,82</text:p>
          </table:table-cell>
          <table:table-cell office:value-type="currency" office:value="348639.24046112091" table:formula="of:=[.K39]-[.O40]" table:style-name="ce139">
            <text:p>$348.639,24</text:p>
          </table:table-cell>
          <table:table-cell table:style-name="ce92"/>
          <table:table-cell office:value-type="percentage" office:value="0.22524613230862056" table:formula="of:=[.Q40]/[.$E$5]" table:style-name="ce138">
            <text:p>%22,52</text:p>
          </table:table-cell>
          <table:table-cell office:value-type="currency" office:value="-942.39948579787097" table:formula="of:=[.M39]*[.E40]" table:style-name="ce94">
            <text:p>-₺942,4</text:p>
          </table:table-cell>
          <table:table-cell office:value-type="currency" office:value="-110.48059622483834" table:formula="of:=[.N40]/[.S40]" table:style-name="ce136">
            <text:p>-$110</text:p>
          </table:table-cell>
          <table:table-cell office:value-type="currency" office:value="28523.337596098692" table:formula="of:=[.P39]+[.N40]" table:style-name="ce94">
            <text:p>₺28.523,34</text:p>
          </table:table-cell>
          <table:table-cell office:value-type="currency" office:value="101360.75953887925" table:formula="of:=[.Q39]+[.O40]" table:style-name="ce139">
            <text:p>$101.360,76</text:p>
          </table:table-cell>
          <table:table-cell table:style-name="ce141"/>
          <table:table-cell office:value-type="float" office:value="8.5299999999999994" table:style-name="ce92">
            <text:p>8,53</text:p>
          </table:table-cell>
          <table:table-cell table:number-columns-repeated="16365"/>
        </table:table-row>
        <table:table-row table:style-name="ro5">
          <table:table-cell table:style-name="ce144"/>
          <table:table-cell office:value-type="string" table:style-name="ce145">
            <text:p>Yıllık Toplam 2021</text:p>
          </table:table-cell>
          <table:table-cell table:style-name="ce145"/>
          <table:table-cell office:value-type="float" office:value="132760" table:formula="of:=SUM([.D31:.D40])" table:style-name="ce146">
            <text:p>132760</text:p>
          </table:table-cell>
          <table:table-cell office:value-type="currency" office:value="120190.69" table:formula="of:=SUM([.E31:.E40])" table:style-name="ce147">
            <text:p>₺120.190,69</text:p>
          </table:table-cell>
          <table:table-cell table:style-name="ce148"/>
          <table:table-cell table:style-name="ce149"/>
          <table:table-cell office:value-type="currency" office:value="93592.396682628314" table:formula="of:=SUM([.H31:.H40])" table:style-name="ce147">
            <text:p>₺93.592,40</text:p>
          </table:table-cell>
          <table:table-cell office:value-type="currency" office:value="9978.5134151151433" table:formula="of:=SUM([.I31:.I40])" table:style-name="ce150">
            <text:p>$9.979</text:p>
          </table:table-cell>
          <table:table-cell table:style-name="ce163"/>
          <table:table-cell table:style-name="ce159"/>
          <table:table-cell table:style-name="ce151"/>
          <table:table-cell table:style-name="ce149"/>
          <table:table-cell office:value-type="currency" office:value="26598.293317371728" table:formula="of:=SUM([.N31:.N40])" table:style-name="ce147">
            <text:p>₺26.598,29</text:p>
          </table:table-cell>
          <table:table-cell office:value-type="currency" office:value="2831.5216703620813" table:formula="of:=SUM([.O31:.O40])" table:style-name="ce150">
            <text:p>$2.832</text:p>
          </table:table-cell>
          <table:table-cell table:style-name="ce160"/>
          <table:table-cell table:style-name="ce159"/>
          <table:table-cell table:style-name="ce156"/>
          <table:table-cell table:style-name="ce155"/>
          <table:table-cell table:number-columns-repeated="16365"/>
        </table:table-row>
        <table:table-row table:style-name="ro5">
          <table:table-cell table:style-name="ce92"/>
          <table:table-cell table:style-name="ce93"/>
          <table:table-cell office:value-type="string" table:style-name="ce161">
            <text:p>Toplam – Net 2018-21</text:p>
          </table:table-cell>
          <table:table-cell office:value-type="float" office:value="276029" table:formula="of:=[.D41]+[.D29]" table:style-name="ce102">
            <text:p>276029</text:p>
          </table:table-cell>
          <table:table-cell office:value-type="float" office:value="129790.156" table:formula="of:=[.E41]+[.E29]" table:style-name="ce102">
            <text:p>129790,156</text:p>
          </table:table-cell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number-rows-repeated="2" table:style-name="ro5">
          <table:table-cell table:style-name="ce92"/>
          <table:table-cell table:style-name="ce93"/>
          <table:table-cell table:style-name="ce161"/>
          <table:table-cell table:number-columns-repeated="2" table:style-name="ce102"/>
          <table:table-cell table:style-name="ce134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float" office:value="2022" table:style-name="ce102">
            <text:p>2022</text:p>
          </table:table-cell>
          <table:table-cell table:number-columns-repeated="2" table:style-name="ce157"/>
          <table:table-cell table:style-name="ce102"/>
          <table:table-cell table:style-name="ce137"/>
          <table:table-cell table:style-name="ce141"/>
          <table:table-cell table:style-name="ce138"/>
          <table:table-cell table:number-columns-repeated="3" table:style-name="ce92"/>
          <table:table-cell table:style-name="ce139"/>
          <table:table-cell table:style-name="ce92"/>
          <table:table-cell table:style-name="ce138"/>
          <table:table-cell table:style-name="ce92"/>
          <table:table-cell table:style-name="ce136"/>
          <table:table-cell table:style-name="ce92"/>
          <table:table-cell table:style-name="ce158"/>
          <table:table-cell table:style-name="ce134"/>
          <table:table-cell table:style-name="ce94"/>
          <table:table-cell table:number-columns-repeated="16365"/>
        </table:table-row>
        <table:table-row table:style-name="ro5">
          <table:table-cell office:value-type="string" table:style-name="ce92">
            <text:p>SnyF601-22</text:p>
          </table:table-cell>
          <table:table-cell office:value-type="date" office:date-value="2022-03-31T00:00:00" table:style-name="ce93">
            <text:p>Mar.22</text:p>
          </table:table-cell>
          <table:table-cell office:value-type="string" table:style-name="ce93">
            <text:p>merdal</text:p>
          </table:table-cell>
          <table:table-cell office:value-type="float" office:value="36000" table:style-name="ce92">
            <text:p>36000</text:p>
          </table:table-cell>
          <table:table-cell office:value-type="currency" office:value="36000" table:formula="of:=['02-11-GLR'.G61]+['02-11-GLR'.G62]+['02-11-GLR'.G63]" table:style-name="ce137">
            <text:p>₺36.000,00</text:p>
          </table:table-cell>
          <table:table-cell table:style-name="ce141"/>
          <table:table-cell office:value-type="percentage" office:value="0.77371166465004437" table:formula="of:=[.K46]/[.$E$5]" table:style-name="ce138">
            <text:p>%77,37</text:p>
          </table:table-cell>
          <table:table-cell office:value-type="currency" office:value="27891.13923688967" table:formula="of:=[.G40]*[.E46]" table:style-name="ce94">
            <text:p>₺27.891,14</text:p>
          </table:table-cell>
          <table:table-cell office:value-type="currency" office:value="1613.1370293169273" table:formula="of:=[.H46]/[.S46]" table:style-name="ce136">
            <text:p>$1.613</text:p>
          </table:table-cell>
          <table:table-cell office:value-type="currency" office:value="129157.95764079102" table:formula="of:=[.J40]+[.H46]" table:style-name="ce94">
            <text:p>₺129.157,96</text:p>
          </table:table-cell>
          <table:table-cell office:value-type="currency" office:value="348170.24909251998" table:formula="of:=[.K40]-[.O46]" table:style-name="ce139">
            <text:p>$348.170,25</text:p>
          </table:table-cell>
          <table:table-cell table:style-name="ce92"/>
          <table:table-cell office:value-type="percentage" office:value="0.22628833534995599" table:formula="of:=[.Q46]/[.$E$5]" table:style-name="ce138">
            <text:p>%22,63</text:p>
          </table:table-cell>
          <table:table-cell office:value-type="currency" office:value="8108.8607631103405" table:formula="of:=[.M40]*[.E46]" table:style-name="ce94">
            <text:p>₺8.108,86</text:p>
          </table:table-cell>
          <table:table-cell office:value-type="currency" office:value="468.99136860094512" table:formula="of:=[.N46]/[.S46]" table:style-name="ce136">
            <text:p>$469</text:p>
          </table:table-cell>
          <table:table-cell office:value-type="currency" office:value="36632.198359209033" table:formula="of:=[.P40]+[.N46]" table:style-name="ce94">
            <text:p>₺36.632,2</text:p>
          </table:table-cell>
          <table:table-cell office:value-type="currency" office:value="101829.75090748019" table:formula="of:=[.Q40]+[.O46]" table:style-name="ce139">
            <text:p>$101.829,75</text:p>
          </table:table-cell>
          <table:table-cell table:style-name="ce141"/>
          <table:table-cell office:value-type="float" office:value="17.29" table:style-name="ce92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E502-22</text:p>
          </table:table-cell>
          <table:table-cell office:value-type="date" office:date-value="2022-08-01T00:00:00" table:style-name="ce93">
            <text:p>Ağu.22</text:p>
          </table:table-cell>
          <table:table-cell office:value-type="string" table:style-name="ce93">
            <text:p>cihan</text:p>
          </table:table-cell>
          <table:table-cell office:value-type="float" office:value="45000" table:style-name="ce92">
            <text:p>45000</text:p>
          </table:table-cell>
          <table:table-cell office:value-type="currency" office:value="20000" table:formula="of:=['02-11-GLR'.G65]" table:style-name="ce164">
            <text:p>₺20.000,00</text:p>
          </table:table-cell>
          <table:table-cell table:style-name="ce141"/>
          <table:table-cell office:value-type="percentage" office:value="0.77314345790716954" table:formula="of:=[.K47]/[.$E$5]" table:style-name="ce138">
            <text:p>%77,31</text:p>
          </table:table-cell>
          <table:table-cell office:value-type="currency" office:value="15474.233293000887" table:formula="of:=[.G46]*[.E47]" table:style-name="ce94">
            <text:p>₺15.474,23</text:p>
          </table:table-cell>
          <table:table-cell office:value-type="currency" office:value="894.46435219658304" table:formula="of:=[.H47]/[.S47]" table:style-name="ce136">
            <text:p>$894</text:p>
          </table:table-cell>
          <table:table-cell office:value-type="currency" office:value="144632.19093379192" table:formula="of:=[.J46]+[.H47]" table:style-name="ce94">
            <text:p>₺144.632,19</text:p>
          </table:table-cell>
          <table:table-cell office:value-type="currency" office:value="347914.55605822627" table:formula="of:=[.K46]-[.O47]" table:style-name="ce139">
            <text:p>$347.914,56</text:p>
          </table:table-cell>
          <table:table-cell table:style-name="ce92"/>
          <table:table-cell office:value-type="percentage" office:value="0.22685654209283096" table:formula="of:=[.Q47]/[.$E$5]" table:style-name="ce138">
            <text:p>%22,69</text:p>
          </table:table-cell>
          <table:table-cell office:value-type="currency" office:value="4525.7667069991194" table:formula="of:=[.M46]*[.E47]" table:style-name="ce94">
            <text:p>₺4.525,77</text:p>
          </table:table-cell>
          <table:table-cell office:value-type="currency" office:value="255.69303429373556" table:formula="of:=[.N47]/[.S67]" table:style-name="ce136">
            <text:p>$256</text:p>
          </table:table-cell>
          <table:table-cell office:value-type="currency" office:value="41157.965066208155" table:formula="of:=[.P46]+[.N47]" table:style-name="ce94">
            <text:p>₺41.157,97</text:p>
          </table:table-cell>
          <table:table-cell office:value-type="currency" office:value="102085.44394177393" table:formula="of:=[.Q46]+[.O47]" table:style-name="ce139">
            <text:p>$102.085,44</text:p>
          </table:table-cell>
          <table:table-cell table:style-name="ce141"/>
          <table:table-cell office:value-type="float" office:value="17.3" table:style-name="ce92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E502-22</text:p>
          </table:table-cell>
          <table:table-cell office:value-type="date" office:date-value="2022-08-05T00:00:00" table:style-name="ce93">
            <text:p>Ağu.22</text:p>
          </table:table-cell>
          <table:table-cell table:style-name="ce93"/>
          <table:table-cell table:style-name="ce92"/>
          <table:table-cell office:value-type="currency" office:value="25000" table:formula="of:=['02-11-GLR'.G66]" table:style-name="ce164">
            <text:p>₺25.000,00</text:p>
          </table:table-cell>
          <table:table-cell table:style-name="ce141"/>
          <table:table-cell office:value-type="percentage" office:value="0.77246949313565183" table:formula="of:=[.K48]/[.$E$5]" table:style-name="ce138">
            <text:p>%77,25</text:p>
          </table:table-cell>
          <table:table-cell office:value-type="currency" office:value="19328.586447679238" table:formula="of:=[.G47]*[.E48]" table:style-name="ce94">
            <text:p>₺19.328,59</text:p>
          </table:table-cell>
          <table:table-cell office:value-type="currency" office:value="1033.6142485389967" table:formula="of:=[.H48]/[.S48]" table:style-name="ce136">
            <text:p>$1.034</text:p>
          </table:table-cell>
          <table:table-cell office:value-type="currency" office:value="163960.77738147115" table:formula="of:=[.J47]+[.H48]" table:style-name="ce94">
            <text:p>₺163.960,78</text:p>
          </table:table-cell>
          <table:table-cell office:value-type="currency" office:value="347611.27191104332" table:formula="of:=[.K47]-[.O48]" table:style-name="ce139">
            <text:p>$347.611,27</text:p>
          </table:table-cell>
          <table:table-cell table:style-name="ce92"/>
          <table:table-cell office:value-type="percentage" office:value="0.22753050686434859" table:formula="of:=[.Q48]/[.$E$5]" table:style-name="ce138">
            <text:p>%22,75</text:p>
          </table:table-cell>
          <table:table-cell office:value-type="currency" office:value="5671.4135523207742" table:formula="of:=[.M47]*[.E48]" table:style-name="ce94">
            <text:p>₺5.671,41</text:p>
          </table:table-cell>
          <table:table-cell office:value-type="currency" office:value="303.28414718292913" table:formula="of:=[.N48]/[.S48]" table:style-name="ce136">
            <text:p>$303</text:p>
          </table:table-cell>
          <table:table-cell office:value-type="currency" office:value="46829.378618528928" table:formula="of:=[.P47]+[.N48]" table:style-name="ce94">
            <text:p>₺46.829,38</text:p>
          </table:table-cell>
          <table:table-cell office:value-type="currency" office:value="102388.72808895686" table:formula="of:=[.Q47]+[.O48]" table:style-name="ce139">
            <text:p>$102.388,73</text:p>
          </table:table-cell>
          <table:table-cell table:style-name="ce141"/>
          <table:table-cell office:value-type="float" office:value="18.7" table:style-name="ce92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H000-22</text:p>
          </table:table-cell>
          <table:table-cell office:value-type="date" office:date-value="2022-08-04T00:00:00" table:style-name="ce93">
            <text:p>Ağu.22</text:p>
          </table:table-cell>
          <table:table-cell table:style-name="ce142"/>
          <table:table-cell table:style-name="ce92"/>
          <table:table-cell office:value-type="currency" office:value="-10851.3" table:formula="of:=['02-12-GDR'.F134]" table:style-name="ce164">
            <text:p>-₺10.851,30</text:p>
          </table:table-cell>
          <table:table-cell table:style-name="ce141"/>
          <table:table-cell office:value-type="percentage" office:value="0.77277430817134785" table:formula="of:=[.K49]/[.$E$5]" table:style-name="ce138">
            <text:p>%77,28</text:p>
          </table:table-cell>
          <table:table-cell office:value-type="currency" office:value="-8382.2982108628985" table:formula="of:=[.G48]*[.E49]" table:style-name="ce94">
            <text:p>-₺8.382,3</text:p>
          </table:table-cell>
          <table:table-cell office:value-type="currency" office:value="-465.68323393682772" table:formula="of:=[.H49]/[.S49]" table:style-name="ce136">
            <text:p>-$466</text:p>
          </table:table-cell>
          <table:table-cell office:value-type="currency" office:value="155578.47917060825" table:formula="of:=[.J48]+[.H49]" table:style-name="ce94">
            <text:p>₺155.578,48</text:p>
          </table:table-cell>
          <table:table-cell office:value-type="currency" office:value="347748.43867710652" table:formula="of:=[.K48]-[.O49]" table:style-name="ce139">
            <text:p>$347.748,44</text:p>
          </table:table-cell>
          <table:table-cell table:style-name="ce92"/>
          <table:table-cell office:value-type="percentage" office:value="0.22722569182865263" table:formula="of:=[.Q49]/[.$E$5]" table:style-name="ce138">
            <text:p>%22,72</text:p>
          </table:table-cell>
          <table:table-cell office:value-type="currency" office:value="-2469.0017891371058" table:formula="of:=[.M48]*[.E49]" table:style-name="ce94">
            <text:p>-₺2.469,</text:p>
          </table:table-cell>
          <table:table-cell office:value-type="currency" office:value="-137.16676606317253" table:formula="of:=[.N49]/[.S49]" table:style-name="ce136">
            <text:p>-$137</text:p>
          </table:table-cell>
          <table:table-cell office:value-type="currency" office:value="44360.376829391826" table:formula="of:=[.P48]+[.N49]" table:style-name="ce94">
            <text:p>₺44.360,38</text:p>
          </table:table-cell>
          <table:table-cell office:value-type="currency" office:value="102251.56132289369" table:formula="of:=[.Q48]+[.O49]" table:style-name="ce139">
            <text:p>$102.251,56</text:p>
          </table:table-cell>
          <table:table-cell table:style-name="ce141"/>
          <table:table-cell office:value-type="float" office:value="18" table:style-name="ce92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2-08-25T00:00:00" table:style-name="ce93">
            <text:p>Ağu.22</text:p>
          </table:table-cell>
          <table:table-cell office:value-type="string" table:style-name="ce93">
            <text:p>metin</text:p>
          </table:table-cell>
          <table:table-cell office:value-type="float" office:value="40000" table:style-name="ce92">
            <text:p>40000</text:p>
          </table:table-cell>
          <table:table-cell office:value-type="currency" office:value="40000" table:style-name="ce137">
            <text:p>₺40.000,00</text:p>
          </table:table-cell>
          <table:table-cell table:style-name="ce141"/>
          <table:table-cell office:value-type="percentage" office:value="0.77168253307547441" table:formula="of:=[.K50]/[.$E$5]" table:style-name="ce138">
            <text:p>%77,17</text:p>
          </table:table-cell>
          <table:table-cell office:value-type="currency" office:value="30910.972326853913" table:formula="of:=[.G49]*[.E50]" table:style-name="ce94">
            <text:p>₺30.910,97</text:p>
          </table:table-cell>
          <table:table-cell office:value-type="currency" office:value="1670.8633690191305" table:formula="of:=[.H50]/[.S50]" table:style-name="ce136">
            <text:p>$1.671</text:p>
          </table:table-cell>
          <table:table-cell office:value-type="currency" office:value="186489.45149746217" table:formula="of:=[.J49]+[.H50]" table:style-name="ce94">
            <text:p>₺186.489,45</text:p>
          </table:table-cell>
          <table:table-cell office:value-type="currency" office:value="347257.13988396351" table:formula="of:=[.K49]-[.O50]" table:style-name="ce139">
            <text:p>$347.257,14</text:p>
          </table:table-cell>
          <table:table-cell table:style-name="ce92"/>
          <table:table-cell office:value-type="percentage" office:value="0.22831746692452606" table:formula="of:=[.Q50]/[.$E$5]" table:style-name="ce138">
            <text:p>%22,83</text:p>
          </table:table-cell>
          <table:table-cell office:value-type="currency" office:value="9089.0276731461054" table:formula="of:=[.M49]*[.E50]" table:style-name="ce94">
            <text:p>₺9.089,03</text:p>
          </table:table-cell>
          <table:table-cell office:value-type="currency" office:value="491.2987931430327" table:formula="of:=[.N50]/[.S50]" table:style-name="ce136">
            <text:p>$491</text:p>
          </table:table-cell>
          <table:table-cell office:value-type="currency" office:value="53449.404502537931" table:formula="of:=[.P49]+[.N50]" table:style-name="ce94">
            <text:p>₺53.449,4</text:p>
          </table:table-cell>
          <table:table-cell office:value-type="currency" office:value="102742.86011603673" table:formula="of:=[.Q49]+[.O50]" table:style-name="ce139">
            <text:p>$102.742,86</text:p>
          </table:table-cell>
          <table:table-cell table:style-name="ce141"/>
          <table:table-cell office:value-type="float" office:value="18.5" table:style-name="ce92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2-09-30T00:00:00" table:style-name="ce93">
            <text:p>Eyl.22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41"/>
          <table:table-cell office:value-type="percentage" office:value="0.77165510755392197" table:formula="of:=[.K51]/[.$E$5]" table:style-name="ce138">
            <text:p>%77,17</text:p>
          </table:table-cell>
          <table:table-cell office:value-type="currency" office:value="771.68253307547445" table:formula="of:=[.G50]*[.E51]" table:style-name="ce94">
            <text:p>₺771,68</text:p>
          </table:table-cell>
          <table:table-cell office:value-type="currency" office:value="41.71256935543105" table:formula="of:=[.H51]/[.S51]" table:style-name="ce136">
            <text:p>$42</text:p>
          </table:table-cell>
          <table:table-cell office:value-type="currency" office:value="187261.13403053765" table:formula="of:=[.J50]+[.H51]" table:style-name="ce94">
            <text:p>₺187.261,13</text:p>
          </table:table-cell>
          <table:table-cell office:value-type="currency" office:value="347244.79839926487" table:formula="of:=[.K50]-[.O51]" table:style-name="ce139">
            <text:p>$347.244,80</text:p>
          </table:table-cell>
          <table:table-cell table:style-name="ce92"/>
          <table:table-cell office:value-type="percentage" office:value="0.22834489244607856" table:formula="of:=[.Q51]/[.$E$5]" table:style-name="ce138">
            <text:p>%22,83</text:p>
          </table:table-cell>
          <table:table-cell office:value-type="currency" office:value="228.31746692452606" table:formula="of:=[.M50]*[.E51]" table:style-name="ce94">
            <text:p>₺228,32</text:p>
          </table:table-cell>
          <table:table-cell office:value-type="currency" office:value="12.341484698623031" table:formula="of:=[.N51]/[.S51]" table:style-name="ce136">
            <text:p>$12</text:p>
          </table:table-cell>
          <table:table-cell office:value-type="currency" office:value="53677.721969462458" table:formula="of:=[.P50]+[.N51]" table:style-name="ce94">
            <text:p>₺53.677,72</text:p>
          </table:table-cell>
          <table:table-cell office:value-type="currency" office:value="102755.20160073535" table:formula="of:=[.Q50]+[.O51]" table:style-name="ce139">
            <text:p>$102.755,20</text:p>
          </table:table-cell>
          <table:table-cell table:style-name="ce141"/>
          <table:table-cell office:value-type="float" office:value="18.5" table:style-name="ce92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A105-22</text:p>
          </table:table-cell>
          <table:table-cell office:value-type="date" office:date-value="2022-10-10T00:00:00" table:style-name="ce93">
            <text:p>Eki.22</text:p>
          </table:table-cell>
          <table:table-cell office:value-type="string" table:style-name="ce93">
            <text:p>ayhan</text:p>
          </table:table-cell>
          <table:table-cell office:value-type="float" office:value="40000" table:style-name="ce92">
            <text:p>40000</text:p>
          </table:table-cell>
          <table:table-cell office:value-type="currency" office:value="40000" table:formula="of:=['02-11-GLR'.G72]" table:style-name="ce137">
            <text:p>₺40.000,00</text:p>
          </table:table-cell>
          <table:table-cell table:style-name="ce141"/>
          <table:table-cell office:value-type="percentage" office:value="0.77061421915530737" table:formula="of:=[.K52]/[.$E$5]" table:style-name="ce138">
            <text:p>%77,06</text:p>
          </table:table-cell>
          <table:table-cell office:value-type="currency" office:value="30866.204302156879" table:formula="of:=[.G51]*[.E52]" table:style-name="ce94">
            <text:p>₺30.866,2</text:p>
          </table:table-cell>
          <table:table-cell office:value-type="currency" office:value="1582.882271905481" table:formula="of:=[.H52]/[.S52]" table:style-name="ce136">
            <text:p>$1.583</text:p>
          </table:table-cell>
          <table:table-cell office:value-type="currency" office:value="218127.33833269452" table:formula="of:=[.J51]+[.H52]" table:style-name="ce94">
            <text:p>₺218.127,34</text:p>
          </table:table-cell>
          <table:table-cell office:value-type="currency" office:value="346776.39861988829" table:formula="of:=[.K51]-[.O52]" table:style-name="ce139">
            <text:p>$346.776,40</text:p>
          </table:table-cell>
          <table:table-cell table:style-name="ce92"/>
          <table:table-cell office:value-type="percentage" office:value="0.22938578084469316" table:formula="of:=[.Q52]/[.$E$5]" table:style-name="ce138">
            <text:p>%22,94</text:p>
          </table:table-cell>
          <table:table-cell office:value-type="currency" office:value="9133.795697843143" table:formula="of:=[.M51]*[.E52]" table:style-name="ce94">
            <text:p>₺9.133,8</text:p>
          </table:table-cell>
          <table:table-cell office:value-type="currency" office:value="468.39977937657142" table:formula="of:=[.N52]/[.S52]" table:style-name="ce136">
            <text:p>$468</text:p>
          </table:table-cell>
          <table:table-cell office:value-type="currency" office:value="62811.517667305598" table:formula="of:=[.P51]+[.N52]" table:style-name="ce94">
            <text:p>₺62.811,52</text:p>
          </table:table-cell>
          <table:table-cell office:value-type="currency" office:value="103223.60138011193" table:formula="of:=[.Q51]+[.O52]" table:style-name="ce139">
            <text:p>$103.223,60</text:p>
          </table:table-cell>
          <table:table-cell table:style-name="ce141"/>
          <table:table-cell office:value-type="float" office:value="19.5" table:style-name="ce92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2-10-30T00:00:00" table:style-name="ce93">
            <text:p>Eki.22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41"/>
          <table:table-cell office:value-type="percentage" office:value="0.77058666530775832" table:formula="of:=[.K53]/[.$E$5]" table:style-name="ce138">
            <text:p>%77,06</text:p>
          </table:table-cell>
          <table:table-cell office:value-type="currency" office:value="770.61421915530741" table:formula="of:=[.G52]*[.E53]" table:style-name="ce94">
            <text:p>₺770,61</text:p>
          </table:table-cell>
          <table:table-cell office:value-type="currency" office:value="41.654822657043646" table:formula="of:=[.H53]/[.S53]" table:style-name="ce136">
            <text:p>$42</text:p>
          </table:table-cell>
          <table:table-cell office:value-type="currency" office:value="218897.95255184983" table:formula="of:=[.J52]+[.H53]" table:style-name="ce94">
            <text:p>₺218.897,95</text:p>
          </table:table-cell>
          <table:table-cell office:value-type="currency" office:value="346763.99938849127" table:formula="of:=[.K52]-[.O53]" table:style-name="ce139">
            <text:p>$346.764,00</text:p>
          </table:table-cell>
          <table:table-cell table:style-name="ce92"/>
          <table:table-cell office:value-type="percentage" office:value="0.22941333469224207" table:formula="of:=[.Q53]/[.$E$5]" table:style-name="ce138">
            <text:p>%22,94</text:p>
          </table:table-cell>
          <table:table-cell office:value-type="currency" office:value="229.38578084469316" table:formula="of:=[.M52]*[.E53]" table:style-name="ce94">
            <text:p>₺229,39</text:p>
          </table:table-cell>
          <table:table-cell office:value-type="currency" office:value="12.399231397010441" table:formula="of:=[.N53]/[.S53]" table:style-name="ce136">
            <text:p>$12</text:p>
          </table:table-cell>
          <table:table-cell office:value-type="currency" office:value="63040.903448150289" table:formula="of:=[.P52]+[.N53]" table:style-name="ce94">
            <text:p>₺63.040,9</text:p>
          </table:table-cell>
          <table:table-cell office:value-type="currency" office:value="103236.00061150893" table:formula="of:=[.Q52]+[.O53]" table:style-name="ce139">
            <text:p>$103.236,00</text:p>
          </table:table-cell>
          <table:table-cell table:style-name="ce141"/>
          <table:table-cell office:value-type="float" office:value="18.5" table:style-name="ce92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C301-22</text:p>
          </table:table-cell>
          <table:table-cell office:value-type="date" office:date-value="2022-11-30T00:00:00" table:style-name="ce93">
            <text:p>Kas.22</text:p>
          </table:table-cell>
          <table:table-cell office:value-type="string" table:style-name="ce93">
            <text:p>hurdc</text:p>
          </table:table-cell>
          <table:table-cell office:value-type="float" office:value="82000" table:style-name="ce92">
            <text:p>82000</text:p>
          </table:table-cell>
          <table:table-cell office:value-type="currency" office:value="82000" table:style-name="ce137">
            <text:p>₺82.000,00</text:p>
          </table:table-cell>
          <table:table-cell table:style-name="ce141"/>
          <table:table-cell office:value-type="percentage" office:value="0.76833912726178899" table:formula="of:=[.K54]/[.$E$5]" table:style-name="ce138">
            <text:p>%76,83</text:p>
          </table:table-cell>
          <table:table-cell office:value-type="currency" office:value="63188.106555236183" table:formula="of:=[.G53]*[.E54]" table:style-name="ce94">
            <text:p>₺63.188,11</text:p>
          </table:table-cell>
          <table:table-cell office:value-type="currency" office:value="3397.2100298514074" table:formula="of:=[.H54]/[.S54]" table:style-name="ce136">
            <text:p>$3.397</text:p>
          </table:table-cell>
          <table:table-cell office:value-type="currency" office:value="282086.05910708604" table:formula="of:=[.J53]+[.H54]" table:style-name="ce94">
            <text:p>₺282.086,06</text:p>
          </table:table-cell>
          <table:table-cell office:value-type="currency" office:value="345752.60726780503" table:formula="of:=[.K53]-[.O54]" table:style-name="ce139">
            <text:p>$345.752,61</text:p>
          </table:table-cell>
          <table:table-cell table:style-name="ce92"/>
          <table:table-cell office:value-type="percentage" office:value="0.23166087273821148" table:formula="of:=[.Q54]/[.$E$5]" table:style-name="ce138">
            <text:p>%23,17</text:p>
          </table:table-cell>
          <table:table-cell office:value-type="currency" office:value="18811.893444763849" table:formula="of:=[.M53]*[.E54]" table:style-name="ce94">
            <text:p>₺18.811,89</text:p>
          </table:table-cell>
          <table:table-cell office:value-type="currency" office:value="1011.3921206862284" table:formula="of:=[.N54]/[.S54]" table:style-name="ce136">
            <text:p>$1.011</text:p>
          </table:table-cell>
          <table:table-cell office:value-type="currency" office:value="81852.796892914135" table:formula="of:=[.P53]+[.N54]" table:style-name="ce94">
            <text:p>₺81.852,8</text:p>
          </table:table-cell>
          <table:table-cell office:value-type="currency" office:value="104247.39273219516" table:formula="of:=[.Q53]+[.O54]" table:style-name="ce139">
            <text:p>$104.247,39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B202-22</text:p>
          </table:table-cell>
          <table:table-cell office:value-type="date" office:date-value="2022-11-30T00:00:00" table:style-name="ce93">
            <text:p>Kas.22</text:p>
          </table:table-cell>
          <table:table-cell office:value-type="string" table:style-name="ce93">
            <text:p>salih</text:p>
          </table:table-cell>
          <table:table-cell office:value-type="float" office:value="84000" table:style-name="ce92">
            <text:p>84000</text:p>
          </table:table-cell>
          <table:table-cell office:value-type="currency" office:value="84000" table:style-name="ce137">
            <text:p>₺84.000,00</text:p>
          </table:table-cell>
          <table:table-cell table:style-name="ce141"/>
          <table:table-cell office:value-type="percentage" office:value="0.76601421527731939" table:formula="of:=[.K55]/[.$E$5]" table:style-name="ce138">
            <text:p>%76,60</text:p>
          </table:table-cell>
          <table:table-cell office:value-type="currency" office:value="64540.486689990277" table:formula="of:=[.G54]*[.E55]" table:style-name="ce94">
            <text:p>₺64.540,49</text:p>
          </table:table-cell>
          <table:table-cell office:value-type="currency" office:value="3469.9186392467886" table:formula="of:=[.H55]/[.S55]" table:style-name="ce136">
            <text:p>$3.470</text:p>
          </table:table-cell>
          <table:table-cell office:value-type="currency" office:value="346626.54579707631" table:formula="of:=[.J54]+[.H55]" table:style-name="ce94">
            <text:p>₺346.626,55</text:p>
          </table:table-cell>
          <table:table-cell office:value-type="currency" office:value="344706.39687479375" table:formula="of:=[.K54]-[.O55]" table:style-name="ce139">
            <text:p>$344.706,40</text:p>
          </table:table-cell>
          <table:table-cell table:style-name="ce92"/>
          <table:table-cell office:value-type="percentage" office:value="0.23398578472268097" table:formula="of:=[.Q55]/[.$E$5]" table:style-name="ce138">
            <text:p>%23,40</text:p>
          </table:table-cell>
          <table:table-cell office:value-type="currency" office:value="19459.513310009763" table:formula="of:=[.M54]*[.E55]" table:style-name="ce94">
            <text:p>₺19.459,51</text:p>
          </table:table-cell>
          <table:table-cell office:value-type="currency" office:value="1046.2103930112776" table:formula="of:=[.N55]/[.S55]" table:style-name="ce136">
            <text:p>$1.046</text:p>
          </table:table-cell>
          <table:table-cell office:value-type="currency" office:value="101312.31020292389" table:formula="of:=[.P54]+[.N55]" table:style-name="ce94">
            <text:p>₺101.312,31</text:p>
          </table:table-cell>
          <table:table-cell office:value-type="currency" office:value="105293.60312520644" table:formula="of:=[.Q54]+[.O55]" table:style-name="ce139">
            <text:p>$105.293,60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2-11-30T00:00:00" table:style-name="ce93">
            <text:p>Kas.22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41"/>
          <table:table-cell office:value-type="percentage" office:value="0.76598768627678393" table:formula="of:=[.K56]/[.$E$5]" table:style-name="ce138">
            <text:p>%76,60</text:p>
          </table:table-cell>
          <table:table-cell office:value-type="currency" office:value="766.01421527731941" table:formula="of:=[.G55]*[.E56]" table:style-name="ce94">
            <text:p>₺766,01</text:p>
          </table:table-cell>
          <table:table-cell office:value-type="currency" office:value="39.082357922312212" table:formula="of:=[.H56]/[.S56]" table:style-name="ce136">
            <text:p>$39</text:p>
          </table:table-cell>
          <table:table-cell office:value-type="currency" office:value="347392.56001235364" table:formula="of:=[.J55]+[.H56]" table:style-name="ce94">
            <text:p>₺347.392,56</text:p>
          </table:table-cell>
          <table:table-cell office:value-type="currency" office:value="344694.45882455277" table:formula="of:=[.K55]-[.O56]" table:style-name="ce139">
            <text:p>$344.694,46</text:p>
          </table:table-cell>
          <table:table-cell table:style-name="ce134"/>
          <table:table-cell office:value-type="percentage" office:value="0.23398578472268097" table:formula="of:=[.Q55]/[.$E$5]" table:style-name="ce138">
            <text:p>%23,40</text:p>
          </table:table-cell>
          <table:table-cell office:value-type="currency" office:value="233.98578472268096" table:formula="of:=[.M55]*[.E56]" table:style-name="ce94">
            <text:p>₺233,99</text:p>
          </table:table-cell>
          <table:table-cell office:value-type="currency" office:value="11.938050240953109" table:formula="of:=[.N56]/[.S56]" table:style-name="ce136">
            <text:p>$12</text:p>
          </table:table-cell>
          <table:table-cell office:value-type="currency" office:value="101546.29598764658" table:formula="of:=[.P55]+[.N56]" table:style-name="ce94">
            <text:p>₺101.546,3</text:p>
          </table:table-cell>
          <table:table-cell office:value-type="currency" office:value="105305.54117544739" table:formula="of:=[.Q55]+[.O56]" table:style-name="ce139">
            <text:p>$105.305,54</text:p>
          </table:table-cell>
          <table:table-cell table:style-name="ce141"/>
          <table:table-cell office:value-type="float" office:value="19.600000000000001" table:style-name="ce92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2-12-30T00:00:00" table:style-name="ce93">
            <text:p>Ara.22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41"/>
          <table:table-cell office:value-type="percentage" office:value="0.7659597309858972" table:formula="of:=[.K57]/[.$E$5]" table:style-name="ce138">
            <text:p>%76,60</text:p>
          </table:table-cell>
          <table:table-cell office:value-type="currency" office:value="765.98768627678396" table:formula="of:=[.G56]*[.E57]" table:style-name="ce94">
            <text:p>₺765,99</text:p>
          </table:table-cell>
          <table:table-cell office:value-type="currency" office:value="41.182133670794833" table:formula="of:=[.H57]/[.S57]" table:style-name="ce136">
            <text:p>$41</text:p>
          </table:table-cell>
          <table:table-cell office:value-type="currency" office:value="348158.54769863043" table:formula="of:=[.J56]+[.H57]" table:style-name="ce94">
            <text:p>₺348.158,55</text:p>
          </table:table-cell>
          <table:table-cell office:value-type="currency" office:value="344681.87894365372" table:formula="of:=[.K56]-[.O57]" table:style-name="ce139">
            <text:p>$344.681,88</text:p>
          </table:table-cell>
          <table:table-cell table:style-name="ce134"/>
          <table:table-cell office:value-type="percentage" office:value="0.23404026901410324" table:formula="of:=[.Q57]/[.$E$5]" table:style-name="ce138">
            <text:p>%23,40</text:p>
          </table:table-cell>
          <table:table-cell office:value-type="currency" office:value="233.98578472268096" table:formula="of:=[.M56]*[.E57]" table:style-name="ce94">
            <text:p>₺233,99</text:p>
          </table:table-cell>
          <table:table-cell office:value-type="currency" office:value="12.579880899068868" table:formula="of:=[.N57]/[.S57]" table:style-name="ce136">
            <text:p>$13</text:p>
          </table:table-cell>
          <table:table-cell office:value-type="currency" office:value="101780.28177236926" table:formula="of:=[.P56]+[.N57]" table:style-name="ce94">
            <text:p>₺101.780,28</text:p>
          </table:table-cell>
          <table:table-cell office:value-type="currency" office:value="105318.12105634646" table:formula="of:=[.Q56]+[.O57]" table:style-name="ce139">
            <text:p>$105.318,12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3-01-30T00:00:00" table:style-name="ce93">
            <text:p>Oca.23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34"/>
          <table:table-cell office:value-type="percentage" office:value="0.76593176918553707" table:formula="of:=[.K58]/[.$E$5]" table:style-name="ce138">
            <text:p>%76,59</text:p>
          </table:table-cell>
          <table:table-cell office:value-type="currency" office:value="765.95973098589718" table:formula="of:=[.G57]*[.E58]" table:style-name="ce94">
            <text:p>₺765,96</text:p>
          </table:table-cell>
          <table:table-cell office:value-type="currency" office:value="41.18063069816651" table:formula="of:=[.H58]/[.S58]" table:style-name="ce136">
            <text:p>$41</text:p>
          </table:table-cell>
          <table:table-cell office:value-type="currency" office:value="348924.50742961635" table:formula="of:=[.J57]+[.H58]" table:style-name="ce94">
            <text:p>₺348.924,51</text:p>
          </table:table-cell>
          <table:table-cell office:value-type="currency" office:value="344669.29613349168" table:formula="of:=[.K57]-[.O58]" table:style-name="ce139">
            <text:p>$344.669,30</text:p>
          </table:table-cell>
          <table:table-cell table:style-name="ce92"/>
          <table:table-cell office:value-type="percentage" office:value="0.23406823081446332" table:formula="of:=[.Q58]/[.$E$5]" table:style-name="ce138">
            <text:p>%23,41</text:p>
          </table:table-cell>
          <table:table-cell office:value-type="currency" office:value="234.04026901410325" table:formula="of:=[.M57]*[.E58]" table:style-name="ce94">
            <text:p>₺234,04</text:p>
          </table:table-cell>
          <table:table-cell office:value-type="currency" office:value="12.58281016204856" table:formula="of:=[.N58]/[.S58]" table:style-name="ce136">
            <text:p>$13</text:p>
          </table:table-cell>
          <table:table-cell office:value-type="currency" office:value="102014.32204138336" table:formula="of:=[.P57]+[.N58]" table:style-name="ce94">
            <text:p>₺102.014,32</text:p>
          </table:table-cell>
          <table:table-cell office:value-type="currency" office:value="105330.7038665085" table:formula="of:=[.Q57]+[.O58]" table:style-name="ce139">
            <text:p>$105.330,70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3-02-28T00:00:00" table:style-name="ce93">
            <text:p>Şub.23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34"/>
          <table:table-cell office:value-type="percentage" office:value="0.76590380404446001" table:formula="of:=[.K59]/[.$E$5]" table:style-name="ce138">
            <text:p>%76,59</text:p>
          </table:table-cell>
          <table:table-cell office:value-type="currency" office:value="765.93176918553706" table:formula="of:=[.G58]*[.E59]" table:style-name="ce94">
            <text:p>₺765,93</text:p>
          </table:table-cell>
          <table:table-cell office:value-type="currency" office:value="41.179127375566509" table:formula="of:=[.H59]/[.S59]" table:style-name="ce136">
            <text:p>$41</text:p>
          </table:table-cell>
          <table:table-cell office:value-type="currency" office:value="349690.43919880188" table:formula="of:=[.J58]+[.H59]" table:style-name="ce94">
            <text:p>₺349.690,44</text:p>
          </table:table-cell>
          <table:table-cell office:value-type="currency" office:value="344656.71182000701" table:formula="of:=[.K58]-[.O59]" table:style-name="ce139">
            <text:p>$344.656,71</text:p>
          </table:table-cell>
          <table:table-cell table:style-name="ce92"/>
          <table:table-cell office:value-type="percentage" office:value="0.23409619595554032" table:formula="of:=[.Q59]/[.$E$5]" table:style-name="ce138">
            <text:p>%23,41</text:p>
          </table:table-cell>
          <table:table-cell office:value-type="currency" office:value="234.06823081446331" table:formula="of:=[.M58]*[.E59]" table:style-name="ce94">
            <text:p>₺234,07</text:p>
          </table:table-cell>
          <table:table-cell office:value-type="currency" office:value="12.584313484648565" table:formula="of:=[.N59]/[.S59]" table:style-name="ce136">
            <text:p>$13</text:p>
          </table:table-cell>
          <table:table-cell office:value-type="currency" office:value="102248.39027219782" table:formula="of:=[.P58]+[.N59]" table:style-name="ce94">
            <text:p>₺102.248,39</text:p>
          </table:table-cell>
          <table:table-cell office:value-type="currency" office:value="105343.28817999315" table:formula="of:=[.Q58]+[.O59]" table:style-name="ce139">
            <text:p>$105.343,29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3-03-30T00:00:00" table:style-name="ce93">
            <text:p>Mar.23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34"/>
          <table:table-cell office:value-type="percentage" office:value="0.76587583556226702" table:formula="of:=[.K60]/[.$E$5]" table:style-name="ce138">
            <text:p>%76,59</text:p>
          </table:table-cell>
          <table:table-cell office:value-type="currency" office:value="765.90380404446" table:formula="of:=[.G59]*[.E60]" table:style-name="ce94">
            <text:p>₺765,9</text:p>
          </table:table-cell>
          <table:table-cell office:value-type="currency" office:value="41.177623873358058" table:formula="of:=[.H60]/[.S60]" table:style-name="ce136">
            <text:p>$41</text:p>
          </table:table-cell>
          <table:table-cell office:value-type="currency" office:value="350456.34300284635" table:formula="of:=[.J59]+[.H60]" table:style-name="ce94">
            <text:p>₺350.456,34</text:p>
          </table:table-cell>
          <table:table-cell office:value-type="currency" office:value="344644.12600302015" table:formula="of:=[.K59]-[.O60]" table:style-name="ce139">
            <text:p>$344.644,13</text:p>
          </table:table-cell>
          <table:table-cell table:style-name="ce92"/>
          <table:table-cell office:value-type="percentage" office:value="0.23412416443773335" table:formula="of:=[.Q60]/[.$E$5]" table:style-name="ce138">
            <text:p>%23,41</text:p>
          </table:table-cell>
          <table:table-cell office:value-type="currency" office:value="234.09619595554031" table:formula="of:=[.M59]*[.E60]" table:style-name="ce94">
            <text:p>₺234,1</text:p>
          </table:table-cell>
          <table:table-cell office:value-type="currency" office:value="12.585816986857004" table:formula="of:=[.N60]/[.S60]" table:style-name="ce136">
            <text:p>$13</text:p>
          </table:table-cell>
          <table:table-cell office:value-type="currency" office:value="102482.48646815337" table:formula="of:=[.P59]+[.N60]" table:style-name="ce94">
            <text:p>₺102.482,49</text:p>
          </table:table-cell>
          <table:table-cell office:value-type="currency" office:value="105355.87399698001" table:formula="of:=[.Q59]+[.O60]" table:style-name="ce139">
            <text:p>$105.355,87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22</text:p>
          </table:table-cell>
          <table:table-cell office:value-type="date" office:date-value="2023-04-30T00:00:00" table:style-name="ce93">
            <text:p>Nis.23</text:p>
          </table:table-cell>
          <table:table-cell office:value-type="string" table:style-name="ce93">
            <text:p>metin</text:p>
          </table:table-cell>
          <table:table-cell office:value-type="float" office:value="1000" table:style-name="ce92">
            <text:p>1000</text:p>
          </table:table-cell>
          <table:table-cell office:value-type="currency" office:value="1000" table:style-name="ce137">
            <text:p>₺1.000,00</text:p>
          </table:table-cell>
          <table:table-cell table:style-name="ce134"/>
          <table:table-cell office:value-type="percentage" office:value="0.76584786373855884" table:formula="of:=[.K61]/[.$E$5]" table:style-name="ce138">
            <text:p>%76,58</text:p>
          </table:table-cell>
          <table:table-cell office:value-type="currency" office:value="765.87583556226707" table:formula="of:=[.G60]*[.E61]" table:style-name="ce94">
            <text:p>₺765,88</text:p>
          </table:table-cell>
          <table:table-cell office:value-type="currency" office:value="41.176120191519729" table:formula="of:=[.H61]/[.S61]" table:style-name="ce136">
            <text:p>$41</text:p>
          </table:table-cell>
          <table:table-cell office:value-type="currency" office:value="351222.21883840859" table:formula="of:=[.J60]+[.H61]" table:style-name="ce94">
            <text:p>₺351.222,22</text:p>
          </table:table-cell>
          <table:table-cell office:value-type="currency" office:value="344631.53868235147" table:formula="of:=[.K60]-[.O61]" table:style-name="ce139">
            <text:p>$344.631,54</text:p>
          </table:table-cell>
          <table:table-cell table:style-name="ce92"/>
          <table:table-cell office:value-type="percentage" office:value="0.23415213626144157" table:formula="of:=[.Q61]/[.$E$5]" table:style-name="ce138">
            <text:p>%23,42</text:p>
          </table:table-cell>
          <table:table-cell office:value-type="currency" office:value="234.12416443773336" table:formula="of:=[.M60]*[.E61]" table:style-name="ce94">
            <text:p>₺234,12</text:p>
          </table:table-cell>
          <table:table-cell office:value-type="currency" office:value="12.587320668695341" table:formula="of:=[.N61]/[.S61]" table:style-name="ce136">
            <text:p>$13</text:p>
          </table:table-cell>
          <table:table-cell office:value-type="currency" office:value="102716.6106325911" table:formula="of:=[.P60]+[.N61]" table:style-name="ce94">
            <text:p>₺102.716,61</text:p>
          </table:table-cell>
          <table:table-cell office:value-type="currency" office:value="105368.4613176487" table:formula="of:=[.Q60]+[.O61]" table:style-name="ce139">
            <text:p>$105.368,46</text:p>
          </table:table-cell>
          <table:table-cell table:style-name="ce141"/>
          <table:table-cell office:value-type="float" office:value="18.600000000000001" table:style-name="ce92">
            <text:p>18,6</text:p>
          </table:table-cell>
          <table:table-cell table:number-columns-repeated="16365"/>
        </table:table-row>
        <table:table-row table:style-name="ro5">
          <table:table-cell table:style-name="ce144"/>
          <table:table-cell office:value-type="string" table:style-name="ce145">
            <text:p>Yıllık Toplam 2022</text:p>
          </table:table-cell>
          <table:table-cell table:style-name="ce145"/>
          <table:table-cell office:value-type="float" office:value="335000" table:formula="of:=SUM([.D46:.D61])" table:style-name="ce146">
            <text:p>335000</text:p>
          </table:table-cell>
          <table:table-cell office:value-type="currency" office:value="324148.7" table:formula="of:=SUM([.E46:.E61])" table:style-name="ce147">
            <text:p>₺324.148,70</text:p>
          </table:table-cell>
          <table:table-cell table:style-name="ce148"/>
          <table:table-cell table:style-name="ce149"/>
          <table:table-cell office:value-type="currency" office:value="246891.72929472907" table:formula="of:=SUM([.H46:.H57])" table:style-name="ce165">
            <text:p>₺246.891,73</text:p>
          </table:table-cell>
          <table:table-cell office:value-type="currency" office:value="13524.752091882681" table:formula="of:=SUM([.I46:.I61])" table:style-name="ce150">
            <text:p>$13.525</text:p>
          </table:table-cell>
          <table:table-cell table:style-name="ce163"/>
          <table:table-cell table:style-name="ce159"/>
          <table:table-cell table:style-name="ce153"/>
          <table:table-cell table:style-name="ce166"/>
          <table:table-cell office:value-type="currency" office:value="73256.944176270568" table:formula="of:=SUM([.N46:.N57])" table:style-name="ce165">
            <text:p>₺73.256,94</text:p>
          </table:table-cell>
          <table:table-cell office:value-type="currency" office:value="4007.7017787694522" table:formula="of:=SUM([.O46:.O61])" table:style-name="ce150">
            <text:p>$4.008</text:p>
          </table:table-cell>
          <table:table-cell table:style-name="ce160"/>
          <table:table-cell table:style-name="ce159"/>
          <table:table-cell table:style-name="ce148"/>
          <table:table-cell table:style-name="ce155"/>
          <table:table-cell table:number-columns-repeated="16365"/>
        </table:table-row>
        <table:table-row table:style-name="ro5">
          <table:table-cell table:style-name="ce96"/>
          <table:table-cell table:style-name="ce167"/>
          <table:table-cell office:value-type="string" table:style-name="ce161">
            <text:p>Toplam – Net 2018-22</text:p>
          </table:table-cell>
          <table:table-cell office:value-type="float" office:value="611029" table:formula="of:=[.D62]+[.D42]" table:style-name="ce102">
            <text:p>611029</text:p>
          </table:table-cell>
          <table:table-cell office:value-type="float" office:value="453938.85600000003" table:formula="of:=[.E62]+[.E42]" table:style-name="ce102">
            <text:p>453938,856</text:p>
          </table:table-cell>
          <table:table-cell table:style-name="ce141"/>
          <table:table-cell table:style-name="ce140"/>
          <table:table-cell table:number-columns-repeated="2" table:style-name="ce168"/>
          <table:table-cell table:style-name="ce94"/>
          <table:table-cell table:style-name="ce97"/>
          <table:table-cell table:style-name="ce134"/>
          <table:table-cell table:style-name="ce140"/>
          <table:table-cell table:style-name="ce168"/>
          <table:table-cell table:style-name="ce169"/>
          <table:table-cell table:style-name="ce170"/>
          <table:table-cell table:style-name="ce97"/>
          <table:table-cell table:style-name="ce141"/>
          <table:table-cell table:number-columns-repeated="1006" table:style-name="ce92"/>
          <table:table-cell table:number-columns-repeated="15360"/>
        </table:table-row>
        <table:table-row table:style-name="ro5">
          <table:table-cell table:style-name="ce96"/>
          <table:table-cell table:number-columns-repeated="2" table:style-name="ce167"/>
          <table:table-cell table:style-name="ce171"/>
          <table:table-cell table:style-name="ce168"/>
          <table:table-cell table:style-name="ce141"/>
          <table:table-cell table:style-name="ce140"/>
          <table:table-cell table:number-columns-repeated="2" table:style-name="ce168"/>
          <table:table-cell table:style-name="ce94"/>
          <table:table-cell table:style-name="ce97"/>
          <table:table-cell table:style-name="ce134"/>
          <table:table-cell table:style-name="ce140"/>
          <table:table-cell table:style-name="ce168"/>
          <table:table-cell table:style-name="ce169"/>
          <table:table-cell table:style-name="ce170"/>
          <table:table-cell table:style-name="ce97"/>
          <table:table-cell table:style-name="ce141"/>
          <table:table-cell table:number-columns-repeated="1006" table:style-name="ce92"/>
          <table:table-cell table:number-columns-repeated="15360"/>
        </table:table-row>
        <table:table-row table:style-name="ro5">
          <table:table-cell office:value-type="string" table:style-name="ce92">
            <text:p>SnyG701-18</text:p>
          </table:table-cell>
          <table:table-cell office:value-type="date" office:date-value="2022-07-22T00:00:00" table:style-name="ce93">
            <text:p>Tem.22</text:p>
          </table:table-cell>
          <table:table-cell office:value-type="string" table:style-name="ce93">
            <text:p>cymz</text:p>
          </table:table-cell>
          <table:table-cell table:style-name="ce171"/>
          <table:table-cell office:value-type="currency" office:value="11769" table:style-name="ce168">
            <text:p>₺11.769,00</text:p>
          </table:table-cell>
          <table:table-cell table:style-name="ce141"/>
          <table:table-cell office:value-type="percentage" office:value="0.76550188301141997" table:formula="of:=[.K65]/[.$E$5]" table:style-name="ce138">
            <text:p>%76,55</text:p>
          </table:table-cell>
          <table:table-cell office:value-type="currency" office:value="9013.2635083390996" table:formula="of:=[.G61]*[.E65]" table:style-name="ce94">
            <text:p>₺9.013,26</text:p>
          </table:table-cell>
          <table:table-cell office:value-type="currency" office:value="509.22392702480789" table:formula="of:=[.H65]/[.S65]" table:style-name="ce136">
            <text:p>$509</text:p>
          </table:table-cell>
          <table:table-cell office:value-type="currency" office:value="360235.48234674771" table:formula="of:=[.J61]+[.H65]" table:style-name="ce94">
            <text:p>₺360.235,48</text:p>
          </table:table-cell>
          <table:table-cell office:value-type="currency" office:value="344475.84735513898" table:formula="of:=[.K61]-[.O65]" table:style-name="ce139">
            <text:p>$344.475,85</text:p>
          </table:table-cell>
          <table:table-cell table:style-name="ce134"/>
          <table:table-cell office:value-type="percentage" office:value="0.23449811698858042" table:formula="of:=[.Q65]/[.$E$5]" table:style-name="ce138">
            <text:p>%23,45</text:p>
          </table:table-cell>
          <table:table-cell office:value-type="currency" office:value="2755.7364916609058" table:formula="of:=[.M61]*[.E65]" table:style-name="ce94">
            <text:p>₺2.755,74</text:p>
          </table:table-cell>
          <table:table-cell office:value-type="currency" office:value="155.69132721248056" table:formula="of:=[.N65]/[.S65]" table:style-name="ce136">
            <text:p>$156</text:p>
          </table:table-cell>
          <table:table-cell office:value-type="currency" office:value="105472.347124252" table:formula="of:=[.P61]+[.N65]" table:style-name="ce94">
            <text:p>₺105.472,35</text:p>
          </table:table-cell>
          <table:table-cell office:value-type="currency" office:value="105524.15264486118" table:formula="of:=[.Q61]+[.O65]" table:style-name="ce139">
            <text:p>$105.524,15</text:p>
          </table:table-cell>
          <table:table-cell table:style-name="ce141"/>
          <table:table-cell office:value-type="float" office:value="17.7" table:style-name="ce92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SnyG701-18</text:p>
          </table:table-cell>
          <table:table-cell office:value-type="date" office:date-value="2022-07-22T00:00:00" table:style-name="ce93">
            <text:p>Tem.22</text:p>
          </table:table-cell>
          <table:table-cell office:value-type="string" table:style-name="ce93">
            <text:p>cymz</text:p>
          </table:table-cell>
          <table:table-cell office:value-type="float" office:value="3892.36" table:style-name="ce171">
            <text:p>3892,36</text:p>
          </table:table-cell>
          <table:table-cell office:value-type="currency" office:value="3892.36" table:style-name="ce168">
            <text:p>₺3.892,36</text:p>
          </table:table-cell>
          <table:table-cell table:style-name="ce141"/>
          <table:table-cell office:value-type="percentage" office:value="0.76538728777091247" table:formula="of:=[.K66]/[.$E$5]" table:style-name="ce138">
            <text:p>%76,54</text:p>
          </table:table-cell>
          <table:table-cell office:value-type="currency" office:value="2979.6089093583309" table:formula="of:=[.G65]*[.E66]" table:style-name="ce94">
            <text:p>₺2.979,61</text:p>
          </table:table-cell>
          <table:table-cell office:value-type="currency" office:value="168.33948640442549" table:formula="of:=[.H66]/[.S66]" table:style-name="ce136">
            <text:p>$168</text:p>
          </table:table-cell>
          <table:table-cell office:value-type="currency" office:value="363215.09125610604" table:formula="of:=[.J65]+[.H66]" table:style-name="ce94">
            <text:p>₺363.215,09</text:p>
          </table:table-cell>
          <table:table-cell office:value-type="currency" office:value="344424.27949691063" table:formula="of:=[.K65]-[.O66]" table:style-name="ce139">
            <text:p>$344.424,28</text:p>
          </table:table-cell>
          <table:table-cell table:style-name="ce134"/>
          <table:table-cell office:value-type="percentage" office:value="0.23461271222908783" table:formula="of:=[.Q66]/[.$E$5]" table:style-name="ce138">
            <text:p>%23,46</text:p>
          </table:table-cell>
          <table:table-cell office:value-type="currency" office:value="912.75109064167088" table:formula="of:=[.M65]*[.E66]" table:style-name="ce94">
            <text:p>₺912,75</text:p>
          </table:table-cell>
          <table:table-cell office:value-type="currency" office:value="51.567858228342992" table:formula="of:=[.N66]/[.S66]" table:style-name="ce136">
            <text:p>$52</text:p>
          </table:table-cell>
          <table:table-cell office:value-type="currency" office:value="106385.09821489367" table:formula="of:=[.P65]+[.N66]" table:style-name="ce94">
            <text:p>₺106.385,1</text:p>
          </table:table-cell>
          <table:table-cell office:value-type="currency" office:value="105575.72050308953" table:formula="of:=[.Q65]+[.O66]" table:style-name="ce139">
            <text:p>$105.575,72</text:p>
          </table:table-cell>
          <table:table-cell table:style-name="ce141"/>
          <table:table-cell office:value-type="float" office:value="17.7" table:style-name="ce92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92">
            <text:p>Caymaz-doğuş 2000 yılı hesabı</text:p>
          </table:table-cell>
          <table:table-cell office:value-type="date" office:date-value="2022-07-22T00:00:00" table:style-name="ce93">
            <text:p>Tem.22</text:p>
          </table:table-cell>
          <table:table-cell office:value-type="string" table:style-name="ce93">
            <text:p>cymz</text:p>
          </table:table-cell>
          <table:table-cell office:value-type="float" office:value="11181.35" table:style-name="ce171">
            <text:p>11181,35</text:p>
          </table:table-cell>
          <table:table-cell office:value-type="currency" office:value="11181.35" table:style-name="ce168">
            <text:p>₺11.181,35</text:p>
          </table:table-cell>
          <table:table-cell table:style-name="ce141"/>
          <table:table-cell office:value-type="percentage" office:value="0.7650579360006825" table:formula="of:=[.K67]/[.$E$5]" table:style-name="ce138">
            <text:p>%76,51</text:p>
          </table:table-cell>
          <table:table-cell office:value-type="currency" office:value="8558.063150117292" table:formula="of:=[.G66]*[.E67]" table:style-name="ce94">
            <text:p>₺8.558,06</text:p>
          </table:table-cell>
          <table:table-cell office:value-type="currency" office:value="483.50639266199391" table:formula="of:=[.H67]/[.S67]" table:style-name="ce136">
            <text:p>$484</text:p>
          </table:table-cell>
          <table:table-cell office:value-type="currency" office:value="371773.15440622333" table:formula="of:=[.J66]+[.H67]" table:style-name="ce94">
            <text:p>₺371.773,15</text:p>
          </table:table-cell>
          <table:table-cell office:value-type="currency" office:value="344276.07120030711" table:formula="of:=[.K66]-[.O67]" table:style-name="ce139">
            <text:p>$344.276,07</text:p>
          </table:table-cell>
          <table:table-cell table:style-name="ce134"/>
          <table:table-cell office:value-type="percentage" office:value="0.23494206399931791" table:formula="of:=[.Q67]/[.$E$5]" table:style-name="ce138">
            <text:p>%23,49</text:p>
          </table:table-cell>
          <table:table-cell office:value-type="currency" office:value="2623.2868498827115" table:formula="of:=[.M66]*[.E67]" table:style-name="ce94">
            <text:p>₺2.623,29</text:p>
          </table:table-cell>
          <table:table-cell office:value-type="currency" office:value="148.20829660354303" table:formula="of:=[.N67]/[.S67]" table:style-name="ce136">
            <text:p>$148</text:p>
          </table:table-cell>
          <table:table-cell office:value-type="currency" office:value="109008.38506477639" table:formula="of:=[.P66]+[.N67]" table:style-name="ce94">
            <text:p>₺109.008,39</text:p>
          </table:table-cell>
          <table:table-cell office:value-type="currency" office:value="105723.92879969307" table:formula="of:=[.Q66]+[.O67]" table:style-name="ce139">
            <text:p>$105.723,93</text:p>
          </table:table-cell>
          <table:table-cell table:style-name="ce141"/>
          <table:table-cell office:value-type="float" office:value="17.7" table:style-name="ce92">
            <text:p>17,7</text:p>
          </table:table-cell>
          <table:table-cell table:number-columns-repeated="16365"/>
        </table:table-row>
        <table:table-row table:style-name="ro5">
          <table:table-cell table:style-name="ce144"/>
          <table:table-cell table:number-columns-repeated="2" table:style-name="ce145"/>
          <table:table-cell office:value-type="float" office:value="15073.710000000001" table:formula="of:=SUM([.D65:.D67])" table:style-name="ce146">
            <text:p>15073,71</text:p>
          </table:table-cell>
          <table:table-cell office:value-type="currency" office:value="26842.71" table:formula="of:=SUM([.E65:.E67])" table:style-name="ce147">
            <text:p>₺26.842,71</text:p>
          </table:table-cell>
          <table:table-cell table:style-name="ce148"/>
          <table:table-cell table:style-name="ce149"/>
          <table:table-cell office:value-type="currency" office:value="20550.935567814722" table:formula="of:=SUM([.H65:.H67])" table:style-name="ce147">
            <text:p>₺20.550,94</text:p>
          </table:table-cell>
          <table:table-cell office:value-type="currency" office:value="1161.0698060912273" table:formula="of:=SUM([.I65:.I67])" table:style-name="ce150">
            <text:p>$1.161</text:p>
          </table:table-cell>
          <table:table-cell table:style-name="ce151"/>
          <table:table-cell table:style-name="ce159"/>
          <table:table-cell table:style-name="ce153"/>
          <table:table-cell table:style-name="ce149"/>
          <table:table-cell office:value-type="currency" office:value="6291.7744321852879" table:formula="of:=SUM([.N65:.N67])" table:style-name="ce147">
            <text:p>₺6.291,77</text:p>
          </table:table-cell>
          <table:table-cell office:value-type="currency" office:value="355.46748204436659" table:formula="of:=SUM([.O65:.O67])" table:style-name="ce150">
            <text:p>$355</text:p>
          </table:table-cell>
          <table:table-cell table:style-name="ce160"/>
          <table:table-cell table:style-name="ce152"/>
          <table:table-cell table:style-name="ce148"/>
          <table:table-cell table:style-name="ce155"/>
          <table:table-cell table:number-columns-repeated="16365"/>
        </table:table-row>
        <table:table-row table:style-name="ro5">
          <table:table-cell table:number-columns-repeated="2" table:style-name="ce92"/>
          <table:table-cell office:value-type="string" table:style-name="ce161">
            <text:p>Toplam – Net 2018-22</text:p>
          </table:table-cell>
          <table:table-cell office:value-type="float" office:value="626102.71" table:formula="of:=[.D68]+[.D63]" table:style-name="ce102">
            <text:p>626102,71</text:p>
          </table:table-cell>
          <table:table-cell office:value-type="currency" office:value="480781.56600000005" table:formula="of:=[.E68]+[.E63]" table:style-name="ce162">
            <text:p>₺480.781,57</text:p>
          </table:table-cell>
          <table:table-cell table:style-name="ce141"/>
          <table:table-cell table:style-name="ce140"/>
          <table:table-cell table:number-columns-repeated="2" table:style-name="ce168"/>
          <table:table-cell table:style-name="ce94"/>
          <table:table-cell table:style-name="ce97"/>
          <table:table-cell table:style-name="ce134"/>
          <table:table-cell table:style-name="ce140"/>
          <table:table-cell table:style-name="ce168"/>
          <table:table-cell table:style-name="ce169"/>
          <table:table-cell table:style-name="ce170"/>
          <table:table-cell table:style-name="ce97"/>
          <table:table-cell table:style-name="ce141"/>
          <table:table-cell table:number-columns-repeated="1006" table:style-name="ce92"/>
          <table:table-cell table:number-columns-repeated="15360"/>
        </table:table-row>
        <table:table-row table:style-name="ro5">
          <table:table-cell table:number-columns-repeated="4" table:style-name="ce102"/>
          <table:table-cell table:style-name="ce137"/>
          <table:table-cell table:style-name="ce141"/>
          <table:table-cell table:style-name="ce138"/>
          <table:table-cell table:number-columns-repeated="3" table:style-name="ce94"/>
          <table:table-cell table:style-name="ce139"/>
          <table:table-cell table:style-name="ce134"/>
          <table:table-cell table:style-name="ce138"/>
          <table:table-cell table:style-name="ce94"/>
          <table:table-cell table:style-name="ce136"/>
          <table:table-cell table:style-name="ce94"/>
          <table:table-cell table:style-name="ce139"/>
          <table:table-cell table:style-name="ce141"/>
          <table:table-cell table:number-columns-repeated="1006" table:style-name="ce92"/>
          <table:table-cell table:number-columns-repeated="15360"/>
        </table:table-row>
        <table:table-row table:style-name="ro5">
          <table:table-cell table:number-columns-repeated="2" table:style-name="ce105"/>
          <table:table-cell office:value-type="string" table:number-columns-spanned="3" table:number-rows-spanned="2" table:style-name="ce200">
            <text:p>HİSSE ORANLARI - %</text:p>
          </table:table-cell>
          <table:covered-table-cell table:number-columns-repeated="2"/>
          <table:table-cell table:style-name="ce172"/>
          <table:table-cell office:value-type="percentage" office:value="0.76517999999999997" table:number-columns-spanned="2" table:number-rows-spanned="2" table:style-name="ce201">
            <text:p>76,518%</text:p>
          </table:table-cell>
          <table:covered-table-cell/>
          <table:table-cell table:number-columns-repeated="2" table:style-name="ce172"/>
          <table:table-cell table:style-name="ce173"/>
          <table:table-cell table:style-name="ce172"/>
          <table:table-cell office:value-type="percentage" office:value="0.23482" table:number-columns-spanned="2" table:number-rows-spanned="2" table:style-name="ce202">
            <text:p>23,482%</text:p>
          </table:table-cell>
          <table:covered-table-cell/>
          <table:table-cell table:style-name="ce174"/>
          <table:table-cell table:style-name="ce10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office:value-type="date" office:date-value="2022-12-31T00:00:00" table:style-name="ce175">
            <text:p>31.12.2022</text:p>
          </table:table-cell>
          <table:table-cell table:style-name="ce105"/>
          <table:covered-table-cell/>
          <table:covered-table-cell table:number-columns-repeated="2"/>
          <table:table-cell table:style-name="ce176"/>
          <table:covered-table-cell/>
          <table:covered-table-cell/>
          <table:table-cell table:number-columns-repeated="2" table:style-name="ce176"/>
          <table:table-cell table:style-name="ce177"/>
          <table:table-cell table:style-name="ce176"/>
          <table:covered-table-cell/>
          <table:covered-table-cell/>
          <table:table-cell table:style-name="ce174"/>
          <table:table-cell table:style-name="ce10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style-name="ce175"/>
          <table:table-cell table:style-name="ce105"/>
          <table:table-cell table:style-name="ce178"/>
          <table:table-cell table:style-name="ce179"/>
          <table:table-cell table:style-name="ce180"/>
          <table:table-cell table:style-name="ce176"/>
          <table:table-cell table:style-name="ce181"/>
          <table:table-cell table:number-columns-repeated="3" table:style-name="ce176"/>
          <table:table-cell table:style-name="ce177"/>
          <table:table-cell table:style-name="ce176"/>
          <table:table-cell table:style-name="ce181"/>
          <table:table-cell table:style-name="ce182"/>
          <table:table-cell table:style-name="ce174"/>
          <table:table-cell table:style-name="ce10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4" table:style-name="ce105"/>
          <table:table-cell office:value-type="string" table:style-name="ce183">
            <text:p>NET GELİR – TL</text:p>
          </table:table-cell>
          <table:table-cell table:style-name="ce102"/>
          <table:table-cell table:style-name="ce138"/>
          <table:table-cell table:style-name="ce102"/>
          <table:table-cell office:value-type="currency" office:value="25664.968523631149" table:formula="of:=[.I68]+[.I62]+[.I41]+[.I28]+[.I15]+[.I10]" table:style-name="ce184">
            <text:p>$25.665</text:p>
          </table:table-cell>
          <table:table-cell office:value-type="currency" office:value="371773.15440622333" table:formula="of:=[.J67]" table:style-name="ce170">
            <text:p>₺371.773,15</text:p>
          </table:table-cell>
          <table:table-cell table:style-name="ce185"/>
          <table:table-cell table:style-name="ce102"/>
          <table:table-cell table:style-name="ce138"/>
          <table:table-cell table:style-name="ce102"/>
          <table:table-cell office:value-type="currency" office:value="7438.1387996931026" table:formula="of:=[.O68]+[.O62]+[.O41]+[.O28]+[.O15]+[.O10]" table:style-name="ce184">
            <text:p>$7.438</text:p>
          </table:table-cell>
          <table:table-cell office:value-type="currency" office:value="109008.38506477639" table:formula="of:=[.P67]" table:style-name="ce170">
            <text:p>₺109.008,39</text:p>
          </table:table-cell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4" table:style-name="ce105"/>
          <table:table-cell table:style-name="ce183"/>
          <table:table-cell table:style-name="ce102"/>
          <table:table-cell table:style-name="ce138"/>
          <table:table-cell table:number-columns-repeated="3" table:style-name="ce102"/>
          <table:table-cell table:style-name="ce185"/>
          <table:table-cell table:style-name="ce102"/>
          <table:table-cell table:style-name="ce138"/>
          <table:table-cell table:style-name="ce102"/>
          <table:table-cell table:number-columns-repeated="2" table:style-name="ce1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2" table:style-name="ce105"/>
          <table:table-cell table:style-name="ce186"/>
          <table:table-cell table:style-name="ce166"/>
          <table:table-cell office:value-type="string" table:style-name="ce187">
            <text:p>MASRAF - USD</text:p>
          </table:table-cell>
          <table:table-cell table:style-name="ce188"/>
          <table:table-cell table:style-name="ce149"/>
          <table:table-cell office:value-type="currency" office:value="-112852.61441949828" table:formula="of:=[.H49]+[.H40]+[.H39]+[.H38]+[.H27]+[.H25]+[.H24]+[.H22]+[.H20]+[.H14]+[.H9]" table:style-name="ce189">
            <text:p>-₺112.852,61</text:p>
          </table:table-cell>
          <table:table-cell office:value-type="currency" office:value="-15364.770318075311" table:formula="of:=[.I49]+[.I40]+[.I39]+[.I38]+[.I27]+[.I25]+[.I24]+[.I22]+[.I20]+[.I14]+[.I9]" table:style-name="ce190">
            <text:p>-$15.365</text:p>
          </table:table-cell>
          <table:table-cell table:style-name="ce188"/>
          <table:table-cell table:style-name="ce191"/>
          <table:table-cell table:style-name="ce188"/>
          <table:table-cell table:style-name="ce149"/>
          <table:table-cell office:value-type="currency" office:value="-32468.529580501767" table:formula="of:=[.N49]+[.N40]+[.N39]+[.N38]+[.N27]+[.N25]+[.N24]+[.N22]+[.N20]+[.N14]+[.N9]" table:style-name="ce189">
            <text:p>-₺32.468,53</text:p>
          </table:table-cell>
          <table:table-cell office:value-type="currency" office:value="-4408.0954856335475" table:formula="of:=[.O49]+[.O40]+[.O39]+[.O38]+[.O27]+[.O25]+[.O24]+[.O22]+[.O20]+[.O14]+[.O9]" table:style-name="ce190">
            <text:p>-$4.408</text:p>
          </table:table-cell>
          <table:table-cell table:style-name="ce19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4" table:style-name="ce105"/>
          <table:table-cell table:style-name="ce193"/>
          <table:table-cell table:style-name="ce102"/>
          <table:table-cell table:style-name="ce138"/>
          <table:table-cell table:style-name="ce174"/>
          <table:table-cell table:style-name="ce102"/>
          <table:table-cell table:style-name="ce170"/>
          <table:table-cell table:style-name="ce185"/>
          <table:table-cell table:style-name="ce102"/>
          <table:table-cell table:style-name="ce138"/>
          <table:table-cell table:number-columns-repeated="2" table:style-name="ce174"/>
          <table:table-cell table:style-name="ce170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4" table:style-name="ce1"/>
          <table:table-cell table:style-name="ce9"/>
          <table:table-cell table:style-name="ce102"/>
          <table:table-cell table:style-name="ce138"/>
          <table:table-cell table:style-name="ce162"/>
          <table:table-cell table:number-columns-repeated="2" table:style-name="ce102"/>
          <table:table-cell table:style-name="ce185"/>
          <table:table-cell table:style-name="ce102"/>
          <table:table-cell table:style-name="ce138"/>
          <table:table-cell table:style-name="ce102"/>
          <table:table-cell table:style-name="ce174"/>
          <table:table-cell table:style-name="ce10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table:number-columns-repeated="5" table:style-name="ce1"/>
          <table:table-cell table:style-name="ce92"/>
          <table:table-cell table:style-name="ce194"/>
          <table:table-cell table:number-columns-repeated="3" table:style-name="ce92"/>
          <table:table-cell table:style-name="ce139"/>
          <table:table-cell table:style-name="ce92"/>
          <table:table-cell table:style-name="ce194"/>
          <table:table-cell table:style-name="ce92"/>
          <table:table-cell table:style-name="ce136"/>
          <table:table-cell table:style-name="ce9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office:value-type="string" table:style-name="ce195">
            <text:p>2018-2022</text:p>
          </table:table-cell>
          <table:table-cell table:number-columns-repeated="2" table:style-name="ce122"/>
          <table:table-cell table:style-name="ce196"/>
          <table:table-cell table:style-name="ce197"/>
          <table:table-cell table:style-name="ce92"/>
          <table:table-cell table:style-name="ce194"/>
          <table:table-cell table:number-columns-repeated="3" table:style-name="ce92"/>
          <table:table-cell table:style-name="ce139"/>
          <table:table-cell table:style-name="ce92"/>
          <table:table-cell table:style-name="ce194"/>
          <table:table-cell table:style-name="ce92"/>
          <table:table-cell table:style-name="ce136"/>
          <table:table-cell table:style-name="ce92"/>
          <table:table-cell table:style-name="ce158"/>
          <table:table-cell table:number-columns-repeated="1007" table:style-name="ce92"/>
          <table:table-cell table:number-columns-repeated="15360"/>
        </table:table-row>
        <table:table-row table:style-name="ro5">
          <table:table-cell office:value-type="string" table:style-name="ce108">
            <text:p>Gelecek</text:p>
          </table:table-cell>
          <table:table-cell office:value-type="currency" office:value="-52875.97312703311" table:formula="of:=[.B84]-[.B85]" table:number-columns-spanned="2" table:number-rows-spanned="1" table:style-name="ce214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15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92">
            <text:p>Gelen</text:p>
          </table:table-cell>
          <table:table-cell table:number-columns-spanned="2" table:number-rows-spanned="1" table:style-name="ce205"/>
          <table:covered-table-cell/>
          <table:table-cell office:value-type="currency" office:value="626102.71" table:number-columns-spanned="2" table:number-rows-spanned="1" table:style-name="ce204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92">
            <text:p>Kalan</text:p>
          </table:table-cell>
          <table:table-cell table:number-columns-spanned="2" table:number-rows-spanned="1" table:style-name="ce205"/>
          <table:covered-table-cell/>
          <table:table-cell office:value-type="currency" office:value="0" table:number-columns-spanned="2" table:number-rows-spanned="1" table:style-name="ce204">
            <text:p>₺0,0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92">
            <text:p>Masraf</text:p>
          </table:table-cell>
          <table:table-cell office:value-type="currency" office:value="-19772.865803708857" table:formula="of:=[.O76]+[.I76]" table:number-columns-spanned="2" table:number-rows-spanned="1" table:style-name="ce203">
            <text:p>-$19.772,87</text:p>
          </table:table-cell>
          <table:covered-table-cell/>
          <table:table-cell office:value-type="currency" office:value="-145321.14399999991" table:formula="of:=([.D82]-[.D85])*-1" table:number-columns-spanned="2" table:number-rows-spanned="1" table:style-name="ce204">
            <text:p>-₺145.321,14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2">
            <text:p>NET</text:p>
          </table:table-cell>
          <table:table-cell office:value-type="currency" office:value="33103.10732332425" table:formula="of:=[.I74]+[.O74]" table:number-columns-spanned="2" table:number-rows-spanned="1" table:style-name="ce203">
            <text:p>$33.103,11</text:p>
          </table:table-cell>
          <table:covered-table-cell/>
          <table:table-cell office:value-type="currency" office:value="480781.56600000005" table:formula="of:=[.E69]" table:number-columns-spanned="2" table:number-rows-spanned="1" table:style-name="ce204">
            <text:p>₺480.781,57</text:p>
          </table:table-cell>
          <table:covered-table-cell/>
          <table:table-cell table:number-columns-repeated="16379"/>
        </table:table-row>
        <table:table-row table:number-rows-repeated="1048350" table:style-name="ro5">
          <table:table-cell table:number-columns-repeated="16384"/>
        </table:table-row>
        <table:table-row table:number-rows-repeated="141" table:style-name="ro6">
          <table:table-cell table:number-columns-repeated="16384"/>
        </table:table-row>
      </table:table>
      <table:table table:name="02-14-BKY" table:style-name="ta1">
        <table:table-column table:style-name="co44" table:default-cell-style-name="ce1"/>
        <table:table-column table:style-name="co9" table:default-cell-style-name="ce1"/>
        <table:table-column table:style-name="co1" table:default-cell-style-name="ce5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" table:number-columns-repeated="2" table:default-cell-style-name="ce1"/>
        <table:table-column table:style-name="co51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06"/>
          <table:table-cell table:style-name="ce207"/>
          <table:table-cell table:style-name="ce137"/>
          <table:table-cell table:number-columns-repeated="2" table:style-name="ce208"/>
          <table:table-cell table:style-name="ce209"/>
          <table:table-cell table:style-name="ce207"/>
          <table:table-cell table:number-columns-repeated="2" table:style-name="ce208"/>
          <table:table-cell table:style-name="ce209"/>
          <table:table-cell table:style-name="ce207"/>
          <table:table-cell table:number-columns-repeated="16373"/>
        </table:table-row>
        <table:table-row table:style-name="ro1">
          <table:table-cell table:style-name="ce206"/>
          <table:table-cell table:style-name="ce1"/>
          <table:table-cell table:style-name="ce5"/>
          <table:table-cell table:number-columns-repeated="3" table:style-name="ce1"/>
          <table:table-cell table:style-name="ce207"/>
          <table:table-cell table:number-columns-repeated="2" table:style-name="ce208"/>
          <table:table-cell table:style-name="ce209"/>
          <table:table-cell table:style-name="ce207"/>
          <table:table-cell table:number-columns-repeated="16373"/>
        </table:table-row>
        <table:table-row table:style-name="ro1">
          <table:table-cell table:style-name="ce206"/>
          <table:table-cell table:style-name="ce207"/>
          <table:table-cell table:style-name="ce5"/>
          <table:table-cell table:number-columns-repeated="2" table:style-name="ce208"/>
          <table:table-cell table:style-name="ce209"/>
          <table:table-cell table:style-name="ce207"/>
          <table:table-cell table:number-columns-repeated="2" table:style-name="ce208"/>
          <table:table-cell table:style-name="ce209"/>
          <table:table-cell table:style-name="ce207"/>
          <table:table-cell table:number-columns-repeated="16373"/>
        </table:table-row>
        <table:table-row table:style-name="ro1">
          <table:table-cell table:style-name="ce1"/>
          <table:table-cell table:style-name="ce32"/>
          <table:table-cell office:value-type="string" table:style-name="ce210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10851.3" table:formula="of:=['02-12-GDR'.F134]" table:style-name="ce211">
            <text:p>-₺10.851,3</text:p>
          </table:table-cell>
          <table:table-cell office:value-type="currency" office:value="350991.41" table:formula="of:=[.C9]+[.D9]" table:style-name="ce5">
            <text:p>₺350.991,41</text:p>
          </table:table-cell>
          <table:table-cell office:value-type="currency" office:value="480781.56599999999" table:formula="of:=[.F8]+[.C9]+[.D9]" table:style-name="ce5">
            <text:p>₺480.781,5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32"/>
          <table:table-cell table:style-name="ce5"/>
          <table:table-cell table:style-name="ce1"/>
          <table:table-cell table:number-columns-repeated="2" table:style-name="ce32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5321.14399999997" table:formula="of:=SUM([.D5:.D10])" table:style-name="ce5">
            <text:p>-₺145.321,14</text:p>
          </table:table-cell>
          <table:table-cell office:value-type="currency" office:value="480781.56599999999" table:formula="of:=SUM([.E5:.E10])" table:style-name="ce5">
            <text:p>₺480.781,57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12"/>
          <table:table-cell table:number-columns-repeated="3" table:style-name="ce213"/>
          <table:table-cell table:number-columns-repeated="16378" table:style-name="ce1"/>
        </table:table-row>
        <table:table-row table:style-name="ro1">
          <table:table-cell table:style-name="ce1"/>
          <table:table-cell table:style-name="ce12"/>
          <table:table-cell table:style-name="ce5"/>
          <table:table-cell table:number-columns-repeated="3" table:style-name="ce65"/>
          <table:table-cell table:number-columns-repeated="16378" table:style-name="ce1"/>
        </table:table-row>
        <table:table-row table:style-name="ro1">
          <table:table-cell table:style-name="ce1"/>
          <table:table-cell table:style-name="ce32"/>
          <table:table-cell table:style-name="ce5"/>
          <table:table-cell table:number-columns-repeated="3" table:style-name="ce32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percentage-style style:name="N38">
      <number:text>%</number:text>
      <number:number number:decimal-places="2" number:min-decimal-places="2" number:min-integer-digits="1"/>
    </number:percentage-style>
    <number:date-style style:name="N39">
      <number:day/>
      <number:text>.</number:text>
      <number:month/>
      <number:text>.</number:text>
      <number:year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date-style style:name="N42">
      <number:month number:textual="true"/>
      <number:text>.</number:text>
      <number:year/>
    </number:date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number-style style:name="N44">
      <number:number number:decimal-places="2" number:min-decimal-places="2" number:min-integer-digits="1">
        <number:embedded-text number:position="3"> </number:embedded-text>
      </number:number>
    </number:number-style>
    <number:number-style style:name="N45" number:language="tr" number:country="TR">
      <number:number number:min-integer-digits="1"/>
    </number:number-style>
    <number:currency-style style:name="N46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6P0"/>
    </number:currency-style>
    <number:percentage-style style:name="N47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10928_12_2_05.11.201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10928_12_3_05.11.201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UK94YEN_32_2" style:display-name="Normal_TUK94YEN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5-31T14:12:48Z</dc:date>
    <meta:print-date>2022-12-31T16:10:14Z</meta:print-date>
    <meta:editing-cycles>294</meta:editing-cycles>
    <meta:editing-duration>PT342944S</meta:editing-duration>
  </office:meta>
</office:document-meta>
</file>